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b.receiver_i.network" table:style-name="ta1">
        <table:shapes>
          <draw:frame draw:z-index="0" draw:style-name="gr1" draw:text-style-name="P1" svg:width="453.51pt" svg:height="255.09pt" svg:x="339.14pt" svg:y="2.83pt">
            <draw:object draw:notify-on-update-of-ranges="'sub.receiver_i.network'.D2:'sub.receiver_i.network'.D913 'sub.receiver_i.network'.E2:'sub.receiver_i.network'.E9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664039.41276" calcext:value-type="float">
            <text:p>1438664039.41276</text:p>
          </table:table-cell>
          <table:table-cell office:value-type="float" office:value="65632" calcext:value-type="float">
            <text:p>6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664040.0281" calcext:value-type="float">
            <text:p>1438664040.0281</text:p>
          </table:table-cell>
          <table:table-cell office:value-type="float" office:value="65632" calcext:value-type="float">
            <text:p>65632</text:p>
          </table:table-cell>
          <table:table-cell table:formula="of:=[.B3]-[.B$2]" office:value-type="float" office:value="0.615334272384644" calcext:value-type="float">
            <text:p>0.6153342724</text:p>
          </table:table-cell>
          <table:table-cell table:formula="of:=[.C3]/([.D3]-[.D2])" office:value-type="float" office:value="106660.725633975" calcext:value-type="float">
            <text:p>106660.7256339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8664040.05637" calcext:value-type="float">
            <text:p>1438664040.05637</text:p>
          </table:table-cell>
          <table:table-cell office:value-type="float" office:value="65632" calcext:value-type="float">
            <text:p>65632</text:p>
          </table:table-cell>
          <table:table-cell table:formula="of:=[.B4]-[.B$2]" office:value-type="float" office:value="0.643602132797241" calcext:value-type="float">
            <text:p>0.6436021328</text:p>
          </table:table-cell>
          <table:table-cell table:formula="of:=[.C4]/([.D4]-[.D3])" office:value-type="float" office:value="2321788.73965116" calcext:value-type="float">
            <text:p>2321788.73965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38664040.08468" calcext:value-type="float">
            <text:p>1438664040.08468</text:p>
          </table:table-cell>
          <table:table-cell office:value-type="float" office:value="65632" calcext:value-type="float">
            <text:p>65632</text:p>
          </table:table-cell>
          <table:table-cell table:formula="of:=[.B5]-[.B$2]" office:value-type="float" office:value="0.671917200088501" calcext:value-type="float">
            <text:p>0.6719172001</text:p>
          </table:table-cell>
          <table:table-cell table:formula="of:=[.C5]/([.D5]-[.D4])" office:value-type="float" office:value="2317917.85358953" calcext:value-type="float">
            <text:p>2317917.85358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38664040.11302" calcext:value-type="float">
            <text:p>1438664040.11302</text:p>
          </table:table-cell>
          <table:table-cell office:value-type="float" office:value="65632" calcext:value-type="float">
            <text:p>65632</text:p>
          </table:table-cell>
          <table:table-cell table:formula="of:=[.B6]-[.B$2]" office:value-type="float" office:value="0.700258731842041" calcext:value-type="float">
            <text:p>0.7002587318</text:p>
          </table:table-cell>
          <table:table-cell table:formula="of:=[.C6]/([.D6]-[.D5])" office:value-type="float" office:value="2315753.45223894" calcext:value-type="float">
            <text:p>2315753.45223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38664040.14139" calcext:value-type="float">
            <text:p>1438664040.14139</text:p>
          </table:table-cell>
          <table:table-cell office:value-type="float" office:value="65632" calcext:value-type="float">
            <text:p>65632</text:p>
          </table:table-cell>
          <table:table-cell table:formula="of:=[.B7]-[.B$2]" office:value-type="float" office:value="0.728628873825073" calcext:value-type="float">
            <text:p>0.7286288738</text:p>
          </table:table-cell>
          <table:table-cell table:formula="of:=[.C7]/([.D7]-[.D6])" office:value-type="float" office:value="2313418.10130008" calcext:value-type="float">
            <text:p>2313418.10130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8664040.16973" calcext:value-type="float">
            <text:p>1438664040.16973</text:p>
          </table:table-cell>
          <table:table-cell office:value-type="float" office:value="65632" calcext:value-type="float">
            <text:p>65632</text:p>
          </table:table-cell>
          <table:table-cell table:formula="of:=[.B8]-[.B$2]" office:value-type="float" office:value="0.756964921951294" calcext:value-type="float">
            <text:p>0.756964922</text:p>
          </table:table-cell>
          <table:table-cell table:formula="of:=[.C8]/([.D8]-[.D7])" office:value-type="float" office:value="2316201.59973075" calcext:value-type="float">
            <text:p>2316201.599730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38664040.19804" calcext:value-type="float">
            <text:p>1438664040.19804</text:p>
          </table:table-cell>
          <table:table-cell office:value-type="float" office:value="65632" calcext:value-type="float">
            <text:p>65632</text:p>
          </table:table-cell>
          <table:table-cell table:formula="of:=[.B9]-[.B$2]" office:value-type="float" office:value="0.785272836685181" calcext:value-type="float">
            <text:p>0.7852728367</text:p>
          </table:table-cell>
          <table:table-cell table:formula="of:=[.C9]/([.D9]-[.D8])" office:value-type="float" office:value="2318503.5216117" calcext:value-type="float">
            <text:p>2318503.5216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8664040.22639" calcext:value-type="float">
            <text:p>1438664040.22639</text:p>
          </table:table-cell>
          <table:table-cell office:value-type="float" office:value="65632" calcext:value-type="float">
            <text:p>65632</text:p>
          </table:table-cell>
          <table:table-cell table:formula="of:=[.B10]-[.B$2]" office:value-type="float" office:value="0.813629150390625" calcext:value-type="float">
            <text:p>0.8136291504</text:p>
          </table:table-cell>
          <table:table-cell table:formula="of:=[.C10]/([.D10]-[.D9])" office:value-type="float" office:value="2314546.26584269" calcext:value-type="float">
            <text:p>2314546.26584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8664040.25472" calcext:value-type="float">
            <text:p>1438664040.25472</text:p>
          </table:table-cell>
          <table:table-cell office:value-type="float" office:value="65632" calcext:value-type="float">
            <text:p>65632</text:p>
          </table:table-cell>
          <table:table-cell table:formula="of:=[.B11]-[.B$2]" office:value-type="float" office:value="0.841955661773682" calcext:value-type="float">
            <text:p>0.8419556618</text:p>
          </table:table-cell>
          <table:table-cell table:formula="of:=[.C11]/([.D11]-[.D10])" office:value-type="float" office:value="2316981.3999495" calcext:value-type="float">
            <text:p>2316981.39994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8664040.28302" calcext:value-type="float">
            <text:p>1438664040.28302</text:p>
          </table:table-cell>
          <table:table-cell office:value-type="float" office:value="65632" calcext:value-type="float">
            <text:p>65632</text:p>
          </table:table-cell>
          <table:table-cell table:formula="of:=[.B12]-[.B$2]" office:value-type="float" office:value="0.870255708694458" calcext:value-type="float">
            <text:p>0.8702557087</text:p>
          </table:table-cell>
          <table:table-cell table:formula="of:=[.C12]/([.D12]-[.D11])" office:value-type="float" office:value="2319148.09836646" calcext:value-type="float">
            <text:p>2319148.098366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8664040.31143" calcext:value-type="float">
            <text:p>1438664040.31143</text:p>
          </table:table-cell>
          <table:table-cell office:value-type="float" office:value="65632" calcext:value-type="float">
            <text:p>65632</text:p>
          </table:table-cell>
          <table:table-cell table:formula="of:=[.B13]-[.B$2]" office:value-type="float" office:value="0.898670196533203" calcext:value-type="float">
            <text:p>0.8986701965</text:p>
          </table:table-cell>
          <table:table-cell table:formula="of:=[.C13]/([.D13]-[.D12])" office:value-type="float" office:value="2309807.60140629" calcext:value-type="float">
            <text:p>2309807.601406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8664040.33977" calcext:value-type="float">
            <text:p>1438664040.33977</text:p>
          </table:table-cell>
          <table:table-cell office:value-type="float" office:value="65632" calcext:value-type="float">
            <text:p>65632</text:p>
          </table:table-cell>
          <table:table-cell table:formula="of:=[.B14]-[.B$2]" office:value-type="float" office:value="0.927003145217896" calcext:value-type="float">
            <text:p>0.9270031452</text:p>
          </table:table-cell>
          <table:table-cell table:formula="of:=[.C14]/([.D14]-[.D13])" office:value-type="float" office:value="2316454.9772209" calcext:value-type="float">
            <text:p>2316454.9772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38664040.36805" calcext:value-type="float">
            <text:p>1438664040.36805</text:p>
          </table:table-cell>
          <table:table-cell office:value-type="float" office:value="65632" calcext:value-type="float">
            <text:p>65632</text:p>
          </table:table-cell>
          <table:table-cell table:formula="of:=[.B15]-[.B$2]" office:value-type="float" office:value="0.955289125442505" calcext:value-type="float">
            <text:p>0.9552891254</text:p>
          </table:table-cell>
          <table:table-cell table:formula="of:=[.C15]/([.D15]-[.D14])" office:value-type="float" office:value="2320301.41712744" calcext:value-type="float">
            <text:p>2320301.417127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8664040.39636" calcext:value-type="float">
            <text:p>1438664040.39636</text:p>
          </table:table-cell>
          <table:table-cell office:value-type="float" office:value="65632" calcext:value-type="float">
            <text:p>65632</text:p>
          </table:table-cell>
          <table:table-cell table:formula="of:=[.B16]-[.B$2]" office:value-type="float" office:value="0.983597040176392" calcext:value-type="float">
            <text:p>0.9835970402</text:p>
          </table:table-cell>
          <table:table-cell table:formula="of:=[.C16]/([.D16]-[.D15])" office:value-type="float" office:value="2318503.5216117" calcext:value-type="float">
            <text:p>2318503.52161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38664040.42465" calcext:value-type="float">
            <text:p>1438664040.42465</text:p>
          </table:table-cell>
          <table:table-cell office:value-type="float" office:value="65632" calcext:value-type="float">
            <text:p>65632</text:p>
          </table:table-cell>
          <table:table-cell table:formula="of:=[.B17]-[.B$2]" office:value-type="float" office:value="1.01188683509827" calcext:value-type="float">
            <text:p>1.0118868351</text:p>
          </table:table-cell>
          <table:table-cell table:formula="of:=[.C17]/([.D17]-[.D16])" office:value-type="float" office:value="2319988.53937433" calcext:value-type="float">
            <text:p>2319988.53937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8664040.45287" calcext:value-type="float">
            <text:p>1438664040.45287</text:p>
          </table:table-cell>
          <table:table-cell office:value-type="float" office:value="65632" calcext:value-type="float">
            <text:p>65632</text:p>
          </table:table-cell>
          <table:table-cell table:formula="of:=[.B18]-[.B$2]" office:value-type="float" office:value="1.04010605812073" calcext:value-type="float">
            <text:p>1.0401060581</text:p>
          </table:table-cell>
          <table:table-cell table:formula="of:=[.C18]/([.D18]-[.D17])" office:value-type="float" office:value="2325790.47083474" calcext:value-type="float">
            <text:p>2325790.470834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8664040.48117" calcext:value-type="float">
            <text:p>1438664040.48117</text:p>
          </table:table-cell>
          <table:table-cell office:value-type="float" office:value="65632" calcext:value-type="float">
            <text:p>65632</text:p>
          </table:table-cell>
          <table:table-cell table:formula="of:=[.B19]-[.B$2]" office:value-type="float" office:value="1.06840038299561" calcext:value-type="float">
            <text:p>1.068400383</text:p>
          </table:table-cell>
          <table:table-cell table:formula="of:=[.C19]/([.D19]-[.D18])" office:value-type="float" office:value="2319617.10661892" calcext:value-type="float">
            <text:p>2319617.106618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8664040.50946" calcext:value-type="float">
            <text:p>1438664040.50946</text:p>
          </table:table-cell>
          <table:table-cell office:value-type="float" office:value="65632" calcext:value-type="float">
            <text:p>65632</text:p>
          </table:table-cell>
          <table:table-cell table:formula="of:=[.B20]-[.B$2]" office:value-type="float" office:value="1.0966956615448" calcext:value-type="float">
            <text:p>1.0966956615</text:p>
          </table:table-cell>
          <table:table-cell table:formula="of:=[.C20]/([.D20]-[.D19])" office:value-type="float" office:value="2319538.92540382" calcext:value-type="float">
            <text:p>2319538.925403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8664040.53784" calcext:value-type="float">
            <text:p>1438664040.53784</text:p>
          </table:table-cell>
          <table:table-cell office:value-type="float" office:value="65632" calcext:value-type="float">
            <text:p>65632</text:p>
          </table:table-cell>
          <table:table-cell table:formula="of:=[.B21]-[.B$2]" office:value-type="float" office:value="1.12507700920105" calcext:value-type="float">
            <text:p>1.1250770092</text:p>
          </table:table-cell>
          <table:table-cell table:formula="of:=[.C21]/([.D21]-[.D20])" office:value-type="float" office:value="2312504.70537634" calcext:value-type="float">
            <text:p>2312504.705376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38664040.56621" calcext:value-type="float">
            <text:p>1438664040.56621</text:p>
          </table:table-cell>
          <table:table-cell office:value-type="float" office:value="65632" calcext:value-type="float">
            <text:p>65632</text:p>
          </table:table-cell>
          <table:table-cell table:formula="of:=[.B22]-[.B$2]" office:value-type="float" office:value="1.15344381332397" calcext:value-type="float">
            <text:p>1.1534438133</text:p>
          </table:table-cell>
          <table:table-cell table:formula="of:=[.C22]/([.D22]-[.D21])" office:value-type="float" office:value="2313690.31617344" calcext:value-type="float">
            <text:p>2313690.316173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8664040.59451" calcext:value-type="float">
            <text:p>1438664040.59451</text:p>
          </table:table-cell>
          <table:table-cell office:value-type="float" office:value="65632" calcext:value-type="float">
            <text:p>65632</text:p>
          </table:table-cell>
          <table:table-cell table:formula="of:=[.B23]-[.B$2]" office:value-type="float" office:value="1.18174457550049" calcext:value-type="float">
            <text:p>1.1817445755</text:p>
          </table:table-cell>
          <table:table-cell table:formula="of:=[.C23]/([.D23]-[.D22])" office:value-type="float" office:value="2319089.48567" calcext:value-type="float">
            <text:p>2319089.485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8664040.62287" calcext:value-type="float">
            <text:p>1438664040.62287</text:p>
          </table:table-cell>
          <table:table-cell office:value-type="float" office:value="65632" calcext:value-type="float">
            <text:p>65632</text:p>
          </table:table-cell>
          <table:table-cell table:formula="of:=[.B24]-[.B$2]" office:value-type="float" office:value="1.21010422706604" calcext:value-type="float">
            <text:p>1.2101042271</text:p>
          </table:table-cell>
          <table:table-cell table:formula="of:=[.C24]/([.D24]-[.D23])" office:value-type="float" office:value="2314273.84953215" calcext:value-type="float">
            <text:p>2314273.849532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38664040.65119" calcext:value-type="float">
            <text:p>1438664040.65119</text:p>
          </table:table-cell>
          <table:table-cell office:value-type="float" office:value="65632" calcext:value-type="float">
            <text:p>65632</text:p>
          </table:table-cell>
          <table:table-cell table:formula="of:=[.B25]-[.B$2]" office:value-type="float" office:value="1.23842716217041" calcext:value-type="float">
            <text:p>1.2384271622</text:p>
          </table:table-cell>
          <table:table-cell table:formula="of:=[.C25]/([.D25]-[.D24])" office:value-type="float" office:value="2317273.96041921" calcext:value-type="float">
            <text:p>2317273.96041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8664040.67943" calcext:value-type="float">
            <text:p>1438664040.67943</text:p>
          </table:table-cell>
          <table:table-cell office:value-type="float" office:value="65632" calcext:value-type="float">
            <text:p>65632</text:p>
          </table:table-cell>
          <table:table-cell table:formula="of:=[.B26]-[.B$2]" office:value-type="float" office:value="1.26666283607483" calcext:value-type="float">
            <text:p>1.2666628361</text:p>
          </table:table-cell>
          <table:table-cell table:formula="of:=[.C26]/([.D26]-[.D25])" office:value-type="float" office:value="2324435.40119396" calcext:value-type="float">
            <text:p>2324435.401193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38664040.70771" calcext:value-type="float">
            <text:p>1438664040.70771</text:p>
          </table:table-cell>
          <table:table-cell office:value-type="float" office:value="65632" calcext:value-type="float">
            <text:p>65632</text:p>
          </table:table-cell>
          <table:table-cell table:formula="of:=[.B27]-[.B$2]" office:value-type="float" office:value="1.29494762420654" calcext:value-type="float">
            <text:p>1.2949476242</text:p>
          </table:table-cell>
          <table:table-cell table:formula="of:=[.C27]/([.D27]-[.D26])" office:value-type="float" office:value="2320399.20873267" calcext:value-type="float">
            <text:p>2320399.208732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8664040.73731" calcext:value-type="float">
            <text:p>1438664040.73731</text:p>
          </table:table-cell>
          <table:table-cell office:value-type="float" office:value="65632" calcext:value-type="float">
            <text:p>65632</text:p>
          </table:table-cell>
          <table:table-cell table:formula="of:=[.B28]-[.B$2]" office:value-type="float" office:value="1.32454204559326" calcext:value-type="float">
            <text:p>1.3245420456</text:p>
          </table:table-cell>
          <table:table-cell table:formula="of:=[.C28]/([.D28]-[.D27])" office:value-type="float" office:value="2217715.26269657" calcext:value-type="float">
            <text:p>2217715.262696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38664040.76562" calcext:value-type="float">
            <text:p>1438664040.76562</text:p>
          </table:table-cell>
          <table:table-cell office:value-type="float" office:value="65632" calcext:value-type="float">
            <text:p>65632</text:p>
          </table:table-cell>
          <table:table-cell table:formula="of:=[.B29]-[.B$2]" office:value-type="float" office:value="1.35285782814026" calcext:value-type="float">
            <text:p>1.3528578281</text:p>
          </table:table-cell>
          <table:table-cell table:formula="of:=[.C29]/([.D29]-[.D28])" office:value-type="float" office:value="2317859.30306067" calcext:value-type="float">
            <text:p>2317859.303060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38664040.79401" calcext:value-type="float">
            <text:p>1438664040.79401</text:p>
          </table:table-cell>
          <table:table-cell office:value-type="float" office:value="65632" calcext:value-type="float">
            <text:p>65632</text:p>
          </table:table-cell>
          <table:table-cell table:formula="of:=[.B30]-[.B$2]" office:value-type="float" office:value="1.38124513626099" calcext:value-type="float">
            <text:p>1.3812451363</text:p>
          </table:table-cell>
          <table:table-cell table:formula="of:=[.C30]/([.D30]-[.D29])" office:value-type="float" office:value="2312019.15027926" calcext:value-type="float">
            <text:p>2312019.150279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38664040.8223" calcext:value-type="float">
            <text:p>1438664040.8223</text:p>
          </table:table-cell>
          <table:table-cell office:value-type="float" office:value="65632" calcext:value-type="float">
            <text:p>65632</text:p>
          </table:table-cell>
          <table:table-cell table:formula="of:=[.B31]-[.B$2]" office:value-type="float" office:value="1.40953636169434" calcext:value-type="float">
            <text:p>1.4095363617</text:p>
          </table:table-cell>
          <table:table-cell table:formula="of:=[.C31]/([.D31]-[.D30])" office:value-type="float" office:value="2319871.2319698" calcext:value-type="float">
            <text:p>2319871.23196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38664040.85063" calcext:value-type="float">
            <text:p>1438664040.85063</text:p>
          </table:table-cell>
          <table:table-cell office:value-type="float" office:value="65632" calcext:value-type="float">
            <text:p>65632</text:p>
          </table:table-cell>
          <table:table-cell table:formula="of:=[.B32]-[.B$2]" office:value-type="float" office:value="1.43786215782166" calcext:value-type="float">
            <text:p>1.4378621578</text:p>
          </table:table-cell>
          <table:table-cell table:formula="of:=[.C32]/([.D32]-[.D31])" office:value-type="float" office:value="2317039.90613348" calcext:value-type="float">
            <text:p>2317039.906133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8664040.87896" calcext:value-type="float">
            <text:p>1438664040.87896</text:p>
          </table:table-cell>
          <table:table-cell office:value-type="float" office:value="65632" calcext:value-type="float">
            <text:p>65632</text:p>
          </table:table-cell>
          <table:table-cell table:formula="of:=[.B33]-[.B$2]" office:value-type="float" office:value="1.46619439125061" calcext:value-type="float">
            <text:p>1.4661943913</text:p>
          </table:table-cell>
          <table:table-cell table:formula="of:=[.C33]/([.D33]-[.D32])" office:value-type="float" office:value="2316513.45682212" calcext:value-type="float">
            <text:p>2316513.456822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38664040.90726" calcext:value-type="float">
            <text:p>1438664040.90726</text:p>
          </table:table-cell>
          <table:table-cell office:value-type="float" office:value="65632" calcext:value-type="float">
            <text:p>65632</text:p>
          </table:table-cell>
          <table:table-cell table:formula="of:=[.B34]-[.B$2]" office:value-type="float" office:value="1.49449181556702" calcext:value-type="float">
            <text:p>1.4944918156</text:p>
          </table:table-cell>
          <table:table-cell table:formula="of:=[.C34]/([.D34]-[.D33])" office:value-type="float" office:value="2319363.03693718" calcext:value-type="float">
            <text:p>2319363.036937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8664040.9356" calcext:value-type="float">
            <text:p>1438664040.9356</text:p>
          </table:table-cell>
          <table:table-cell office:value-type="float" office:value="65632" calcext:value-type="float">
            <text:p>65632</text:p>
          </table:table-cell>
          <table:table-cell table:formula="of:=[.B35]-[.B$2]" office:value-type="float" office:value="1.52283477783203" calcext:value-type="float">
            <text:p>1.5228347778</text:p>
          </table:table-cell>
          <table:table-cell table:formula="of:=[.C35]/([.D35]-[.D34])" office:value-type="float" office:value="2315636.5727168" calcext:value-type="float">
            <text:p>2315636.57271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8664040.96395" calcext:value-type="float">
            <text:p>1438664040.96395</text:p>
          </table:table-cell>
          <table:table-cell office:value-type="float" office:value="65632" calcext:value-type="float">
            <text:p>65632</text:p>
          </table:table-cell>
          <table:table-cell table:formula="of:=[.B36]-[.B$2]" office:value-type="float" office:value="1.55118131637573" calcext:value-type="float">
            <text:p>1.5511813164</text:p>
          </table:table-cell>
          <table:table-cell table:formula="of:=[.C36]/([.D36]-[.D35])" office:value-type="float" office:value="2315344.42552189" calcext:value-type="float">
            <text:p>2315344.425521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38664040.99225" calcext:value-type="float">
            <text:p>1438664040.99225</text:p>
          </table:table-cell>
          <table:table-cell office:value-type="float" office:value="65632" calcext:value-type="float">
            <text:p>65632</text:p>
          </table:table-cell>
          <table:table-cell table:formula="of:=[.B37]-[.B$2]" office:value-type="float" office:value="1.57948422431946" calcext:value-type="float">
            <text:p>1.5794842243</text:p>
          </table:table-cell>
          <table:table-cell table:formula="of:=[.C37]/([.D37]-[.D36])" office:value-type="float" office:value="2318913.66535536" calcext:value-type="float">
            <text:p>2318913.665355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8664041.01957" calcext:value-type="float">
            <text:p>1438664041.01957</text:p>
          </table:table-cell>
          <table:table-cell office:value-type="float" office:value="65632" calcext:value-type="float">
            <text:p>65632</text:p>
          </table:table-cell>
          <table:table-cell table:formula="of:=[.B38]-[.B$2]" office:value-type="float" office:value="1.60680627822876" calcext:value-type="float">
            <text:p>1.6068062782</text:p>
          </table:table-cell>
          <table:table-cell table:formula="of:=[.C38]/([.D38]-[.D37])" office:value-type="float" office:value="2402162.01233889" calcext:value-type="float">
            <text:p>2402162.012338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38664041.04694" calcext:value-type="float">
            <text:p>1438664041.04694</text:p>
          </table:table-cell>
          <table:table-cell office:value-type="float" office:value="65632" calcext:value-type="float">
            <text:p>65632</text:p>
          </table:table-cell>
          <table:table-cell table:formula="of:=[.B39]-[.B$2]" office:value-type="float" office:value="1.63417291641235" calcext:value-type="float">
            <text:p>1.6341729164</text:p>
          </table:table-cell>
          <table:table-cell table:formula="of:=[.C39]/([.D39]-[.D38])" office:value-type="float" office:value="2398248.53749651" calcext:value-type="float">
            <text:p>2398248.537496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38664041.07423" calcext:value-type="float">
            <text:p>1438664041.07423</text:p>
          </table:table-cell>
          <table:table-cell office:value-type="float" office:value="65632" calcext:value-type="float">
            <text:p>65632</text:p>
          </table:table-cell>
          <table:table-cell table:formula="of:=[.B40]-[.B$2]" office:value-type="float" office:value="1.66146969795227" calcext:value-type="float">
            <text:p>1.661469698</text:p>
          </table:table-cell>
          <table:table-cell table:formula="of:=[.C40]/([.D40]-[.D39])" office:value-type="float" office:value="2404386.02272668" calcext:value-type="float">
            <text:p>2404386.022726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8664041.10157" calcext:value-type="float">
            <text:p>1438664041.10157</text:p>
          </table:table-cell>
          <table:table-cell office:value-type="float" office:value="65632" calcext:value-type="float">
            <text:p>65632</text:p>
          </table:table-cell>
          <table:table-cell table:formula="of:=[.B41]-[.B$2]" office:value-type="float" office:value="1.68880796432495" calcext:value-type="float">
            <text:p>1.6888079643</text:p>
          </table:table-cell>
          <table:table-cell table:formula="of:=[.C41]/([.D41]-[.D40])" office:value-type="float" office:value="2400737.45369555" calcext:value-type="float">
            <text:p>2400737.453695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38664041.12892" calcext:value-type="float">
            <text:p>1438664041.12892</text:p>
          </table:table-cell>
          <table:table-cell office:value-type="float" office:value="65632" calcext:value-type="float">
            <text:p>65632</text:p>
          </table:table-cell>
          <table:table-cell table:formula="of:=[.B42]-[.B$2]" office:value-type="float" office:value="1.71615815162659" calcext:value-type="float">
            <text:p>1.7161581516</text:p>
          </table:table-cell>
          <table:table-cell table:formula="of:=[.C42]/([.D42]-[.D41])" office:value-type="float" office:value="2399691.06156998" calcext:value-type="float">
            <text:p>2399691.061569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8664041.15627" calcext:value-type="float">
            <text:p>1438664041.15627</text:p>
          </table:table-cell>
          <table:table-cell office:value-type="float" office:value="65632" calcext:value-type="float">
            <text:p>65632</text:p>
          </table:table-cell>
          <table:table-cell table:formula="of:=[.B43]-[.B$2]" office:value-type="float" office:value="1.74350690841675" calcext:value-type="float">
            <text:p>1.7435069084</text:p>
          </table:table-cell>
          <table:table-cell table:formula="of:=[.C43]/([.D43]-[.D42])" office:value-type="float" office:value="2399816.58046012" calcext:value-type="float">
            <text:p>2399816.580460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38664041.18361" calcext:value-type="float">
            <text:p>1438664041.18361</text:p>
          </table:table-cell>
          <table:table-cell office:value-type="float" office:value="65632" calcext:value-type="float">
            <text:p>65632</text:p>
          </table:table-cell>
          <table:table-cell table:formula="of:=[.B44]-[.B$2]" office:value-type="float" office:value="1.77084064483643" calcext:value-type="float">
            <text:p>1.7708406448</text:p>
          </table:table-cell>
          <table:table-cell table:formula="of:=[.C44]/([.D44]-[.D43])" office:value-type="float" office:value="2401135.32201734" calcext:value-type="float">
            <text:p>2401135.322017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8664041.2102" calcext:value-type="float">
            <text:p>1438664041.2102</text:p>
          </table:table-cell>
          <table:table-cell office:value-type="float" office:value="65632" calcext:value-type="float">
            <text:p>65632</text:p>
          </table:table-cell>
          <table:table-cell table:formula="of:=[.B45]-[.B$2]" office:value-type="float" office:value="1.79743909835815" calcext:value-type="float">
            <text:p>1.7974390984</text:p>
          </table:table-cell>
          <table:table-cell table:formula="of:=[.C45]/([.D45]-[.D44])" office:value-type="float" office:value="2467511.87795127" calcext:value-type="float">
            <text:p>2467511.877951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38664041.23747" calcext:value-type="float">
            <text:p>1438664041.23747</text:p>
          </table:table-cell>
          <table:table-cell office:value-type="float" office:value="65632" calcext:value-type="float">
            <text:p>65632</text:p>
          </table:table-cell>
          <table:table-cell table:formula="of:=[.B46]-[.B$2]" office:value-type="float" office:value="1.82470703125" calcext:value-type="float">
            <text:p>1.8247070313</text:p>
          </table:table-cell>
          <table:table-cell table:formula="of:=[.C46]/([.D46]-[.D45])" office:value-type="float" office:value="2406929.79039958" calcext:value-type="float">
            <text:p>2406929.790399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8664041.26474" calcext:value-type="float">
            <text:p>1438664041.26474</text:p>
          </table:table-cell>
          <table:table-cell office:value-type="float" office:value="65632" calcext:value-type="float">
            <text:p>65632</text:p>
          </table:table-cell>
          <table:table-cell table:formula="of:=[.B47]-[.B$2]" office:value-type="float" office:value="1.8519778251648" calcext:value-type="float">
            <text:p>1.8519778252</text:p>
          </table:table-cell>
          <table:table-cell table:formula="of:=[.C47]/([.D47]-[.D46])" office:value-type="float" office:value="2406677.27551538" calcext:value-type="float">
            <text:p>2406677.275515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38664041.29203" calcext:value-type="float">
            <text:p>1438664041.29203</text:p>
          </table:table-cell>
          <table:table-cell office:value-type="float" office:value="65632" calcext:value-type="float">
            <text:p>65632</text:p>
          </table:table-cell>
          <table:table-cell table:formula="of:=[.B48]-[.B$2]" office:value-type="float" office:value="1.87926912307739" calcext:value-type="float">
            <text:p>1.8792691231</text:p>
          </table:table-cell>
          <table:table-cell table:formula="of:=[.C48]/([.D48]-[.D47])" office:value-type="float" office:value="2404869.13484991" calcext:value-type="float">
            <text:p>2404869.134849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38664041.31933" calcext:value-type="float">
            <text:p>1438664041.31933</text:p>
          </table:table-cell>
          <table:table-cell office:value-type="float" office:value="65632" calcext:value-type="float">
            <text:p>65632</text:p>
          </table:table-cell>
          <table:table-cell table:formula="of:=[.B49]-[.B$2]" office:value-type="float" office:value="1.90656685829163" calcext:value-type="float">
            <text:p>1.9065668583</text:p>
          </table:table-cell>
          <table:table-cell table:formula="of:=[.C49]/([.D49]-[.D48])" office:value-type="float" office:value="2404302.02304031" calcext:value-type="float">
            <text:p>2404302.023040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38664041.3467" calcext:value-type="float">
            <text:p>1438664041.3467</text:p>
          </table:table-cell>
          <table:table-cell office:value-type="float" office:value="65632" calcext:value-type="float">
            <text:p>65632</text:p>
          </table:table-cell>
          <table:table-cell table:formula="of:=[.B50]-[.B$2]" office:value-type="float" office:value="1.93393206596375" calcext:value-type="float">
            <text:p>1.933932066</text:p>
          </table:table-cell>
          <table:table-cell table:formula="of:=[.C50]/([.D50]-[.D49])" office:value-type="float" office:value="2398373.90552196" calcext:value-type="float">
            <text:p>2398373.905521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38664041.37402" calcext:value-type="float">
            <text:p>1438664041.37402</text:p>
          </table:table-cell>
          <table:table-cell office:value-type="float" office:value="65632" calcext:value-type="float">
            <text:p>65632</text:p>
          </table:table-cell>
          <table:table-cell table:formula="of:=[.B51]-[.B$2]" office:value-type="float" office:value="1.96125555038452" calcext:value-type="float">
            <text:p>1.9612555504</text:p>
          </table:table-cell>
          <table:table-cell table:formula="of:=[.C51]/([.D51]-[.D50])" office:value-type="float" office:value="2402036.24798653" calcext:value-type="float">
            <text:p>2402036.247986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38664041.40134" calcext:value-type="float">
            <text:p>1438664041.40134</text:p>
          </table:table-cell>
          <table:table-cell office:value-type="float" office:value="65632" calcext:value-type="float">
            <text:p>65632</text:p>
          </table:table-cell>
          <table:table-cell table:formula="of:=[.B52]-[.B$2]" office:value-type="float" office:value="1.98857736587524" calcext:value-type="float">
            <text:p>1.9885773659</text:p>
          </table:table-cell>
          <table:table-cell table:formula="of:=[.C52]/([.D52]-[.D51])" office:value-type="float" office:value="2402182.97434465" calcext:value-type="float">
            <text:p>2402182.974344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38664041.42875" calcext:value-type="float">
            <text:p>1438664041.42875</text:p>
          </table:table-cell>
          <table:table-cell office:value-type="float" office:value="65632" calcext:value-type="float">
            <text:p>65632</text:p>
          </table:table-cell>
          <table:table-cell table:formula="of:=[.B53]-[.B$2]" office:value-type="float" office:value="2.01598238945007" calcext:value-type="float">
            <text:p>2.0159823895</text:p>
          </table:table-cell>
          <table:table-cell table:formula="of:=[.C53]/([.D53]-[.D52])" office:value-type="float" office:value="2394889.38299187" calcext:value-type="float">
            <text:p>2394889.382991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38664041.45612" calcext:value-type="float">
            <text:p>1438664041.45612</text:p>
          </table:table-cell>
          <table:table-cell office:value-type="float" office:value="65632" calcext:value-type="float">
            <text:p>65632</text:p>
          </table:table-cell>
          <table:table-cell table:formula="of:=[.B54]-[.B$2]" office:value-type="float" office:value="2.04336023330688" calcext:value-type="float">
            <text:p>2.0433602333</text:p>
          </table:table-cell>
          <table:table-cell table:formula="of:=[.C54]/([.D54]-[.D53])" office:value-type="float" office:value="2397266.94122667" calcext:value-type="float">
            <text:p>2397266.94122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38664041.48344" calcext:value-type="float">
            <text:p>1438664041.48344</text:p>
          </table:table-cell>
          <table:table-cell office:value-type="float" office:value="65632" calcext:value-type="float">
            <text:p>65632</text:p>
          </table:table-cell>
          <table:table-cell table:formula="of:=[.B55]-[.B$2]" office:value-type="float" office:value="2.0706787109375" calcext:value-type="float">
            <text:p>2.0706787109</text:p>
          </table:table-cell>
          <table:table-cell table:formula="of:=[.C55]/([.D55]-[.D54])" office:value-type="float" office:value="2402476.48084341" calcext:value-type="float">
            <text:p>2402476.480843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8664041.51077" calcext:value-type="float">
            <text:p>1438664041.51077</text:p>
          </table:table-cell>
          <table:table-cell office:value-type="float" office:value="65632" calcext:value-type="float">
            <text:p>65632</text:p>
          </table:table-cell>
          <table:table-cell table:formula="of:=[.B56]-[.B$2]" office:value-type="float" office:value="2.09800314903259" calcext:value-type="float">
            <text:p>2.098003149</text:p>
          </table:table-cell>
          <table:table-cell table:formula="of:=[.C56]/([.D56]-[.D55])" office:value-type="float" office:value="2401952.41240064" calcext:value-type="float">
            <text:p>2401952.412400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38664041.53812" calcext:value-type="float">
            <text:p>1438664041.53812</text:p>
          </table:table-cell>
          <table:table-cell office:value-type="float" office:value="65632" calcext:value-type="float">
            <text:p>65632</text:p>
          </table:table-cell>
          <table:table-cell table:formula="of:=[.B57]-[.B$2]" office:value-type="float" office:value="2.12535881996155" calcext:value-type="float">
            <text:p>2.12535882</text:p>
          </table:table-cell>
          <table:table-cell table:formula="of:=[.C57]/([.D57]-[.D56])" office:value-type="float" office:value="2399210.02743642" calcext:value-type="float">
            <text:p>2399210.027436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38664041.56545" calcext:value-type="float">
            <text:p>1438664041.56545</text:p>
          </table:table-cell>
          <table:table-cell office:value-type="float" office:value="65632" calcext:value-type="float">
            <text:p>65632</text:p>
          </table:table-cell>
          <table:table-cell table:formula="of:=[.B58]-[.B$2]" office:value-type="float" office:value="2.15268969535828" calcext:value-type="float">
            <text:p>2.1526896954</text:p>
          </table:table-cell>
          <table:table-cell table:formula="of:=[.C58]/([.D58]-[.D57])" office:value-type="float" office:value="2401386.67522724" calcext:value-type="float">
            <text:p>2401386.675227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8664041.59278" calcext:value-type="float">
            <text:p>1438664041.59278</text:p>
          </table:table-cell>
          <table:table-cell office:value-type="float" office:value="65632" calcext:value-type="float">
            <text:p>65632</text:p>
          </table:table-cell>
          <table:table-cell table:formula="of:=[.B59]-[.B$2]" office:value-type="float" office:value="2.18001747131348" calcext:value-type="float">
            <text:p>2.1800174713</text:p>
          </table:table-cell>
          <table:table-cell table:formula="of:=[.C59]/([.D59]-[.D58])" office:value-type="float" office:value="2401659.03392921" calcext:value-type="float">
            <text:p>2401659.033929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38664041.62005" calcext:value-type="float">
            <text:p>1438664041.62005</text:p>
          </table:table-cell>
          <table:table-cell office:value-type="float" office:value="65632" calcext:value-type="float">
            <text:p>65632</text:p>
          </table:table-cell>
          <table:table-cell table:formula="of:=[.B60]-[.B$2]" office:value-type="float" office:value="2.20728993415833" calcext:value-type="float">
            <text:p>2.2072899342</text:p>
          </table:table-cell>
          <table:table-cell table:formula="of:=[.C60]/([.D60]-[.D59])" office:value-type="float" office:value="2406529.99963283" calcext:value-type="float">
            <text:p>2406529.999632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38664041.64731" calcext:value-type="float">
            <text:p>1438664041.64731</text:p>
          </table:table-cell>
          <table:table-cell office:value-type="float" office:value="65632" calcext:value-type="float">
            <text:p>65632</text:p>
          </table:table-cell>
          <table:table-cell table:formula="of:=[.B61]-[.B$2]" office:value-type="float" office:value="2.23454904556274" calcext:value-type="float">
            <text:p>2.2345490456</text:p>
          </table:table-cell>
          <table:table-cell table:formula="of:=[.C61]/([.D61]-[.D60])" office:value-type="float" office:value="2407708.71164056" calcext:value-type="float">
            <text:p>2407708.711640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38664041.67461" calcext:value-type="float">
            <text:p>1438664041.67461</text:p>
          </table:table-cell>
          <table:table-cell office:value-type="float" office:value="65632" calcext:value-type="float">
            <text:p>65632</text:p>
          </table:table-cell>
          <table:table-cell table:formula="of:=[.B62]-[.B$2]" office:value-type="float" office:value="2.26184773445129" calcext:value-type="float">
            <text:p>2.2618477345</text:p>
          </table:table-cell>
          <table:table-cell table:formula="of:=[.C62]/([.D62]-[.D61])" office:value-type="float" office:value="2404218.02922296" calcext:value-type="float">
            <text:p>2404218.029222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38664041.70194" calcext:value-type="float">
            <text:p>1438664041.70194</text:p>
          </table:table-cell>
          <table:table-cell office:value-type="float" office:value="65632" calcext:value-type="float">
            <text:p>65632</text:p>
          </table:table-cell>
          <table:table-cell table:formula="of:=[.B63]-[.B$2]" office:value-type="float" office:value="2.28917598724365" calcext:value-type="float">
            <text:p>2.2891759872</text:p>
          </table:table-cell>
          <table:table-cell table:formula="of:=[.C63]/([.D63]-[.D62])" office:value-type="float" office:value="2401617.12856931" calcext:value-type="float">
            <text:p>2401617.128569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38664041.7293" calcext:value-type="float">
            <text:p>1438664041.7293</text:p>
          </table:table-cell>
          <table:table-cell office:value-type="float" office:value="65632" calcext:value-type="float">
            <text:p>65632</text:p>
          </table:table-cell>
          <table:table-cell table:formula="of:=[.B64]-[.B$2]" office:value-type="float" office:value="2.31653332710266" calcext:value-type="float">
            <text:p>2.3165333271</text:p>
          </table:table-cell>
          <table:table-cell table:formula="of:=[.C64]/([.D64]-[.D63])" office:value-type="float" office:value="2399063.66402022" calcext:value-type="float">
            <text:p>2399063.664020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38664041.75667" calcext:value-type="float">
            <text:p>1438664041.75667</text:p>
          </table:table-cell>
          <table:table-cell office:value-type="float" office:value="65632" calcext:value-type="float">
            <text:p>65632</text:p>
          </table:table-cell>
          <table:table-cell table:formula="of:=[.B65]-[.B$2]" office:value-type="float" office:value="2.34390664100647" calcext:value-type="float">
            <text:p>2.343906641</text:p>
          </table:table-cell>
          <table:table-cell table:formula="of:=[.C65]/([.D65]-[.D64])" office:value-type="float" office:value="2397663.65996586" calcext:value-type="float">
            <text:p>2397663.659965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38664041.78402" calcext:value-type="float">
            <text:p>1438664041.78402</text:p>
          </table:table-cell>
          <table:table-cell office:value-type="float" office:value="65632" calcext:value-type="float">
            <text:p>65632</text:p>
          </table:table-cell>
          <table:table-cell table:formula="of:=[.B66]-[.B$2]" office:value-type="float" office:value="2.371258020401" calcext:value-type="float">
            <text:p>2.3712580204</text:p>
          </table:table-cell>
          <table:table-cell table:formula="of:=[.C66]/([.D66]-[.D65])" office:value-type="float" office:value="2399586.47252441" calcext:value-type="float">
            <text:p>2399586.472524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38664041.81144" calcext:value-type="float">
            <text:p>1438664041.81144</text:p>
          </table:table-cell>
          <table:table-cell office:value-type="float" office:value="65632" calcext:value-type="float">
            <text:p>65632</text:p>
          </table:table-cell>
          <table:table-cell table:formula="of:=[.B67]-[.B$2]" office:value-type="float" office:value="2.39867162704468" calcext:value-type="float">
            <text:p>2.398671627</text:p>
          </table:table-cell>
          <table:table-cell table:formula="of:=[.C67]/([.D67]-[.D66])" office:value-type="float" office:value="2394139.55460467" calcext:value-type="float">
            <text:p>2394139.554604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38664041.83877" calcext:value-type="float">
            <text:p>1438664041.83877</text:p>
          </table:table-cell>
          <table:table-cell office:value-type="float" office:value="65632" calcext:value-type="float">
            <text:p>65632</text:p>
          </table:table-cell>
          <table:table-cell table:formula="of:=[.B68]-[.B$2]" office:value-type="float" office:value="2.42600226402283" calcext:value-type="float">
            <text:p>2.426002264</text:p>
          </table:table-cell>
          <table:table-cell table:formula="of:=[.C68]/([.D68]-[.D67])" office:value-type="float" office:value="2401407.62370347" calcext:value-type="float">
            <text:p>2401407.6237034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38664041.86612" calcext:value-type="float">
            <text:p>1438664041.86612</text:p>
          </table:table-cell>
          <table:table-cell office:value-type="float" office:value="65632" calcext:value-type="float">
            <text:p>65632</text:p>
          </table:table-cell>
          <table:table-cell table:formula="of:=[.B69]-[.B$2]" office:value-type="float" office:value="2.45335745811462" calcext:value-type="float">
            <text:p>2.4533574581</text:p>
          </table:table-cell>
          <table:table-cell table:formula="of:=[.C69]/([.D69]-[.D68])" office:value-type="float" office:value="2399251.84883559" calcext:value-type="float">
            <text:p>2399251.848835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38664041.89346" calcext:value-type="float">
            <text:p>1438664041.89346</text:p>
          </table:table-cell>
          <table:table-cell office:value-type="float" office:value="65632" calcext:value-type="float">
            <text:p>65632</text:p>
          </table:table-cell>
          <table:table-cell table:formula="of:=[.B70]-[.B$2]" office:value-type="float" office:value="2.48069667816162" calcext:value-type="float">
            <text:p>2.4806966782</text:p>
          </table:table-cell>
          <table:table-cell table:formula="of:=[.C70]/([.D70]-[.D69])" office:value-type="float" office:value="2400653.7087443" calcext:value-type="float">
            <text:p>2400653.70874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38664041.92082" calcext:value-type="float">
            <text:p>1438664041.92082</text:p>
          </table:table-cell>
          <table:table-cell office:value-type="float" office:value="65632" calcext:value-type="float">
            <text:p>65632</text:p>
          </table:table-cell>
          <table:table-cell table:formula="of:=[.B71]-[.B$2]" office:value-type="float" office:value="2.50805807113647" calcext:value-type="float">
            <text:p>2.5080580711</text:p>
          </table:table-cell>
          <table:table-cell table:formula="of:=[.C71]/([.D71]-[.D70])" office:value-type="float" office:value="2398708.28434499" calcext:value-type="float">
            <text:p>2398708.284344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38664041.94817" calcext:value-type="float">
            <text:p>1438664041.94817</text:p>
          </table:table-cell>
          <table:table-cell office:value-type="float" office:value="65632" calcext:value-type="float">
            <text:p>65632</text:p>
          </table:table-cell>
          <table:table-cell table:formula="of:=[.B72]-[.B$2]" office:value-type="float" office:value="2.53540325164795" calcext:value-type="float">
            <text:p>2.5354032516</text:p>
          </table:table-cell>
          <table:table-cell table:formula="of:=[.C72]/([.D72]-[.D71])" office:value-type="float" office:value="2400130.43514046" calcext:value-type="float">
            <text:p>2400130.435140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8664041.97548" calcext:value-type="float">
            <text:p>1438664041.97548</text:p>
          </table:table-cell>
          <table:table-cell office:value-type="float" office:value="65632" calcext:value-type="float">
            <text:p>65632</text:p>
          </table:table-cell>
          <table:table-cell table:formula="of:=[.B73]-[.B$2]" office:value-type="float" office:value="2.56271910667419" calcext:value-type="float">
            <text:p>2.5627191067</text:p>
          </table:table-cell>
          <table:table-cell table:formula="of:=[.C73]/([.D73]-[.D72])" office:value-type="float" office:value="2402707.14341325" calcext:value-type="float">
            <text:p>2402707.14341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38664042.00281" calcext:value-type="float">
            <text:p>1438664042.00281</text:p>
          </table:table-cell>
          <table:table-cell office:value-type="float" office:value="65632" calcext:value-type="float">
            <text:p>65632</text:p>
          </table:table-cell>
          <table:table-cell table:formula="of:=[.B74]-[.B$2]" office:value-type="float" office:value="2.59004616737366" calcext:value-type="float">
            <text:p>2.5900461674</text:p>
          </table:table-cell>
          <table:table-cell table:formula="of:=[.C74]/([.D74]-[.D73])" office:value-type="float" office:value="2401721.89471113" calcext:value-type="float">
            <text:p>2401721.894711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38664042.02713" calcext:value-type="float">
            <text:p>1438664042.02713</text:p>
          </table:table-cell>
          <table:table-cell office:value-type="float" office:value="65632" calcext:value-type="float">
            <text:p>65632</text:p>
          </table:table-cell>
          <table:table-cell table:formula="of:=[.B75]-[.B$2]" office:value-type="float" office:value="2.61436462402344" calcext:value-type="float">
            <text:p>2.614364624</text:p>
          </table:table-cell>
          <table:table-cell table:formula="of:=[.C75]/([.D75]-[.D74])" office:value-type="float" office:value="2698855.4802302" calcext:value-type="float">
            <text:p>2698855.48023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8664042.05148" calcext:value-type="float">
            <text:p>1438664042.05148</text:p>
          </table:table-cell>
          <table:table-cell office:value-type="float" office:value="65632" calcext:value-type="float">
            <text:p>65632</text:p>
          </table:table-cell>
          <table:table-cell table:formula="of:=[.B76]-[.B$2]" office:value-type="float" office:value="2.63871812820435" calcext:value-type="float">
            <text:p>2.6387181282</text:p>
          </table:table-cell>
          <table:table-cell table:formula="of:=[.C76]/([.D76]-[.D75])" office:value-type="float" office:value="2694971.51261919" calcext:value-type="float">
            <text:p>2694971.512619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38664042.07585" calcext:value-type="float">
            <text:p>1438664042.07585</text:p>
          </table:table-cell>
          <table:table-cell office:value-type="float" office:value="65632" calcext:value-type="float">
            <text:p>65632</text:p>
          </table:table-cell>
          <table:table-cell table:formula="of:=[.B77]-[.B$2]" office:value-type="float" office:value="2.66308236122131" calcext:value-type="float">
            <text:p>2.6630823612</text:p>
          </table:table-cell>
          <table:table-cell table:formula="of:=[.C77]/([.D77]-[.D76])" office:value-type="float" office:value="2693784.77681988" calcext:value-type="float">
            <text:p>2693784.776819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38664042.10015" calcext:value-type="float">
            <text:p>1438664042.10015</text:p>
          </table:table-cell>
          <table:table-cell office:value-type="float" office:value="65632" calcext:value-type="float">
            <text:p>65632</text:p>
          </table:table-cell>
          <table:table-cell table:formula="of:=[.B78]-[.B$2]" office:value-type="float" office:value="2.68738508224487" calcext:value-type="float">
            <text:p>2.6873850822</text:p>
          </table:table-cell>
          <table:table-cell table:formula="of:=[.C78]/([.D78]-[.D77])" office:value-type="float" office:value="2700602.94632749" calcext:value-type="float">
            <text:p>2700602.946327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38664042.12449" calcext:value-type="float">
            <text:p>1438664042.12449</text:p>
          </table:table-cell>
          <table:table-cell office:value-type="float" office:value="65632" calcext:value-type="float">
            <text:p>65632</text:p>
          </table:table-cell>
          <table:table-cell table:formula="of:=[.B79]-[.B$2]" office:value-type="float" office:value="2.71173000335693" calcext:value-type="float">
            <text:p>2.7117300034</text:p>
          </table:table-cell>
          <table:table-cell table:formula="of:=[.C79]/([.D79]-[.D78])" office:value-type="float" office:value="2695921.65437274" calcext:value-type="float">
            <text:p>2695921.6543727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38664042.14883" calcext:value-type="float">
            <text:p>1438664042.14883</text:p>
          </table:table-cell>
          <table:table-cell office:value-type="float" office:value="65632" calcext:value-type="float">
            <text:p>65632</text:p>
          </table:table-cell>
          <table:table-cell table:formula="of:=[.B80]-[.B$2]" office:value-type="float" office:value="2.73606824874878" calcext:value-type="float">
            <text:p>2.7360682487</text:p>
          </table:table-cell>
          <table:table-cell table:formula="of:=[.C80]/([.D80]-[.D79])" office:value-type="float" office:value="2696661.11682765" calcext:value-type="float">
            <text:p>2696661.116827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38664042.17317" calcext:value-type="float">
            <text:p>1438664042.17317</text:p>
          </table:table-cell>
          <table:table-cell office:value-type="float" office:value="65632" calcext:value-type="float">
            <text:p>65632</text:p>
          </table:table-cell>
          <table:table-cell table:formula="of:=[.B81]-[.B$2]" office:value-type="float" office:value="2.76040816307068" calcext:value-type="float">
            <text:p>2.7604081631</text:p>
          </table:table-cell>
          <table:table-cell table:formula="of:=[.C81]/([.D81]-[.D80])" office:value-type="float" office:value="2696476.21318653" calcext:value-type="float">
            <text:p>2696476.213186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38664042.19751" calcext:value-type="float">
            <text:p>1438664042.19751</text:p>
          </table:table-cell>
          <table:table-cell office:value-type="float" office:value="65632" calcext:value-type="float">
            <text:p>65632</text:p>
          </table:table-cell>
          <table:table-cell table:formula="of:=[.B82]-[.B$2]" office:value-type="float" office:value="2.78474950790405" calcext:value-type="float">
            <text:p>2.7847495079</text:p>
          </table:table-cell>
          <table:table-cell table:formula="of:=[.C82]/([.D82]-[.D81])" office:value-type="float" office:value="2696317.74453205" calcext:value-type="float">
            <text:p>2696317.744532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8664042.22184" calcext:value-type="float">
            <text:p>1438664042.22184</text:p>
          </table:table-cell>
          <table:table-cell office:value-type="float" office:value="65632" calcext:value-type="float">
            <text:p>65632</text:p>
          </table:table-cell>
          <table:table-cell table:formula="of:=[.B83]-[.B$2]" office:value-type="float" office:value="2.80907464027405" calcext:value-type="float">
            <text:p>2.8090746403</text:p>
          </table:table-cell>
          <table:table-cell table:formula="of:=[.C83]/([.D83]-[.D82])" office:value-type="float" office:value="2698114.81400022" calcext:value-type="float">
            <text:p>2698114.814000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38664042.24622" calcext:value-type="float">
            <text:p>1438664042.24622</text:p>
          </table:table-cell>
          <table:table-cell office:value-type="float" office:value="65632" calcext:value-type="float">
            <text:p>65632</text:p>
          </table:table-cell>
          <table:table-cell table:formula="of:=[.B84]-[.B$2]" office:value-type="float" office:value="2.83345246315002" calcext:value-type="float">
            <text:p>2.8334524632</text:p>
          </table:table-cell>
          <table:table-cell table:formula="of:=[.C84]/([.D84]-[.D83])" office:value-type="float" office:value="2692283.07769345" calcext:value-type="float">
            <text:p>2692283.077693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38664042.27057" calcext:value-type="float">
            <text:p>1438664042.27057</text:p>
          </table:table-cell>
          <table:table-cell office:value-type="float" office:value="65632" calcext:value-type="float">
            <text:p>65632</text:p>
          </table:table-cell>
          <table:table-cell table:formula="of:=[.B85]-[.B$2]" office:value-type="float" office:value="2.85780501365662" calcext:value-type="float">
            <text:p>2.8578050137</text:p>
          </table:table-cell>
          <table:table-cell table:formula="of:=[.C85]/([.D85]-[.D84])" office:value-type="float" office:value="2695077.05085078" calcext:value-type="float">
            <text:p>2695077.050850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38664042.29487" calcext:value-type="float">
            <text:p>1438664042.29487</text:p>
          </table:table-cell>
          <table:table-cell office:value-type="float" office:value="65632" calcext:value-type="float">
            <text:p>65632</text:p>
          </table:table-cell>
          <table:table-cell table:formula="of:=[.B86]-[.B$2]" office:value-type="float" office:value="2.88210916519165" calcext:value-type="float">
            <text:p>2.8821091652</text:p>
          </table:table-cell>
          <table:table-cell table:formula="of:=[.C86]/([.D86]-[.D85])" office:value-type="float" office:value="2700443.99226989" calcext:value-type="float">
            <text:p>2700443.992269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38664042.31924" calcext:value-type="float">
            <text:p>1438664042.31924</text:p>
          </table:table-cell>
          <table:table-cell office:value-type="float" office:value="65632" calcext:value-type="float">
            <text:p>65632</text:p>
          </table:table-cell>
          <table:table-cell table:formula="of:=[.B87]-[.B$2]" office:value-type="float" office:value="2.90647315979004" calcext:value-type="float">
            <text:p>2.9064731598</text:p>
          </table:table-cell>
          <table:table-cell table:formula="of:=[.C87]/([.D87]-[.D86])" office:value-type="float" office:value="2693811.13737156" calcext:value-type="float">
            <text:p>2693811.137371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38664042.34363" calcext:value-type="float">
            <text:p>1438664042.34363</text:p>
          </table:table-cell>
          <table:table-cell office:value-type="float" office:value="65632" calcext:value-type="float">
            <text:p>65632</text:p>
          </table:table-cell>
          <table:table-cell table:formula="of:=[.B88]-[.B$2]" office:value-type="float" office:value="2.93086218833923" calcext:value-type="float">
            <text:p>2.9308621883</text:p>
          </table:table-cell>
          <table:table-cell table:formula="of:=[.C88]/([.D88]-[.D87])" office:value-type="float" office:value="2691046.09343565" calcext:value-type="float">
            <text:p>2691046.093435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38664042.36794" calcext:value-type="float">
            <text:p>1438664042.36794</text:p>
          </table:table-cell>
          <table:table-cell office:value-type="float" office:value="65632" calcext:value-type="float">
            <text:p>65632</text:p>
          </table:table-cell>
          <table:table-cell table:formula="of:=[.B89]-[.B$2]" office:value-type="float" office:value="2.95517992973328" calcext:value-type="float">
            <text:p>2.9551799297</text:p>
          </table:table-cell>
          <table:table-cell table:formula="of:=[.C89]/([.D89]-[.D88])" office:value-type="float" office:value="2698934.86144555" calcext:value-type="float">
            <text:p>2698934.861445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38664042.39227" calcext:value-type="float">
            <text:p>1438664042.39227</text:p>
          </table:table-cell>
          <table:table-cell office:value-type="float" office:value="65632" calcext:value-type="float">
            <text:p>65632</text:p>
          </table:table-cell>
          <table:table-cell table:formula="of:=[.B90]-[.B$2]" office:value-type="float" office:value="2.9795093536377" calcext:value-type="float">
            <text:p>2.9795093536</text:p>
          </table:table-cell>
          <table:table-cell table:formula="of:=[.C90]/([.D90]-[.D89])" office:value-type="float" office:value="2697638.88606007" calcext:value-type="float">
            <text:p>2697638.886060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8664042.41662" calcext:value-type="float">
            <text:p>1438664042.41662</text:p>
          </table:table-cell>
          <table:table-cell office:value-type="float" office:value="65632" calcext:value-type="float">
            <text:p>65632</text:p>
          </table:table-cell>
          <table:table-cell table:formula="of:=[.B91]-[.B$2]" office:value-type="float" office:value="3.00385046005249" calcext:value-type="float">
            <text:p>3.0038504601</text:p>
          </table:table-cell>
          <table:table-cell table:formula="of:=[.C91]/([.D91]-[.D90])" office:value-type="float" office:value="2696344.15468098" calcext:value-type="float">
            <text:p>2696344.154680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38664042.441" calcext:value-type="float">
            <text:p>1438664042.441</text:p>
          </table:table-cell>
          <table:table-cell office:value-type="float" office:value="65632" calcext:value-type="float">
            <text:p>65632</text:p>
          </table:table-cell>
          <table:table-cell table:formula="of:=[.B92]-[.B$2]" office:value-type="float" office:value="3.02823495864868" calcext:value-type="float">
            <text:p>3.0282349586</text:p>
          </table:table-cell>
          <table:table-cell table:formula="of:=[.C92]/([.D92]-[.D91])" office:value-type="float" office:value="2691546.01400133" calcext:value-type="float">
            <text:p>2691546.014001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8664042.46537" calcext:value-type="float">
            <text:p>1438664042.46537</text:p>
          </table:table-cell>
          <table:table-cell office:value-type="float" office:value="65632" calcext:value-type="float">
            <text:p>65632</text:p>
          </table:table-cell>
          <table:table-cell table:formula="of:=[.B93]-[.B$2]" office:value-type="float" office:value="3.05260419845581" calcext:value-type="float">
            <text:p>3.0526041985</text:p>
          </table:table-cell>
          <table:table-cell table:formula="of:=[.C93]/([.D93]-[.D92])" office:value-type="float" office:value="2693231.32438461" calcext:value-type="float">
            <text:p>2693231.324384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38664042.48972" calcext:value-type="float">
            <text:p>1438664042.48972</text:p>
          </table:table-cell>
          <table:table-cell office:value-type="float" office:value="65632" calcext:value-type="float">
            <text:p>65632</text:p>
          </table:table-cell>
          <table:table-cell table:formula="of:=[.B94]-[.B$2]" office:value-type="float" office:value="3.07695913314819" calcext:value-type="float">
            <text:p>3.0769591331</text:p>
          </table:table-cell>
          <table:table-cell table:formula="of:=[.C94]/([.D94]-[.D93])" office:value-type="float" office:value="2694813.22076905" calcext:value-type="float">
            <text:p>2694813.220769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38664042.51403" calcext:value-type="float">
            <text:p>1438664042.51403</text:p>
          </table:table-cell>
          <table:table-cell office:value-type="float" office:value="65632" calcext:value-type="float">
            <text:p>65632</text:p>
          </table:table-cell>
          <table:table-cell table:formula="of:=[.B95]-[.B$2]" office:value-type="float" office:value="3.10126543045044" calcext:value-type="float">
            <text:p>3.1012654305</text:p>
          </table:table-cell>
          <table:table-cell table:formula="of:=[.C95]/([.D95]-[.D94])" office:value-type="float" office:value="2700205.59626476" calcext:value-type="float">
            <text:p>2700205.596264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38664042.53828" calcext:value-type="float">
            <text:p>1438664042.53828</text:p>
          </table:table-cell>
          <table:table-cell office:value-type="float" office:value="65632" calcext:value-type="float">
            <text:p>65632</text:p>
          </table:table-cell>
          <table:table-cell table:formula="of:=[.B96]-[.B$2]" office:value-type="float" office:value="3.12551999092102" calcext:value-type="float">
            <text:p>3.1255199909</text:p>
          </table:table-cell>
          <table:table-cell table:formula="of:=[.C96]/([.D96]-[.D95])" office:value-type="float" office:value="2705965.34122342" calcext:value-type="float">
            <text:p>2705965.341223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38664042.56254" calcext:value-type="float">
            <text:p>1438664042.56254</text:p>
          </table:table-cell>
          <table:table-cell office:value-type="float" office:value="65632" calcext:value-type="float">
            <text:p>65632</text:p>
          </table:table-cell>
          <table:table-cell table:formula="of:=[.B97]-[.B$2]" office:value-type="float" office:value="3.14977216720581" calcext:value-type="float">
            <text:p>3.1497721672</text:p>
          </table:table-cell>
          <table:table-cell table:formula="of:=[.C97]/([.D97]-[.D96])" office:value-type="float" office:value="2706231.3595816" calcext:value-type="float">
            <text:p>2706231.35958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8664042.58679" calcext:value-type="float">
            <text:p>1438664042.58679</text:p>
          </table:table-cell>
          <table:table-cell office:value-type="float" office:value="65632" calcext:value-type="float">
            <text:p>65632</text:p>
          </table:table-cell>
          <table:table-cell table:formula="of:=[.B98]-[.B$2]" office:value-type="float" office:value="3.17402291297913" calcext:value-type="float">
            <text:p>3.174022913</text:p>
          </table:table-cell>
          <table:table-cell table:formula="of:=[.C98]/([.D98]-[.D97])" office:value-type="float" office:value="2706390.99570368" calcext:value-type="float">
            <text:p>2706390.995703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38664042.61104" calcext:value-type="float">
            <text:p>1438664042.61104</text:p>
          </table:table-cell>
          <table:table-cell office:value-type="float" office:value="65632" calcext:value-type="float">
            <text:p>65632</text:p>
          </table:table-cell>
          <table:table-cell table:formula="of:=[.B99]-[.B$2]" office:value-type="float" office:value="3.19827485084534" calcext:value-type="float">
            <text:p>3.1982748508</text:p>
          </table:table-cell>
          <table:table-cell table:formula="of:=[.C99]/([.D99]-[.D98])" office:value-type="float" office:value="2706257.96429414" calcext:value-type="float">
            <text:p>2706257.964294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38664042.63526" calcext:value-type="float">
            <text:p>1438664042.63526</text:p>
          </table:table-cell>
          <table:table-cell office:value-type="float" office:value="65632" calcext:value-type="float">
            <text:p>65632</text:p>
          </table:table-cell>
          <table:table-cell table:formula="of:=[.B100]-[.B$2]" office:value-type="float" office:value="3.22250008583069" calcext:value-type="float">
            <text:p>3.2225000858</text:p>
          </table:table-cell>
          <table:table-cell table:formula="of:=[.C100]/([.D100]-[.D99])" office:value-type="float" office:value="2709241.00590505" calcext:value-type="float">
            <text:p>2709241.005905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38664042.65951" calcext:value-type="float">
            <text:p>1438664042.65951</text:p>
          </table:table-cell>
          <table:table-cell office:value-type="float" office:value="65632" calcext:value-type="float">
            <text:p>65632</text:p>
          </table:table-cell>
          <table:table-cell table:formula="of:=[.B101]-[.B$2]" office:value-type="float" office:value="3.24674963951111" calcext:value-type="float">
            <text:p>3.2467496395</text:p>
          </table:table-cell>
          <table:table-cell table:formula="of:=[.C101]/([.D101]-[.D100])" office:value-type="float" office:value="2706524.0401927" calcext:value-type="float">
            <text:p>2706524.04019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8664042.68379" calcext:value-type="float">
            <text:p>1438664042.68379</text:p>
          </table:table-cell>
          <table:table-cell office:value-type="float" office:value="65632" calcext:value-type="float">
            <text:p>65632</text:p>
          </table:table-cell>
          <table:table-cell table:formula="of:=[.B102]-[.B$2]" office:value-type="float" office:value="3.27102613449097" calcext:value-type="float">
            <text:p>3.2710261345</text:p>
          </table:table-cell>
          <table:table-cell table:formula="of:=[.C102]/([.D102]-[.D101])" office:value-type="float" office:value="2703520.42395137" calcext:value-type="float">
            <text:p>2703520.423951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8664042.70805" calcext:value-type="float">
            <text:p>1438664042.70805</text:p>
          </table:table-cell>
          <table:table-cell office:value-type="float" office:value="65632" calcext:value-type="float">
            <text:p>65632</text:p>
          </table:table-cell>
          <table:table-cell table:formula="of:=[.B103]-[.B$2]" office:value-type="float" office:value="3.2952823638916" calcext:value-type="float">
            <text:p>3.2952823639</text:p>
          </table:table-cell>
          <table:table-cell table:formula="of:=[.C103]/([.D103]-[.D102])" office:value-type="float" office:value="2705779.1594881" calcext:value-type="float">
            <text:p>2705779.15948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38664042.73237" calcext:value-type="float">
            <text:p>1438664042.73237</text:p>
          </table:table-cell>
          <table:table-cell office:value-type="float" office:value="65632" calcext:value-type="float">
            <text:p>65632</text:p>
          </table:table-cell>
          <table:table-cell table:formula="of:=[.B104]-[.B$2]" office:value-type="float" office:value="3.3196017742157" calcext:value-type="float">
            <text:p>3.3196017742</text:p>
          </table:table-cell>
          <table:table-cell table:formula="of:=[.C104]/([.D104]-[.D103])" office:value-type="float" office:value="2698749.64587316" calcext:value-type="float">
            <text:p>2698749.645873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38664042.75674" calcext:value-type="float">
            <text:p>1438664042.75674</text:p>
          </table:table-cell>
          <table:table-cell office:value-type="float" office:value="65632" calcext:value-type="float">
            <text:p>65632</text:p>
          </table:table-cell>
          <table:table-cell table:formula="of:=[.B105]-[.B$2]" office:value-type="float" office:value="3.34397077560425" calcext:value-type="float">
            <text:p>3.3439707756</text:p>
          </table:table-cell>
          <table:table-cell table:formula="of:=[.C105]/([.D105]-[.D104])" office:value-type="float" office:value="2693257.67410553" calcext:value-type="float">
            <text:p>2693257.674105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38664042.78111" calcext:value-type="float">
            <text:p>1438664042.78111</text:p>
          </table:table-cell>
          <table:table-cell office:value-type="float" office:value="65632" calcext:value-type="float">
            <text:p>65632</text:p>
          </table:table-cell>
          <table:table-cell table:formula="of:=[.B106]-[.B$2]" office:value-type="float" office:value="3.36834907531738" calcext:value-type="float">
            <text:p>3.3683490753</text:p>
          </table:table-cell>
          <table:table-cell table:formula="of:=[.C106]/([.D106]-[.D105])" office:value-type="float" office:value="2692230.41689976" calcext:value-type="float">
            <text:p>2692230.416899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38664042.80554" calcext:value-type="float">
            <text:p>1438664042.80554</text:p>
          </table:table-cell>
          <table:table-cell office:value-type="float" office:value="65632" calcext:value-type="float">
            <text:p>65632</text:p>
          </table:table-cell>
          <table:table-cell table:formula="of:=[.B107]-[.B$2]" office:value-type="float" office:value="3.39277267456055" calcext:value-type="float">
            <text:p>3.3927726746</text:p>
          </table:table-cell>
          <table:table-cell table:formula="of:=[.C107]/([.D107]-[.D106])" office:value-type="float" office:value="2687237.01803983" calcext:value-type="float">
            <text:p>2687237.0180398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38664042.82988" calcext:value-type="float">
            <text:p>1438664042.82988</text:p>
          </table:table-cell>
          <table:table-cell office:value-type="float" office:value="65632" calcext:value-type="float">
            <text:p>65632</text:p>
          </table:table-cell>
          <table:table-cell table:formula="of:=[.B108]-[.B$2]" office:value-type="float" office:value="3.41711091995239" calcext:value-type="float">
            <text:p>3.41711092</text:p>
          </table:table-cell>
          <table:table-cell table:formula="of:=[.C108]/([.D108]-[.D107])" office:value-type="float" office:value="2696661.11682765" calcext:value-type="float">
            <text:p>2696661.1168276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38664042.85426" calcext:value-type="float">
            <text:p>1438664042.85426</text:p>
          </table:table-cell>
          <table:table-cell office:value-type="float" office:value="65632" calcext:value-type="float">
            <text:p>65632</text:p>
          </table:table-cell>
          <table:table-cell table:formula="of:=[.B109]-[.B$2]" office:value-type="float" office:value="3.44149160385132" calcext:value-type="float">
            <text:p>3.4414916039</text:p>
          </table:table-cell>
          <table:table-cell table:formula="of:=[.C109]/([.D109]-[.D108])" office:value-type="float" office:value="2691967.14382945" calcext:value-type="float">
            <text:p>2691967.143829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38664042.87861" calcext:value-type="float">
            <text:p>1438664042.87861</text:p>
          </table:table-cell>
          <table:table-cell office:value-type="float" office:value="65632" calcext:value-type="float">
            <text:p>65632</text:p>
          </table:table-cell>
          <table:table-cell table:formula="of:=[.B110]-[.B$2]" office:value-type="float" office:value="3.46584343910217" calcext:value-type="float">
            <text:p>3.4658434391</text:p>
          </table:table-cell>
          <table:table-cell table:formula="of:=[.C110]/([.D110]-[.D109])" office:value-type="float" office:value="2695156.20994919" calcext:value-type="float">
            <text:p>2695156.209949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38664042.90293" calcext:value-type="float">
            <text:p>1438664042.90293</text:p>
          </table:table-cell>
          <table:table-cell office:value-type="float" office:value="65632" calcext:value-type="float">
            <text:p>65632</text:p>
          </table:table-cell>
          <table:table-cell table:formula="of:=[.B111]-[.B$2]" office:value-type="float" office:value="3.49016857147217" calcext:value-type="float">
            <text:p>3.4901685715</text:p>
          </table:table-cell>
          <table:table-cell table:formula="of:=[.C111]/([.D111]-[.D110])" office:value-type="float" office:value="2698114.81400022" calcext:value-type="float">
            <text:p>2698114.814000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38664042.92727" calcext:value-type="float">
            <text:p>1438664042.92727</text:p>
          </table:table-cell>
          <table:table-cell office:value-type="float" office:value="65632" calcext:value-type="float">
            <text:p>65632</text:p>
          </table:table-cell>
          <table:table-cell table:formula="of:=[.B112]-[.B$2]" office:value-type="float" office:value="3.51450538635254" calcext:value-type="float">
            <text:p>3.5145053864</text:p>
          </table:table-cell>
          <table:table-cell table:formula="of:=[.C112]/([.D112]-[.D111])" office:value-type="float" office:value="2696819.62584741" calcext:value-type="float">
            <text:p>2696819.6258474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38664042.9516" calcext:value-type="float">
            <text:p>1438664042.9516</text:p>
          </table:table-cell>
          <table:table-cell office:value-type="float" office:value="65632" calcext:value-type="float">
            <text:p>65632</text:p>
          </table:table-cell>
          <table:table-cell table:formula="of:=[.B113]-[.B$2]" office:value-type="float" office:value="3.53883218765259" calcext:value-type="float">
            <text:p>3.5388321877</text:p>
          </table:table-cell>
          <table:table-cell table:formula="of:=[.C113]/([.D113]-[.D112])" office:value-type="float" office:value="2697929.71095909" calcext:value-type="float">
            <text:p>2697929.710959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38664042.97592" calcext:value-type="float">
            <text:p>1438664042.97592</text:p>
          </table:table-cell>
          <table:table-cell office:value-type="float" office:value="65632" calcext:value-type="float">
            <text:p>65632</text:p>
          </table:table-cell>
          <table:table-cell table:formula="of:=[.B114]-[.B$2]" office:value-type="float" office:value="3.56315541267395" calcext:value-type="float">
            <text:p>3.5631554127</text:p>
          </table:table-cell>
          <table:table-cell table:formula="of:=[.C114]/([.D114]-[.D113])" office:value-type="float" office:value="2698326.39143689" calcext:value-type="float">
            <text:p>2698326.391436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38664043.00022" calcext:value-type="float">
            <text:p>1438664043.00022</text:p>
          </table:table-cell>
          <table:table-cell office:value-type="float" office:value="65632" calcext:value-type="float">
            <text:p>65632</text:p>
          </table:table-cell>
          <table:table-cell table:formula="of:=[.B115]-[.B$2]" office:value-type="float" office:value="3.58745741844177" calcext:value-type="float">
            <text:p>3.5874574184</text:p>
          </table:table-cell>
          <table:table-cell table:formula="of:=[.C115]/([.D115]-[.D114])" office:value-type="float" office:value="2700682.43037379" calcext:value-type="float">
            <text:p>2700682.430373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38664043.02256" calcext:value-type="float">
            <text:p>1438664043.02256</text:p>
          </table:table-cell>
          <table:table-cell office:value-type="float" office:value="65632" calcext:value-type="float">
            <text:p>65632</text:p>
          </table:table-cell>
          <table:table-cell table:formula="of:=[.B116]-[.B$2]" office:value-type="float" office:value="3.60979771614075" calcext:value-type="float">
            <text:p>3.6097977161</text:p>
          </table:table-cell>
          <table:table-cell table:formula="of:=[.C116]/([.D116]-[.D115])" office:value-type="float" office:value="2937830.14373226" calcext:value-type="float">
            <text:p>2937830.143732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38664043.0449" calcext:value-type="float">
            <text:p>1438664043.0449</text:p>
          </table:table-cell>
          <table:table-cell office:value-type="float" office:value="65632" calcext:value-type="float">
            <text:p>65632</text:p>
          </table:table-cell>
          <table:table-cell table:formula="of:=[.B117]-[.B$2]" office:value-type="float" office:value="3.63213086128235" calcext:value-type="float">
            <text:p>3.6321308613</text:p>
          </table:table-cell>
          <table:table-cell table:formula="of:=[.C117]/([.D117]-[.D116])" office:value-type="float" office:value="2938771.03219745" calcext:value-type="float">
            <text:p>2938771.032197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38664043.06722" calcext:value-type="float">
            <text:p>1438664043.06722</text:p>
          </table:table-cell>
          <table:table-cell office:value-type="float" office:value="65632" calcext:value-type="float">
            <text:p>65632</text:p>
          </table:table-cell>
          <table:table-cell table:formula="of:=[.B118]-[.B$2]" office:value-type="float" office:value="3.65445280075073" calcext:value-type="float">
            <text:p>3.6544528008</text:p>
          </table:table-cell>
          <table:table-cell table:formula="of:=[.C118]/([.D118]-[.D117])" office:value-type="float" office:value="2940246.3031028" calcext:value-type="float">
            <text:p>2940246.30310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38664043.08951" calcext:value-type="float">
            <text:p>1438664043.08951</text:p>
          </table:table-cell>
          <table:table-cell office:value-type="float" office:value="65632" calcext:value-type="float">
            <text:p>65632</text:p>
          </table:table-cell>
          <table:table-cell table:formula="of:=[.B119]-[.B$2]" office:value-type="float" office:value="3.67674493789673" calcext:value-type="float">
            <text:p>3.6767449379</text:p>
          </table:table-cell>
          <table:table-cell table:formula="of:=[.C119]/([.D119]-[.D118])" office:value-type="float" office:value="2944177.11366845" calcext:value-type="float">
            <text:p>2944177.1136684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38664043.11183" calcext:value-type="float">
            <text:p>1438664043.11183</text:p>
          </table:table-cell>
          <table:table-cell office:value-type="float" office:value="65632" calcext:value-type="float">
            <text:p>65632</text:p>
          </table:table-cell>
          <table:table-cell table:formula="of:=[.B120]-[.B$2]" office:value-type="float" office:value="3.69906425476074" calcext:value-type="float">
            <text:p>3.6990642548</text:p>
          </table:table-cell>
          <table:table-cell table:formula="of:=[.C120]/([.D120]-[.D119])" office:value-type="float" office:value="2940591.79319333" calcext:value-type="float">
            <text:p>2940591.793193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8664043.13414" calcext:value-type="float">
            <text:p>1438664043.13414</text:p>
          </table:table-cell>
          <table:table-cell office:value-type="float" office:value="65632" calcext:value-type="float">
            <text:p>65632</text:p>
          </table:table-cell>
          <table:table-cell table:formula="of:=[.B121]-[.B$2]" office:value-type="float" office:value="3.72137451171875" calcext:value-type="float">
            <text:p>3.7213745117</text:p>
          </table:table-cell>
          <table:table-cell table:formula="of:=[.C121]/([.D121]-[.D120])" office:value-type="float" office:value="2941785.9293836" calcext:value-type="float">
            <text:p>2941785.92938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38664043.15649" calcext:value-type="float">
            <text:p>1438664043.15649</text:p>
          </table:table-cell>
          <table:table-cell office:value-type="float" office:value="65632" calcext:value-type="float">
            <text:p>65632</text:p>
          </table:table-cell>
          <table:table-cell table:formula="of:=[.B122]-[.B$2]" office:value-type="float" office:value="3.74372220039368" calcext:value-type="float">
            <text:p>3.7437222004</text:p>
          </table:table-cell>
          <table:table-cell table:formula="of:=[.C122]/([.D122]-[.D121])" office:value-type="float" office:value="2936858.52504454" calcext:value-type="float">
            <text:p>2936858.525044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38664043.17883" calcext:value-type="float">
            <text:p>1438664043.17883</text:p>
          </table:table-cell>
          <table:table-cell office:value-type="float" office:value="65632" calcext:value-type="float">
            <text:p>65632</text:p>
          </table:table-cell>
          <table:table-cell table:formula="of:=[.B123]-[.B$2]" office:value-type="float" office:value="3.76606845855713" calcext:value-type="float">
            <text:p>3.7660684586</text:p>
          </table:table-cell>
          <table:table-cell table:formula="of:=[.C123]/([.D123]-[.D122])" office:value-type="float" office:value="2937046.53011405" calcext:value-type="float">
            <text:p>2937046.530114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38664043.20118" calcext:value-type="float">
            <text:p>1438664043.20118</text:p>
          </table:table-cell>
          <table:table-cell office:value-type="float" office:value="65632" calcext:value-type="float">
            <text:p>65632</text:p>
          </table:table-cell>
          <table:table-cell table:formula="of:=[.B124]-[.B$2]" office:value-type="float" office:value="3.78841352462769" calcext:value-type="float">
            <text:p>3.7884135246</text:p>
          </table:table-cell>
          <table:table-cell table:formula="of:=[.C124]/([.D124]-[.D123])" office:value-type="float" office:value="2937203.21939353" calcext:value-type="float">
            <text:p>2937203.219393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38664043.22354" calcext:value-type="float">
            <text:p>1438664043.22354</text:p>
          </table:table-cell>
          <table:table-cell office:value-type="float" office:value="65632" calcext:value-type="float">
            <text:p>65632</text:p>
          </table:table-cell>
          <table:table-cell table:formula="of:=[.B125]-[.B$2]" office:value-type="float" office:value="3.81077432632446" calcext:value-type="float">
            <text:p>3.8107743263</text:p>
          </table:table-cell>
          <table:table-cell table:formula="of:=[.C125]/([.D125]-[.D124])" office:value-type="float" office:value="2935136.26613213" calcext:value-type="float">
            <text:p>2935136.266132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38664043.2459" calcext:value-type="float">
            <text:p>1438664043.2459</text:p>
          </table:table-cell>
          <table:table-cell office:value-type="float" office:value="65632" calcext:value-type="float">
            <text:p>65632</text:p>
          </table:table-cell>
          <table:table-cell table:formula="of:=[.B126]-[.B$2]" office:value-type="float" office:value="3.83313679695129" calcext:value-type="float">
            <text:p>3.833136797</text:p>
          </table:table-cell>
          <table:table-cell table:formula="of:=[.C126]/([.D126]-[.D125])" office:value-type="float" office:value="2934917.21443574" calcext:value-type="float">
            <text:p>2934917.2144357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38664043.26826" calcext:value-type="float">
            <text:p>1438664043.26826</text:p>
          </table:table-cell>
          <table:table-cell office:value-type="float" office:value="65632" calcext:value-type="float">
            <text:p>65632</text:p>
          </table:table-cell>
          <table:table-cell table:formula="of:=[.B127]-[.B$2]" office:value-type="float" office:value="3.85549664497375" calcext:value-type="float">
            <text:p>3.855496645</text:p>
          </table:table-cell>
          <table:table-cell table:formula="of:=[.C127]/([.D127]-[.D126])" office:value-type="float" office:value="2935261.45321164" calcext:value-type="float">
            <text:p>2935261.453211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38664043.29063" calcext:value-type="float">
            <text:p>1438664043.29063</text:p>
          </table:table-cell>
          <table:table-cell office:value-type="float" office:value="65632" calcext:value-type="float">
            <text:p>65632</text:p>
          </table:table-cell>
          <table:table-cell table:formula="of:=[.B128]-[.B$2]" office:value-type="float" office:value="3.87786364555359" calcext:value-type="float">
            <text:p>3.8778636456</text:p>
          </table:table-cell>
          <table:table-cell table:formula="of:=[.C128]/([.D128]-[.D127])" office:value-type="float" office:value="2934322.81032682" calcext:value-type="float">
            <text:p>2934322.810326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38664043.313" calcext:value-type="float">
            <text:p>1438664043.313</text:p>
          </table:table-cell>
          <table:table-cell office:value-type="float" office:value="65632" calcext:value-type="float">
            <text:p>65632</text:p>
          </table:table-cell>
          <table:table-cell table:formula="of:=[.B129]-[.B$2]" office:value-type="float" office:value="3.90023279190063" calcext:value-type="float">
            <text:p>3.9002327919</text:p>
          </table:table-cell>
          <table:table-cell table:formula="of:=[.C129]/([.D129]-[.D128])" office:value-type="float" office:value="2934041.33451286" calcext:value-type="float">
            <text:p>2934041.3345128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38664043.33534" calcext:value-type="float">
            <text:p>1438664043.33534</text:p>
          </table:table-cell>
          <table:table-cell office:value-type="float" office:value="65632" calcext:value-type="float">
            <text:p>65632</text:p>
          </table:table-cell>
          <table:table-cell table:formula="of:=[.B130]-[.B$2]" office:value-type="float" office:value="3.92257595062256" calcext:value-type="float">
            <text:p>3.9225759506</text:p>
          </table:table-cell>
          <table:table-cell table:formula="of:=[.C130]/([.D130]-[.D129])" office:value-type="float" office:value="2937453.95701816" calcext:value-type="float">
            <text:p>2937453.957018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8664043.35779" calcext:value-type="float">
            <text:p>1438664043.35779</text:p>
          </table:table-cell>
          <table:table-cell office:value-type="float" office:value="65632" calcext:value-type="float">
            <text:p>65632</text:p>
          </table:table-cell>
          <table:table-cell table:formula="of:=[.B131]-[.B$2]" office:value-type="float" office:value="3.94502139091492" calcext:value-type="float">
            <text:p>3.9450213909</text:p>
          </table:table-cell>
          <table:table-cell table:formula="of:=[.C131]/([.D131]-[.D130])" office:value-type="float" office:value="2924068.28046695" calcext:value-type="float">
            <text:p>2924068.280466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8664043.38011" calcext:value-type="float">
            <text:p>1438664043.38011</text:p>
          </table:table-cell>
          <table:table-cell office:value-type="float" office:value="65632" calcext:value-type="float">
            <text:p>65632</text:p>
          </table:table-cell>
          <table:table-cell table:formula="of:=[.B132]-[.B$2]" office:value-type="float" office:value="3.96734046936035" calcext:value-type="float">
            <text:p>3.9673404694</text:p>
          </table:table-cell>
          <table:table-cell table:formula="of:=[.C132]/([.D132]-[.D131])" office:value-type="float" office:value="2940623.2054095" calcext:value-type="float">
            <text:p>2940623.205409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38664043.40245" calcext:value-type="float">
            <text:p>1438664043.40245</text:p>
          </table:table-cell>
          <table:table-cell office:value-type="float" office:value="65632" calcext:value-type="float">
            <text:p>65632</text:p>
          </table:table-cell>
          <table:table-cell table:formula="of:=[.B133]-[.B$2]" office:value-type="float" office:value="3.98968458175659" calcext:value-type="float">
            <text:p>3.9896845818</text:p>
          </table:table-cell>
          <table:table-cell table:formula="of:=[.C133]/([.D133]-[.D132])" office:value-type="float" office:value="2937328.58285495" calcext:value-type="float">
            <text:p>2937328.582854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38664043.42478" calcext:value-type="float">
            <text:p>1438664043.42478</text:p>
          </table:table-cell>
          <table:table-cell office:value-type="float" office:value="65632" calcext:value-type="float">
            <text:p>65632</text:p>
          </table:table-cell>
          <table:table-cell table:formula="of:=[.B134]-[.B$2]" office:value-type="float" office:value="4.01201868057251" calcext:value-type="float">
            <text:p>4.0120186806</text:p>
          </table:table-cell>
          <table:table-cell table:formula="of:=[.C134]/([.D134]-[.D133])" office:value-type="float" office:value="2938645.54558265" calcext:value-type="float">
            <text:p>2938645.5455826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38664043.44702" calcext:value-type="float">
            <text:p>1438664043.44702</text:p>
          </table:table-cell>
          <table:table-cell office:value-type="float" office:value="65632" calcext:value-type="float">
            <text:p>65632</text:p>
          </table:table-cell>
          <table:table-cell table:formula="of:=[.B135]-[.B$2]" office:value-type="float" office:value="4.03425264358521" calcext:value-type="float">
            <text:p>4.0342526436</text:p>
          </table:table-cell>
          <table:table-cell table:formula="of:=[.C135]/([.D135]-[.D134])" office:value-type="float" office:value="2951880.41657373" calcext:value-type="float">
            <text:p>2951880.4165737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38664043.46931" calcext:value-type="float">
            <text:p>1438664043.46931</text:p>
          </table:table-cell>
          <table:table-cell office:value-type="float" office:value="65632" calcext:value-type="float">
            <text:p>65632</text:p>
          </table:table-cell>
          <table:table-cell table:formula="of:=[.B136]-[.B$2]" office:value-type="float" office:value="4.05654907226563" calcext:value-type="float">
            <text:p>4.0565490723</text:p>
          </table:table-cell>
          <table:table-cell table:formula="of:=[.C136]/([.D136]-[.D135])" office:value-type="float" office:value="2943610.42930773" calcext:value-type="float">
            <text:p>2943610.4293077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38664043.49164" calcext:value-type="float">
            <text:p>1438664043.49164</text:p>
          </table:table-cell>
          <table:table-cell office:value-type="float" office:value="65632" calcext:value-type="float">
            <text:p>65632</text:p>
          </table:table-cell>
          <table:table-cell table:formula="of:=[.B137]-[.B$2]" office:value-type="float" office:value="4.07887291908264" calcext:value-type="float">
            <text:p>4.0788729191</text:p>
          </table:table-cell>
          <table:table-cell table:formula="of:=[.C137]/([.D137]-[.D136])" office:value-type="float" office:value="2939995.0885692" calcext:value-type="float">
            <text:p>2939995.08856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38664043.51397" calcext:value-type="float">
            <text:p>1438664043.51397</text:p>
          </table:table-cell>
          <table:table-cell office:value-type="float" office:value="65632" calcext:value-type="float">
            <text:p>65632</text:p>
          </table:table-cell>
          <table:table-cell table:formula="of:=[.B138]-[.B$2]" office:value-type="float" office:value="4.10120844841003" calcext:value-type="float">
            <text:p>4.1012084484</text:p>
          </table:table-cell>
          <table:table-cell table:formula="of:=[.C138]/([.D138]-[.D137])" office:value-type="float" office:value="2938457.33575287" calcext:value-type="float">
            <text:p>2938457.335752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38664043.53625" calcext:value-type="float">
            <text:p>1438664043.53625</text:p>
          </table:table-cell>
          <table:table-cell office:value-type="float" office:value="65632" calcext:value-type="float">
            <text:p>65632</text:p>
          </table:table-cell>
          <table:table-cell table:formula="of:=[.B139]-[.B$2]" office:value-type="float" office:value="4.12348246574402" calcext:value-type="float">
            <text:p>4.1234824657</text:p>
          </table:table-cell>
          <table:table-cell table:formula="of:=[.C139]/([.D139]-[.D138])" office:value-type="float" office:value="2946572.18838842" calcext:value-type="float">
            <text:p>2946572.188388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38664043.55858" calcext:value-type="float">
            <text:p>1438664043.55858</text:p>
          </table:table-cell>
          <table:table-cell office:value-type="float" office:value="65632" calcext:value-type="float">
            <text:p>65632</text:p>
          </table:table-cell>
          <table:table-cell table:formula="of:=[.B140]-[.B$2]" office:value-type="float" office:value="4.14581060409546" calcext:value-type="float">
            <text:p>4.1458106041</text:p>
          </table:table-cell>
          <table:table-cell table:formula="of:=[.C140]/([.D140]-[.D139])" office:value-type="float" office:value="2939430.01279217" calcext:value-type="float">
            <text:p>2939430.012792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38664043.58092" calcext:value-type="float">
            <text:p>1438664043.58092</text:p>
          </table:table-cell>
          <table:table-cell office:value-type="float" office:value="65632" calcext:value-type="float">
            <text:p>65632</text:p>
          </table:table-cell>
          <table:table-cell table:formula="of:=[.B141]-[.B$2]" office:value-type="float" office:value="4.16815519332886" calcext:value-type="float">
            <text:p>4.1681551933</text:p>
          </table:table-cell>
          <table:table-cell table:formula="of:=[.C141]/([.D141]-[.D140])" office:value-type="float" office:value="2937265.8997866" calcext:value-type="float">
            <text:p>2937265.899786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38664043.60332" calcext:value-type="float">
            <text:p>1438664043.60332</text:p>
          </table:table-cell>
          <table:table-cell office:value-type="float" office:value="65632" calcext:value-type="float">
            <text:p>65632</text:p>
          </table:table-cell>
          <table:table-cell table:formula="of:=[.B142]-[.B$2]" office:value-type="float" office:value="4.19055485725403" calcext:value-type="float">
            <text:p>4.1905548573</text:p>
          </table:table-cell>
          <table:table-cell table:formula="of:=[.C142]/([.D142]-[.D141])" office:value-type="float" office:value="2930043.96044747" calcext:value-type="float">
            <text:p>2930043.960447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38664043.62565" calcext:value-type="float">
            <text:p>1438664043.62565</text:p>
          </table:table-cell>
          <table:table-cell office:value-type="float" office:value="65632" calcext:value-type="float">
            <text:p>65632</text:p>
          </table:table-cell>
          <table:table-cell table:formula="of:=[.B143]-[.B$2]" office:value-type="float" office:value="4.21288394927979" calcext:value-type="float">
            <text:p>4.2128839493</text:p>
          </table:table-cell>
          <table:table-cell table:formula="of:=[.C143]/([.D143]-[.D142])" office:value-type="float" office:value="2939304.46989483" calcext:value-type="float">
            <text:p>2939304.469894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8664043.64794" calcext:value-type="float">
            <text:p>1438664043.64794</text:p>
          </table:table-cell>
          <table:table-cell office:value-type="float" office:value="65632" calcext:value-type="float">
            <text:p>65632</text:p>
          </table:table-cell>
          <table:table-cell table:formula="of:=[.B144]-[.B$2]" office:value-type="float" office:value="4.23517847061157" calcext:value-type="float">
            <text:p>4.2351784706</text:p>
          </table:table-cell>
          <table:table-cell table:formula="of:=[.C144]/([.D144]-[.D143])" office:value-type="float" office:value="2943862.26208962" calcext:value-type="float">
            <text:p>2943862.262089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8664043.67027" calcext:value-type="float">
            <text:p>1438664043.67027</text:p>
          </table:table-cell>
          <table:table-cell office:value-type="float" office:value="65632" calcext:value-type="float">
            <text:p>65632</text:p>
          </table:table-cell>
          <table:table-cell table:formula="of:=[.B145]-[.B$2]" office:value-type="float" office:value="4.25750160217285" calcext:value-type="float">
            <text:p>4.2575016022</text:p>
          </table:table-cell>
          <table:table-cell table:formula="of:=[.C145]/([.D145]-[.D144])" office:value-type="float" office:value="2940089.28898857" calcext:value-type="float">
            <text:p>2940089.2889885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8664043.6925" calcext:value-type="float">
            <text:p>1438664043.6925</text:p>
          </table:table-cell>
          <table:table-cell office:value-type="float" office:value="65632" calcext:value-type="float">
            <text:p>65632</text:p>
          </table:table-cell>
          <table:table-cell table:formula="of:=[.B146]-[.B$2]" office:value-type="float" office:value="4.2797327041626" calcext:value-type="float">
            <text:p>4.2797327042</text:p>
          </table:table-cell>
          <table:table-cell table:formula="of:=[.C146]/([.D146]-[.D145])" office:value-type="float" office:value="2952260.30766591" calcext:value-type="float">
            <text:p>2952260.307665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8664043.71478" calcext:value-type="float">
            <text:p>1438664043.71478</text:p>
          </table:table-cell>
          <table:table-cell office:value-type="float" office:value="65632" calcext:value-type="float">
            <text:p>65632</text:p>
          </table:table-cell>
          <table:table-cell table:formula="of:=[.B147]-[.B$2]" office:value-type="float" office:value="4.30201292037964" calcext:value-type="float">
            <text:p>4.3020129204</text:p>
          </table:table-cell>
          <table:table-cell table:formula="of:=[.C147]/([.D147]-[.D146])" office:value-type="float" office:value="2945752.3823221" calcext:value-type="float">
            <text:p>2945752.382322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38664043.73712" calcext:value-type="float">
            <text:p>1438664043.73712</text:p>
          </table:table-cell>
          <table:table-cell office:value-type="float" office:value="65632" calcext:value-type="float">
            <text:p>65632</text:p>
          </table:table-cell>
          <table:table-cell table:formula="of:=[.B148]-[.B$2]" office:value-type="float" office:value="4.32435965538025" calcext:value-type="float">
            <text:p>4.3243596554</text:p>
          </table:table-cell>
          <table:table-cell table:formula="of:=[.C148]/([.D148]-[.D147])" office:value-type="float" office:value="2936983.8590831" calcext:value-type="float">
            <text:p>2936983.85908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8664043.75949" calcext:value-type="float">
            <text:p>1438664043.75949</text:p>
          </table:table-cell>
          <table:table-cell office:value-type="float" office:value="65632" calcext:value-type="float">
            <text:p>65632</text:p>
          </table:table-cell>
          <table:table-cell table:formula="of:=[.B149]-[.B$2]" office:value-type="float" office:value="4.34672570228577" calcext:value-type="float">
            <text:p>4.3467257023</text:p>
          </table:table-cell>
          <table:table-cell table:formula="of:=[.C149]/([.D149]-[.D148])" office:value-type="float" office:value="2934447.92802473" calcext:value-type="float">
            <text:p>2934447.928024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38664043.78187" calcext:value-type="float">
            <text:p>1438664043.78187</text:p>
          </table:table-cell>
          <table:table-cell office:value-type="float" office:value="65632" calcext:value-type="float">
            <text:p>65632</text:p>
          </table:table-cell>
          <table:table-cell table:formula="of:=[.B150]-[.B$2]" office:value-type="float" office:value="4.3691029548645" calcext:value-type="float">
            <text:p>4.3691029549</text:p>
          </table:table-cell>
          <table:table-cell table:formula="of:=[.C150]/([.D150]-[.D149])" office:value-type="float" office:value="2932978.4686065" calcext:value-type="float">
            <text:p>2932978.468606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38664043.80421" calcext:value-type="float">
            <text:p>1438664043.80421</text:p>
          </table:table-cell>
          <table:table-cell office:value-type="float" office:value="65632" calcext:value-type="float">
            <text:p>65632</text:p>
          </table:table-cell>
          <table:table-cell table:formula="of:=[.B151]-[.B$2]" office:value-type="float" office:value="4.39144444465637" calcext:value-type="float">
            <text:p>4.3914444447</text:p>
          </table:table-cell>
          <table:table-cell table:formula="of:=[.C151]/([.D151]-[.D150])" office:value-type="float" office:value="2937673.38755909" calcext:value-type="float">
            <text:p>2937673.3875590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38664043.82653" calcext:value-type="float">
            <text:p>1438664043.82653</text:p>
          </table:table-cell>
          <table:table-cell office:value-type="float" office:value="65632" calcext:value-type="float">
            <text:p>65632</text:p>
          </table:table-cell>
          <table:table-cell table:formula="of:=[.B152]-[.B$2]" office:value-type="float" office:value="4.4137659072876" calcext:value-type="float">
            <text:p>4.4137659073</text:p>
          </table:table-cell>
          <table:table-cell table:formula="of:=[.C152]/([.D152]-[.D151])" office:value-type="float" office:value="2940309.11344435" calcext:value-type="float">
            <text:p>2940309.113444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38664043.8489" calcext:value-type="float">
            <text:p>1438664043.8489</text:p>
          </table:table-cell>
          <table:table-cell office:value-type="float" office:value="65632" calcext:value-type="float">
            <text:p>65632</text:p>
          </table:table-cell>
          <table:table-cell table:formula="of:=[.B153]-[.B$2]" office:value-type="float" office:value="4.43613052368164" calcext:value-type="float">
            <text:p>4.4361305237</text:p>
          </table:table-cell>
          <table:table-cell table:formula="of:=[.C153]/([.D153]-[.D152])" office:value-type="float" office:value="2934635.62457891" calcext:value-type="float">
            <text:p>2934635.624578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38664043.87127" calcext:value-type="float">
            <text:p>1438664043.87127</text:p>
          </table:table-cell>
          <table:table-cell office:value-type="float" office:value="65632" calcext:value-type="float">
            <text:p>65632</text:p>
          </table:table-cell>
          <table:table-cell table:formula="of:=[.B154]-[.B$2]" office:value-type="float" office:value="4.45850419998169" calcext:value-type="float">
            <text:p>4.4585042</text:p>
          </table:table-cell>
          <table:table-cell table:formula="of:=[.C154]/([.D154]-[.D153])" office:value-type="float" office:value="2933447.28509623" calcext:value-type="float">
            <text:p>2933447.2850962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38664043.89358" calcext:value-type="float">
            <text:p>1438664043.89358</text:p>
          </table:table-cell>
          <table:table-cell office:value-type="float" office:value="65632" calcext:value-type="float">
            <text:p>65632</text:p>
          </table:table-cell>
          <table:table-cell table:formula="of:=[.B155]-[.B$2]" office:value-type="float" office:value="4.48081254959106" calcext:value-type="float">
            <text:p>4.4808125496</text:p>
          </table:table-cell>
          <table:table-cell table:formula="of:=[.C155]/([.D155]-[.D154])" office:value-type="float" office:value="2942037.4500684" calcext:value-type="float">
            <text:p>2942037.45006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38664043.91588" calcext:value-type="float">
            <text:p>1438664043.91588</text:p>
          </table:table-cell>
          <table:table-cell office:value-type="float" office:value="65632" calcext:value-type="float">
            <text:p>65632</text:p>
          </table:table-cell>
          <table:table-cell table:formula="of:=[.B156]-[.B$2]" office:value-type="float" office:value="4.50311183929443" calcext:value-type="float">
            <text:p>4.5031118393</text:p>
          </table:table-cell>
          <table:table-cell table:formula="of:=[.C156]/([.D156]-[.D155])" office:value-type="float" office:value="2943232.76091094" calcext:value-type="float">
            <text:p>2943232.7609109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38664043.93824" calcext:value-type="float">
            <text:p>1438664043.93824</text:p>
          </table:table-cell>
          <table:table-cell office:value-type="float" office:value="65632" calcext:value-type="float">
            <text:p>65632</text:p>
          </table:table-cell>
          <table:table-cell table:formula="of:=[.B157]-[.B$2]" office:value-type="float" office:value="4.52547216415405" calcext:value-type="float">
            <text:p>4.5254721642</text:p>
          </table:table-cell>
          <table:table-cell table:formula="of:=[.C157]/([.D157]-[.D156])" office:value-type="float" office:value="2935198.85833707" calcext:value-type="float">
            <text:p>2935198.8583370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38664043.96058" calcext:value-type="float">
            <text:p>1438664043.96058</text:p>
          </table:table-cell>
          <table:table-cell office:value-type="float" office:value="65632" calcext:value-type="float">
            <text:p>65632</text:p>
          </table:table-cell>
          <table:table-cell table:formula="of:=[.B158]-[.B$2]" office:value-type="float" office:value="4.54782032966614" calcext:value-type="float">
            <text:p>4.5478203297</text:p>
          </table:table-cell>
          <table:table-cell table:formula="of:=[.C158]/([.D158]-[.D157])" office:value-type="float" office:value="2936795.86203659" calcext:value-type="float">
            <text:p>2936795.862036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38664043.98292" calcext:value-type="float">
            <text:p>1438664043.98292</text:p>
          </table:table-cell>
          <table:table-cell office:value-type="float" office:value="65632" calcext:value-type="float">
            <text:p>65632</text:p>
          </table:table-cell>
          <table:table-cell table:formula="of:=[.B159]-[.B$2]" office:value-type="float" office:value="4.57015943527222" calcext:value-type="float">
            <text:p>4.5701594353</text:p>
          </table:table-cell>
          <table:table-cell table:formula="of:=[.C159]/([.D159]-[.D158])" office:value-type="float" office:value="2937986.91663554" calcext:value-type="float">
            <text:p>2937986.916635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38664044.0052" calcext:value-type="float">
            <text:p>1438664044.0052</text:p>
          </table:table-cell>
          <table:table-cell office:value-type="float" office:value="65632" calcext:value-type="float">
            <text:p>65632</text:p>
          </table:table-cell>
          <table:table-cell table:formula="of:=[.B160]-[.B$2]" office:value-type="float" office:value="4.59243750572205" calcext:value-type="float">
            <text:p>4.5924375057</text:p>
          </table:table-cell>
          <table:table-cell table:formula="of:=[.C160]/([.D160]-[.D159])" office:value-type="float" office:value="2946036.10971629" calcext:value-type="float">
            <text:p>2946036.109716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38664044.02754" calcext:value-type="float">
            <text:p>1438664044.02754</text:p>
          </table:table-cell>
          <table:table-cell office:value-type="float" office:value="65632" calcext:value-type="float">
            <text:p>65632</text:p>
          </table:table-cell>
          <table:table-cell table:formula="of:=[.B161]-[.B$2]" office:value-type="float" office:value="4.61477494239807" calcext:value-type="float">
            <text:p>4.6147749424</text:p>
          </table:table-cell>
          <table:table-cell table:formula="of:=[.C161]/([.D161]-[.D160])" office:value-type="float" office:value="2938206.42681183" calcext:value-type="float">
            <text:p>2938206.426811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38664044.04986" calcext:value-type="float">
            <text:p>1438664044.04986</text:p>
          </table:table-cell>
          <table:table-cell office:value-type="float" office:value="65632" calcext:value-type="float">
            <text:p>65632</text:p>
          </table:table-cell>
          <table:table-cell table:formula="of:=[.B162]-[.B$2]" office:value-type="float" office:value="4.63709163665772" calcext:value-type="float">
            <text:p>4.6370916367</text:p>
          </table:table-cell>
          <table:table-cell table:formula="of:=[.C162]/([.D162]-[.D161])" office:value-type="float" office:value="2940937.36448618" calcext:value-type="float">
            <text:p>2940937.364486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38664044.07215" calcext:value-type="float">
            <text:p>1438664044.07215</text:p>
          </table:table-cell>
          <table:table-cell office:value-type="float" office:value="65632" calcext:value-type="float">
            <text:p>65632</text:p>
          </table:table-cell>
          <table:table-cell table:formula="of:=[.B163]-[.B$2]" office:value-type="float" office:value="4.65938186645508" calcext:value-type="float">
            <text:p>4.6593818665</text:p>
          </table:table-cell>
          <table:table-cell table:formula="of:=[.C163]/([.D163]-[.D162])" office:value-type="float" office:value="2944429.04342618" calcext:value-type="float">
            <text:p>2944429.043426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8664044.09449" calcext:value-type="float">
            <text:p>1438664044.09449</text:p>
          </table:table-cell>
          <table:table-cell office:value-type="float" office:value="65632" calcext:value-type="float">
            <text:p>65632</text:p>
          </table:table-cell>
          <table:table-cell table:formula="of:=[.B164]-[.B$2]" office:value-type="float" office:value="4.681720495224" calcext:value-type="float">
            <text:p>4.6817204952</text:p>
          </table:table-cell>
          <table:table-cell table:formula="of:=[.C164]/([.D164]-[.D163])" office:value-type="float" office:value="2938049.63048188" calcext:value-type="float">
            <text:p>2938049.6304818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38664044.11677" calcext:value-type="float">
            <text:p>1438664044.11677</text:p>
          </table:table-cell>
          <table:table-cell office:value-type="float" office:value="65632" calcext:value-type="float">
            <text:p>65632</text:p>
          </table:table-cell>
          <table:table-cell table:formula="of:=[.B165]-[.B$2]" office:value-type="float" office:value="4.7040011882782" calcext:value-type="float">
            <text:p>4.7040011883</text:p>
          </table:table-cell>
          <table:table-cell table:formula="of:=[.C165]/([.D165]-[.D164])" office:value-type="float" office:value="2945689.33921157" calcext:value-type="float">
            <text:p>2945689.339211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38664044.13916" calcext:value-type="float">
            <text:p>1438664044.13916</text:p>
          </table:table-cell>
          <table:table-cell office:value-type="float" office:value="65632" calcext:value-type="float">
            <text:p>65632</text:p>
          </table:table-cell>
          <table:table-cell table:formula="of:=[.B166]-[.B$2]" office:value-type="float" office:value="4.72639393806458" calcext:value-type="float">
            <text:p>4.7263939381</text:p>
          </table:table-cell>
          <table:table-cell table:formula="of:=[.C166]/([.D166]-[.D165])" office:value-type="float" office:value="2930948.66088882" calcext:value-type="float">
            <text:p>2930948.660888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38664044.16149" calcext:value-type="float">
            <text:p>1438664044.16149</text:p>
          </table:table-cell>
          <table:table-cell office:value-type="float" office:value="65632" calcext:value-type="float">
            <text:p>65632</text:p>
          </table:table-cell>
          <table:table-cell table:formula="of:=[.B167]-[.B$2]" office:value-type="float" office:value="4.74872779846191" calcext:value-type="float">
            <text:p>4.7487277985</text:p>
          </table:table-cell>
          <table:table-cell table:formula="of:=[.C167]/([.D167]-[.D166])" office:value-type="float" office:value="2938676.91623165" calcext:value-type="float">
            <text:p>2938676.916231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38664044.18383" calcext:value-type="float">
            <text:p>1438664044.18383</text:p>
          </table:table-cell>
          <table:table-cell office:value-type="float" office:value="65632" calcext:value-type="float">
            <text:p>65632</text:p>
          </table:table-cell>
          <table:table-cell table:formula="of:=[.B168]-[.B$2]" office:value-type="float" office:value="4.77106237411499" calcext:value-type="float">
            <text:p>4.7710623741</text:p>
          </table:table-cell>
          <table:table-cell table:formula="of:=[.C168]/([.D168]-[.D167])" office:value-type="float" office:value="2938582.8062939" calcext:value-type="float">
            <text:p>2938582.806293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38664044.20614" calcext:value-type="float">
            <text:p>1438664044.20614</text:p>
          </table:table-cell>
          <table:table-cell office:value-type="float" office:value="65632" calcext:value-type="float">
            <text:p>65632</text:p>
          </table:table-cell>
          <table:table-cell table:formula="of:=[.B169]-[.B$2]" office:value-type="float" office:value="4.79337787628174" calcext:value-type="float">
            <text:p>4.7933778763</text:p>
          </table:table-cell>
          <table:table-cell table:formula="of:=[.C169]/([.D169]-[.D168])" office:value-type="float" office:value="2941094.46919806" calcext:value-type="float">
            <text:p>2941094.469198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38664044.22849" calcext:value-type="float">
            <text:p>1438664044.22849</text:p>
          </table:table-cell>
          <table:table-cell office:value-type="float" office:value="65632" calcext:value-type="float">
            <text:p>65632</text:p>
          </table:table-cell>
          <table:table-cell table:formula="of:=[.B170]-[.B$2]" office:value-type="float" office:value="4.81573033332825" calcext:value-type="float">
            <text:p>4.8157303333</text:p>
          </table:table-cell>
          <table:table-cell table:formula="of:=[.C170]/([.D170]-[.D169])" office:value-type="float" office:value="2936232.01527418" calcext:value-type="float">
            <text:p>2936232.015274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38664044.25086" calcext:value-type="float">
            <text:p>1438664044.25086</text:p>
          </table:table-cell>
          <table:table-cell office:value-type="float" office:value="65632" calcext:value-type="float">
            <text:p>65632</text:p>
          </table:table-cell>
          <table:table-cell table:formula="of:=[.B171]-[.B$2]" office:value-type="float" office:value="4.83809232711792" calcext:value-type="float">
            <text:p>4.8380923271</text:p>
          </table:table-cell>
          <table:table-cell table:formula="of:=[.C171]/([.D171]-[.D170])" office:value-type="float" office:value="2934979.79729831" calcext:value-type="float">
            <text:p>2934979.797298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38664044.27322" calcext:value-type="float">
            <text:p>1438664044.27322</text:p>
          </table:table-cell>
          <table:table-cell office:value-type="float" office:value="65632" calcext:value-type="float">
            <text:p>65632</text:p>
          </table:table-cell>
          <table:table-cell table:formula="of:=[.B172]-[.B$2]" office:value-type="float" office:value="4.86045408248901" calcext:value-type="float">
            <text:p>4.8604540825</text:p>
          </table:table-cell>
          <table:table-cell table:formula="of:=[.C172]/([.D172]-[.D171])" office:value-type="float" office:value="2935011.08973047" calcext:value-type="float">
            <text:p>2935011.0897304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38664044.29554" calcext:value-type="float">
            <text:p>1438664044.29554</text:p>
          </table:table-cell>
          <table:table-cell office:value-type="float" office:value="65632" calcext:value-type="float">
            <text:p>65632</text:p>
          </table:table-cell>
          <table:table-cell table:formula="of:=[.B173]-[.B$2]" office:value-type="float" office:value="4.88277649879456" calcext:value-type="float">
            <text:p>4.8827764988</text:p>
          </table:table-cell>
          <table:table-cell table:formula="of:=[.C173]/([.D173]-[.D172])" office:value-type="float" office:value="2940183.49544469" calcext:value-type="float">
            <text:p>2940183.495444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38664044.31793" calcext:value-type="float">
            <text:p>1438664044.31793</text:p>
          </table:table-cell>
          <table:table-cell office:value-type="float" office:value="65632" calcext:value-type="float">
            <text:p>65632</text:p>
          </table:table-cell>
          <table:table-cell table:formula="of:=[.B174]-[.B$2]" office:value-type="float" office:value="4.9051661491394" calcext:value-type="float">
            <text:p>4.9051661491</text:p>
          </table:table-cell>
          <table:table-cell table:formula="of:=[.C174]/([.D174]-[.D173])" office:value-type="float" office:value="2931354.39764027" calcext:value-type="float">
            <text:p>2931354.397640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38664044.34031" calcext:value-type="float">
            <text:p>1438664044.34031</text:p>
          </table:table-cell>
          <table:table-cell office:value-type="float" office:value="65632" calcext:value-type="float">
            <text:p>65632</text:p>
          </table:table-cell>
          <table:table-cell table:formula="of:=[.B175]-[.B$2]" office:value-type="float" office:value="4.92754244804382" calcext:value-type="float">
            <text:p>4.927542448</text:p>
          </table:table-cell>
          <table:table-cell table:formula="of:=[.C175]/([.D175]-[.D174])" office:value-type="float" office:value="2933103.47168444" calcext:value-type="float">
            <text:p>2933103.4716844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38664044.3627" calcext:value-type="float">
            <text:p>1438664044.3627</text:p>
          </table:table-cell>
          <table:table-cell office:value-type="float" office:value="65632" calcext:value-type="float">
            <text:p>65632</text:p>
          </table:table-cell>
          <table:table-cell table:formula="of:=[.B176]-[.B$2]" office:value-type="float" office:value="4.94993400573731" calcext:value-type="float">
            <text:p>4.9499340057</text:p>
          </table:table-cell>
          <table:table-cell table:formula="of:=[.C176]/([.D176]-[.D175])" office:value-type="float" office:value="2931104.70019272" calcext:value-type="float">
            <text:p>2931104.700192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38664044.38507" calcext:value-type="float">
            <text:p>1438664044.38507</text:p>
          </table:table-cell>
          <table:table-cell office:value-type="float" office:value="65632" calcext:value-type="float">
            <text:p>65632</text:p>
          </table:table-cell>
          <table:table-cell table:formula="of:=[.B177]-[.B$2]" office:value-type="float" office:value="4.97230792045593" calcext:value-type="float">
            <text:p>4.9723079205</text:p>
          </table:table-cell>
          <table:table-cell table:formula="of:=[.C177]/([.D177]-[.D176])" office:value-type="float" office:value="2933416.02600087" calcext:value-type="float">
            <text:p>2933416.0260008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38664044.40745" calcext:value-type="float">
            <text:p>1438664044.40745</text:p>
          </table:table-cell>
          <table:table-cell office:value-type="float" office:value="65632" calcext:value-type="float">
            <text:p>65632</text:p>
          </table:table-cell>
          <table:table-cell table:formula="of:=[.B178]-[.B$2]" office:value-type="float" office:value="4.99468851089478" calcext:value-type="float">
            <text:p>4.9946885109</text:p>
          </table:table-cell>
          <table:table-cell table:formula="of:=[.C178]/([.D178]-[.D177])" office:value-type="float" office:value="2932541.04172748" calcext:value-type="float">
            <text:p>2932541.0417274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38664044.4298" calcext:value-type="float">
            <text:p>1438664044.4298</text:p>
          </table:table-cell>
          <table:table-cell office:value-type="float" office:value="65632" calcext:value-type="float">
            <text:p>65632</text:p>
          </table:table-cell>
          <table:table-cell table:formula="of:=[.B179]-[.B$2]" office:value-type="float" office:value="5.0170328617096" calcext:value-type="float">
            <text:p>5.0170328617</text:p>
          </table:table-cell>
          <table:table-cell table:formula="of:=[.C179]/([.D179]-[.D178])" office:value-type="float" office:value="2937297.24098635" calcext:value-type="float">
            <text:p>2937297.2409863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38664044.45216" calcext:value-type="float">
            <text:p>1438664044.45216</text:p>
          </table:table-cell>
          <table:table-cell office:value-type="float" office:value="65632" calcext:value-type="float">
            <text:p>65632</text:p>
          </table:table-cell>
          <table:table-cell table:formula="of:=[.B180]-[.B$2]" office:value-type="float" office:value="5.03939151763916" calcext:value-type="float">
            <text:p>5.0393915176</text:p>
          </table:table-cell>
          <table:table-cell table:formula="of:=[.C180]/([.D180]-[.D179])" office:value-type="float" office:value="2935417.95207882" calcext:value-type="float">
            <text:p>2935417.952078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38664044.47448" calcext:value-type="float">
            <text:p>1438664044.47448</text:p>
          </table:table-cell>
          <table:table-cell office:value-type="float" office:value="65632" calcext:value-type="float">
            <text:p>65632</text:p>
          </table:table-cell>
          <table:table-cell table:formula="of:=[.B181]-[.B$2]" office:value-type="float" office:value="5.06171488761902" calcext:value-type="float">
            <text:p>5.0617148876</text:p>
          </table:table-cell>
          <table:table-cell table:formula="of:=[.C181]/([.D181]-[.D180])" office:value-type="float" office:value="2940057.88817806" calcext:value-type="float">
            <text:p>2940057.888178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38664044.49683" calcext:value-type="float">
            <text:p>1438664044.49683</text:p>
          </table:table-cell>
          <table:table-cell office:value-type="float" office:value="65632" calcext:value-type="float">
            <text:p>65632</text:p>
          </table:table-cell>
          <table:table-cell table:formula="of:=[.B182]-[.B$2]" office:value-type="float" office:value="5.08406257629395" calcext:value-type="float">
            <text:p>5.0840625763</text:p>
          </table:table-cell>
          <table:table-cell table:formula="of:=[.C182]/([.D182]-[.D181])" office:value-type="float" office:value="2936858.52504454" calcext:value-type="float">
            <text:p>2936858.525044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38664044.51921" calcext:value-type="float">
            <text:p>1438664044.51921</text:p>
          </table:table-cell>
          <table:table-cell office:value-type="float" office:value="65632" calcext:value-type="float">
            <text:p>65632</text:p>
          </table:table-cell>
          <table:table-cell table:formula="of:=[.B183]-[.B$2]" office:value-type="float" office:value="5.10644769668579" calcext:value-type="float">
            <text:p>5.1064476967</text:p>
          </table:table-cell>
          <table:table-cell table:formula="of:=[.C183]/([.D183]-[.D182])" office:value-type="float" office:value="2931947.59961657" calcext:value-type="float">
            <text:p>2931947.5996165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38664044.54154" calcext:value-type="float">
            <text:p>1438664044.54154</text:p>
          </table:table-cell>
          <table:table-cell office:value-type="float" office:value="65632" calcext:value-type="float">
            <text:p>65632</text:p>
          </table:table-cell>
          <table:table-cell table:formula="of:=[.B184]-[.B$2]" office:value-type="float" office:value="5.12877750396729" calcext:value-type="float">
            <text:p>5.128777504</text:p>
          </table:table-cell>
          <table:table-cell table:formula="of:=[.C184]/([.D184]-[.D183])" office:value-type="float" office:value="2939210.31975912" calcext:value-type="float">
            <text:p>2939210.319759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38664044.5639" calcext:value-type="float">
            <text:p>1438664044.5639</text:p>
          </table:table-cell>
          <table:table-cell office:value-type="float" office:value="65632" calcext:value-type="float">
            <text:p>65632</text:p>
          </table:table-cell>
          <table:table-cell table:formula="of:=[.B185]-[.B$2]" office:value-type="float" office:value="5.15113401412964" calcext:value-type="float">
            <text:p>5.1511340141</text:p>
          </table:table-cell>
          <table:table-cell table:formula="of:=[.C185]/([.D185]-[.D184])" office:value-type="float" office:value="2935699.69209769" calcext:value-type="float">
            <text:p>2935699.6920976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8664044.5863" calcext:value-type="float">
            <text:p>1438664044.5863</text:p>
          </table:table-cell>
          <table:table-cell office:value-type="float" office:value="65632" calcext:value-type="float">
            <text:p>65632</text:p>
          </table:table-cell>
          <table:table-cell table:formula="of:=[.B186]-[.B$2]" office:value-type="float" office:value="5.17353224754334" calcext:value-type="float">
            <text:p>5.1735322475</text:p>
          </table:table-cell>
          <table:table-cell table:formula="of:=[.C186]/([.D186]-[.D185])" office:value-type="float" office:value="2930231.0940231" calcext:value-type="float">
            <text:p>2930231.09402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38664044.60866" calcext:value-type="float">
            <text:p>1438664044.60866</text:p>
          </table:table-cell>
          <table:table-cell office:value-type="float" office:value="65632" calcext:value-type="float">
            <text:p>65632</text:p>
          </table:table-cell>
          <table:table-cell table:formula="of:=[.B187]-[.B$2]" office:value-type="float" office:value="5.19589829444885" calcext:value-type="float">
            <text:p>5.1958982944</text:p>
          </table:table-cell>
          <table:table-cell table:formula="of:=[.C187]/([.D187]-[.D186])" office:value-type="float" office:value="2934447.92802473" calcext:value-type="float">
            <text:p>2934447.928024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38664044.63101" calcext:value-type="float">
            <text:p>1438664044.63101</text:p>
          </table:table-cell>
          <table:table-cell office:value-type="float" office:value="65632" calcext:value-type="float">
            <text:p>65632</text:p>
          </table:table-cell>
          <table:table-cell table:formula="of:=[.B188]-[.B$2]" office:value-type="float" office:value="5.21824216842651" calcext:value-type="float">
            <text:p>5.2182421684</text:p>
          </table:table-cell>
          <table:table-cell table:formula="of:=[.C188]/([.D188]-[.D187])" office:value-type="float" office:value="2937359.9253924" calcext:value-type="float">
            <text:p>2937359.92539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38664044.65334" calcext:value-type="float">
            <text:p>1438664044.65334</text:p>
          </table:table-cell>
          <table:table-cell office:value-type="float" office:value="65632" calcext:value-type="float">
            <text:p>65632</text:p>
          </table:table-cell>
          <table:table-cell table:formula="of:=[.B189]-[.B$2]" office:value-type="float" office:value="5.24057078361511" calcext:value-type="float">
            <text:p>5.2405707836</text:p>
          </table:table-cell>
          <table:table-cell table:formula="of:=[.C189]/([.D189]-[.D188])" office:value-type="float" office:value="2939367.24000299" calcext:value-type="float">
            <text:p>2939367.240002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38664044.67567" calcext:value-type="float">
            <text:p>1438664044.67567</text:p>
          </table:table-cell>
          <table:table-cell office:value-type="float" office:value="65632" calcext:value-type="float">
            <text:p>65632</text:p>
          </table:table-cell>
          <table:table-cell table:formula="of:=[.B190]-[.B$2]" office:value-type="float" office:value="5.26290249824524" calcext:value-type="float">
            <text:p>5.2629024982</text:p>
          </table:table-cell>
          <table:table-cell table:formula="of:=[.C190]/([.D190]-[.D189])" office:value-type="float" office:value="2938959.28221553" calcext:value-type="float">
            <text:p>2938959.282215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38664044.698" calcext:value-type="float">
            <text:p>1438664044.698</text:p>
          </table:table-cell>
          <table:table-cell office:value-type="float" office:value="65632" calcext:value-type="float">
            <text:p>65632</text:p>
          </table:table-cell>
          <table:table-cell table:formula="of:=[.B191]-[.B$2]" office:value-type="float" office:value="5.28523111343384" calcext:value-type="float">
            <text:p>5.2852311134</text:p>
          </table:table-cell>
          <table:table-cell table:formula="of:=[.C191]/([.D191]-[.D190])" office:value-type="float" office:value="2939367.24000299" calcext:value-type="float">
            <text:p>2939367.240002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38664044.72034" calcext:value-type="float">
            <text:p>1438664044.72034</text:p>
          </table:table-cell>
          <table:table-cell office:value-type="float" office:value="65632" calcext:value-type="float">
            <text:p>65632</text:p>
          </table:table-cell>
          <table:table-cell table:formula="of:=[.B192]-[.B$2]" office:value-type="float" office:value="5.30757522583008" calcext:value-type="float">
            <text:p>5.3075752258</text:p>
          </table:table-cell>
          <table:table-cell table:formula="of:=[.C192]/([.D192]-[.D191])" office:value-type="float" office:value="2937328.58285495" calcext:value-type="float">
            <text:p>2937328.5828549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38664044.74267" calcext:value-type="float">
            <text:p>1438664044.74267</text:p>
          </table:table-cell>
          <table:table-cell office:value-type="float" office:value="65632" calcext:value-type="float">
            <text:p>65632</text:p>
          </table:table-cell>
          <table:table-cell table:formula="of:=[.B193]-[.B$2]" office:value-type="float" office:value="5.32990288734436" calcext:value-type="float">
            <text:p>5.3299028873</text:p>
          </table:table-cell>
          <table:table-cell table:formula="of:=[.C193]/([.D193]-[.D192])" office:value-type="float" office:value="2939492.78826255" calcext:value-type="float">
            <text:p>2939492.7882625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38664044.76497" calcext:value-type="float">
            <text:p>1438664044.76497</text:p>
          </table:table-cell>
          <table:table-cell office:value-type="float" office:value="65632" calcext:value-type="float">
            <text:p>65632</text:p>
          </table:table-cell>
          <table:table-cell table:formula="of:=[.B194]-[.B$2]" office:value-type="float" office:value="5.35220432281494" calcext:value-type="float">
            <text:p>5.3522043228</text:p>
          </table:table-cell>
          <table:table-cell table:formula="of:=[.C194]/([.D194]-[.D193])" office:value-type="float" office:value="2942949.57320476" calcext:value-type="float">
            <text:p>2942949.573204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38664044.78732" calcext:value-type="float">
            <text:p>1438664044.78732</text:p>
          </table:table-cell>
          <table:table-cell office:value-type="float" office:value="65632" calcext:value-type="float">
            <text:p>65632</text:p>
          </table:table-cell>
          <table:table-cell table:formula="of:=[.B195]-[.B$2]" office:value-type="float" office:value="5.37455630302429" calcext:value-type="float">
            <text:p>5.374556303</text:p>
          </table:table-cell>
          <table:table-cell table:formula="of:=[.C195]/([.D195]-[.D194])" office:value-type="float" office:value="2936294.65422235" calcext:value-type="float">
            <text:p>2936294.654222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38664044.80965" calcext:value-type="float">
            <text:p>1438664044.80965</text:p>
          </table:table-cell>
          <table:table-cell office:value-type="float" office:value="65632" calcext:value-type="float">
            <text:p>65632</text:p>
          </table:table-cell>
          <table:table-cell table:formula="of:=[.B196]-[.B$2]" office:value-type="float" office:value="5.39688801765442" calcext:value-type="float">
            <text:p>5.3968880177</text:p>
          </table:table-cell>
          <table:table-cell table:formula="of:=[.C196]/([.D196]-[.D195])" office:value-type="float" office:value="2938959.28221553" calcext:value-type="float">
            <text:p>2938959.282215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38664044.83201" calcext:value-type="float">
            <text:p>1438664044.83201</text:p>
          </table:table-cell>
          <table:table-cell office:value-type="float" office:value="65632" calcext:value-type="float">
            <text:p>65632</text:p>
          </table:table-cell>
          <table:table-cell table:formula="of:=[.B197]-[.B$2]" office:value-type="float" office:value="5.41924571990967" calcext:value-type="float">
            <text:p>5.4192457199</text:p>
          </table:table-cell>
          <table:table-cell table:formula="of:=[.C197]/([.D197]-[.D196])" office:value-type="float" office:value="2935543.16318848" calcext:value-type="float">
            <text:p>2935543.163188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38664044.85434" calcext:value-type="float">
            <text:p>1438664044.85434</text:p>
          </table:table-cell>
          <table:table-cell office:value-type="float" office:value="65632" calcext:value-type="float">
            <text:p>65632</text:p>
          </table:table-cell>
          <table:table-cell table:formula="of:=[.B198]-[.B$2]" office:value-type="float" office:value="5.44157409667969" calcext:value-type="float">
            <text:p>5.4415740967</text:p>
          </table:table-cell>
          <table:table-cell table:formula="of:=[.C198]/([.D198]-[.D197])" office:value-type="float" office:value="2939398.62606244" calcext:value-type="float">
            <text:p>2939398.626062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38664044.87668" calcext:value-type="float">
            <text:p>1438664044.87668</text:p>
          </table:table-cell>
          <table:table-cell office:value-type="float" office:value="65632" calcext:value-type="float">
            <text:p>65632</text:p>
          </table:table-cell>
          <table:table-cell table:formula="of:=[.B199]-[.B$2]" office:value-type="float" office:value="5.46391916275024" calcext:value-type="float">
            <text:p>5.4639191628</text:p>
          </table:table-cell>
          <table:table-cell table:formula="of:=[.C199]/([.D199]-[.D198])" office:value-type="float" office:value="2937203.21939353" calcext:value-type="float">
            <text:p>2937203.2193935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38664044.89902" calcext:value-type="float">
            <text:p>1438664044.89902</text:p>
          </table:table-cell>
          <table:table-cell office:value-type="float" office:value="65632" calcext:value-type="float">
            <text:p>65632</text:p>
          </table:table-cell>
          <table:table-cell table:formula="of:=[.B200]-[.B$2]" office:value-type="float" office:value="5.48625993728638" calcext:value-type="float">
            <text:p>5.4862599373</text:p>
          </table:table-cell>
          <table:table-cell table:formula="of:=[.C200]/([.D200]-[.D199])" office:value-type="float" office:value="2937767.43925553" calcext:value-type="float">
            <text:p>2937767.4392555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38664044.92138" calcext:value-type="float">
            <text:p>1438664044.92138</text:p>
          </table:table-cell>
          <table:table-cell office:value-type="float" office:value="65632" calcext:value-type="float">
            <text:p>65632</text:p>
          </table:table-cell>
          <table:table-cell table:formula="of:=[.B201]-[.B$2]" office:value-type="float" office:value="5.50861740112305" calcext:value-type="float">
            <text:p>5.5086174011</text:p>
          </table:table-cell>
          <table:table-cell table:formula="of:=[.C201]/([.D201]-[.D200])" office:value-type="float" office:value="2935574.46763495" calcext:value-type="float">
            <text:p>2935574.4676349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38664044.94372" calcext:value-type="float">
            <text:p>1438664044.94372</text:p>
          </table:table-cell>
          <table:table-cell office:value-type="float" office:value="65632" calcext:value-type="float">
            <text:p>65632</text:p>
          </table:table-cell>
          <table:table-cell table:formula="of:=[.B202]-[.B$2]" office:value-type="float" office:value="5.53095078468323" calcext:value-type="float">
            <text:p>5.5309507847</text:p>
          </table:table-cell>
          <table:table-cell table:formula="of:=[.C202]/([.D202]-[.D201])" office:value-type="float" office:value="2938739.65953903" calcext:value-type="float">
            <text:p>2938739.659539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38664044.96606" calcext:value-type="float">
            <text:p>1438664044.96606</text:p>
          </table:table-cell>
          <table:table-cell office:value-type="float" office:value="65632" calcext:value-type="float">
            <text:p>65632</text:p>
          </table:table-cell>
          <table:table-cell table:formula="of:=[.B203]-[.B$2]" office:value-type="float" office:value="5.55329203605652" calcext:value-type="float">
            <text:p>5.5532920361</text:p>
          </table:table-cell>
          <table:table-cell table:formula="of:=[.C203]/([.D203]-[.D202])" office:value-type="float" office:value="2937704.73745545" calcext:value-type="float">
            <text:p>2937704.737455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38664044.98838" calcext:value-type="float">
            <text:p>1438664044.98838</text:p>
          </table:table-cell>
          <table:table-cell office:value-type="float" office:value="65632" calcext:value-type="float">
            <text:p>65632</text:p>
          </table:table-cell>
          <table:table-cell table:formula="of:=[.B204]-[.B$2]" office:value-type="float" office:value="5.57561898231506" calcext:value-type="float">
            <text:p>5.5756189823</text:p>
          </table:table-cell>
          <table:table-cell table:formula="of:=[.C204]/([.D204]-[.D203])" office:value-type="float" office:value="2939586.95649574" calcext:value-type="float">
            <text:p>2939586.956495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38664045.00971" calcext:value-type="float">
            <text:p>1438664045.00971</text:p>
          </table:table-cell>
          <table:table-cell office:value-type="float" office:value="65632" calcext:value-type="float">
            <text:p>65632</text:p>
          </table:table-cell>
          <table:table-cell table:formula="of:=[.B205]-[.B$2]" office:value-type="float" office:value="5.59694147109985" calcext:value-type="float">
            <text:p>5.5969414711</text:p>
          </table:table-cell>
          <table:table-cell table:formula="of:=[.C205]/([.D205]-[.D204])" office:value-type="float" office:value="3078064.69790793" calcext:value-type="float">
            <text:p>3078064.6979079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38664045.03003" calcext:value-type="float">
            <text:p>1438664045.03003</text:p>
          </table:table-cell>
          <table:table-cell office:value-type="float" office:value="65632" calcext:value-type="float">
            <text:p>65632</text:p>
          </table:table-cell>
          <table:table-cell table:formula="of:=[.B206]-[.B$2]" office:value-type="float" office:value="5.61726999282837" calcext:value-type="float">
            <text:p>5.6172699928</text:p>
          </table:table-cell>
          <table:table-cell table:formula="of:=[.C206]/([.D206]-[.D205])" office:value-type="float" office:value="3228567.27491086" calcext:value-type="float">
            <text:p>3228567.2749108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38664045.05041" calcext:value-type="float">
            <text:p>1438664045.05041</text:p>
          </table:table-cell>
          <table:table-cell office:value-type="float" office:value="65632" calcext:value-type="float">
            <text:p>65632</text:p>
          </table:table-cell>
          <table:table-cell table:formula="of:=[.B207]-[.B$2]" office:value-type="float" office:value="5.63764977455139" calcext:value-type="float">
            <text:p>5.6376497746</text:p>
          </table:table-cell>
          <table:table-cell table:formula="of:=[.C207]/([.D207]-[.D206])" office:value-type="float" office:value="3220446.66091087" calcext:value-type="float">
            <text:p>3220446.660910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38664045.0708" calcext:value-type="float">
            <text:p>1438664045.0708</text:p>
          </table:table-cell>
          <table:table-cell office:value-type="float" office:value="65632" calcext:value-type="float">
            <text:p>65632</text:p>
          </table:table-cell>
          <table:table-cell table:formula="of:=[.B208]-[.B$2]" office:value-type="float" office:value="5.65803050994873" calcext:value-type="float">
            <text:p>5.6580305099</text:p>
          </table:table-cell>
          <table:table-cell table:formula="of:=[.C208]/([.D208]-[.D207])" office:value-type="float" office:value="3220295.96677702" calcext:value-type="float">
            <text:p>3220295.966777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38664045.09114" calcext:value-type="float">
            <text:p>1438664045.09114</text:p>
          </table:table-cell>
          <table:table-cell office:value-type="float" office:value="65632" calcext:value-type="float">
            <text:p>65632</text:p>
          </table:table-cell>
          <table:table-cell table:formula="of:=[.B209]-[.B$2]" office:value-type="float" office:value="5.67837643623352" calcext:value-type="float">
            <text:p>5.6783764362</text:p>
          </table:table-cell>
          <table:table-cell table:formula="of:=[.C209]/([.D209]-[.D208])" office:value-type="float" office:value="3225805.45517185" calcext:value-type="float">
            <text:p>3225805.4551718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38664045.11147" calcext:value-type="float">
            <text:p>1438664045.11147</text:p>
          </table:table-cell>
          <table:table-cell office:value-type="float" office:value="65632" calcext:value-type="float">
            <text:p>65632</text:p>
          </table:table-cell>
          <table:table-cell table:formula="of:=[.B210]-[.B$2]" office:value-type="float" office:value="5.69870257377625" calcext:value-type="float">
            <text:p>5.6987025738</text:p>
          </table:table-cell>
          <table:table-cell table:formula="of:=[.C210]/([.D210]-[.D209])" office:value-type="float" office:value="3228945.97471086" calcext:value-type="float">
            <text:p>3228945.974710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38664045.13186" calcext:value-type="float">
            <text:p>1438664045.13186</text:p>
          </table:table-cell>
          <table:table-cell office:value-type="float" office:value="65632" calcext:value-type="float">
            <text:p>65632</text:p>
          </table:table-cell>
          <table:table-cell table:formula="of:=[.B211]-[.B$2]" office:value-type="float" office:value="5.71909070014954" calcext:value-type="float">
            <text:p>5.7190907001</text:p>
          </table:table-cell>
          <table:table-cell table:formula="of:=[.C211]/([.D211]-[.D210])" office:value-type="float" office:value="3219128.56524078" calcext:value-type="float">
            <text:p>3219128.565240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38664045.15231" calcext:value-type="float">
            <text:p>1438664045.15231</text:p>
          </table:table-cell>
          <table:table-cell office:value-type="float" office:value="65632" calcext:value-type="float">
            <text:p>65632</text:p>
          </table:table-cell>
          <table:table-cell table:formula="of:=[.B212]-[.B$2]" office:value-type="float" office:value="5.73954057693481" calcext:value-type="float">
            <text:p>5.7395405769</text:p>
          </table:table-cell>
          <table:table-cell table:formula="of:=[.C212]/([.D212]-[.D211])" office:value-type="float" office:value="3209408.09028482" calcext:value-type="float">
            <text:p>3209408.090284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38664045.17258" calcext:value-type="float">
            <text:p>1438664045.17258</text:p>
          </table:table-cell>
          <table:table-cell office:value-type="float" office:value="65632" calcext:value-type="float">
            <text:p>65632</text:p>
          </table:table-cell>
          <table:table-cell table:formula="of:=[.B213]-[.B$2]" office:value-type="float" office:value="5.75982022285461" calcext:value-type="float">
            <text:p>5.7598202229</text:p>
          </table:table-cell>
          <table:table-cell table:formula="of:=[.C213]/([.D213]-[.D212])" office:value-type="float" office:value="3236348.41848599" calcext:value-type="float">
            <text:p>3236348.4184859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38664045.19288" calcext:value-type="float">
            <text:p>1438664045.19288</text:p>
          </table:table-cell>
          <table:table-cell office:value-type="float" office:value="65632" calcext:value-type="float">
            <text:p>65632</text:p>
          </table:table-cell>
          <table:table-cell table:formula="of:=[.B214]-[.B$2]" office:value-type="float" office:value="5.78011846542358" calcext:value-type="float">
            <text:p>5.7801184654</text:p>
          </table:table-cell>
          <table:table-cell table:formula="of:=[.C214]/([.D214]-[.D213])" office:value-type="float" office:value="3233383.37183598" calcext:value-type="float">
            <text:p>3233383.371835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38664045.21318" calcext:value-type="float">
            <text:p>1438664045.21318</text:p>
          </table:table-cell>
          <table:table-cell office:value-type="float" office:value="65632" calcext:value-type="float">
            <text:p>65632</text:p>
          </table:table-cell>
          <table:table-cell table:formula="of:=[.B215]-[.B$2]" office:value-type="float" office:value="5.80041527748108" calcext:value-type="float">
            <text:p>5.8004152775</text:p>
          </table:table-cell>
          <table:table-cell table:formula="of:=[.C215]/([.D215]-[.D214])" office:value-type="float" office:value="3233611.2594472" calcext:value-type="float">
            <text:p>3233611.259447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38664045.23352" calcext:value-type="float">
            <text:p>1438664045.23352</text:p>
          </table:table-cell>
          <table:table-cell office:value-type="float" office:value="65632" calcext:value-type="float">
            <text:p>65632</text:p>
          </table:table-cell>
          <table:table-cell table:formula="of:=[.B216]-[.B$2]" office:value-type="float" office:value="5.8207573890686" calcext:value-type="float">
            <text:p>5.8207573891</text:p>
          </table:table-cell>
          <table:table-cell table:formula="of:=[.C216]/([.D216]-[.D215])" office:value-type="float" office:value="3226410.3811254" calcext:value-type="float">
            <text:p>3226410.381125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38664045.25388" calcext:value-type="float">
            <text:p>1438664045.25388</text:p>
          </table:table-cell>
          <table:table-cell office:value-type="float" office:value="65632" calcext:value-type="float">
            <text:p>65632</text:p>
          </table:table-cell>
          <table:table-cell table:formula="of:=[.B217]-[.B$2]" office:value-type="float" office:value="5.84111475944519" calcext:value-type="float">
            <text:p>5.8411147594</text:p>
          </table:table-cell>
          <table:table-cell table:formula="of:=[.C217]/([.D217]-[.D216])" office:value-type="float" office:value="3223992.037571" calcext:value-type="float">
            <text:p>3223992.0375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38664045.27414" calcext:value-type="float">
            <text:p>1438664045.27414</text:p>
          </table:table-cell>
          <table:table-cell office:value-type="float" office:value="65632" calcext:value-type="float">
            <text:p>65632</text:p>
          </table:table-cell>
          <table:table-cell table:formula="of:=[.B218]-[.B$2]" office:value-type="float" office:value="5.8613772392273" calcext:value-type="float">
            <text:p>5.8613772392</text:p>
          </table:table-cell>
          <table:table-cell table:formula="of:=[.C218]/([.D218]-[.D217])" office:value-type="float" office:value="3239090.21530352" calcext:value-type="float">
            <text:p>3239090.215303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38664045.29449" calcext:value-type="float">
            <text:p>1438664045.29449</text:p>
          </table:table-cell>
          <table:table-cell office:value-type="float" office:value="65632" calcext:value-type="float">
            <text:p>65632</text:p>
          </table:table-cell>
          <table:table-cell table:formula="of:=[.B219]-[.B$2]" office:value-type="float" office:value="5.88172316551209" calcext:value-type="float">
            <text:p>5.8817231655</text:p>
          </table:table-cell>
          <table:table-cell table:formula="of:=[.C219]/([.D219]-[.D218])" office:value-type="float" office:value="3225805.45517185" calcext:value-type="float">
            <text:p>3225805.4551718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38664045.31477" calcext:value-type="float">
            <text:p>1438664045.31477</text:p>
          </table:table-cell>
          <table:table-cell office:value-type="float" office:value="65632" calcext:value-type="float">
            <text:p>65632</text:p>
          </table:table-cell>
          <table:table-cell table:formula="of:=[.B220]-[.B$2]" office:value-type="float" office:value="5.90200114250183" calcext:value-type="float">
            <text:p>5.9020011425</text:p>
          </table:table-cell>
          <table:table-cell table:formula="of:=[.C220]/([.D220]-[.D219])" office:value-type="float" office:value="3236614.77834736" calcext:value-type="float">
            <text:p>3236614.778347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38664045.33511" calcext:value-type="float">
            <text:p>1438664045.33511</text:p>
          </table:table-cell>
          <table:table-cell office:value-type="float" office:value="65632" calcext:value-type="float">
            <text:p>65632</text:p>
          </table:table-cell>
          <table:table-cell table:formula="of:=[.B221]-[.B$2]" office:value-type="float" office:value="5.92234182357788" calcext:value-type="float">
            <text:p>5.9223418236</text:p>
          </table:table-cell>
          <table:table-cell table:formula="of:=[.C221]/([.D221]-[.D220])" office:value-type="float" office:value="3226637.2868546" calcext:value-type="float">
            <text:p>3226637.286854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38664045.35544" calcext:value-type="float">
            <text:p>1438664045.35544</text:p>
          </table:table-cell>
          <table:table-cell office:value-type="float" office:value="65632" calcext:value-type="float">
            <text:p>65632</text:p>
          </table:table-cell>
          <table:table-cell table:formula="of:=[.B222]-[.B$2]" office:value-type="float" office:value="5.94267725944519" calcext:value-type="float">
            <text:p>5.9426772594</text:p>
          </table:table-cell>
          <table:table-cell table:formula="of:=[.C222]/([.D222]-[.D221])" office:value-type="float" office:value="3227469.54765338" calcext:value-type="float">
            <text:p>3227469.5476533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38664045.37578" calcext:value-type="float">
            <text:p>1438664045.37578</text:p>
          </table:table-cell>
          <table:table-cell office:value-type="float" office:value="65632" calcext:value-type="float">
            <text:p>65632</text:p>
          </table:table-cell>
          <table:table-cell table:formula="of:=[.B223]-[.B$2]" office:value-type="float" office:value="5.96301579475403" calcext:value-type="float">
            <text:p>5.9630157948</text:p>
          </table:table-cell>
          <table:table-cell table:formula="of:=[.C223]/([.D223]-[.D222])" office:value-type="float" office:value="3226977.70529623" calcext:value-type="float">
            <text:p>3226977.7052962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38664045.39611" calcext:value-type="float">
            <text:p>1438664045.39611</text:p>
          </table:table-cell>
          <table:table-cell office:value-type="float" office:value="65632" calcext:value-type="float">
            <text:p>65632</text:p>
          </table:table-cell>
          <table:table-cell table:formula="of:=[.B224]-[.B$2]" office:value-type="float" office:value="5.98334908485413" calcext:value-type="float">
            <text:p>5.9833490849</text:p>
          </table:table-cell>
          <table:table-cell table:formula="of:=[.C224]/([.D224]-[.D223])" office:value-type="float" office:value="3227810.14173819" calcext:value-type="float">
            <text:p>3227810.141738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38664045.41643" calcext:value-type="float">
            <text:p>1438664045.41643</text:p>
          </table:table-cell>
          <table:table-cell office:value-type="float" office:value="65632" calcext:value-type="float">
            <text:p>65632</text:p>
          </table:table-cell>
          <table:table-cell table:formula="of:=[.B225]-[.B$2]" office:value-type="float" office:value="6.00366115570068" calcext:value-type="float">
            <text:p>6.0036611557</text:p>
          </table:table-cell>
          <table:table-cell table:formula="of:=[.C225]/([.D225]-[.D224])" office:value-type="float" office:value="3231182.1131287" calcext:value-type="float">
            <text:p>3231182.113128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38664045.43675" calcext:value-type="float">
            <text:p>1438664045.43675</text:p>
          </table:table-cell>
          <table:table-cell office:value-type="float" office:value="65632" calcext:value-type="float">
            <text:p>65632</text:p>
          </table:table-cell>
          <table:table-cell table:formula="of:=[.B226]-[.B$2]" office:value-type="float" office:value="6.02398037910461" calcext:value-type="float">
            <text:p>6.0239803791</text:p>
          </table:table-cell>
          <table:table-cell table:formula="of:=[.C226]/([.D226]-[.D225])" office:value-type="float" office:value="3230044.70669404" calcext:value-type="float">
            <text:p>3230044.706694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38664045.45772" calcext:value-type="float">
            <text:p>1438664045.45772</text:p>
          </table:table-cell>
          <table:table-cell office:value-type="float" office:value="65632" calcext:value-type="float">
            <text:p>65632</text:p>
          </table:table-cell>
          <table:table-cell table:formula="of:=[.B227]-[.B$2]" office:value-type="float" office:value="6.04495429992676" calcext:value-type="float">
            <text:p>6.0449542999</text:p>
          </table:table-cell>
          <table:table-cell table:formula="of:=[.C227]/([.D227]-[.D226])" office:value-type="float" office:value="3129219.40330336" calcext:value-type="float">
            <text:p>3129219.403303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38664045.47811" calcext:value-type="float">
            <text:p>1438664045.47811</text:p>
          </table:table-cell>
          <table:table-cell office:value-type="float" office:value="65632" calcext:value-type="float">
            <text:p>65632</text:p>
          </table:table-cell>
          <table:table-cell table:formula="of:=[.B228]-[.B$2]" office:value-type="float" office:value="6.06534242630005" calcext:value-type="float">
            <text:p>6.0653424263</text:p>
          </table:table-cell>
          <table:table-cell table:formula="of:=[.C228]/([.D228]-[.D227])" office:value-type="float" office:value="3219128.56524078" calcext:value-type="float">
            <text:p>3219128.565240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38664045.4986" calcext:value-type="float">
            <text:p>1438664045.4986</text:p>
          </table:table-cell>
          <table:table-cell office:value-type="float" office:value="65632" calcext:value-type="float">
            <text:p>65632</text:p>
          </table:table-cell>
          <table:table-cell table:formula="of:=[.B229]-[.B$2]" office:value-type="float" office:value="6.08583545684814" calcext:value-type="float">
            <text:p>6.0858354568</text:p>
          </table:table-cell>
          <table:table-cell table:formula="of:=[.C229]/([.D229]-[.D228])" office:value-type="float" office:value="3202649.79091142" calcext:value-type="float">
            <text:p>3202649.7909114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38664045.51879" calcext:value-type="float">
            <text:p>1438664045.51879</text:p>
          </table:table-cell>
          <table:table-cell office:value-type="float" office:value="65632" calcext:value-type="float">
            <text:p>65632</text:p>
          </table:table-cell>
          <table:table-cell table:formula="of:=[.B230]-[.B$2]" office:value-type="float" office:value="6.10602521896362" calcext:value-type="float">
            <text:p>6.106025219</text:p>
          </table:table-cell>
          <table:table-cell table:formula="of:=[.C230]/([.D230]-[.D229])" office:value-type="float" office:value="3250756.47868496" calcext:value-type="float">
            <text:p>3250756.478684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38664045.53899" calcext:value-type="float">
            <text:p>1438664045.53899</text:p>
          </table:table-cell>
          <table:table-cell office:value-type="float" office:value="65632" calcext:value-type="float">
            <text:p>65632</text:p>
          </table:table-cell>
          <table:table-cell table:formula="of:=[.B231]-[.B$2]" office:value-type="float" office:value="6.12622308731079" calcext:value-type="float">
            <text:p>6.1262230873</text:p>
          </table:table-cell>
          <table:table-cell table:formula="of:=[.C231]/([.D231]-[.D230])" office:value-type="float" office:value="3249451.81698853" calcext:value-type="float">
            <text:p>3249451.816988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38664045.55925" calcext:value-type="float">
            <text:p>1438664045.55925</text:p>
          </table:table-cell>
          <table:table-cell office:value-type="float" office:value="65632" calcext:value-type="float">
            <text:p>65632</text:p>
          </table:table-cell>
          <table:table-cell table:formula="of:=[.B232]-[.B$2]" office:value-type="float" office:value="6.14648246765137" calcext:value-type="float">
            <text:p>6.1464824677</text:p>
          </table:table-cell>
          <table:table-cell table:formula="of:=[.C232]/([.D232]-[.D231])" office:value-type="float" office:value="3239585.75714925" calcext:value-type="float">
            <text:p>3239585.7571492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38664045.57945" calcext:value-type="float">
            <text:p>1438664045.57945</text:p>
          </table:table-cell>
          <table:table-cell office:value-type="float" office:value="65632" calcext:value-type="float">
            <text:p>65632</text:p>
          </table:table-cell>
          <table:table-cell table:formula="of:=[.B233]-[.B$2]" office:value-type="float" office:value="6.1666886806488" calcext:value-type="float">
            <text:p>6.1666886806</text:p>
          </table:table-cell>
          <table:table-cell table:formula="of:=[.C233]/([.D233]-[.D232])" office:value-type="float" office:value="3248109.87632004" calcext:value-type="float">
            <text:p>3248109.876320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38664045.59974" calcext:value-type="float">
            <text:p>1438664045.59974</text:p>
          </table:table-cell>
          <table:table-cell office:value-type="float" office:value="65632" calcext:value-type="float">
            <text:p>65632</text:p>
          </table:table-cell>
          <table:table-cell table:formula="of:=[.B234]-[.B$2]" office:value-type="float" office:value="6.18697333335876" calcext:value-type="float">
            <text:p>6.1869733334</text:p>
          </table:table-cell>
          <table:table-cell table:formula="of:=[.C234]/([.D234]-[.D233])" office:value-type="float" office:value="3235549.60188058" calcext:value-type="float">
            <text:p>3235549.601880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38664045.6201" calcext:value-type="float">
            <text:p>1438664045.6201</text:p>
          </table:table-cell>
          <table:table-cell office:value-type="float" office:value="65632" calcext:value-type="float">
            <text:p>65632</text:p>
          </table:table-cell>
          <table:table-cell table:formula="of:=[.B235]-[.B$2]" office:value-type="float" office:value="6.20733571052551" calcext:value-type="float">
            <text:p>6.2073357105</text:p>
          </table:table-cell>
          <table:table-cell table:formula="of:=[.C235]/([.D235]-[.D234])" office:value-type="float" office:value="3223199.30833899" calcext:value-type="float">
            <text:p>3223199.3083389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38664045.64035" calcext:value-type="float">
            <text:p>1438664045.64035</text:p>
          </table:table-cell>
          <table:table-cell office:value-type="float" office:value="65632" calcext:value-type="float">
            <text:p>65632</text:p>
          </table:table-cell>
          <table:table-cell table:formula="of:=[.B236]-[.B$2]" office:value-type="float" office:value="6.2275812625885" calcext:value-type="float">
            <text:p>6.2275812626</text:p>
          </table:table-cell>
          <table:table-cell table:formula="of:=[.C236]/([.D236]-[.D235])" office:value-type="float" office:value="3241798.48471431" calcext:value-type="float">
            <text:p>3241798.484714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38664045.66058" calcext:value-type="float">
            <text:p>1438664045.66058</text:p>
          </table:table-cell>
          <table:table-cell office:value-type="float" office:value="65632" calcext:value-type="float">
            <text:p>65632</text:p>
          </table:table-cell>
          <table:table-cell table:formula="of:=[.B237]-[.B$2]" office:value-type="float" office:value="6.24781322479248" calcext:value-type="float">
            <text:p>6.2478132248</text:p>
          </table:table-cell>
          <table:table-cell table:formula="of:=[.C237]/([.D237]-[.D236])" office:value-type="float" office:value="3243976.00876748" calcext:value-type="float">
            <text:p>3243976.0087674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38664045.68081" calcext:value-type="float">
            <text:p>1438664045.68081</text:p>
          </table:table-cell>
          <table:table-cell office:value-type="float" office:value="65632" calcext:value-type="float">
            <text:p>65632</text:p>
          </table:table-cell>
          <table:table-cell table:formula="of:=[.B238]-[.B$2]" office:value-type="float" office:value="6.26804733276367" calcext:value-type="float">
            <text:p>6.2680473328</text:p>
          </table:table-cell>
          <table:table-cell table:formula="of:=[.C238]/([.D238]-[.D237])" office:value-type="float" office:value="3243631.99472121" calcext:value-type="float">
            <text:p>3243631.9947212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38664045.70106" calcext:value-type="float">
            <text:p>1438664045.70106</text:p>
          </table:table-cell>
          <table:table-cell office:value-type="float" office:value="65632" calcext:value-type="float">
            <text:p>65632</text:p>
          </table:table-cell>
          <table:table-cell table:formula="of:=[.B239]-[.B$2]" office:value-type="float" office:value="6.28829908370972" calcext:value-type="float">
            <text:p>6.2882990837</text:p>
          </table:table-cell>
          <table:table-cell table:formula="of:=[.C239]/([.D239]-[.D238])" office:value-type="float" office:value="3240806.19867674" calcext:value-type="float">
            <text:p>3240806.1986767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38664045.72127" calcext:value-type="float">
            <text:p>1438664045.72127</text:p>
          </table:table-cell>
          <table:table-cell office:value-type="float" office:value="65632" calcext:value-type="float">
            <text:p>65632</text:p>
          </table:table-cell>
          <table:table-cell table:formula="of:=[.B240]-[.B$2]" office:value-type="float" office:value="6.3085081577301" calcext:value-type="float">
            <text:p>6.3085081577</text:p>
          </table:table-cell>
          <table:table-cell table:formula="of:=[.C240]/([.D240]-[.D239])" office:value-type="float" office:value="3247650.03749277" calcext:value-type="float">
            <text:p>3247650.0374927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38664045.74154" calcext:value-type="float">
            <text:p>1438664045.74154</text:p>
          </table:table-cell>
          <table:table-cell office:value-type="float" office:value="65632" calcext:value-type="float">
            <text:p>65632</text:p>
          </table:table-cell>
          <table:table-cell table:formula="of:=[.B241]-[.B$2]" office:value-type="float" office:value="6.32877683639526" calcext:value-type="float">
            <text:p>6.3287768364</text:p>
          </table:table-cell>
          <table:table-cell table:formula="of:=[.C241]/([.D241]-[.D240])" office:value-type="float" office:value="3238099.58627504" calcext:value-type="float">
            <text:p>3238099.586275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8664045.76179" calcext:value-type="float">
            <text:p>1438664045.76179</text:p>
          </table:table-cell>
          <table:table-cell office:value-type="float" office:value="65632" calcext:value-type="float">
            <text:p>65632</text:p>
          </table:table-cell>
          <table:table-cell table:formula="of:=[.B242]-[.B$2]" office:value-type="float" office:value="6.34902453422546" calcext:value-type="float">
            <text:p>6.3490245342</text:p>
          </table:table-cell>
          <table:table-cell table:formula="of:=[.C242]/([.D242]-[.D241])" office:value-type="float" office:value="3241454.93232852" calcext:value-type="float">
            <text:p>3241454.932328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38664045.78203" calcext:value-type="float">
            <text:p>1438664045.78203</text:p>
          </table:table-cell>
          <table:table-cell office:value-type="float" office:value="65632" calcext:value-type="float">
            <text:p>65632</text:p>
          </table:table-cell>
          <table:table-cell table:formula="of:=[.B243]-[.B$2]" office:value-type="float" office:value="6.36926174163818" calcext:value-type="float">
            <text:p>6.3692617416</text:p>
          </table:table-cell>
          <table:table-cell table:formula="of:=[.C243]/([.D243]-[.D242])" office:value-type="float" office:value="3243135.21433536" calcext:value-type="float">
            <text:p>3243135.214335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38664045.80229" calcext:value-type="float">
            <text:p>1438664045.80229</text:p>
          </table:table-cell>
          <table:table-cell office:value-type="float" office:value="65632" calcext:value-type="float">
            <text:p>65632</text:p>
          </table:table-cell>
          <table:table-cell table:formula="of:=[.B244]-[.B$2]" office:value-type="float" office:value="6.38952112197876" calcext:value-type="float">
            <text:p>6.389521122</text:p>
          </table:table-cell>
          <table:table-cell table:formula="of:=[.C244]/([.D244]-[.D243])" office:value-type="float" office:value="3239585.75714925" calcext:value-type="float">
            <text:p>3239585.757149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38664045.82252" calcext:value-type="float">
            <text:p>1438664045.82252</text:p>
          </table:table-cell>
          <table:table-cell office:value-type="float" office:value="65632" calcext:value-type="float">
            <text:p>65632</text:p>
          </table:table-cell>
          <table:table-cell table:formula="of:=[.B245]-[.B$2]" office:value-type="float" office:value="6.40976023674011" calcext:value-type="float">
            <text:p>6.4097602367</text:p>
          </table:table-cell>
          <table:table-cell table:formula="of:=[.C245]/([.D245]-[.D244])" office:value-type="float" office:value="3242829.57895605" calcext:value-type="float">
            <text:p>3242829.578956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38664045.84279" calcext:value-type="float">
            <text:p>1438664045.84279</text:p>
          </table:table-cell>
          <table:table-cell office:value-type="float" office:value="65632" calcext:value-type="float">
            <text:p>65632</text:p>
          </table:table-cell>
          <table:table-cell table:formula="of:=[.B246]-[.B$2]" office:value-type="float" office:value="6.43002152442932" calcext:value-type="float">
            <text:p>6.4300215244</text:p>
          </table:table-cell>
          <table:table-cell table:formula="of:=[.C246]/([.D246]-[.D245])" office:value-type="float" office:value="3239280.79037914" calcext:value-type="float">
            <text:p>3239280.790379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38664045.86304" calcext:value-type="float">
            <text:p>1438664045.86304</text:p>
          </table:table-cell>
          <table:table-cell office:value-type="float" office:value="65632" calcext:value-type="float">
            <text:p>65632</text:p>
          </table:table-cell>
          <table:table-cell table:formula="of:=[.B247]-[.B$2]" office:value-type="float" office:value="6.45027327537537" calcext:value-type="float">
            <text:p>6.4502732754</text:p>
          </table:table-cell>
          <table:table-cell table:formula="of:=[.C247]/([.D247]-[.D246])" office:value-type="float" office:value="3240806.19867674" calcext:value-type="float">
            <text:p>3240806.198676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8664045.88328" calcext:value-type="float">
            <text:p>1438664045.88328</text:p>
          </table:table-cell>
          <table:table-cell office:value-type="float" office:value="65632" calcext:value-type="float">
            <text:p>65632</text:p>
          </table:table-cell>
          <table:table-cell table:formula="of:=[.B248]-[.B$2]" office:value-type="float" office:value="6.47051215171814" calcext:value-type="float">
            <text:p>6.4705121517</text:p>
          </table:table-cell>
          <table:table-cell table:formula="of:=[.C248]/([.D248]-[.D247])" office:value-type="float" office:value="3242867.78022807" calcext:value-type="float">
            <text:p>3242867.7802280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38664045.90355" calcext:value-type="float">
            <text:p>1438664045.90355</text:p>
          </table:table-cell>
          <table:table-cell office:value-type="float" office:value="65632" calcext:value-type="float">
            <text:p>65632</text:p>
          </table:table-cell>
          <table:table-cell table:formula="of:=[.B249]-[.B$2]" office:value-type="float" office:value="6.49078297615051" calcext:value-type="float">
            <text:p>6.4907829762</text:p>
          </table:table-cell>
          <table:table-cell table:formula="of:=[.C249]/([.D249]-[.D248])" office:value-type="float" office:value="3237756.81738844" calcext:value-type="float">
            <text:p>3237756.817388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38664045.92377" calcext:value-type="float">
            <text:p>1438664045.92377</text:p>
          </table:table-cell>
          <table:table-cell office:value-type="float" office:value="65632" calcext:value-type="float">
            <text:p>65632</text:p>
          </table:table-cell>
          <table:table-cell table:formula="of:=[.B250]-[.B$2]" office:value-type="float" office:value="6.51100182533264" calcext:value-type="float">
            <text:p>6.5110018253</text:p>
          </table:table-cell>
          <table:table-cell table:formula="of:=[.C250]/([.D250]-[.D249])" office:value-type="float" office:value="3246079.90340078" calcext:value-type="float">
            <text:p>3246079.9034007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38664045.94401" calcext:value-type="float">
            <text:p>1438664045.94401</text:p>
          </table:table-cell>
          <table:table-cell office:value-type="float" office:value="65632" calcext:value-type="float">
            <text:p>65632</text:p>
          </table:table-cell>
          <table:table-cell table:formula="of:=[.B251]-[.B$2]" office:value-type="float" office:value="6.53124237060547" calcext:value-type="float">
            <text:p>6.5312423706</text:p>
          </table:table-cell>
          <table:table-cell table:formula="of:=[.C251]/([.D251]-[.D250])" office:value-type="float" office:value="3242600.39022322" calcext:value-type="float">
            <text:p>3242600.390223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38664045.96425" calcext:value-type="float">
            <text:p>1438664045.96425</text:p>
          </table:table-cell>
          <table:table-cell office:value-type="float" office:value="65632" calcext:value-type="float">
            <text:p>65632</text:p>
          </table:table-cell>
          <table:table-cell table:formula="of:=[.B252]-[.B$2]" office:value-type="float" office:value="6.55148649215698" calcext:value-type="float">
            <text:p>6.5514864922</text:p>
          </table:table-cell>
          <table:table-cell table:formula="of:=[.C252]/([.D252]-[.D251])" office:value-type="float" office:value="3242027.56009893" calcext:value-type="float">
            <text:p>3242027.560098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38664045.98451" calcext:value-type="float">
            <text:p>1438664045.98451</text:p>
          </table:table-cell>
          <table:table-cell office:value-type="float" office:value="65632" calcext:value-type="float">
            <text:p>65632</text:p>
          </table:table-cell>
          <table:table-cell table:formula="of:=[.B253]-[.B$2]" office:value-type="float" office:value="6.57174348831177" calcext:value-type="float">
            <text:p>6.5717434883</text:p>
          </table:table-cell>
          <table:table-cell table:formula="of:=[.C253]/([.D253]-[.D252])" office:value-type="float" office:value="3239967.04637258" calcext:value-type="float">
            <text:p>3239967.046372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8664046.00478" calcext:value-type="float">
            <text:p>1438664046.00478</text:p>
          </table:table-cell>
          <table:table-cell office:value-type="float" office:value="65632" calcext:value-type="float">
            <text:p>65632</text:p>
          </table:table-cell>
          <table:table-cell table:formula="of:=[.B254]-[.B$2]" office:value-type="float" office:value="6.59201121330261" calcext:value-type="float">
            <text:p>6.5920112133</text:p>
          </table:table-cell>
          <table:table-cell table:formula="of:=[.C254]/([.D254]-[.D253])" office:value-type="float" office:value="3238251.95129927" calcext:value-type="float">
            <text:p>3238251.9512992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38664046.02401" calcext:value-type="float">
            <text:p>1438664046.02401</text:p>
          </table:table-cell>
          <table:table-cell office:value-type="float" office:value="65632" calcext:value-type="float">
            <text:p>65632</text:p>
          </table:table-cell>
          <table:table-cell table:formula="of:=[.B255]-[.B$2]" office:value-type="float" office:value="6.61124706268311" calcext:value-type="float">
            <text:p>6.6112470627</text:p>
          </table:table-cell>
          <table:table-cell table:formula="of:=[.C255]/([.D255]-[.D254])" office:value-type="float" office:value="3411962.66937693" calcext:value-type="float">
            <text:p>3411962.669376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38664046.04326" calcext:value-type="float">
            <text:p>1438664046.04326</text:p>
          </table:table-cell>
          <table:table-cell office:value-type="float" office:value="65632" calcext:value-type="float">
            <text:p>65632</text:p>
          </table:table-cell>
          <table:table-cell table:formula="of:=[.B256]-[.B$2]" office:value-type="float" office:value="6.63049936294556" calcext:value-type="float">
            <text:p>6.6304993629</text:p>
          </table:table-cell>
          <table:table-cell table:formula="of:=[.C256]/([.D256]-[.D255])" office:value-type="float" office:value="3409047.18424768" calcext:value-type="float">
            <text:p>3409047.1842476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38664046.06252" calcext:value-type="float">
            <text:p>1438664046.06252</text:p>
          </table:table-cell>
          <table:table-cell office:value-type="float" office:value="65632" calcext:value-type="float">
            <text:p>65632</text:p>
          </table:table-cell>
          <table:table-cell table:formula="of:=[.B257]-[.B$2]" office:value-type="float" office:value="6.64975953102112" calcext:value-type="float">
            <text:p>6.649759531</text:p>
          </table:table-cell>
          <table:table-cell table:formula="of:=[.C257]/([.D257]-[.D256])" office:value-type="float" office:value="3407654.582375" calcext:value-type="float">
            <text:p>3407654.5823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38664046.08185" calcext:value-type="float">
            <text:p>1438664046.08185</text:p>
          </table:table-cell>
          <table:table-cell office:value-type="float" office:value="65632" calcext:value-type="float">
            <text:p>65632</text:p>
          </table:table-cell>
          <table:table-cell table:formula="of:=[.B258]-[.B$2]" office:value-type="float" office:value="6.66908359527588" calcext:value-type="float">
            <text:p>6.6690835953</text:p>
          </table:table-cell>
          <table:table-cell table:formula="of:=[.C258]/([.D258]-[.D257])" office:value-type="float" office:value="3396386.96781039" calcext:value-type="float">
            <text:p>3396386.967810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38664046.1004" calcext:value-type="float">
            <text:p>1438664046.1004</text:p>
          </table:table-cell>
          <table:table-cell office:value-type="float" office:value="65632" calcext:value-type="float">
            <text:p>65632</text:p>
          </table:table-cell>
          <table:table-cell table:formula="of:=[.B259]-[.B$2]" office:value-type="float" office:value="6.68763184547424" calcext:value-type="float">
            <text:p>6.6876318455</text:p>
          </table:table-cell>
          <table:table-cell table:formula="of:=[.C259]/([.D259]-[.D258])" office:value-type="float" office:value="3538446.98546216" calcext:value-type="float">
            <text:p>3538446.98546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38664046.11972" calcext:value-type="float">
            <text:p>1438664046.11972</text:p>
          </table:table-cell>
          <table:table-cell office:value-type="float" office:value="65632" calcext:value-type="float">
            <text:p>65632</text:p>
          </table:table-cell>
          <table:table-cell table:formula="of:=[.B260]-[.B$2]" office:value-type="float" office:value="6.70695447921753" calcext:value-type="float">
            <text:p>6.7069544792</text:p>
          </table:table-cell>
          <table:table-cell table:formula="of:=[.C260]/([.D260]-[.D259])" office:value-type="float" office:value="3396638.41233882" calcext:value-type="float">
            <text:p>3396638.4123388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38664046.13903" calcext:value-type="float">
            <text:p>1438664046.13903</text:p>
          </table:table-cell>
          <table:table-cell office:value-type="float" office:value="65632" calcext:value-type="float">
            <text:p>65632</text:p>
          </table:table-cell>
          <table:table-cell table:formula="of:=[.B261]-[.B$2]" office:value-type="float" office:value="6.72626924514771" calcext:value-type="float">
            <text:p>6.7262692451</text:p>
          </table:table-cell>
          <table:table-cell table:formula="of:=[.C261]/([.D261]-[.D260])" office:value-type="float" office:value="3398022.02300894" calcext:value-type="float">
            <text:p>3398022.0230089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38664046.15834" calcext:value-type="float">
            <text:p>1438664046.15834</text:p>
          </table:table-cell>
          <table:table-cell office:value-type="float" office:value="65632" calcext:value-type="float">
            <text:p>65632</text:p>
          </table:table-cell>
          <table:table-cell table:formula="of:=[.B262]-[.B$2]" office:value-type="float" office:value="6.74557185173035" calcext:value-type="float">
            <text:p>6.7455718517</text:p>
          </table:table-cell>
          <table:table-cell table:formula="of:=[.C262]/([.D262]-[.D261])" office:value-type="float" office:value="3400162.54898037" calcext:value-type="float">
            <text:p>3400162.548980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38664046.17775" calcext:value-type="float">
            <text:p>1438664046.17775</text:p>
          </table:table-cell>
          <table:table-cell office:value-type="float" office:value="65632" calcext:value-type="float">
            <text:p>65632</text:p>
          </table:table-cell>
          <table:table-cell table:formula="of:=[.B263]-[.B$2]" office:value-type="float" office:value="6.76498770713806" calcext:value-type="float">
            <text:p>6.7649877071</text:p>
          </table:table-cell>
          <table:table-cell table:formula="of:=[.C263]/([.D263]-[.D262])" office:value-type="float" office:value="3380330.07672283" calcext:value-type="float">
            <text:p>3380330.076722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38664046.1971" calcext:value-type="float">
            <text:p>1438664046.1971</text:p>
          </table:table-cell>
          <table:table-cell office:value-type="float" office:value="65632" calcext:value-type="float">
            <text:p>65632</text:p>
          </table:table-cell>
          <table:table-cell table:formula="of:=[.B264]-[.B$2]" office:value-type="float" office:value="6.78433728218079" calcext:value-type="float">
            <text:p>6.7843372822</text:p>
          </table:table-cell>
          <table:table-cell table:formula="of:=[.C264]/([.D264]-[.D263])" office:value-type="float" office:value="3391909.11712955" calcext:value-type="float">
            <text:p>3391909.1171295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38664046.21644" calcext:value-type="float">
            <text:p>1438664046.21644</text:p>
          </table:table-cell>
          <table:table-cell office:value-type="float" office:value="65632" calcext:value-type="float">
            <text:p>65632</text:p>
          </table:table-cell>
          <table:table-cell table:formula="of:=[.B265]-[.B$2]" office:value-type="float" office:value="6.80367469787598" calcext:value-type="float">
            <text:p>6.8036746979</text:p>
          </table:table-cell>
          <table:table-cell table:formula="of:=[.C265]/([.D265]-[.D264])" office:value-type="float" office:value="3394041.94616987" calcext:value-type="float">
            <text:p>3394041.9461698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38664046.23574" calcext:value-type="float">
            <text:p>1438664046.23574</text:p>
          </table:table-cell>
          <table:table-cell office:value-type="float" office:value="65632" calcext:value-type="float">
            <text:p>65632</text:p>
          </table:table-cell>
          <table:table-cell table:formula="of:=[.B266]-[.B$2]" office:value-type="float" office:value="6.82297396659851" calcext:value-type="float">
            <text:p>6.8229739666</text:p>
          </table:table-cell>
          <table:table-cell table:formula="of:=[.C266]/([.D266]-[.D265])" office:value-type="float" office:value="3400750.61618096" calcext:value-type="float">
            <text:p>3400750.6161809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38664046.25507" calcext:value-type="float">
            <text:p>1438664046.25507</text:p>
          </table:table-cell>
          <table:table-cell office:value-type="float" office:value="65632" calcext:value-type="float">
            <text:p>65632</text:p>
          </table:table-cell>
          <table:table-cell table:formula="of:=[.B267]-[.B$2]" office:value-type="float" office:value="6.84230852127075" calcext:value-type="float">
            <text:p>6.8423085213</text:p>
          </table:table-cell>
          <table:table-cell table:formula="of:=[.C267]/([.D267]-[.D266])" office:value-type="float" office:value="3394544.17816142" calcext:value-type="float">
            <text:p>3394544.1781614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38664046.2744" calcext:value-type="float">
            <text:p>1438664046.2744</text:p>
          </table:table-cell>
          <table:table-cell office:value-type="float" office:value="65632" calcext:value-type="float">
            <text:p>65632</text:p>
          </table:table-cell>
          <table:table-cell table:formula="of:=[.B268]-[.B$2]" office:value-type="float" office:value="6.86164021492004" calcext:value-type="float">
            <text:p>6.8616402149</text:p>
          </table:table-cell>
          <table:table-cell table:formula="of:=[.C268]/([.D268]-[.D267])" office:value-type="float" office:value="3395046.55881011" calcext:value-type="float">
            <text:p>3395046.558810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38664046.2937" calcext:value-type="float">
            <text:p>1438664046.2937</text:p>
          </table:table-cell>
          <table:table-cell office:value-type="float" office:value="65632" calcext:value-type="float">
            <text:p>65632</text:p>
          </table:table-cell>
          <table:table-cell table:formula="of:=[.B269]-[.B$2]" office:value-type="float" office:value="6.88093161582947" calcext:value-type="float">
            <text:p>6.8809316158</text:p>
          </table:table-cell>
          <table:table-cell table:formula="of:=[.C269]/([.D269]-[.D268])" office:value-type="float" office:value="3402137.57975134" calcext:value-type="float">
            <text:p>3402137.579751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38664046.31301" calcext:value-type="float">
            <text:p>1438664046.31301</text:p>
          </table:table-cell>
          <table:table-cell office:value-type="float" office:value="65632" calcext:value-type="float">
            <text:p>65632</text:p>
          </table:table-cell>
          <table:table-cell table:formula="of:=[.B270]-[.B$2]" office:value-type="float" office:value="6.90024542808533" calcext:value-type="float">
            <text:p>6.9002454281</text:p>
          </table:table-cell>
          <table:table-cell table:formula="of:=[.C270]/([.D270]-[.D269])" office:value-type="float" office:value="3398189.80999407" calcext:value-type="float">
            <text:p>3398189.809994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38664046.33227" calcext:value-type="float">
            <text:p>1438664046.33227</text:p>
          </table:table-cell>
          <table:table-cell office:value-type="float" office:value="65632" calcext:value-type="float">
            <text:p>65632</text:p>
          </table:table-cell>
          <table:table-cell table:formula="of:=[.B271]-[.B$2]" office:value-type="float" office:value="6.91950297355652" calcext:value-type="float">
            <text:p>6.9195029736</text:p>
          </table:table-cell>
          <table:table-cell table:formula="of:=[.C271]/([.D271]-[.D270])" office:value-type="float" office:value="3408118.65656416" calcext:value-type="float">
            <text:p>3408118.656564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38664046.35152" calcext:value-type="float">
            <text:p>1438664046.35152</text:p>
          </table:table-cell>
          <table:table-cell office:value-type="float" office:value="65632" calcext:value-type="float">
            <text:p>65632</text:p>
          </table:table-cell>
          <table:table-cell table:formula="of:=[.B272]-[.B$2]" office:value-type="float" office:value="6.93875479698181" calcext:value-type="float">
            <text:p>6.938754797</text:p>
          </table:table-cell>
          <table:table-cell table:formula="of:=[.C272]/([.D272]-[.D271])" office:value-type="float" office:value="3409131.62094417" calcext:value-type="float">
            <text:p>3409131.620944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38664046.37077" calcext:value-type="float">
            <text:p>1438664046.37077</text:p>
          </table:table-cell>
          <table:table-cell office:value-type="float" office:value="65632" calcext:value-type="float">
            <text:p>65632</text:p>
          </table:table-cell>
          <table:table-cell table:formula="of:=[.B273]-[.B$2]" office:value-type="float" office:value="6.9580078125" calcext:value-type="float">
            <text:p>6.9580078125</text:p>
          </table:table-cell>
          <table:table-cell table:formula="of:=[.C273]/([.D273]-[.D272])" office:value-type="float" office:value="3408920.53704506" calcext:value-type="float">
            <text:p>3408920.537045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38664046.3901" calcext:value-type="float">
            <text:p>1438664046.3901</text:p>
          </table:table-cell>
          <table:table-cell office:value-type="float" office:value="65632" calcext:value-type="float">
            <text:p>65632</text:p>
          </table:table-cell>
          <table:table-cell table:formula="of:=[.B274]-[.B$2]" office:value-type="float" office:value="6.97733044624329" calcext:value-type="float">
            <text:p>6.9773304462</text:p>
          </table:table-cell>
          <table:table-cell table:formula="of:=[.C274]/([.D274]-[.D273])" office:value-type="float" office:value="3396638.41233882" calcext:value-type="float">
            <text:p>3396638.4123388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38664046.40939" calcext:value-type="float">
            <text:p>1438664046.40939</text:p>
          </table:table-cell>
          <table:table-cell office:value-type="float" office:value="65632" calcext:value-type="float">
            <text:p>65632</text:p>
          </table:table-cell>
          <table:table-cell table:formula="of:=[.B275]-[.B$2]" office:value-type="float" office:value="6.99662828445435" calcext:value-type="float">
            <text:p>6.9966282845</text:p>
          </table:table-cell>
          <table:table-cell table:formula="of:=[.C275]/([.D275]-[.D274])" office:value-type="float" office:value="3401002.7072559" calcext:value-type="float">
            <text:p>3401002.707255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38664046.42868" calcext:value-type="float">
            <text:p>1438664046.42868</text:p>
          </table:table-cell>
          <table:table-cell office:value-type="float" office:value="65632" calcext:value-type="float">
            <text:p>65632</text:p>
          </table:table-cell>
          <table:table-cell table:formula="of:=[.B276]-[.B$2]" office:value-type="float" office:value="7.01591300964356" calcext:value-type="float">
            <text:p>7.0159130096</text:p>
          </table:table-cell>
          <table:table-cell table:formula="of:=[.C276]/([.D276]-[.D275])" office:value-type="float" office:value="3403315.28482061" calcext:value-type="float">
            <text:p>3403315.2848206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38664046.44799" calcext:value-type="float">
            <text:p>1438664046.44799</text:p>
          </table:table-cell>
          <table:table-cell office:value-type="float" office:value="65632" calcext:value-type="float">
            <text:p>65632</text:p>
          </table:table-cell>
          <table:table-cell table:formula="of:=[.B277]-[.B$2]" office:value-type="float" office:value="7.03522038459778" calcext:value-type="float">
            <text:p>7.0352203846</text:p>
          </table:table-cell>
          <table:table-cell table:formula="of:=[.C277]/([.D277]-[.D276])" office:value-type="float" office:value="3399322.80569516" calcext:value-type="float">
            <text:p>3399322.805695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38664046.4673" calcext:value-type="float">
            <text:p>1438664046.4673</text:p>
          </table:table-cell>
          <table:table-cell office:value-type="float" office:value="65632" calcext:value-type="float">
            <text:p>65632</text:p>
          </table:table-cell>
          <table:table-cell table:formula="of:=[.B278]-[.B$2]" office:value-type="float" office:value="7.05453705787659" calcext:value-type="float">
            <text:p>7.0545370579</text:p>
          </table:table-cell>
          <table:table-cell table:formula="of:=[.C278]/([.D278]-[.D277])" office:value-type="float" office:value="3397686.49874105" calcext:value-type="float">
            <text:p>3397686.498741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38664046.48655" calcext:value-type="float">
            <text:p>1438664046.48655</text:p>
          </table:table-cell>
          <table:table-cell office:value-type="float" office:value="65632" calcext:value-type="float">
            <text:p>65632</text:p>
          </table:table-cell>
          <table:table-cell table:formula="of:=[.B279]-[.B$2]" office:value-type="float" office:value="7.07378959655762" calcext:value-type="float">
            <text:p>7.0737895966</text:p>
          </table:table-cell>
          <table:table-cell table:formula="of:=[.C279]/([.D279]-[.D278])" office:value-type="float" office:value="3409004.96746789" calcext:value-type="float">
            <text:p>3409004.9674678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38664046.50583" calcext:value-type="float">
            <text:p>1438664046.50583</text:p>
          </table:table-cell>
          <table:table-cell office:value-type="float" office:value="65632" calcext:value-type="float">
            <text:p>65632</text:p>
          </table:table-cell>
          <table:table-cell table:formula="of:=[.B280]-[.B$2]" office:value-type="float" office:value="7.09306955337524" calcext:value-type="float">
            <text:p>7.0930695534</text:p>
          </table:table-cell>
          <table:table-cell table:formula="of:=[.C280]/([.D280]-[.D279])" office:value-type="float" office:value="3404157.00205278" calcext:value-type="float">
            <text:p>3404157.0020527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38664046.52514" calcext:value-type="float">
            <text:p>1438664046.52514</text:p>
          </table:table-cell>
          <table:table-cell office:value-type="float" office:value="65632" calcext:value-type="float">
            <text:p>65632</text:p>
          </table:table-cell>
          <table:table-cell table:formula="of:=[.B281]-[.B$2]" office:value-type="float" office:value="7.11237573623657" calcext:value-type="float">
            <text:p>7.1123757362</text:p>
          </table:table-cell>
          <table:table-cell table:formula="of:=[.C281]/([.D281]-[.D280])" office:value-type="float" office:value="3399532.70262794" calcext:value-type="float">
            <text:p>3399532.702627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38664046.54445" calcext:value-type="float">
            <text:p>1438664046.54445</text:p>
          </table:table-cell>
          <table:table-cell office:value-type="float" office:value="65632" calcext:value-type="float">
            <text:p>65632</text:p>
          </table:table-cell>
          <table:table-cell table:formula="of:=[.B282]-[.B$2]" office:value-type="float" office:value="7.13168931007385" calcext:value-type="float">
            <text:p>7.1316893101</text:p>
          </table:table-cell>
          <table:table-cell table:formula="of:=[.C282]/([.D282]-[.D281])" office:value-type="float" office:value="3398231.75932944" calcext:value-type="float">
            <text:p>3398231.7593294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38664046.56384" calcext:value-type="float">
            <text:p>1438664046.56384</text:p>
          </table:table-cell>
          <table:table-cell office:value-type="float" office:value="65632" calcext:value-type="float">
            <text:p>65632</text:p>
          </table:table-cell>
          <table:table-cell table:formula="of:=[.B283]-[.B$2]" office:value-type="float" office:value="7.15107893943787" calcext:value-type="float">
            <text:p>7.1510789394</text:p>
          </table:table-cell>
          <table:table-cell table:formula="of:=[.C283]/([.D283]-[.D282])" office:value-type="float" office:value="3384902.24685832" calcext:value-type="float">
            <text:p>3384902.2468583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38664046.58321" calcext:value-type="float">
            <text:p>1438664046.58321</text:p>
          </table:table-cell>
          <table:table-cell office:value-type="float" office:value="65632" calcext:value-type="float">
            <text:p>65632</text:p>
          </table:table-cell>
          <table:table-cell table:formula="of:=[.B284]-[.B$2]" office:value-type="float" office:value="7.1704466342926" calcext:value-type="float">
            <text:p>7.1704466343</text:p>
          </table:table-cell>
          <table:table-cell table:formula="of:=[.C284]/([.D284]-[.D283])" office:value-type="float" office:value="3388735.7526159" calcext:value-type="float">
            <text:p>3388735.752615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38664046.60257" calcext:value-type="float">
            <text:p>1438664046.60257</text:p>
          </table:table-cell>
          <table:table-cell office:value-type="float" office:value="65632" calcext:value-type="float">
            <text:p>65632</text:p>
          </table:table-cell>
          <table:table-cell table:formula="of:=[.B285]-[.B$2]" office:value-type="float" office:value="7.18980145454407" calcext:value-type="float">
            <text:p>7.1898014545</text:p>
          </table:table-cell>
          <table:table-cell table:formula="of:=[.C285]/([.D285]-[.D284])" office:value-type="float" office:value="3390989.90056664" calcext:value-type="float">
            <text:p>3390989.9005666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38664046.62188" calcext:value-type="float">
            <text:p>1438664046.62188</text:p>
          </table:table-cell>
          <table:table-cell office:value-type="float" office:value="65632" calcext:value-type="float">
            <text:p>65632</text:p>
          </table:table-cell>
          <table:table-cell table:formula="of:=[.B286]-[.B$2]" office:value-type="float" office:value="7.20911955833435" calcext:value-type="float">
            <text:p>7.2091195583</text:p>
          </table:table-cell>
          <table:table-cell table:formula="of:=[.C286]/([.D286]-[.D285])" office:value-type="float" office:value="3397434.89902007" calcext:value-type="float">
            <text:p>3397434.8990200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38664046.64118" calcext:value-type="float">
            <text:p>1438664046.64118</text:p>
          </table:table-cell>
          <table:table-cell office:value-type="float" office:value="65632" calcext:value-type="float">
            <text:p>65632</text:p>
          </table:table-cell>
          <table:table-cell table:formula="of:=[.B287]-[.B$2]" office:value-type="float" office:value="7.22841620445251" calcext:value-type="float">
            <text:p>7.2284162045</text:p>
          </table:table-cell>
          <table:table-cell table:formula="of:=[.C287]/([.D287]-[.D286])" office:value-type="float" office:value="3401212.81170307" calcext:value-type="float">
            <text:p>3401212.811703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38664046.66056" calcext:value-type="float">
            <text:p>1438664046.66056</text:p>
          </table:table-cell>
          <table:table-cell office:value-type="float" office:value="65632" calcext:value-type="float">
            <text:p>65632</text:p>
          </table:table-cell>
          <table:table-cell table:formula="of:=[.B288]-[.B$2]" office:value-type="float" office:value="7.24779748916626" calcext:value-type="float">
            <text:p>7.2477974892</text:p>
          </table:table-cell>
          <table:table-cell table:formula="of:=[.C288]/([.D288]-[.D287])" office:value-type="float" office:value="3386359.62318092" calcext:value-type="float">
            <text:p>3386359.6231809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38664046.67986" calcext:value-type="float">
            <text:p>1438664046.67986</text:p>
          </table:table-cell>
          <table:table-cell office:value-type="float" office:value="65632" calcext:value-type="float">
            <text:p>65632</text:p>
          </table:table-cell>
          <table:table-cell table:formula="of:=[.B289]-[.B$2]" office:value-type="float" office:value="7.26709794998169" calcext:value-type="float">
            <text:p>7.26709795</text:p>
          </table:table-cell>
          <table:table-cell table:formula="of:=[.C289]/([.D289]-[.D288])" office:value-type="float" office:value="3400540.56883091" calcext:value-type="float">
            <text:p>3400540.5688309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8664046.69916" calcext:value-type="float">
            <text:p>1438664046.69916</text:p>
          </table:table-cell>
          <table:table-cell office:value-type="float" office:value="65632" calcext:value-type="float">
            <text:p>65632</text:p>
          </table:table-cell>
          <table:table-cell table:formula="of:=[.B290]-[.B$2]" office:value-type="float" office:value="7.28639316558838" calcext:value-type="float">
            <text:p>7.2863931656</text:p>
          </table:table-cell>
          <table:table-cell table:formula="of:=[.C290]/([.D290]-[.D289])" office:value-type="float" office:value="3401464.97130854" calcext:value-type="float">
            <text:p>3401464.9713085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38664046.71845" calcext:value-type="float">
            <text:p>1438664046.71845</text:p>
          </table:table-cell>
          <table:table-cell office:value-type="float" office:value="65632" calcext:value-type="float">
            <text:p>65632</text:p>
          </table:table-cell>
          <table:table-cell table:formula="of:=[.B291]-[.B$2]" office:value-type="float" office:value="7.30568146705627" calcext:value-type="float">
            <text:p>7.3056814671</text:p>
          </table:table-cell>
          <table:table-cell table:formula="of:=[.C291]/([.D291]-[.D290])" office:value-type="float" office:value="3402684.27000902" calcext:value-type="float">
            <text:p>3402684.2700090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38664046.73774" calcext:value-type="float">
            <text:p>1438664046.73774</text:p>
          </table:table-cell>
          <table:table-cell office:value-type="float" office:value="65632" calcext:value-type="float">
            <text:p>65632</text:p>
          </table:table-cell>
          <table:table-cell table:formula="of:=[.B292]-[.B$2]" office:value-type="float" office:value="7.32497525215149" calcext:value-type="float">
            <text:p>7.3249752522</text:p>
          </table:table-cell>
          <table:table-cell table:formula="of:=[.C292]/([.D292]-[.D291])" office:value-type="float" office:value="3401717.16830606" calcext:value-type="float">
            <text:p>3401717.168306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38664046.75703" calcext:value-type="float">
            <text:p>1438664046.75703</text:p>
          </table:table-cell>
          <table:table-cell office:value-type="float" office:value="65632" calcext:value-type="float">
            <text:p>65632</text:p>
          </table:table-cell>
          <table:table-cell table:formula="of:=[.B293]-[.B$2]" office:value-type="float" office:value="7.34426951408386" calcext:value-type="float">
            <text:p>7.3442695141</text:p>
          </table:table-cell>
          <table:table-cell table:formula="of:=[.C293]/([.D293]-[.D292])" office:value-type="float" office:value="3401633.09848504" calcext:value-type="float">
            <text:p>3401633.098485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38664046.77631" calcext:value-type="float">
            <text:p>1438664046.77631</text:p>
          </table:table-cell>
          <table:table-cell office:value-type="float" office:value="65632" calcext:value-type="float">
            <text:p>65632</text:p>
          </table:table-cell>
          <table:table-cell table:formula="of:=[.B294]-[.B$2]" office:value-type="float" office:value="7.36354446411133" calcext:value-type="float">
            <text:p>7.3635444641</text:p>
          </table:table-cell>
          <table:table-cell table:formula="of:=[.C294]/([.D294]-[.D293])" office:value-type="float" office:value="3405041.25336137" calcext:value-type="float">
            <text:p>3405041.253361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38664046.79559" calcext:value-type="float">
            <text:p>1438664046.79559</text:p>
          </table:table-cell>
          <table:table-cell office:value-type="float" office:value="65632" calcext:value-type="float">
            <text:p>65632</text:p>
          </table:table-cell>
          <table:table-cell table:formula="of:=[.B295]-[.B$2]" office:value-type="float" office:value="7.38282322883606" calcext:value-type="float">
            <text:p>7.3828232288</text:p>
          </table:table-cell>
          <table:table-cell table:formula="of:=[.C295]/([.D295]-[.D294])" office:value-type="float" office:value="3404367.49641978" calcext:value-type="float">
            <text:p>3404367.4964197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38664046.81484" calcext:value-type="float">
            <text:p>1438664046.81484</text:p>
          </table:table-cell>
          <table:table-cell office:value-type="float" office:value="65632" calcext:value-type="float">
            <text:p>65632</text:p>
          </table:table-cell>
          <table:table-cell table:formula="of:=[.B296]-[.B$2]" office:value-type="float" office:value="7.40208005905151" calcext:value-type="float">
            <text:p>7.4020800591</text:p>
          </table:table-cell>
          <table:table-cell table:formula="of:=[.C296]/([.D296]-[.D295])" office:value-type="float" office:value="3408245.24419022" calcext:value-type="float">
            <text:p>3408245.244190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38664046.8341" calcext:value-type="float">
            <text:p>1438664046.8341</text:p>
          </table:table-cell>
          <table:table-cell office:value-type="float" office:value="65632" calcext:value-type="float">
            <text:p>65632</text:p>
          </table:table-cell>
          <table:table-cell table:formula="of:=[.B297]-[.B$2]" office:value-type="float" office:value="7.42133045196533" calcext:value-type="float">
            <text:p>7.421330452</text:p>
          </table:table-cell>
          <table:table-cell table:formula="of:=[.C297]/([.D297]-[.D296])" office:value-type="float" office:value="3409384.95613188" calcext:value-type="float">
            <text:p>3409384.956131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38664046.85334" calcext:value-type="float">
            <text:p>1438664046.85334</text:p>
          </table:table-cell>
          <table:table-cell office:value-type="float" office:value="65632" calcext:value-type="float">
            <text:p>65632</text:p>
          </table:table-cell>
          <table:table-cell table:formula="of:=[.B298]-[.B$2]" office:value-type="float" office:value="7.44057273864746" calcext:value-type="float">
            <text:p>7.4405727386</text:p>
          </table:table-cell>
          <table:table-cell table:formula="of:=[.C298]/([.D298]-[.D297])" office:value-type="float" office:value="3410821.23368191" calcext:value-type="float">
            <text:p>3410821.2336819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38664046.87257" calcext:value-type="float">
            <text:p>1438664046.87257</text:p>
          </table:table-cell>
          <table:table-cell office:value-type="float" office:value="65632" calcext:value-type="float">
            <text:p>65632</text:p>
          </table:table-cell>
          <table:table-cell table:formula="of:=[.B299]-[.B$2]" office:value-type="float" office:value="7.45980668067932" calcext:value-type="float">
            <text:p>7.4598066807</text:p>
          </table:table-cell>
          <table:table-cell table:formula="of:=[.C299]/([.D299]-[.D298])" office:value-type="float" office:value="3412301.01927535" calcext:value-type="float">
            <text:p>3412301.0192753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38664046.89183" calcext:value-type="float">
            <text:p>1438664046.89183</text:p>
          </table:table-cell>
          <table:table-cell office:value-type="float" office:value="65632" calcext:value-type="float">
            <text:p>65632</text:p>
          </table:table-cell>
          <table:table-cell table:formula="of:=[.B300]-[.B$2]" office:value-type="float" office:value="7.47906732559204" calcext:value-type="float">
            <text:p>7.4790673256</text:p>
          </table:table-cell>
          <table:table-cell table:formula="of:=[.C300]/([.D300]-[.D299])" office:value-type="float" office:value="3407570.21882775" calcext:value-type="float">
            <text:p>3407570.2188277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38664046.91103" calcext:value-type="float">
            <text:p>1438664046.91103</text:p>
          </table:table-cell>
          <table:table-cell office:value-type="float" office:value="65632" calcext:value-type="float">
            <text:p>65632</text:p>
          </table:table-cell>
          <table:table-cell table:formula="of:=[.B301]-[.B$2]" office:value-type="float" office:value="7.49826288223267" calcext:value-type="float">
            <text:p>7.4982628822</text:p>
          </table:table-cell>
          <table:table-cell table:formula="of:=[.C301]/([.D301]-[.D300])" office:value-type="float" office:value="3419124.60413355" calcext:value-type="float">
            <text:p>3419124.604133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38664046.9302" calcext:value-type="float">
            <text:p>1438664046.9302</text:p>
          </table:table-cell>
          <table:table-cell office:value-type="float" office:value="65632" calcext:value-type="float">
            <text:p>65632</text:p>
          </table:table-cell>
          <table:table-cell table:formula="of:=[.B302]-[.B$2]" office:value-type="float" office:value="7.51743483543396" calcext:value-type="float">
            <text:p>7.5174348354</text:p>
          </table:table-cell>
          <table:table-cell table:formula="of:=[.C302]/([.D302]-[.D301])" office:value-type="float" office:value="3423334.03962046" calcext:value-type="float">
            <text:p>3423334.039620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38664046.94937" calcext:value-type="float">
            <text:p>1438664046.94937</text:p>
          </table:table-cell>
          <table:table-cell office:value-type="float" office:value="65632" calcext:value-type="float">
            <text:p>65632</text:p>
          </table:table-cell>
          <table:table-cell table:formula="of:=[.B303]-[.B$2]" office:value-type="float" office:value="7.53660273551941" calcext:value-type="float">
            <text:p>7.5366027355</text:p>
          </table:table-cell>
          <table:table-cell table:formula="of:=[.C303]/([.D303]-[.D302])" office:value-type="float" office:value="3424057.91492114" calcext:value-type="float">
            <text:p>3424057.914921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38664046.96853" calcext:value-type="float">
            <text:p>1438664046.96853</text:p>
          </table:table-cell>
          <table:table-cell office:value-type="float" office:value="65632" calcext:value-type="float">
            <text:p>65632</text:p>
          </table:table-cell>
          <table:table-cell table:formula="of:=[.B304]-[.B$2]" office:value-type="float" office:value="7.55576801300049" calcext:value-type="float">
            <text:p>7.555768013</text:p>
          </table:table-cell>
          <table:table-cell table:formula="of:=[.C304]/([.D304]-[.D303])" office:value-type="float" office:value="3424526.46797288" calcext:value-type="float">
            <text:p>3424526.4679728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38664046.98776" calcext:value-type="float">
            <text:p>1438664046.98776</text:p>
          </table:table-cell>
          <table:table-cell office:value-type="float" office:value="65632" calcext:value-type="float">
            <text:p>65632</text:p>
          </table:table-cell>
          <table:table-cell table:formula="of:=[.B305]-[.B$2]" office:value-type="float" office:value="7.57499289512634" calcext:value-type="float">
            <text:p>7.5749928951</text:p>
          </table:table-cell>
          <table:table-cell table:formula="of:=[.C305]/([.D305]-[.D304])" office:value-type="float" office:value="3413909.09813357" calcext:value-type="float">
            <text:p>3413909.098133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38664050.01005" calcext:value-type="float">
            <text:p>1438664050.01005</text:p>
          </table:table-cell>
          <table:table-cell office:value-type="float" office:value="65632" calcext:value-type="float">
            <text:p>65632</text:p>
          </table:table-cell>
          <table:table-cell table:formula="of:=[.B306]-[.B$2]" office:value-type="float" office:value="10.597284078598" calcext:value-type="float">
            <text:p>10.5972840786</text:p>
          </table:table-cell>
          <table:table-cell table:formula="of:=[.C306]/([.D306]-[.D305])" office:value-type="float" office:value="21715.9750718027" calcext:value-type="float">
            <text:p>21715.975071802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38664050.03836" calcext:value-type="float">
            <text:p>1438664050.03836</text:p>
          </table:table-cell>
          <table:table-cell office:value-type="float" office:value="65632" calcext:value-type="float">
            <text:p>65632</text:p>
          </table:table-cell>
          <table:table-cell table:formula="of:=[.B307]-[.B$2]" office:value-type="float" office:value="10.6255960464478" calcext:value-type="float">
            <text:p>10.6255960464</text:p>
          </table:table-cell>
          <table:table-cell table:formula="of:=[.C307]/([.D307]-[.D306])" office:value-type="float" office:value="2318171.60673353" calcext:value-type="float">
            <text:p>2318171.6067335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38664050.0667" calcext:value-type="float">
            <text:p>1438664050.0667</text:p>
          </table:table-cell>
          <table:table-cell office:value-type="float" office:value="65632" calcext:value-type="float">
            <text:p>65632</text:p>
          </table:table-cell>
          <table:table-cell table:formula="of:=[.B308]-[.B$2]" office:value-type="float" office:value="10.6539311408997" calcext:value-type="float">
            <text:p>10.6539311409</text:p>
          </table:table-cell>
          <table:table-cell table:formula="of:=[.C308]/([.D308]-[.D307])" office:value-type="float" office:value="2316279.55613146" calcext:value-type="float">
            <text:p>2316279.5561314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38664050.09508" calcext:value-type="float">
            <text:p>1438664050.09508</text:p>
          </table:table-cell>
          <table:table-cell office:value-type="float" office:value="65632" calcext:value-type="float">
            <text:p>65632</text:p>
          </table:table-cell>
          <table:table-cell table:formula="of:=[.B309]-[.B$2]" office:value-type="float" office:value="10.6823117733002" calcext:value-type="float">
            <text:p>10.6823117733</text:p>
          </table:table-cell>
          <table:table-cell table:formula="of:=[.C309]/([.D309]-[.D308])" office:value-type="float" office:value="2312562.98569352" calcext:value-type="float">
            <text:p>2312562.9856935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38664050.12342" calcext:value-type="float">
            <text:p>1438664050.12342</text:p>
          </table:table-cell>
          <table:table-cell office:value-type="float" office:value="65632" calcext:value-type="float">
            <text:p>65632</text:p>
          </table:table-cell>
          <table:table-cell table:formula="of:=[.B310]-[.B$2]" office:value-type="float" office:value="10.7106578350067" calcext:value-type="float">
            <text:p>10.710657835</text:p>
          </table:table-cell>
          <table:table-cell table:formula="of:=[.C310]/([.D310]-[.D309])" office:value-type="float" office:value="2315383.37422198" calcext:value-type="float">
            <text:p>2315383.3742219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38664050.15181" calcext:value-type="float">
            <text:p>1438664050.15181</text:p>
          </table:table-cell>
          <table:table-cell office:value-type="float" office:value="65632" calcext:value-type="float">
            <text:p>65632</text:p>
          </table:table-cell>
          <table:table-cell table:formula="of:=[.B311]-[.B$2]" office:value-type="float" office:value="10.7390415668488" calcext:value-type="float">
            <text:p>10.7390415668</text:p>
          </table:table-cell>
          <table:table-cell table:formula="of:=[.C311]/([.D311]-[.D310])" office:value-type="float" office:value="2312310.45886602" calcext:value-type="float">
            <text:p>2312310.458866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38664050.18019" calcext:value-type="float">
            <text:p>1438664050.18019</text:p>
          </table:table-cell>
          <table:table-cell office:value-type="float" office:value="65632" calcext:value-type="float">
            <text:p>65632</text:p>
          </table:table-cell>
          <table:table-cell table:formula="of:=[.B312]-[.B$2]" office:value-type="float" office:value="10.7674260139465" calcext:value-type="float">
            <text:p>10.7674260139</text:p>
          </table:table-cell>
          <table:table-cell table:formula="of:=[.C312]/([.D312]-[.D311])" office:value-type="float" office:value="2312252.19127615" calcext:value-type="float">
            <text:p>2312252.191276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38664050.2086" calcext:value-type="float">
            <text:p>1438664050.2086</text:p>
          </table:table-cell>
          <table:table-cell office:value-type="float" office:value="65632" calcext:value-type="float">
            <text:p>65632</text:p>
          </table:table-cell>
          <table:table-cell table:formula="of:=[.B313]-[.B$2]" office:value-type="float" office:value="10.7958319187164" calcext:value-type="float">
            <text:p>10.7958319187</text:p>
          </table:table-cell>
          <table:table-cell table:formula="of:=[.C313]/([.D313]-[.D312])" office:value-type="float" office:value="2310505.52804613" calcext:value-type="float">
            <text:p>2310505.528046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38664050.23694" calcext:value-type="float">
            <text:p>1438664050.23694</text:p>
          </table:table-cell>
          <table:table-cell office:value-type="float" office:value="65632" calcext:value-type="float">
            <text:p>65632</text:p>
          </table:table-cell>
          <table:table-cell table:formula="of:=[.B314]-[.B$2]" office:value-type="float" office:value="10.8241798877716" calcext:value-type="float">
            <text:p>10.8241798878</text:p>
          </table:table-cell>
          <table:table-cell table:formula="of:=[.C314]/([.D314]-[.D313])" office:value-type="float" office:value="2315227.58728343" calcext:value-type="float">
            <text:p>2315227.5872834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38664050.2653" calcext:value-type="float">
            <text:p>1438664050.2653</text:p>
          </table:table-cell>
          <table:table-cell office:value-type="float" office:value="65632" calcext:value-type="float">
            <text:p>65632</text:p>
          </table:table-cell>
          <table:table-cell table:formula="of:=[.B315]-[.B$2]" office:value-type="float" office:value="10.8525376319885" calcext:value-type="float">
            <text:p>10.852537632</text:p>
          </table:table-cell>
          <table:table-cell table:formula="of:=[.C315]/([.D315]-[.D314])" office:value-type="float" office:value="2314429.50814269" calcext:value-type="float">
            <text:p>2314429.5081426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38664050.29366" calcext:value-type="float">
            <text:p>1438664050.29366</text:p>
          </table:table-cell>
          <table:table-cell office:value-type="float" office:value="65632" calcext:value-type="float">
            <text:p>65632</text:p>
          </table:table-cell>
          <table:table-cell table:formula="of:=[.B316]-[.B$2]" office:value-type="float" office:value="10.8808963298798" calcext:value-type="float">
            <text:p>10.8808963299</text:p>
          </table:table-cell>
          <table:table-cell table:formula="of:=[.C316]/([.D316]-[.D315])" office:value-type="float" office:value="2314351.6762201" calcext:value-type="float">
            <text:p>2314351.676220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38664050.32202" calcext:value-type="float">
            <text:p>1438664050.32202</text:p>
          </table:table-cell>
          <table:table-cell office:value-type="float" office:value="65632" calcext:value-type="float">
            <text:p>65632</text:p>
          </table:table-cell>
          <table:table-cell table:formula="of:=[.B317]-[.B$2]" office:value-type="float" office:value="10.9092564582825" calcext:value-type="float">
            <text:p>10.9092564583</text:p>
          </table:table-cell>
          <table:table-cell table:formula="of:=[.C317]/([.D317]-[.D316])" office:value-type="float" office:value="2314234.938151" calcext:value-type="float">
            <text:p>2314234.93815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38664050.35037" calcext:value-type="float">
            <text:p>1438664050.35037</text:p>
          </table:table-cell>
          <table:table-cell office:value-type="float" office:value="65632" calcext:value-type="float">
            <text:p>65632</text:p>
          </table:table-cell>
          <table:table-cell table:formula="of:=[.B318]-[.B$2]" office:value-type="float" office:value="10.9376063346863" calcext:value-type="float">
            <text:p>10.9376063347</text:p>
          </table:table-cell>
          <table:table-cell table:formula="of:=[.C318]/([.D318]-[.D317])" office:value-type="float" office:value="2315071.82130723" calcext:value-type="float">
            <text:p>2315071.8213072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38664050.3787" calcext:value-type="float">
            <text:p>1438664050.3787</text:p>
          </table:table-cell>
          <table:table-cell office:value-type="float" office:value="65632" calcext:value-type="float">
            <text:p>65632</text:p>
          </table:table-cell>
          <table:table-cell table:formula="of:=[.B319]-[.B$2]" office:value-type="float" office:value="10.9659361839294" calcext:value-type="float">
            <text:p>10.9659361839</text:p>
          </table:table-cell>
          <table:table-cell table:formula="of:=[.C319]/([.D319]-[.D318])" office:value-type="float" office:value="2316708.41015283" calcext:value-type="float">
            <text:p>2316708.4101528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38664050.40696" calcext:value-type="float">
            <text:p>1438664050.40696</text:p>
          </table:table-cell>
          <table:table-cell office:value-type="float" office:value="65632" calcext:value-type="float">
            <text:p>65632</text:p>
          </table:table-cell>
          <table:table-cell table:formula="of:=[.B320]-[.B$2]" office:value-type="float" office:value="10.9941930770874" calcext:value-type="float">
            <text:p>10.9941930771</text:p>
          </table:table-cell>
          <table:table-cell table:formula="of:=[.C320]/([.D320]-[.D319])" office:value-type="float" office:value="2322689.88784826" calcext:value-type="float">
            <text:p>2322689.887848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38664050.43523" calcext:value-type="float">
            <text:p>1438664050.43523</text:p>
          </table:table-cell>
          <table:table-cell office:value-type="float" office:value="65632" calcext:value-type="float">
            <text:p>65632</text:p>
          </table:table-cell>
          <table:table-cell table:formula="of:=[.B321]-[.B$2]" office:value-type="float" office:value="11.0224628448486" calcext:value-type="float">
            <text:p>11.0224628448</text:p>
          </table:table-cell>
          <table:table-cell table:formula="of:=[.C321]/([.D321]-[.D320])" office:value-type="float" office:value="2321632.08959957" calcext:value-type="float">
            <text:p>2321632.0895995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38664050.46348" calcext:value-type="float">
            <text:p>1438664050.46348</text:p>
          </table:table-cell>
          <table:table-cell office:value-type="float" office:value="65632" calcext:value-type="float">
            <text:p>65632</text:p>
          </table:table-cell>
          <table:table-cell table:formula="of:=[.B322]-[.B$2]" office:value-type="float" office:value="11.0507128238678" calcext:value-type="float">
            <text:p>11.0507128239</text:p>
          </table:table-cell>
          <table:table-cell table:formula="of:=[.C322]/([.D322]-[.D321])" office:value-type="float" office:value="2323258.36261594" calcext:value-type="float">
            <text:p>2323258.3626159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38664050.49173" calcext:value-type="float">
            <text:p>1438664050.49173</text:p>
          </table:table-cell>
          <table:table-cell office:value-type="float" office:value="65632" calcext:value-type="float">
            <text:p>65632</text:p>
          </table:table-cell>
          <table:table-cell table:formula="of:=[.B323]-[.B$2]" office:value-type="float" office:value="11.0789666175842" calcext:value-type="float">
            <text:p>11.0789666176</text:p>
          </table:table-cell>
          <table:table-cell table:formula="of:=[.C323]/([.D323]-[.D322])" office:value-type="float" office:value="2322944.68695836" calcext:value-type="float">
            <text:p>2322944.6869583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38664050.52004" calcext:value-type="float">
            <text:p>1438664050.52004</text:p>
          </table:table-cell>
          <table:table-cell office:value-type="float" office:value="65632" calcext:value-type="float">
            <text:p>65632</text:p>
          </table:table-cell>
          <table:table-cell table:formula="of:=[.B324]-[.B$2]" office:value-type="float" office:value="11.1072719097137" calcext:value-type="float">
            <text:p>11.1072719097</text:p>
          </table:table-cell>
          <table:table-cell table:formula="of:=[.C324]/([.D324]-[.D323])" office:value-type="float" office:value="2318718.34071479" calcext:value-type="float">
            <text:p>2318718.3407147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38664050.54834" calcext:value-type="float">
            <text:p>1438664050.54834</text:p>
          </table:table-cell>
          <table:table-cell office:value-type="float" office:value="65632" calcext:value-type="float">
            <text:p>65632</text:p>
          </table:table-cell>
          <table:table-cell table:formula="of:=[.B325]-[.B$2]" office:value-type="float" office:value="11.1355781555176" calcext:value-type="float">
            <text:p>11.1355781555</text:p>
          </table:table-cell>
          <table:table-cell table:formula="of:=[.C325]/([.D325]-[.D324])" office:value-type="float" office:value="2318640.22007159" calcext:value-type="float">
            <text:p>2318640.2200715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38664050.57667" calcext:value-type="float">
            <text:p>1438664050.57667</text:p>
          </table:table-cell>
          <table:table-cell office:value-type="float" office:value="65632" calcext:value-type="float">
            <text:p>65632</text:p>
          </table:table-cell>
          <table:table-cell table:formula="of:=[.B326]-[.B$2]" office:value-type="float" office:value="11.163907289505" calcext:value-type="float">
            <text:p>11.1639072895</text:p>
          </table:table-cell>
          <table:table-cell table:formula="of:=[.C326]/([.D326]-[.D325])" office:value-type="float" office:value="2316766.9025509" calcext:value-type="float">
            <text:p>2316766.902550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38664050.60505" calcext:value-type="float">
            <text:p>1438664050.60505</text:p>
          </table:table-cell>
          <table:table-cell office:value-type="float" office:value="65632" calcext:value-type="float">
            <text:p>65632</text:p>
          </table:table-cell>
          <table:table-cell table:formula="of:=[.B327]-[.B$2]" office:value-type="float" office:value="11.1922867298126" calcext:value-type="float">
            <text:p>11.1922867298</text:p>
          </table:table-cell>
          <table:table-cell table:formula="of:=[.C327]/([.D327]-[.D326])" office:value-type="float" office:value="2312660.12608374" calcext:value-type="float">
            <text:p>2312660.1260837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38664050.63342" calcext:value-type="float">
            <text:p>1438664050.63342</text:p>
          </table:table-cell>
          <table:table-cell office:value-type="float" office:value="65632" calcext:value-type="float">
            <text:p>65632</text:p>
          </table:table-cell>
          <table:table-cell table:formula="of:=[.B328]-[.B$2]" office:value-type="float" office:value="11.2206583023071" calcext:value-type="float">
            <text:p>11.2206583023</text:p>
          </table:table-cell>
          <table:table-cell table:formula="of:=[.C328]/([.D328]-[.D327])" office:value-type="float" office:value="2313301.4573904" calcext:value-type="float">
            <text:p>2313301.457390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38664050.66176" calcext:value-type="float">
            <text:p>1438664050.66176</text:p>
          </table:table-cell>
          <table:table-cell office:value-type="float" office:value="65632" calcext:value-type="float">
            <text:p>65632</text:p>
          </table:table-cell>
          <table:table-cell table:formula="of:=[.B329]-[.B$2]" office:value-type="float" office:value="11.2489938735962" calcext:value-type="float">
            <text:p>11.2489938736</text:p>
          </table:table-cell>
          <table:table-cell table:formula="of:=[.C329]/([.D329]-[.D328])" office:value-type="float" office:value="2316240.57727518" calcext:value-type="float">
            <text:p>2316240.577275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38664050.69024" calcext:value-type="float">
            <text:p>1438664050.69024</text:p>
          </table:table-cell>
          <table:table-cell office:value-type="float" office:value="65632" calcext:value-type="float">
            <text:p>65632</text:p>
          </table:table-cell>
          <table:table-cell table:formula="of:=[.B330]-[.B$2]" office:value-type="float" office:value="11.2774789333344" calcext:value-type="float">
            <text:p>11.2774789333</text:p>
          </table:table-cell>
          <table:table-cell table:formula="of:=[.C330]/([.D330]-[.D329])" office:value-type="float" office:value="2304085.03978238" calcext:value-type="float">
            <text:p>2304085.0397823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38664050.71859" calcext:value-type="float">
            <text:p>1438664050.71859</text:p>
          </table:table-cell>
          <table:table-cell office:value-type="float" office:value="65632" calcext:value-type="float">
            <text:p>65632</text:p>
          </table:table-cell>
          <table:table-cell table:formula="of:=[.B331]-[.B$2]" office:value-type="float" office:value="11.3058207035065" calcext:value-type="float">
            <text:p>11.3058207035</text:p>
          </table:table-cell>
          <table:table-cell table:formula="of:=[.C331]/([.D331]-[.D330])" office:value-type="float" office:value="2315733.97149923" calcext:value-type="float">
            <text:p>2315733.9714992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38664050.7469" calcext:value-type="float">
            <text:p>1438664050.7469</text:p>
          </table:table-cell>
          <table:table-cell office:value-type="float" office:value="65632" calcext:value-type="float">
            <text:p>65632</text:p>
          </table:table-cell>
          <table:table-cell table:formula="of:=[.B332]-[.B$2]" office:value-type="float" office:value="11.3341348171234" calcext:value-type="float">
            <text:p>11.3341348171</text:p>
          </table:table-cell>
          <table:table-cell table:formula="of:=[.C332]/([.D332]-[.D331])" office:value-type="float" office:value="2317995.92556291" calcext:value-type="float">
            <text:p>2317995.925562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38664050.77516" calcext:value-type="float">
            <text:p>1438664050.77516</text:p>
          </table:table-cell>
          <table:table-cell office:value-type="float" office:value="65632" calcext:value-type="float">
            <text:p>65632</text:p>
          </table:table-cell>
          <table:table-cell table:formula="of:=[.B333]-[.B$2]" office:value-type="float" office:value="11.3623988628387" calcext:value-type="float">
            <text:p>11.3623988628</text:p>
          </table:table-cell>
          <table:table-cell table:formula="of:=[.C333]/([.D333]-[.D332])" office:value-type="float" office:value="2322102.10318183" calcext:value-type="float">
            <text:p>2322102.1031818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38664050.80351" calcext:value-type="float">
            <text:p>1438664050.80351</text:p>
          </table:table-cell>
          <table:table-cell office:value-type="float" office:value="65632" calcext:value-type="float">
            <text:p>65632</text:p>
          </table:table-cell>
          <table:table-cell table:formula="of:=[.B334]-[.B$2]" office:value-type="float" office:value="11.390745639801" calcext:value-type="float">
            <text:p>11.3907456398</text:p>
          </table:table-cell>
          <table:table-cell table:formula="of:=[.C334]/([.D334]-[.D333])" office:value-type="float" office:value="2315324.95166323" calcext:value-type="float">
            <text:p>2315324.9516632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38664050.83181" calcext:value-type="float">
            <text:p>1438664050.83181</text:p>
          </table:table-cell>
          <table:table-cell office:value-type="float" office:value="65632" calcext:value-type="float">
            <text:p>65632</text:p>
          </table:table-cell>
          <table:table-cell table:formula="of:=[.B335]-[.B$2]" office:value-type="float" office:value="11.4190449714661" calcext:value-type="float">
            <text:p>11.4190449715</text:p>
          </table:table-cell>
          <table:table-cell table:formula="of:=[.C335]/([.D335]-[.D334])" office:value-type="float" office:value="2319206.71402575" calcext:value-type="float">
            <text:p>2319206.7140257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38664050.86015" calcext:value-type="float">
            <text:p>1438664050.86015</text:p>
          </table:table-cell>
          <table:table-cell office:value-type="float" office:value="65632" calcext:value-type="float">
            <text:p>65632</text:p>
          </table:table-cell>
          <table:table-cell table:formula="of:=[.B336]-[.B$2]" office:value-type="float" office:value="11.4473848342896" calcext:value-type="float">
            <text:p>11.4473848343</text:p>
          </table:table-cell>
          <table:table-cell table:formula="of:=[.C336]/([.D336]-[.D335])" office:value-type="float" office:value="2315889.82659465" calcext:value-type="float">
            <text:p>2315889.826594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38664050.88843" calcext:value-type="float">
            <text:p>1438664050.88843</text:p>
          </table:table-cell>
          <table:table-cell office:value-type="float" office:value="65632" calcext:value-type="float">
            <text:p>65632</text:p>
          </table:table-cell>
          <table:table-cell table:formula="of:=[.B337]-[.B$2]" office:value-type="float" office:value="11.4756684303284" calcext:value-type="float">
            <text:p>11.4756684303</text:p>
          </table:table-cell>
          <table:table-cell table:formula="of:=[.C337]/([.D337]-[.D336])" office:value-type="float" office:value="2320497.0085813" calcext:value-type="float">
            <text:p>2320497.00858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38664050.91676" calcext:value-type="float">
            <text:p>1438664050.91676</text:p>
          </table:table-cell>
          <table:table-cell office:value-type="float" office:value="65632" calcext:value-type="float">
            <text:p>65632</text:p>
          </table:table-cell>
          <table:table-cell table:formula="of:=[.B338]-[.B$2]" office:value-type="float" office:value="11.5039999485016" calcext:value-type="float">
            <text:p>11.5039999485</text:p>
          </table:table-cell>
          <table:table-cell table:formula="of:=[.C338]/([.D338]-[.D337])" office:value-type="float" office:value="2316571.93937609" calcext:value-type="float">
            <text:p>2316571.9393760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38664050.9451" calcext:value-type="float">
            <text:p>1438664050.9451</text:p>
          </table:table-cell>
          <table:table-cell office:value-type="float" office:value="65632" calcext:value-type="float">
            <text:p>65632</text:p>
          </table:table-cell>
          <table:table-cell table:formula="of:=[.B339]-[.B$2]" office:value-type="float" office:value="11.5323390960693" calcext:value-type="float">
            <text:p>11.5323390961</text:p>
          </table:table-cell>
          <table:table-cell table:formula="of:=[.C339]/([.D339]-[.D338])" office:value-type="float" office:value="2315948.2776642" calcext:value-type="float">
            <text:p>2315948.277664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38664050.97345" calcext:value-type="float">
            <text:p>1438664050.97345</text:p>
          </table:table-cell>
          <table:table-cell office:value-type="float" office:value="65632" calcext:value-type="float">
            <text:p>65632</text:p>
          </table:table-cell>
          <table:table-cell table:formula="of:=[.B340]-[.B$2]" office:value-type="float" office:value="11.5606827735901" calcext:value-type="float">
            <text:p>11.5606827736</text:p>
          </table:table-cell>
          <table:table-cell table:formula="of:=[.C340]/([.D340]-[.D339])" office:value-type="float" office:value="2315578.13737992" calcext:value-type="float">
            <text:p>2315578.1373799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38664051.00172" calcext:value-type="float">
            <text:p>1438664051.00172</text:p>
          </table:table-cell>
          <table:table-cell office:value-type="float" office:value="65632" calcext:value-type="float">
            <text:p>65632</text:p>
          </table:table-cell>
          <table:table-cell table:formula="of:=[.B341]-[.B$2]" office:value-type="float" office:value="11.5889520645142" calcext:value-type="float">
            <text:p>11.5889520645</text:p>
          </table:table-cell>
          <table:table-cell table:formula="of:=[.C341]/([.D341]-[.D340])" office:value-type="float" office:value="2321671.25013072" calcext:value-type="float">
            <text:p>2321671.2501307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38664051.02903" calcext:value-type="float">
            <text:p>1438664051.02903</text:p>
          </table:table-cell>
          <table:table-cell office:value-type="float" office:value="65632" calcext:value-type="float">
            <text:p>65632</text:p>
          </table:table-cell>
          <table:table-cell table:formula="of:=[.B342]-[.B$2]" office:value-type="float" office:value="11.6162664890289" calcext:value-type="float">
            <text:p>11.616266489</text:p>
          </table:table-cell>
          <table:table-cell table:formula="of:=[.C342]/([.D342]-[.D341])" office:value-type="float" office:value="2402832.97802994" calcext:value-type="float">
            <text:p>2402832.9780299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38664051.05635" calcext:value-type="float">
            <text:p>1438664051.05635</text:p>
          </table:table-cell>
          <table:table-cell office:value-type="float" office:value="65632" calcext:value-type="float">
            <text:p>65632</text:p>
          </table:table-cell>
          <table:table-cell table:formula="of:=[.B343]-[.B$2]" office:value-type="float" office:value="11.6435887813568" calcext:value-type="float">
            <text:p>11.6435887814</text:p>
          </table:table-cell>
          <table:table-cell table:formula="of:=[.C343]/([.D343]-[.D342])" office:value-type="float" office:value="2402141.05069896" calcext:value-type="float">
            <text:p>2402141.0506989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38664051.0837" calcext:value-type="float">
            <text:p>1438664051.0837</text:p>
          </table:table-cell>
          <table:table-cell office:value-type="float" office:value="65632" calcext:value-type="float">
            <text:p>65632</text:p>
          </table:table-cell>
          <table:table-cell table:formula="of:=[.B344]-[.B$2]" office:value-type="float" office:value="11.6709356307983" calcext:value-type="float">
            <text:p>11.6709356308</text:p>
          </table:table-cell>
          <table:table-cell table:formula="of:=[.C344]/([.D344]-[.D343])" office:value-type="float" office:value="2399983.9594075" calcext:value-type="float">
            <text:p>2399983.95940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38664051.11107" calcext:value-type="float">
            <text:p>1438664051.11107</text:p>
          </table:table-cell>
          <table:table-cell office:value-type="float" office:value="65632" calcext:value-type="float">
            <text:p>65632</text:p>
          </table:table-cell>
          <table:table-cell table:formula="of:=[.B345]-[.B$2]" office:value-type="float" office:value="11.6983058452606" calcext:value-type="float">
            <text:p>11.6983058453</text:p>
          </table:table-cell>
          <table:table-cell table:formula="of:=[.C345]/([.D345]-[.D344])" office:value-type="float" office:value="2397935.17476633" calcext:value-type="float">
            <text:p>2397935.174766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38664051.13839" calcext:value-type="float">
            <text:p>1438664051.13839</text:p>
          </table:table-cell>
          <table:table-cell office:value-type="float" office:value="65632" calcext:value-type="float">
            <text:p>65632</text:p>
          </table:table-cell>
          <table:table-cell table:formula="of:=[.B346]-[.B$2]" office:value-type="float" office:value="11.725625038147" calcext:value-type="float">
            <text:p>11.7256250381</text:p>
          </table:table-cell>
          <table:table-cell table:formula="of:=[.C346]/([.D346]-[.D345])" office:value-type="float" office:value="2402413.58055592" calcext:value-type="float">
            <text:p>2402413.5805559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38664051.16574" calcext:value-type="float">
            <text:p>1438664051.16574</text:p>
          </table:table-cell>
          <table:table-cell office:value-type="float" office:value="65632" calcext:value-type="float">
            <text:p>65632</text:p>
          </table:table-cell>
          <table:table-cell table:formula="of:=[.B347]-[.B$2]" office:value-type="float" office:value="11.7529745101929" calcext:value-type="float">
            <text:p>11.7529745102</text:p>
          </table:table-cell>
          <table:table-cell table:formula="of:=[.C347]/([.D347]-[.D346])" office:value-type="float" office:value="2399753.81937374" calcext:value-type="float">
            <text:p>2399753.8193737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38664051.19306" calcext:value-type="float">
            <text:p>1438664051.19306</text:p>
          </table:table-cell>
          <table:table-cell office:value-type="float" office:value="65632" calcext:value-type="float">
            <text:p>65632</text:p>
          </table:table-cell>
          <table:table-cell table:formula="of:=[.B348]-[.B$2]" office:value-type="float" office:value="11.7802927494049" calcext:value-type="float">
            <text:p>11.7802927494</text:p>
          </table:table-cell>
          <table:table-cell table:formula="of:=[.C348]/([.D348]-[.D347])" office:value-type="float" office:value="2402497.44833786" calcext:value-type="float">
            <text:p>2402497.4483378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38664051.2204" calcext:value-type="float">
            <text:p>1438664051.2204</text:p>
          </table:table-cell>
          <table:table-cell office:value-type="float" office:value="65632" calcext:value-type="float">
            <text:p>65632</text:p>
          </table:table-cell>
          <table:table-cell table:formula="of:=[.B349]-[.B$2]" office:value-type="float" office:value="11.8076341152191" calcext:value-type="float">
            <text:p>11.8076341152</text:p>
          </table:table-cell>
          <table:table-cell table:formula="of:=[.C349]/([.D349]-[.D348])" office:value-type="float" office:value="2400465.30396414" calcext:value-type="float">
            <text:p>2400465.303964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38664051.24777" calcext:value-type="float">
            <text:p>1438664051.24777</text:p>
          </table:table-cell>
          <table:table-cell office:value-type="float" office:value="65632" calcext:value-type="float">
            <text:p>65632</text:p>
          </table:table-cell>
          <table:table-cell table:formula="of:=[.B350]-[.B$2]" office:value-type="float" office:value="11.8350036144257" calcext:value-type="float">
            <text:p>11.8350036144</text:p>
          </table:table-cell>
          <table:table-cell table:formula="of:=[.C350]/([.D350]-[.D349])" office:value-type="float" office:value="2397997.840761" calcext:value-type="float">
            <text:p>2397997.84076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38664051.27507" calcext:value-type="float">
            <text:p>1438664051.27507</text:p>
          </table:table-cell>
          <table:table-cell office:value-type="float" office:value="65632" calcext:value-type="float">
            <text:p>65632</text:p>
          </table:table-cell>
          <table:table-cell table:formula="of:=[.B351]-[.B$2]" office:value-type="float" office:value="11.8623101711273" calcext:value-type="float">
            <text:p>11.8623101711</text:p>
          </table:table-cell>
          <table:table-cell table:formula="of:=[.C351]/([.D351]-[.D350])" office:value-type="float" office:value="2403525.30408969" calcext:value-type="float">
            <text:p>2403525.304089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38664051.30235" calcext:value-type="float">
            <text:p>1438664051.30235</text:p>
          </table:table-cell>
          <table:table-cell office:value-type="float" office:value="65632" calcext:value-type="float">
            <text:p>65632</text:p>
          </table:table-cell>
          <table:table-cell table:formula="of:=[.B352]-[.B$2]" office:value-type="float" office:value="11.8895819187164" calcext:value-type="float">
            <text:p>11.8895819187</text:p>
          </table:table-cell>
          <table:table-cell table:formula="of:=[.C352]/([.D352]-[.D351])" office:value-type="float" office:value="2406593.11566101" calcext:value-type="float">
            <text:p>2406593.1156610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38664051.3296" calcext:value-type="float">
            <text:p>1438664051.3296</text:p>
          </table:table-cell>
          <table:table-cell office:value-type="float" office:value="65632" calcext:value-type="float">
            <text:p>65632</text:p>
          </table:table-cell>
          <table:table-cell table:formula="of:=[.B353]-[.B$2]" office:value-type="float" office:value="11.9168367385864" calcext:value-type="float">
            <text:p>11.9168367386</text:p>
          </table:table-cell>
          <table:table-cell table:formula="of:=[.C353]/([.D353]-[.D352])" office:value-type="float" office:value="2408087.82861392" calcext:value-type="float">
            <text:p>2408087.8286139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38664051.35683" calcext:value-type="float">
            <text:p>1438664051.35683</text:p>
          </table:table-cell>
          <table:table-cell office:value-type="float" office:value="65632" calcext:value-type="float">
            <text:p>65632</text:p>
          </table:table-cell>
          <table:table-cell table:formula="of:=[.B354]-[.B$2]" office:value-type="float" office:value="11.9440648555756" calcext:value-type="float">
            <text:p>11.9440648556</text:p>
          </table:table-cell>
          <table:table-cell table:formula="of:=[.C354]/([.D354]-[.D353])" office:value-type="float" office:value="2410449.46391951" calcext:value-type="float">
            <text:p>2410449.463919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38664051.38405" calcext:value-type="float">
            <text:p>1438664051.38405</text:p>
          </table:table-cell>
          <table:table-cell office:value-type="float" office:value="65632" calcext:value-type="float">
            <text:p>65632</text:p>
          </table:table-cell>
          <table:table-cell table:formula="of:=[.B355]-[.B$2]" office:value-type="float" office:value="11.9712853431702" calcext:value-type="float">
            <text:p>11.9712853432</text:p>
          </table:table-cell>
          <table:table-cell table:formula="of:=[.C355]/([.D355]-[.D354])" office:value-type="float" office:value="2411125.06790691" calcext:value-type="float">
            <text:p>2411125.0679069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38664051.41131" calcext:value-type="float">
            <text:p>1438664051.41131</text:p>
          </table:table-cell>
          <table:table-cell office:value-type="float" office:value="65632" calcext:value-type="float">
            <text:p>65632</text:p>
          </table:table-cell>
          <table:table-cell table:formula="of:=[.B356]-[.B$2]" office:value-type="float" office:value="11.998547077179" calcext:value-type="float">
            <text:p>11.9985470772</text:p>
          </table:table-cell>
          <table:table-cell table:formula="of:=[.C356]/([.D356]-[.D355])" office:value-type="float" office:value="2407477.08780522" calcext:value-type="float">
            <text:p>2407477.0878052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38664051.43854" calcext:value-type="float">
            <text:p>1438664051.43854</text:p>
          </table:table-cell>
          <table:table-cell office:value-type="float" office:value="65632" calcext:value-type="float">
            <text:p>65632</text:p>
          </table:table-cell>
          <table:table-cell table:formula="of:=[.B357]-[.B$2]" office:value-type="float" office:value="12.0257766246796" calcext:value-type="float">
            <text:p>12.0257766247</text:p>
          </table:table-cell>
          <table:table-cell table:formula="of:=[.C357]/([.D357]-[.D356])" office:value-type="float" office:value="2410322.83031985" calcext:value-type="float">
            <text:p>2410322.8303198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38664051.4658" calcext:value-type="float">
            <text:p>1438664051.4658</text:p>
          </table:table-cell>
          <table:table-cell office:value-type="float" office:value="65632" calcext:value-type="float">
            <text:p>65632</text:p>
          </table:table-cell>
          <table:table-cell table:formula="of:=[.B358]-[.B$2]" office:value-type="float" office:value="12.0530321598053" calcext:value-type="float">
            <text:p>12.0530321598</text:p>
          </table:table-cell>
          <table:table-cell table:formula="of:=[.C358]/([.D358]-[.D357])" office:value-type="float" office:value="2408024.63416085" calcext:value-type="float">
            <text:p>2408024.6341608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38664051.49315" calcext:value-type="float">
            <text:p>1438664051.49315</text:p>
          </table:table-cell>
          <table:table-cell office:value-type="float" office:value="65632" calcext:value-type="float">
            <text:p>65632</text:p>
          </table:table-cell>
          <table:table-cell table:formula="of:=[.B359]-[.B$2]" office:value-type="float" office:value="12.0803847312927" calcext:value-type="float">
            <text:p>12.0803847313</text:p>
          </table:table-cell>
          <table:table-cell table:formula="of:=[.C359]/([.D359]-[.D358])" office:value-type="float" office:value="2399481.89259534" calcext:value-type="float">
            <text:p>2399481.8925953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38664051.52047" calcext:value-type="float">
            <text:p>1438664051.52047</text:p>
          </table:table-cell>
          <table:table-cell office:value-type="float" office:value="65632" calcext:value-type="float">
            <text:p>65632</text:p>
          </table:table-cell>
          <table:table-cell table:formula="of:=[.B360]-[.B$2]" office:value-type="float" office:value="12.107706785202" calcext:value-type="float">
            <text:p>12.1077067852</text:p>
          </table:table-cell>
          <table:table-cell table:formula="of:=[.C360]/([.D360]-[.D359])" office:value-type="float" office:value="2402162.01233889" calcext:value-type="float">
            <text:p>2402162.0123388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38664051.54781" calcext:value-type="float">
            <text:p>1438664051.54781</text:p>
          </table:table-cell>
          <table:table-cell office:value-type="float" office:value="65632" calcext:value-type="float">
            <text:p>65632</text:p>
          </table:table-cell>
          <table:table-cell table:formula="of:=[.B361]-[.B$2]" office:value-type="float" office:value="12.1350417137146" calcext:value-type="float">
            <text:p>12.1350417137</text:p>
          </table:table-cell>
          <table:table-cell table:formula="of:=[.C361]/([.D361]-[.D360])" office:value-type="float" office:value="2401030.60704224" calcext:value-type="float">
            <text:p>2401030.607042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38664051.57514" calcext:value-type="float">
            <text:p>1438664051.57514</text:p>
          </table:table-cell>
          <table:table-cell office:value-type="float" office:value="65632" calcext:value-type="float">
            <text:p>65632</text:p>
          </table:table-cell>
          <table:table-cell table:formula="of:=[.B362]-[.B$2]" office:value-type="float" office:value="12.1623737812042" calcext:value-type="float">
            <text:p>12.1623737812</text:p>
          </table:table-cell>
          <table:table-cell table:formula="of:=[.C362]/([.D362]-[.D361])" office:value-type="float" office:value="2401281.93832814" calcext:value-type="float">
            <text:p>2401281.938328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38664051.60248" calcext:value-type="float">
            <text:p>1438664051.60248</text:p>
          </table:table-cell>
          <table:table-cell office:value-type="float" office:value="65632" calcext:value-type="float">
            <text:p>65632</text:p>
          </table:table-cell>
          <table:table-cell table:formula="of:=[.B363]-[.B$2]" office:value-type="float" office:value="12.1897125244141" calcext:value-type="float">
            <text:p>12.1897125244</text:p>
          </table:table-cell>
          <table:table-cell table:formula="of:=[.C363]/([.D363]-[.D362])" office:value-type="float" office:value="2400695.58048959" calcext:value-type="float">
            <text:p>2400695.5804895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38664051.62991" calcext:value-type="float">
            <text:p>1438664051.62991</text:p>
          </table:table-cell>
          <table:table-cell office:value-type="float" office:value="65632" calcext:value-type="float">
            <text:p>65632</text:p>
          </table:table-cell>
          <table:table-cell table:formula="of:=[.B364]-[.B$2]" office:value-type="float" office:value="12.2171452045441" calcext:value-type="float">
            <text:p>12.2171452045</text:p>
          </table:table-cell>
          <table:table-cell table:formula="of:=[.C364]/([.D364]-[.D363])" office:value-type="float" office:value="2392474.94918348" calcext:value-type="float">
            <text:p>2392474.949183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38664051.65725" calcext:value-type="float">
            <text:p>1438664051.65725</text:p>
          </table:table-cell>
          <table:table-cell office:value-type="float" office:value="65632" calcext:value-type="float">
            <text:p>65632</text:p>
          </table:table-cell>
          <table:table-cell table:formula="of:=[.B365]-[.B$2]" office:value-type="float" office:value="12.2444822788239" calcext:value-type="float">
            <text:p>12.2444822788</text:p>
          </table:table-cell>
          <table:table-cell table:formula="of:=[.C365]/([.D365]-[.D364])" office:value-type="float" office:value="2400842.14310134" calcext:value-type="float">
            <text:p>2400842.1431013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38664051.68457" calcext:value-type="float">
            <text:p>1438664051.68457</text:p>
          </table:table-cell>
          <table:table-cell office:value-type="float" office:value="65632" calcext:value-type="float">
            <text:p>65632</text:p>
          </table:table-cell>
          <table:table-cell table:formula="of:=[.B366]-[.B$2]" office:value-type="float" office:value="12.2718040943146" calcext:value-type="float">
            <text:p>12.2718040943</text:p>
          </table:table-cell>
          <table:table-cell table:formula="of:=[.C366]/([.D366]-[.D365])" office:value-type="float" office:value="2402182.97434465" calcext:value-type="float">
            <text:p>2402182.974344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38664051.71193" calcext:value-type="float">
            <text:p>1438664051.71193</text:p>
          </table:table-cell>
          <table:table-cell office:value-type="float" office:value="65632" calcext:value-type="float">
            <text:p>65632</text:p>
          </table:table-cell>
          <table:table-cell table:formula="of:=[.B367]-[.B$2]" office:value-type="float" office:value="12.299161195755" calcext:value-type="float">
            <text:p>12.2991611958</text:p>
          </table:table-cell>
          <table:table-cell table:formula="of:=[.C367]/([.D367]-[.D366])" office:value-type="float" office:value="2399084.57198633" calcext:value-type="float">
            <text:p>2399084.5719863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38664051.73928" calcext:value-type="float">
            <text:p>1438664051.73928</text:p>
          </table:table-cell>
          <table:table-cell office:value-type="float" office:value="65632" calcext:value-type="float">
            <text:p>65632</text:p>
          </table:table-cell>
          <table:table-cell table:formula="of:=[.B368]-[.B$2]" office:value-type="float" office:value="12.3265156745911" calcext:value-type="float">
            <text:p>12.3265156746</text:p>
          </table:table-cell>
          <table:table-cell table:formula="of:=[.C368]/([.D368]-[.D367])" office:value-type="float" office:value="2399314.58366817" calcext:value-type="float">
            <text:p>2399314.5836681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38664051.76662" calcext:value-type="float">
            <text:p>1438664051.76662</text:p>
          </table:table-cell>
          <table:table-cell office:value-type="float" office:value="65632" calcext:value-type="float">
            <text:p>65632</text:p>
          </table:table-cell>
          <table:table-cell table:formula="of:=[.B369]-[.B$2]" office:value-type="float" office:value="12.3538551330566" calcext:value-type="float">
            <text:p>12.3538551331</text:p>
          </table:table-cell>
          <table:table-cell table:formula="of:=[.C369]/([.D369]-[.D368])" office:value-type="float" office:value="2400632.77341938" calcext:value-type="float">
            <text:p>2400632.7734193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38664051.79391" calcext:value-type="float">
            <text:p>1438664051.79391</text:p>
          </table:table-cell>
          <table:table-cell office:value-type="float" office:value="65632" calcext:value-type="float">
            <text:p>65632</text:p>
          </table:table-cell>
          <table:table-cell table:formula="of:=[.B370]-[.B$2]" office:value-type="float" office:value="12.3811447620392" calcext:value-type="float">
            <text:p>12.381144762</text:p>
          </table:table-cell>
          <table:table-cell table:formula="of:=[.C370]/([.D370]-[.D369])" office:value-type="float" office:value="2405016.20751173" calcext:value-type="float">
            <text:p>2405016.2075117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38664051.82122" calcext:value-type="float">
            <text:p>1438664051.82122</text:p>
          </table:table-cell>
          <table:table-cell office:value-type="float" office:value="65632" calcext:value-type="float">
            <text:p>65632</text:p>
          </table:table-cell>
          <table:table-cell table:formula="of:=[.B371]-[.B$2]" office:value-type="float" office:value="12.4084572792053" calcext:value-type="float">
            <text:p>12.4084572792</text:p>
          </table:table-cell>
          <table:table-cell table:formula="of:=[.C371]/([.D371]-[.D370])" office:value-type="float" office:value="2403000.77802317" calcext:value-type="float">
            <text:p>2403000.7780231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38664051.84856" calcext:value-type="float">
            <text:p>1438664051.84856</text:p>
          </table:table-cell>
          <table:table-cell office:value-type="float" office:value="65632" calcext:value-type="float">
            <text:p>65632</text:p>
          </table:table-cell>
          <table:table-cell table:formula="of:=[.B372]-[.B$2]" office:value-type="float" office:value="12.435791015625" calcext:value-type="float">
            <text:p>12.4357910156</text:p>
          </table:table-cell>
          <table:table-cell table:formula="of:=[.C372]/([.D372]-[.D371])" office:value-type="float" office:value="2401135.32201734" calcext:value-type="float">
            <text:p>2401135.3220173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38664051.87587" calcext:value-type="float">
            <text:p>1438664051.87587</text:p>
          </table:table-cell>
          <table:table-cell office:value-type="float" office:value="65632" calcext:value-type="float">
            <text:p>65632</text:p>
          </table:table-cell>
          <table:table-cell table:formula="of:=[.B373]-[.B$2]" office:value-type="float" office:value="12.4631016254425" calcext:value-type="float">
            <text:p>12.4631016254</text:p>
          </table:table-cell>
          <table:table-cell table:formula="of:=[.C373]/([.D373]-[.D372])" office:value-type="float" office:value="2403168.6014544" calcext:value-type="float">
            <text:p>2403168.601454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38664051.90315" calcext:value-type="float">
            <text:p>1438664051.90315</text:p>
          </table:table-cell>
          <table:table-cell office:value-type="float" office:value="65632" calcext:value-type="float">
            <text:p>65632</text:p>
          </table:table-cell>
          <table:table-cell table:formula="of:=[.B374]-[.B$2]" office:value-type="float" office:value="12.4903817176819" calcext:value-type="float">
            <text:p>12.4903817177</text:p>
          </table:table-cell>
          <table:table-cell table:formula="of:=[.C374]/([.D374]-[.D373])" office:value-type="float" office:value="2405856.96793421" calcext:value-type="float">
            <text:p>2405856.967934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38664051.93056" calcext:value-type="float">
            <text:p>1438664051.93056</text:p>
          </table:table-cell>
          <table:table-cell office:value-type="float" office:value="65632" calcext:value-type="float">
            <text:p>65632</text:p>
          </table:table-cell>
          <table:table-cell table:formula="of:=[.B375]-[.B$2]" office:value-type="float" office:value="12.5177953243256" calcext:value-type="float">
            <text:p>12.5177953243</text:p>
          </table:table-cell>
          <table:table-cell table:formula="of:=[.C375]/([.D375]-[.D374])" office:value-type="float" office:value="2394139.55460467" calcext:value-type="float">
            <text:p>2394139.5546046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38664051.95793" calcext:value-type="float">
            <text:p>1438664051.95793</text:p>
          </table:table-cell>
          <table:table-cell office:value-type="float" office:value="65632" calcext:value-type="float">
            <text:p>65632</text:p>
          </table:table-cell>
          <table:table-cell table:formula="of:=[.B376]-[.B$2]" office:value-type="float" office:value="12.5451691150665" calcext:value-type="float">
            <text:p>12.5451691151</text:p>
          </table:table-cell>
          <table:table-cell table:formula="of:=[.C376]/([.D376]-[.D375])" office:value-type="float" office:value="2397621.89391538" calcext:value-type="float">
            <text:p>2397621.8939153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38664051.98527" calcext:value-type="float">
            <text:p>1438664051.98527</text:p>
          </table:table-cell>
          <table:table-cell office:value-type="float" office:value="65632" calcext:value-type="float">
            <text:p>65632</text:p>
          </table:table-cell>
          <table:table-cell table:formula="of:=[.B377]-[.B$2]" office:value-type="float" office:value="12.5725011825562" calcext:value-type="float">
            <text:p>12.5725011826</text:p>
          </table:table-cell>
          <table:table-cell table:formula="of:=[.C377]/([.D377]-[.D376])" office:value-type="float" office:value="2401281.93832814" calcext:value-type="float">
            <text:p>2401281.9383281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38664052.01159" calcext:value-type="float">
            <text:p>1438664052.01159</text:p>
          </table:table-cell>
          <table:table-cell office:value-type="float" office:value="65632" calcext:value-type="float">
            <text:p>65632</text:p>
          </table:table-cell>
          <table:table-cell table:formula="of:=[.B378]-[.B$2]" office:value-type="float" office:value="12.5988283157349" calcext:value-type="float">
            <text:p>12.5988283157</text:p>
          </table:table-cell>
          <table:table-cell table:formula="of:=[.C378]/([.D378]-[.D377])" office:value-type="float" office:value="2492941.39071216" calcext:value-type="float">
            <text:p>2492941.3907121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38664052.03594" calcext:value-type="float">
            <text:p>1438664052.03594</text:p>
          </table:table-cell>
          <table:table-cell office:value-type="float" office:value="65632" calcext:value-type="float">
            <text:p>65632</text:p>
          </table:table-cell>
          <table:table-cell table:formula="of:=[.B379]-[.B$2]" office:value-type="float" office:value="12.6231744289398" calcext:value-type="float">
            <text:p>12.6231744289</text:p>
          </table:table-cell>
          <table:table-cell table:formula="of:=[.C379]/([.D379]-[.D378])" office:value-type="float" office:value="2695789.65017872" calcext:value-type="float">
            <text:p>2695789.6501787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38664052.06031" calcext:value-type="float">
            <text:p>1438664052.06031</text:p>
          </table:table-cell>
          <table:table-cell office:value-type="float" office:value="65632" calcext:value-type="float">
            <text:p>65632</text:p>
          </table:table-cell>
          <table:table-cell table:formula="of:=[.B380]-[.B$2]" office:value-type="float" office:value="12.6475419998169" calcext:value-type="float">
            <text:p>12.6475419998</text:p>
          </table:table-cell>
          <table:table-cell table:formula="of:=[.C380]/([.D380]-[.D379])" office:value-type="float" office:value="2693415.78325914" calcext:value-type="float">
            <text:p>2693415.7832591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38664052.08464" calcext:value-type="float">
            <text:p>1438664052.08464</text:p>
          </table:table-cell>
          <table:table-cell office:value-type="float" office:value="65632" calcext:value-type="float">
            <text:p>65632</text:p>
          </table:table-cell>
          <table:table-cell table:formula="of:=[.B381]-[.B$2]" office:value-type="float" office:value="12.6718790531158" calcext:value-type="float">
            <text:p>12.6718790531</text:p>
          </table:table-cell>
          <table:table-cell table:formula="of:=[.C381]/([.D381]-[.D380])" office:value-type="float" office:value="2696793.20638342" calcext:value-type="float">
            <text:p>2696793.2063834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38664052.10901" calcext:value-type="float">
            <text:p>1438664052.10901</text:p>
          </table:table-cell>
          <table:table-cell office:value-type="float" office:value="65632" calcext:value-type="float">
            <text:p>65632</text:p>
          </table:table-cell>
          <table:table-cell table:formula="of:=[.B382]-[.B$2]" office:value-type="float" office:value="12.6962478160858" calcext:value-type="float">
            <text:p>12.6962478161</text:p>
          </table:table-cell>
          <table:table-cell table:formula="of:=[.C382]/([.D382]-[.D381])" office:value-type="float" office:value="2693284.02434204" calcext:value-type="float">
            <text:p>2693284.0243420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38664052.1334" calcext:value-type="float">
            <text:p>1438664052.1334</text:p>
          </table:table-cell>
          <table:table-cell office:value-type="float" office:value="65632" calcext:value-type="float">
            <text:p>65632</text:p>
          </table:table-cell>
          <table:table-cell table:formula="of:=[.B383]-[.B$2]" office:value-type="float" office:value="12.7206327915192" calcext:value-type="float">
            <text:p>12.7206327915</text:p>
          </table:table-cell>
          <table:table-cell table:formula="of:=[.C383]/([.D383]-[.D382])" office:value-type="float" office:value="2691493.38203719" calcext:value-type="float">
            <text:p>2691493.38203719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38664052.15776" calcext:value-type="float">
            <text:p>1438664052.15776</text:p>
          </table:table-cell>
          <table:table-cell office:value-type="float" office:value="65632" calcext:value-type="float">
            <text:p>65632</text:p>
          </table:table-cell>
          <table:table-cell table:formula="of:=[.B384]-[.B$2]" office:value-type="float" office:value="12.7449944019318" calcext:value-type="float">
            <text:p>12.7449944019</text:p>
          </table:table-cell>
          <table:table-cell table:formula="of:=[.C384]/([.D384]-[.D383])" office:value-type="float" office:value="2694074.77126639" calcext:value-type="float">
            <text:p>2694074.7712663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38664052.18212" calcext:value-type="float">
            <text:p>1438664052.18212</text:p>
          </table:table-cell>
          <table:table-cell office:value-type="float" office:value="65632" calcext:value-type="float">
            <text:p>65632</text:p>
          </table:table-cell>
          <table:table-cell table:formula="of:=[.B385]-[.B$2]" office:value-type="float" office:value="12.7693557739258" calcext:value-type="float">
            <text:p>12.7693557739</text:p>
          </table:table-cell>
          <table:table-cell table:formula="of:=[.C385]/([.D385]-[.D384])" office:value-type="float" office:value="2694101.13749401" calcext:value-type="float">
            <text:p>2694101.137494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38664052.20648" calcext:value-type="float">
            <text:p>1438664052.20648</text:p>
          </table:table-cell>
          <table:table-cell office:value-type="float" office:value="65632" calcext:value-type="float">
            <text:p>65632</text:p>
          </table:table-cell>
          <table:table-cell table:formula="of:=[.B386]-[.B$2]" office:value-type="float" office:value="12.7937183380127" calcext:value-type="float">
            <text:p>12.793718338</text:p>
          </table:table-cell>
          <table:table-cell table:formula="of:=[.C386]/([.D386]-[.D385])" office:value-type="float" office:value="2693969.31151648" calcext:value-type="float">
            <text:p>2693969.311516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38664052.23083" calcext:value-type="float">
            <text:p>1438664052.23083</text:p>
          </table:table-cell>
          <table:table-cell office:value-type="float" office:value="65632" calcext:value-type="float">
            <text:p>65632</text:p>
          </table:table-cell>
          <table:table-cell table:formula="of:=[.B387]-[.B$2]" office:value-type="float" office:value="12.8180663585663" calcext:value-type="float">
            <text:p>12.8180663586</text:p>
          </table:table-cell>
          <table:table-cell table:formula="of:=[.C387]/([.D387]-[.D386])" office:value-type="float" office:value="2695578.47035438" calcext:value-type="float">
            <text:p>2695578.4703543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38664052.25515" calcext:value-type="float">
            <text:p>1438664052.25515</text:p>
          </table:table-cell>
          <table:table-cell office:value-type="float" office:value="65632" calcext:value-type="float">
            <text:p>65632</text:p>
          </table:table-cell>
          <table:table-cell table:formula="of:=[.B388]-[.B$2]" office:value-type="float" office:value="12.8423879146576" calcext:value-type="float">
            <text:p>12.8423879147</text:p>
          </table:table-cell>
          <table:table-cell table:formula="of:=[.C388]/([.D388]-[.D387])" office:value-type="float" office:value="2698511.54891581" calcext:value-type="float">
            <text:p>2698511.5489158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38664052.27941" calcext:value-type="float">
            <text:p>1438664052.27941</text:p>
          </table:table-cell>
          <table:table-cell office:value-type="float" office:value="65632" calcext:value-type="float">
            <text:p>65632</text:p>
          </table:table-cell>
          <table:table-cell table:formula="of:=[.B389]-[.B$2]" office:value-type="float" office:value="12.8666472434998" calcext:value-type="float">
            <text:p>12.8666472435</text:p>
          </table:table-cell>
          <table:table-cell table:formula="of:=[.C389]/([.D389]-[.D388])" office:value-type="float" office:value="2705433.46137139" calcext:value-type="float">
            <text:p>2705433.461371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38664052.30377" calcext:value-type="float">
            <text:p>1438664052.30377</text:p>
          </table:table-cell>
          <table:table-cell office:value-type="float" office:value="65632" calcext:value-type="float">
            <text:p>65632</text:p>
          </table:table-cell>
          <table:table-cell table:formula="of:=[.B390]-[.B$2]" office:value-type="float" office:value="12.8910045623779" calcext:value-type="float">
            <text:p>12.8910045624</text:p>
          </table:table-cell>
          <table:table-cell table:formula="of:=[.C390]/([.D390]-[.D389])" office:value-type="float" office:value="2694549.44233668" calcext:value-type="float">
            <text:p>2694549.442336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38664052.32809" calcext:value-type="float">
            <text:p>1438664052.32809</text:p>
          </table:table-cell>
          <table:table-cell office:value-type="float" office:value="65632" calcext:value-type="float">
            <text:p>65632</text:p>
          </table:table-cell>
          <table:table-cell table:formula="of:=[.B391]-[.B$2]" office:value-type="float" office:value="12.9153203964233" calcext:value-type="float">
            <text:p>12.9153203964</text:p>
          </table:table-cell>
          <table:table-cell table:formula="of:=[.C391]/([.D391]-[.D390])" office:value-type="float" office:value="2699146.56751775" calcext:value-type="float">
            <text:p>2699146.567517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38664052.35237" calcext:value-type="float">
            <text:p>1438664052.35237</text:p>
          </table:table-cell>
          <table:table-cell office:value-type="float" office:value="65632" calcext:value-type="float">
            <text:p>65632</text:p>
          </table:table-cell>
          <table:table-cell table:formula="of:=[.B392]-[.B$2]" office:value-type="float" office:value="12.9396073818207" calcext:value-type="float">
            <text:p>12.9396073818</text:p>
          </table:table-cell>
          <table:table-cell table:formula="of:=[.C392]/([.D392]-[.D391])" office:value-type="float" office:value="2702352.67680407" calcext:value-type="float">
            <text:p>2702352.676804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38664052.3767" calcext:value-type="float">
            <text:p>1438664052.3767</text:p>
          </table:table-cell>
          <table:table-cell office:value-type="float" office:value="65632" calcext:value-type="float">
            <text:p>65632</text:p>
          </table:table-cell>
          <table:table-cell table:formula="of:=[.B393]-[.B$2]" office:value-type="float" office:value="12.9639387130737" calcext:value-type="float">
            <text:p>12.9639387131</text:p>
          </table:table-cell>
          <table:table-cell table:formula="of:=[.C393]/([.D393]-[.D392])" office:value-type="float" office:value="2697427.41642088" calcext:value-type="float">
            <text:p>2697427.4164208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38664052.40104" calcext:value-type="float">
            <text:p>1438664052.40104</text:p>
          </table:table-cell>
          <table:table-cell office:value-type="float" office:value="65632" calcext:value-type="float">
            <text:p>65632</text:p>
          </table:table-cell>
          <table:table-cell table:formula="of:=[.B394]-[.B$2]" office:value-type="float" office:value="12.9882786273956" calcext:value-type="float">
            <text:p>12.9882786274</text:p>
          </table:table-cell>
          <table:table-cell table:formula="of:=[.C394]/([.D394]-[.D393])" office:value-type="float" office:value="2696476.21318653" calcext:value-type="float">
            <text:p>2696476.2131865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38664052.42538" calcext:value-type="float">
            <text:p>1438664052.42538</text:p>
          </table:table-cell>
          <table:table-cell office:value-type="float" office:value="65632" calcext:value-type="float">
            <text:p>65632</text:p>
          </table:table-cell>
          <table:table-cell table:formula="of:=[.B395]-[.B$2]" office:value-type="float" office:value="13.0126197338104" calcext:value-type="float">
            <text:p>13.0126197338</text:p>
          </table:table-cell>
          <table:table-cell table:formula="of:=[.C395]/([.D395]-[.D394])" office:value-type="float" office:value="2696344.15468098" calcext:value-type="float">
            <text:p>2696344.1546809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38664052.44973" calcext:value-type="float">
            <text:p>1438664052.44973</text:p>
          </table:table-cell>
          <table:table-cell office:value-type="float" office:value="65632" calcext:value-type="float">
            <text:p>65632</text:p>
          </table:table-cell>
          <table:table-cell table:formula="of:=[.B396]-[.B$2]" office:value-type="float" office:value="13.0369663238525" calcext:value-type="float">
            <text:p>13.0369663239</text:p>
          </table:table-cell>
          <table:table-cell table:formula="of:=[.C396]/([.D396]-[.D395])" office:value-type="float" office:value="2695736.85212061" calcext:value-type="float">
            <text:p>2695736.8521206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38664052.47408" calcext:value-type="float">
            <text:p>1438664052.47408</text:p>
          </table:table-cell>
          <table:table-cell office:value-type="float" office:value="65632" calcext:value-type="float">
            <text:p>65632</text:p>
          </table:table-cell>
          <table:table-cell table:formula="of:=[.B397]-[.B$2]" office:value-type="float" office:value="13.0613167285919" calcext:value-type="float">
            <text:p>13.0613167286</text:p>
          </table:table-cell>
          <table:table-cell table:formula="of:=[.C397]/([.D397]-[.D396])" office:value-type="float" office:value="2695314.54209707" calcext:value-type="float">
            <text:p>2695314.542097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38664052.49842" calcext:value-type="float">
            <text:p>1438664052.49842</text:p>
          </table:table-cell>
          <table:table-cell office:value-type="float" office:value="65632" calcext:value-type="float">
            <text:p>65632</text:p>
          </table:table-cell>
          <table:table-cell table:formula="of:=[.B398]-[.B$2]" office:value-type="float" office:value="13.0856595039368" calcext:value-type="float">
            <text:p>13.0856595039</text:p>
          </table:table-cell>
          <table:table-cell table:formula="of:=[.C398]/([.D398]-[.D397])" office:value-type="float" office:value="2696159.2945025" calcext:value-type="float">
            <text:p>2696159.29450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38664052.52273" calcext:value-type="float">
            <text:p>1438664052.52273</text:p>
          </table:table-cell>
          <table:table-cell office:value-type="float" office:value="65632" calcext:value-type="float">
            <text:p>65632</text:p>
          </table:table-cell>
          <table:table-cell table:formula="of:=[.B399]-[.B$2]" office:value-type="float" office:value="13.1099643707275" calcext:value-type="float">
            <text:p>13.1099643707</text:p>
          </table:table-cell>
          <table:table-cell table:formula="of:=[.C399]/([.D399]-[.D398])" office:value-type="float" office:value="2700364.52225775" calcext:value-type="float">
            <text:p>2700364.5222577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38664052.54707" calcext:value-type="float">
            <text:p>1438664052.54707</text:p>
          </table:table-cell>
          <table:table-cell office:value-type="float" office:value="65632" calcext:value-type="float">
            <text:p>65632</text:p>
          </table:table-cell>
          <table:table-cell table:formula="of:=[.B400]-[.B$2]" office:value-type="float" office:value="13.1343076229095" calcext:value-type="float">
            <text:p>13.1343076229</text:p>
          </table:table-cell>
          <table:table-cell table:formula="of:=[.C400]/([.D400]-[.D399])" office:value-type="float" office:value="2696106.48196429" calcext:value-type="float">
            <text:p>2696106.4819642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38664052.57138" calcext:value-type="float">
            <text:p>1438664052.57138</text:p>
          </table:table-cell>
          <table:table-cell office:value-type="float" office:value="65632" calcext:value-type="float">
            <text:p>65632</text:p>
          </table:table-cell>
          <table:table-cell table:formula="of:=[.B401]-[.B$2]" office:value-type="float" office:value="13.1586141586304" calcext:value-type="float">
            <text:p>13.1586141586</text:p>
          </table:table-cell>
          <table:table-cell table:formula="of:=[.C401]/([.D401]-[.D400])" office:value-type="float" office:value="2700179.11041795" calcext:value-type="float">
            <text:p>2700179.1104179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38664052.59571" calcext:value-type="float">
            <text:p>1438664052.59571</text:p>
          </table:table-cell>
          <table:table-cell office:value-type="float" office:value="65632" calcext:value-type="float">
            <text:p>65632</text:p>
          </table:table-cell>
          <table:table-cell table:formula="of:=[.B402]-[.B$2]" office:value-type="float" office:value="13.1829431056976" calcext:value-type="float">
            <text:p>13.1829431057</text:p>
          </table:table-cell>
          <table:table-cell table:formula="of:=[.C402]/([.D402]-[.D401])" office:value-type="float" office:value="2697691.75865076" calcext:value-type="float">
            <text:p>2697691.758650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38664052.62009" calcext:value-type="float">
            <text:p>1438664052.62009</text:p>
          </table:table-cell>
          <table:table-cell office:value-type="float" office:value="65632" calcext:value-type="float">
            <text:p>65632</text:p>
          </table:table-cell>
          <table:table-cell table:formula="of:=[.B403]-[.B$2]" office:value-type="float" office:value="13.2073302268982" calcext:value-type="float">
            <text:p>13.2073302269</text:p>
          </table:table-cell>
          <table:table-cell table:formula="of:=[.C403]/([.D403]-[.D402])" office:value-type="float" office:value="2691256.56366889" calcext:value-type="float">
            <text:p>2691256.5636688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38664052.64437" calcext:value-type="float">
            <text:p>1438664052.64437</text:p>
          </table:table-cell>
          <table:table-cell office:value-type="float" office:value="65632" calcext:value-type="float">
            <text:p>65632</text:p>
          </table:table-cell>
          <table:table-cell table:formula="of:=[.B404]-[.B$2]" office:value-type="float" office:value="13.2316048145294" calcext:value-type="float">
            <text:p>13.2316048145</text:p>
          </table:table-cell>
          <table:table-cell table:formula="of:=[.C404]/([.D404]-[.D403])" office:value-type="float" office:value="2703732.85005156" calcext:value-type="float">
            <text:p>2703732.8500515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38664052.66869" calcext:value-type="float">
            <text:p>1438664052.66869</text:p>
          </table:table-cell>
          <table:table-cell office:value-type="float" office:value="65632" calcext:value-type="float">
            <text:p>65632</text:p>
          </table:table-cell>
          <table:table-cell table:formula="of:=[.B405]-[.B$2]" office:value-type="float" office:value="13.2559208869934" calcext:value-type="float">
            <text:p>13.255920887</text:p>
          </table:table-cell>
          <table:table-cell table:formula="of:=[.C405]/([.D405]-[.D404])" office:value-type="float" office:value="2699120.10244242" calcext:value-type="float">
            <text:p>2699120.1024424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38664052.69305" calcext:value-type="float">
            <text:p>1438664052.69305</text:p>
          </table:table-cell>
          <table:table-cell office:value-type="float" office:value="65632" calcext:value-type="float">
            <text:p>65632</text:p>
          </table:table-cell>
          <table:table-cell table:formula="of:=[.B406]-[.B$2]" office:value-type="float" office:value="13.2802839279175" calcext:value-type="float">
            <text:p>13.2802839279</text:p>
          </table:table-cell>
          <table:table-cell table:formula="of:=[.C406]/([.D406]-[.D405])" office:value-type="float" office:value="2693916.58473764" calcext:value-type="float">
            <text:p>2693916.5847376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38664052.7174" calcext:value-type="float">
            <text:p>1438664052.7174</text:p>
          </table:table-cell>
          <table:table-cell office:value-type="float" office:value="65632" calcext:value-type="float">
            <text:p>65632</text:p>
          </table:table-cell>
          <table:table-cell table:formula="of:=[.B407]-[.B$2]" office:value-type="float" office:value="13.3046319484711" calcext:value-type="float">
            <text:p>13.3046319485</text:p>
          </table:table-cell>
          <table:table-cell table:formula="of:=[.C407]/([.D407]-[.D406])" office:value-type="float" office:value="2695578.47035438" calcext:value-type="float">
            <text:p>2695578.4703543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38664052.74173" calcext:value-type="float">
            <text:p>1438664052.74173</text:p>
          </table:table-cell>
          <table:table-cell office:value-type="float" office:value="65632" calcext:value-type="float">
            <text:p>65632</text:p>
          </table:table-cell>
          <table:table-cell table:formula="of:=[.B408]-[.B$2]" office:value-type="float" office:value="13.3289654254913" calcext:value-type="float">
            <text:p>13.3289654255</text:p>
          </table:table-cell>
          <table:table-cell table:formula="of:=[.C408]/([.D408]-[.D407])" office:value-type="float" office:value="2697189.55270326" calcext:value-type="float">
            <text:p>2697189.5527032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38664052.76604" calcext:value-type="float">
            <text:p>1438664052.76604</text:p>
          </table:table-cell>
          <table:table-cell office:value-type="float" office:value="65632" calcext:value-type="float">
            <text:p>65632</text:p>
          </table:table-cell>
          <table:table-cell table:formula="of:=[.B409]-[.B$2]" office:value-type="float" office:value="13.3532783985138" calcext:value-type="float">
            <text:p>13.3532783985</text:p>
          </table:table-cell>
          <table:table-cell table:formula="of:=[.C409]/([.D409]-[.D408])" office:value-type="float" office:value="2699464.18890719" calcext:value-type="float">
            <text:p>2699464.1889071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38664052.79037" calcext:value-type="float">
            <text:p>1438664052.79037</text:p>
          </table:table-cell>
          <table:table-cell office:value-type="float" office:value="65632" calcext:value-type="float">
            <text:p>65632</text:p>
          </table:table-cell>
          <table:table-cell table:formula="of:=[.B410]-[.B$2]" office:value-type="float" office:value="13.377610206604" calcext:value-type="float">
            <text:p>13.3776102066</text:p>
          </table:table-cell>
          <table:table-cell table:formula="of:=[.C410]/([.D410]-[.D409])" office:value-type="float" office:value="2697374.55419137" calcext:value-type="float">
            <text:p>2697374.5541913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38664052.81471" calcext:value-type="float">
            <text:p>1438664052.81471</text:p>
          </table:table-cell>
          <table:table-cell office:value-type="float" office:value="65632" calcext:value-type="float">
            <text:p>65632</text:p>
          </table:table-cell>
          <table:table-cell table:formula="of:=[.B411]-[.B$2]" office:value-type="float" office:value="13.4019498825073" calcext:value-type="float">
            <text:p>13.4019498825</text:p>
          </table:table-cell>
          <table:table-cell table:formula="of:=[.C411]/([.D411]-[.D410])" office:value-type="float" office:value="2696502.62643993" calcext:value-type="float">
            <text:p>2696502.6264399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38664052.83903" calcext:value-type="float">
            <text:p>1438664052.83903</text:p>
          </table:table-cell>
          <table:table-cell office:value-type="float" office:value="65632" calcext:value-type="float">
            <text:p>65632</text:p>
          </table:table-cell>
          <table:table-cell table:formula="of:=[.B412]-[.B$2]" office:value-type="float" office:value="13.4262681007385" calcext:value-type="float">
            <text:p>13.4262681007</text:p>
          </table:table-cell>
          <table:table-cell table:formula="of:=[.C412]/([.D412]-[.D411])" office:value-type="float" office:value="2698881.94011647" calcext:value-type="float">
            <text:p>2698881.940116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38664052.86333" calcext:value-type="float">
            <text:p>1438664052.86333</text:p>
          </table:table-cell>
          <table:table-cell office:value-type="float" office:value="65632" calcext:value-type="float">
            <text:p>65632</text:p>
          </table:table-cell>
          <table:table-cell table:formula="of:=[.B413]-[.B$2]" office:value-type="float" office:value="13.4505677223206" calcext:value-type="float">
            <text:p>13.4505677223</text:p>
          </table:table-cell>
          <table:table-cell table:formula="of:=[.C413]/([.D413]-[.D412])" office:value-type="float" office:value="2700947.41098901" calcext:value-type="float">
            <text:p>2700947.4109890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38664052.88768" calcext:value-type="float">
            <text:p>1438664052.88768</text:p>
          </table:table-cell>
          <table:table-cell office:value-type="float" office:value="65632" calcext:value-type="float">
            <text:p>65632</text:p>
          </table:table-cell>
          <table:table-cell table:formula="of:=[.B414]-[.B$2]" office:value-type="float" office:value="13.4749138355255" calcext:value-type="float">
            <text:p>13.4749138355</text:p>
          </table:table-cell>
          <table:table-cell table:formula="of:=[.C414]/([.D414]-[.D413])" office:value-type="float" office:value="2695789.65017872" calcext:value-type="float">
            <text:p>2695789.6501787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38664052.91202" calcext:value-type="float">
            <text:p>1438664052.91202</text:p>
          </table:table-cell>
          <table:table-cell office:value-type="float" office:value="65632" calcext:value-type="float">
            <text:p>65632</text:p>
          </table:table-cell>
          <table:table-cell table:formula="of:=[.B415]-[.B$2]" office:value-type="float" office:value="13.4992537498474" calcext:value-type="float">
            <text:p>13.4992537498</text:p>
          </table:table-cell>
          <table:table-cell table:formula="of:=[.C415]/([.D415]-[.D414])" office:value-type="float" office:value="2696476.21318653" calcext:value-type="float">
            <text:p>2696476.213186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38664052.93636" calcext:value-type="float">
            <text:p>1438664052.93636</text:p>
          </table:table-cell>
          <table:table-cell office:value-type="float" office:value="65632" calcext:value-type="float">
            <text:p>65632</text:p>
          </table:table-cell>
          <table:table-cell table:formula="of:=[.B416]-[.B$2]" office:value-type="float" office:value="13.5235965251923" calcext:value-type="float">
            <text:p>13.5235965252</text:p>
          </table:table-cell>
          <table:table-cell table:formula="of:=[.C416]/([.D416]-[.D415])" office:value-type="float" office:value="2696159.2945025" calcext:value-type="float">
            <text:p>2696159.294502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38664052.9607" calcext:value-type="float">
            <text:p>1438664052.9607</text:p>
          </table:table-cell>
          <table:table-cell office:value-type="float" office:value="65632" calcext:value-type="float">
            <text:p>65632</text:p>
          </table:table-cell>
          <table:table-cell table:formula="of:=[.B417]-[.B$2]" office:value-type="float" office:value="13.5479331016541" calcext:value-type="float">
            <text:p>13.5479331017</text:p>
          </table:table-cell>
          <table:table-cell table:formula="of:=[.C417]/([.D417]-[.D416])" office:value-type="float" office:value="2696846.04582905" calcext:value-type="float">
            <text:p>2696846.0458290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38664052.98503" calcext:value-type="float">
            <text:p>1438664052.98503</text:p>
          </table:table-cell>
          <table:table-cell office:value-type="float" office:value="65632" calcext:value-type="float">
            <text:p>65632</text:p>
          </table:table-cell>
          <table:table-cell table:formula="of:=[.B418]-[.B$2]" office:value-type="float" office:value="13.5722608566284" calcext:value-type="float">
            <text:p>13.5722608566</text:p>
          </table:table-cell>
          <table:table-cell table:formula="of:=[.C418]/([.D418]-[.D417])" office:value-type="float" office:value="2697823.9491954" calcext:value-type="float">
            <text:p>2697823.949195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38664053.00834" calcext:value-type="float">
            <text:p>1438664053.00834</text:p>
          </table:table-cell>
          <table:table-cell office:value-type="float" office:value="65632" calcext:value-type="float">
            <text:p>65632</text:p>
          </table:table-cell>
          <table:table-cell table:formula="of:=[.B419]-[.B$2]" office:value-type="float" office:value="13.5955791473389" calcext:value-type="float">
            <text:p>13.5955791473</text:p>
          </table:table-cell>
          <table:table-cell table:formula="of:=[.C419]/([.D419]-[.D418])" office:value-type="float" office:value="2814614.53650157" calcext:value-type="float">
            <text:p>2814614.5365015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38664053.03069" calcext:value-type="float">
            <text:p>1438664053.03069</text:p>
          </table:table-cell>
          <table:table-cell office:value-type="float" office:value="65632" calcext:value-type="float">
            <text:p>65632</text:p>
          </table:table-cell>
          <table:table-cell table:formula="of:=[.B420]-[.B$2]" office:value-type="float" office:value="13.6179301738739" calcext:value-type="float">
            <text:p>13.6179301739</text:p>
          </table:table-cell>
          <table:table-cell table:formula="of:=[.C420]/([.D420]-[.D419])" office:value-type="float" office:value="2936419.94013675" calcext:value-type="float">
            <text:p>2936419.940136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38664053.05304" calcext:value-type="float">
            <text:p>1438664053.05304</text:p>
          </table:table-cell>
          <table:table-cell office:value-type="float" office:value="65632" calcext:value-type="float">
            <text:p>65632</text:p>
          </table:table-cell>
          <table:table-cell table:formula="of:=[.B421]-[.B$2]" office:value-type="float" office:value="13.6402802467346" calcext:value-type="float">
            <text:p>13.6402802467</text:p>
          </table:table-cell>
          <table:table-cell table:formula="of:=[.C421]/([.D421]-[.D420])" office:value-type="float" office:value="2936545.23674301" calcext:value-type="float">
            <text:p>2936545.2367430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38664053.07529" calcext:value-type="float">
            <text:p>1438664053.07529</text:p>
          </table:table-cell>
          <table:table-cell office:value-type="float" office:value="65632" calcext:value-type="float">
            <text:p>65632</text:p>
          </table:table-cell>
          <table:table-cell table:formula="of:=[.B422]-[.B$2]" office:value-type="float" office:value="13.6625230312347" calcext:value-type="float">
            <text:p>13.6625230312</text:p>
          </table:table-cell>
          <table:table-cell table:formula="of:=[.C422]/([.D422]-[.D421])" office:value-type="float" office:value="2950709.70092075" calcext:value-type="float">
            <text:p>2950709.700920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38664053.09761" calcext:value-type="float">
            <text:p>1438664053.09761</text:p>
          </table:table-cell>
          <table:table-cell office:value-type="float" office:value="65632" calcext:value-type="float">
            <text:p>65632</text:p>
          </table:table-cell>
          <table:table-cell table:formula="of:=[.B423]-[.B$2]" office:value-type="float" office:value="13.6848409175873" calcext:value-type="float">
            <text:p>13.6848409176</text:p>
          </table:table-cell>
          <table:table-cell table:formula="of:=[.C423]/([.D423]-[.D422])" office:value-type="float" office:value="2940780.27655756" calcext:value-type="float">
            <text:p>2940780.2765575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38664053.11993" calcext:value-type="float">
            <text:p>1438664053.11993</text:p>
          </table:table-cell>
          <table:table-cell office:value-type="float" office:value="65632" calcext:value-type="float">
            <text:p>65632</text:p>
          </table:table-cell>
          <table:table-cell table:formula="of:=[.B424]-[.B$2]" office:value-type="float" office:value="13.7071621417999" calcext:value-type="float">
            <text:p>13.7071621418</text:p>
          </table:table-cell>
          <table:table-cell table:formula="of:=[.C424]/([.D424]-[.D423])" office:value-type="float" office:value="2940340.51962146" calcext:value-type="float">
            <text:p>2940340.5196214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38664053.14227" calcext:value-type="float">
            <text:p>1438664053.14227</text:p>
          </table:table-cell>
          <table:table-cell office:value-type="float" office:value="65632" calcext:value-type="float">
            <text:p>65632</text:p>
          </table:table-cell>
          <table:table-cell table:formula="of:=[.B425]-[.B$2]" office:value-type="float" office:value="13.7295029163361" calcext:value-type="float">
            <text:p>13.7295029163</text:p>
          </table:table-cell>
          <table:table-cell table:formula="of:=[.C425]/([.D425]-[.D424])" office:value-type="float" office:value="2937767.43925553" calcext:value-type="float">
            <text:p>2937767.4392555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38664053.1646" calcext:value-type="float">
            <text:p>1438664053.1646</text:p>
          </table:table-cell>
          <table:table-cell office:value-type="float" office:value="65632" calcext:value-type="float">
            <text:p>65632</text:p>
          </table:table-cell>
          <table:table-cell table:formula="of:=[.B426]-[.B$2]" office:value-type="float" office:value="13.7518372535706" calcext:value-type="float">
            <text:p>13.7518372536</text:p>
          </table:table-cell>
          <table:table-cell table:formula="of:=[.C426]/([.D426]-[.D425])" office:value-type="float" office:value="2938614.1756034" calcext:value-type="float">
            <text:p>2938614.175603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38664053.18695" calcext:value-type="float">
            <text:p>1438664053.18695</text:p>
          </table:table-cell>
          <table:table-cell office:value-type="float" office:value="65632" calcext:value-type="float">
            <text:p>65632</text:p>
          </table:table-cell>
          <table:table-cell table:formula="of:=[.B427]-[.B$2]" office:value-type="float" office:value="13.774186372757" calcext:value-type="float">
            <text:p>13.7741863728</text:p>
          </table:table-cell>
          <table:table-cell table:formula="of:=[.C427]/([.D427]-[.D426])" office:value-type="float" office:value="2936670.5440425" calcext:value-type="float">
            <text:p>2936670.54404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38664053.20927" calcext:value-type="float">
            <text:p>1438664053.20927</text:p>
          </table:table-cell>
          <table:table-cell office:value-type="float" office:value="65632" calcext:value-type="float">
            <text:p>65632</text:p>
          </table:table-cell>
          <table:table-cell table:formula="of:=[.B428]-[.B$2]" office:value-type="float" office:value="13.796502828598" calcext:value-type="float">
            <text:p>13.7965028286</text:p>
          </table:table-cell>
          <table:table-cell table:formula="of:=[.C428]/([.D428]-[.D427])" office:value-type="float" office:value="2940968.78408581" calcext:value-type="float">
            <text:p>2940968.7840858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38664053.23163" calcext:value-type="float">
            <text:p>1438664053.23163</text:p>
          </table:table-cell>
          <table:table-cell office:value-type="float" office:value="65632" calcext:value-type="float">
            <text:p>65632</text:p>
          </table:table-cell>
          <table:table-cell table:formula="of:=[.B429]-[.B$2]" office:value-type="float" office:value="13.8188629150391" calcext:value-type="float">
            <text:p>13.818862915</text:p>
          </table:table-cell>
          <table:table-cell table:formula="of:=[.C429]/([.D429]-[.D428])" office:value-type="float" office:value="2935230.15544064" calcext:value-type="float">
            <text:p>2935230.1554406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38664053.25397" calcext:value-type="float">
            <text:p>1438664053.25397</text:p>
          </table:table-cell>
          <table:table-cell office:value-type="float" office:value="65632" calcext:value-type="float">
            <text:p>65632</text:p>
          </table:table-cell>
          <table:table-cell table:formula="of:=[.B430]-[.B$2]" office:value-type="float" office:value="13.8412020206451" calcext:value-type="float">
            <text:p>13.8412020206</text:p>
          </table:table-cell>
          <table:table-cell table:formula="of:=[.C430]/([.D430]-[.D429])" office:value-type="float" office:value="2937986.91663554" calcext:value-type="float">
            <text:p>2937986.916635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38664053.27633" calcext:value-type="float">
            <text:p>1438664053.27633</text:p>
          </table:table-cell>
          <table:table-cell office:value-type="float" office:value="65632" calcext:value-type="float">
            <text:p>65632</text:p>
          </table:table-cell>
          <table:table-cell table:formula="of:=[.B431]-[.B$2]" office:value-type="float" office:value="13.8635640144348" calcext:value-type="float">
            <text:p>13.8635640144</text:p>
          </table:table-cell>
          <table:table-cell table:formula="of:=[.C431]/([.D431]-[.D430])" office:value-type="float" office:value="2934979.79729831" calcext:value-type="float">
            <text:p>2934979.7972983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38664053.29865" calcext:value-type="float">
            <text:p>1438664053.29865</text:p>
          </table:table-cell>
          <table:table-cell office:value-type="float" office:value="65632" calcext:value-type="float">
            <text:p>65632</text:p>
          </table:table-cell>
          <table:table-cell table:formula="of:=[.B432]-[.B$2]" office:value-type="float" office:value="13.8858847618103" calcext:value-type="float">
            <text:p>13.8858847618</text:p>
          </table:table-cell>
          <table:table-cell table:formula="of:=[.C432]/([.D432]-[.D431])" office:value-type="float" office:value="2940403.33398846" calcext:value-type="float">
            <text:p>2940403.3339884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38664053.32098" calcext:value-type="float">
            <text:p>1438664053.32098</text:p>
          </table:table-cell>
          <table:table-cell office:value-type="float" office:value="65632" calcext:value-type="float">
            <text:p>65632</text:p>
          </table:table-cell>
          <table:table-cell table:formula="of:=[.B433]-[.B$2]" office:value-type="float" office:value="13.9082131385803" calcext:value-type="float">
            <text:p>13.9082131386</text:p>
          </table:table-cell>
          <table:table-cell table:formula="of:=[.C433]/([.D433]-[.D432])" office:value-type="float" office:value="2939398.62606244" calcext:value-type="float">
            <text:p>2939398.6260624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38664053.34325" calcext:value-type="float">
            <text:p>1438664053.34325</text:p>
          </table:table-cell>
          <table:table-cell office:value-type="float" office:value="65632" calcext:value-type="float">
            <text:p>65632</text:p>
          </table:table-cell>
          <table:table-cell table:formula="of:=[.B434]-[.B$2]" office:value-type="float" office:value="13.9304828643799" calcext:value-type="float">
            <text:p>13.9304828644</text:p>
          </table:table-cell>
          <table:table-cell table:formula="of:=[.C434]/([.D434]-[.D433])" office:value-type="float" office:value="2947140.01378926" calcext:value-type="float">
            <text:p>2947140.0137892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38664053.36557" calcext:value-type="float">
            <text:p>1438664053.36557</text:p>
          </table:table-cell>
          <table:table-cell office:value-type="float" office:value="65632" calcext:value-type="float">
            <text:p>65632</text:p>
          </table:table-cell>
          <table:table-cell table:formula="of:=[.B435]-[.B$2]" office:value-type="float" office:value="13.952800989151" calcext:value-type="float">
            <text:p>13.9528009892</text:p>
          </table:table-cell>
          <table:table-cell table:formula="of:=[.C435]/([.D435]-[.D434])" office:value-type="float" office:value="2940748.86098559" calcext:value-type="float">
            <text:p>2940748.8609855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38664053.38789" calcext:value-type="float">
            <text:p>1438664053.38789</text:p>
          </table:table-cell>
          <table:table-cell office:value-type="float" office:value="65632" calcext:value-type="float">
            <text:p>65632</text:p>
          </table:table-cell>
          <table:table-cell table:formula="of:=[.B436]-[.B$2]" office:value-type="float" office:value="13.9751291275024" calcext:value-type="float">
            <text:p>13.9751291275</text:p>
          </table:table-cell>
          <table:table-cell table:formula="of:=[.C436]/([.D436]-[.D435])" office:value-type="float" office:value="2939430.01279217" calcext:value-type="float">
            <text:p>2939430.0127921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38664053.41028" calcext:value-type="float">
            <text:p>1438664053.41028</text:p>
          </table:table-cell>
          <table:table-cell office:value-type="float" office:value="65632" calcext:value-type="float">
            <text:p>65632</text:p>
          </table:table-cell>
          <table:table-cell table:formula="of:=[.B437]-[.B$2]" office:value-type="float" office:value="13.9975123405457" calcext:value-type="float">
            <text:p>13.9975123405</text:p>
          </table:table-cell>
          <table:table-cell table:formula="of:=[.C437]/([.D437]-[.D436])" office:value-type="float" office:value="2932197.44070216" calcext:value-type="float">
            <text:p>2932197.440702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38664053.43263" calcext:value-type="float">
            <text:p>1438664053.43263</text:p>
          </table:table-cell>
          <table:table-cell office:value-type="float" office:value="65632" calcext:value-type="float">
            <text:p>65632</text:p>
          </table:table-cell>
          <table:table-cell table:formula="of:=[.B438]-[.B$2]" office:value-type="float" office:value="14.019864320755" calcext:value-type="float">
            <text:p>14.0198643208</text:p>
          </table:table-cell>
          <table:table-cell table:formula="of:=[.C438]/([.D438]-[.D437])" office:value-type="float" office:value="2936294.65422235" calcext:value-type="float">
            <text:p>2936294.6542223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38664053.45496" calcext:value-type="float">
            <text:p>1438664053.45496</text:p>
          </table:table-cell>
          <table:table-cell office:value-type="float" office:value="65632" calcext:value-type="float">
            <text:p>65632</text:p>
          </table:table-cell>
          <table:table-cell table:formula="of:=[.B439]-[.B$2]" office:value-type="float" office:value="14.0421922206879" calcext:value-type="float">
            <text:p>14.0421922207</text:p>
          </table:table-cell>
          <table:table-cell table:formula="of:=[.C439]/([.D439]-[.D438])" office:value-type="float" office:value="2939461.4001922" calcext:value-type="float">
            <text:p>2939461.400192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38664053.47728" calcext:value-type="float">
            <text:p>1438664053.47728</text:p>
          </table:table-cell>
          <table:table-cell office:value-type="float" office:value="65632" calcext:value-type="float">
            <text:p>65632</text:p>
          </table:table-cell>
          <table:table-cell table:formula="of:=[.B440]-[.B$2]" office:value-type="float" office:value="14.0645136833191" calcext:value-type="float">
            <text:p>14.0645136833</text:p>
          </table:table-cell>
          <table:table-cell table:formula="of:=[.C440]/([.D440]-[.D439])" office:value-type="float" office:value="2940309.11344435" calcext:value-type="float">
            <text:p>2940309.1134443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38664053.49959" calcext:value-type="float">
            <text:p>1438664053.49959</text:p>
          </table:table-cell>
          <table:table-cell office:value-type="float" office:value="65632" calcext:value-type="float">
            <text:p>65632</text:p>
          </table:table-cell>
          <table:table-cell table:formula="of:=[.B441]-[.B$2]" office:value-type="float" office:value="14.0868217945099" calcext:value-type="float">
            <text:p>14.0868217945</text:p>
          </table:table-cell>
          <table:table-cell table:formula="of:=[.C441]/([.D441]-[.D440])" office:value-type="float" office:value="2942068.89317815" calcext:value-type="float">
            <text:p>2942068.893178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38664053.52187" calcext:value-type="float">
            <text:p>1438664053.52187</text:p>
          </table:table-cell>
          <table:table-cell office:value-type="float" office:value="65632" calcext:value-type="float">
            <text:p>65632</text:p>
          </table:table-cell>
          <table:table-cell table:formula="of:=[.B442]-[.B$2]" office:value-type="float" office:value="14.109103679657" calcext:value-type="float">
            <text:p>14.1091036797</text:p>
          </table:table-cell>
          <table:table-cell table:formula="of:=[.C442]/([.D442]-[.D441])" office:value-type="float" office:value="2945531.74324021" calcext:value-type="float">
            <text:p>2945531.743240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38664053.54413" calcext:value-type="float">
            <text:p>1438664053.54413</text:p>
          </table:table-cell>
          <table:table-cell office:value-type="float" office:value="65632" calcext:value-type="float">
            <text:p>65632</text:p>
          </table:table-cell>
          <table:table-cell table:formula="of:=[.B443]-[.B$2]" office:value-type="float" office:value="14.1313700675964" calcext:value-type="float">
            <text:p>14.1313700676</text:p>
          </table:table-cell>
          <table:table-cell table:formula="of:=[.C443]/([.D443]-[.D442])" office:value-type="float" office:value="2947581.80709268" calcext:value-type="float">
            <text:p>2947581.8070926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38664053.56648" calcext:value-type="float">
            <text:p>1438664053.56648</text:p>
          </table:table-cell>
          <table:table-cell office:value-type="float" office:value="65632" calcext:value-type="float">
            <text:p>65632</text:p>
          </table:table-cell>
          <table:table-cell table:formula="of:=[.B444]-[.B$2]" office:value-type="float" office:value="14.1537134647369" calcext:value-type="float">
            <text:p>14.1537134647</text:p>
          </table:table-cell>
          <table:table-cell table:formula="of:=[.C444]/([.D444]-[.D443])" office:value-type="float" office:value="2937422.61247399" calcext:value-type="float">
            <text:p>2937422.6124739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38664053.58882" calcext:value-type="float">
            <text:p>1438664053.58882</text:p>
          </table:table-cell>
          <table:table-cell office:value-type="float" office:value="65632" calcext:value-type="float">
            <text:p>65632</text:p>
          </table:table-cell>
          <table:table-cell table:formula="of:=[.B445]-[.B$2]" office:value-type="float" office:value="14.1760585308075" calcext:value-type="float">
            <text:p>14.1760585308</text:p>
          </table:table-cell>
          <table:table-cell table:formula="of:=[.C445]/([.D445]-[.D444])" office:value-type="float" office:value="2937203.21939353" calcext:value-type="float">
            <text:p>2937203.2193935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38664053.61112" calcext:value-type="float">
            <text:p>1438664053.61112</text:p>
          </table:table-cell>
          <table:table-cell office:value-type="float" office:value="65632" calcext:value-type="float">
            <text:p>65632</text:p>
          </table:table-cell>
          <table:table-cell table:formula="of:=[.B446]-[.B$2]" office:value-type="float" office:value="14.1983551979065" calcext:value-type="float">
            <text:p>14.1983551979</text:p>
          </table:table-cell>
          <table:table-cell table:formula="of:=[.C446]/([.D446]-[.D445])" office:value-type="float" office:value="2943578.95323945" calcext:value-type="float">
            <text:p>2943578.953239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38664053.63344" calcext:value-type="float">
            <text:p>1438664053.63344</text:p>
          </table:table-cell>
          <table:table-cell office:value-type="float" office:value="65632" calcext:value-type="float">
            <text:p>65632</text:p>
          </table:table-cell>
          <table:table-cell table:formula="of:=[.B447]-[.B$2]" office:value-type="float" office:value="14.2206711769104" calcext:value-type="float">
            <text:p>14.2206711769</text:p>
          </table:table-cell>
          <table:table-cell table:formula="of:=[.C447]/([.D447]-[.D446])" office:value-type="float" office:value="2941031.62529915" calcext:value-type="float">
            <text:p>2941031.625299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38664053.6557" calcext:value-type="float">
            <text:p>1438664053.6557</text:p>
          </table:table-cell>
          <table:table-cell office:value-type="float" office:value="65632" calcext:value-type="float">
            <text:p>65632</text:p>
          </table:table-cell>
          <table:table-cell table:formula="of:=[.B448]-[.B$2]" office:value-type="float" office:value="14.2429323196411" calcext:value-type="float">
            <text:p>14.2429323196</text:p>
          </table:table-cell>
          <table:table-cell table:formula="of:=[.C448]/([.D448]-[.D447])" office:value-type="float" office:value="2948276.32138803" calcext:value-type="float">
            <text:p>2948276.3213880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38664053.67797" calcext:value-type="float">
            <text:p>1438664053.67797</text:p>
          </table:table-cell>
          <table:table-cell office:value-type="float" office:value="65632" calcext:value-type="float">
            <text:p>65632</text:p>
          </table:table-cell>
          <table:table-cell table:formula="of:=[.B449]-[.B$2]" office:value-type="float" office:value="14.265204668045" calcext:value-type="float">
            <text:p>14.265204668</text:p>
          </table:table-cell>
          <table:table-cell table:formula="of:=[.C449]/([.D449]-[.D448])" office:value-type="float" office:value="2946792.98337562" calcext:value-type="float">
            <text:p>2946792.9833756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38664053.70033" calcext:value-type="float">
            <text:p>1438664053.70033</text:p>
          </table:table-cell>
          <table:table-cell office:value-type="float" office:value="65632" calcext:value-type="float">
            <text:p>65632</text:p>
          </table:table-cell>
          <table:table-cell table:formula="of:=[.B450]-[.B$2]" office:value-type="float" office:value="14.2875645160675" calcext:value-type="float">
            <text:p>14.2875645161</text:p>
          </table:table-cell>
          <table:table-cell table:formula="of:=[.C450]/([.D450]-[.D449])" office:value-type="float" office:value="2935261.45321164" calcext:value-type="float">
            <text:p>2935261.453211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38664053.72276" calcext:value-type="float">
            <text:p>1438664053.72276</text:p>
          </table:table-cell>
          <table:table-cell office:value-type="float" office:value="65632" calcext:value-type="float">
            <text:p>65632</text:p>
          </table:table-cell>
          <table:table-cell table:formula="of:=[.B451]-[.B$2]" office:value-type="float" office:value="14.309999704361" calcext:value-type="float">
            <text:p>14.3099997044</text:p>
          </table:table-cell>
          <table:table-cell table:formula="of:=[.C451]/([.D451]-[.D450])" office:value-type="float" office:value="2925404.46469713" calcext:value-type="float">
            <text:p>2925404.464697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38664053.74511" calcext:value-type="float">
            <text:p>1438664053.74511</text:p>
          </table:table-cell>
          <table:table-cell office:value-type="float" office:value="65632" calcext:value-type="float">
            <text:p>65632</text:p>
          </table:table-cell>
          <table:table-cell table:formula="of:=[.B452]-[.B$2]" office:value-type="float" office:value="14.3323438167572" calcext:value-type="float">
            <text:p>14.3323438168</text:p>
          </table:table-cell>
          <table:table-cell table:formula="of:=[.C452]/([.D452]-[.D451])" office:value-type="float" office:value="2937328.58285495" calcext:value-type="float">
            <text:p>2937328.5828549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38664053.76748" calcext:value-type="float">
            <text:p>1438664053.76748</text:p>
          </table:table-cell>
          <table:table-cell office:value-type="float" office:value="65632" calcext:value-type="float">
            <text:p>65632</text:p>
          </table:table-cell>
          <table:table-cell table:formula="of:=[.B453]-[.B$2]" office:value-type="float" office:value="14.3547177314758" calcext:value-type="float">
            <text:p>14.3547177315</text:p>
          </table:table-cell>
          <table:table-cell table:formula="of:=[.C453]/([.D453]-[.D452])" office:value-type="float" office:value="2933416.02600087" calcext:value-type="float">
            <text:p>2933416.0260008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38664053.78979" calcext:value-type="float">
            <text:p>1438664053.78979</text:p>
          </table:table-cell>
          <table:table-cell office:value-type="float" office:value="65632" calcext:value-type="float">
            <text:p>65632</text:p>
          </table:table-cell>
          <table:table-cell table:formula="of:=[.B454]-[.B$2]" office:value-type="float" office:value="14.3770244121552" calcext:value-type="float">
            <text:p>14.3770244122</text:p>
          </table:table-cell>
          <table:table-cell table:formula="of:=[.C454]/([.D454]-[.D453])" office:value-type="float" office:value="2942257.56595163" calcext:value-type="float">
            <text:p>2942257.565951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38664053.81213" calcext:value-type="float">
            <text:p>1438664053.81213</text:p>
          </table:table-cell>
          <table:table-cell office:value-type="float" office:value="65632" calcext:value-type="float">
            <text:p>65632</text:p>
          </table:table-cell>
          <table:table-cell table:formula="of:=[.B455]-[.B$2]" office:value-type="float" office:value="14.3993682861328" calcext:value-type="float">
            <text:p>14.3993682861</text:p>
          </table:table-cell>
          <table:table-cell table:formula="of:=[.C455]/([.D455]-[.D454])" office:value-type="float" office:value="2937359.9253924" calcext:value-type="float">
            <text:p>2937359.925392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38664053.83445" calcext:value-type="float">
            <text:p>1438664053.83445</text:p>
          </table:table-cell>
          <table:table-cell office:value-type="float" office:value="65632" calcext:value-type="float">
            <text:p>65632</text:p>
          </table:table-cell>
          <table:table-cell table:formula="of:=[.B456]-[.B$2]" office:value-type="float" office:value="14.4216809272766" calcext:value-type="float">
            <text:p>14.4216809273</text:p>
          </table:table-cell>
          <table:table-cell table:formula="of:=[.C456]/([.D456]-[.D455])" office:value-type="float" office:value="2941471.58899835" calcext:value-type="float">
            <text:p>2941471.588998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38664053.85677" calcext:value-type="float">
            <text:p>1438664053.85677</text:p>
          </table:table-cell>
          <table:table-cell office:value-type="float" office:value="65632" calcext:value-type="float">
            <text:p>65632</text:p>
          </table:table-cell>
          <table:table-cell table:formula="of:=[.B457]-[.B$2]" office:value-type="float" office:value="14.4440057277679" calcext:value-type="float">
            <text:p>14.4440057278</text:p>
          </table:table-cell>
          <table:table-cell table:formula="of:=[.C457]/([.D457]-[.D456])" office:value-type="float" office:value="2939869.49739953" calcext:value-type="float">
            <text:p>2939869.4973995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38664053.87906" calcext:value-type="float">
            <text:p>1438664053.87906</text:p>
          </table:table-cell>
          <table:table-cell office:value-type="float" office:value="65632" calcext:value-type="float">
            <text:p>65632</text:p>
          </table:table-cell>
          <table:table-cell table:formula="of:=[.B458]-[.B$2]" office:value-type="float" office:value="14.4662964344025" calcext:value-type="float">
            <text:p>14.4662964344</text:p>
          </table:table-cell>
          <table:table-cell table:formula="of:=[.C458]/([.D458]-[.D457])" office:value-type="float" office:value="2944366.05694483" calcext:value-type="float">
            <text:p>2944366.0569448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38664053.90139" calcext:value-type="float">
            <text:p>1438664053.90139</text:p>
          </table:table-cell>
          <table:table-cell office:value-type="float" office:value="65632" calcext:value-type="float">
            <text:p>65632</text:p>
          </table:table-cell>
          <table:table-cell table:formula="of:=[.B459]-[.B$2]" office:value-type="float" office:value="14.4886281490326" calcext:value-type="float">
            <text:p>14.488628149</text:p>
          </table:table-cell>
          <table:table-cell table:formula="of:=[.C459]/([.D459]-[.D458])" office:value-type="float" office:value="2938959.28221553" calcext:value-type="float">
            <text:p>2938959.2822155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38664053.92373" calcext:value-type="float">
            <text:p>1438664053.92373</text:p>
          </table:table-cell>
          <table:table-cell office:value-type="float" office:value="65632" calcext:value-type="float">
            <text:p>65632</text:p>
          </table:table-cell>
          <table:table-cell table:formula="of:=[.B460]-[.B$2]" office:value-type="float" office:value="14.5109612941742" calcext:value-type="float">
            <text:p>14.5109612942</text:p>
          </table:table-cell>
          <table:table-cell table:formula="of:=[.C460]/([.D460]-[.D459])" office:value-type="float" office:value="2938771.03219745" calcext:value-type="float">
            <text:p>2938771.0321974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38664053.94604" calcext:value-type="float">
            <text:p>1438664053.94604</text:p>
          </table:table-cell>
          <table:table-cell office:value-type="float" office:value="65632" calcext:value-type="float">
            <text:p>65632</text:p>
          </table:table-cell>
          <table:table-cell table:formula="of:=[.B461]-[.B$2]" office:value-type="float" office:value="14.5332789421082" calcext:value-type="float">
            <text:p>14.5332789421</text:p>
          </table:table-cell>
          <table:table-cell table:formula="of:=[.C461]/([.D461]-[.D460])" office:value-type="float" office:value="2940811.69280075" calcext:value-type="float">
            <text:p>2940811.6928007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38664053.96837" calcext:value-type="float">
            <text:p>1438664053.96837</text:p>
          </table:table-cell>
          <table:table-cell office:value-type="float" office:value="65632" calcext:value-type="float">
            <text:p>65632</text:p>
          </table:table-cell>
          <table:table-cell table:formula="of:=[.B462]-[.B$2]" office:value-type="float" office:value="14.5556025505066" calcext:value-type="float">
            <text:p>14.5556025505</text:p>
          </table:table-cell>
          <table:table-cell table:formula="of:=[.C462]/([.D462]-[.D461])" office:value-type="float" office:value="2940026.48803828" calcext:value-type="float">
            <text:p>2940026.4880382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38664053.9907" calcext:value-type="float">
            <text:p>1438664053.9907</text:p>
          </table:table-cell>
          <table:table-cell office:value-type="float" office:value="65632" calcext:value-type="float">
            <text:p>65632</text:p>
          </table:table-cell>
          <table:table-cell table:formula="of:=[.B463]-[.B$2]" office:value-type="float" office:value="14.5779361724854" calcext:value-type="float">
            <text:p>14.5779361725</text:p>
          </table:table-cell>
          <table:table-cell table:formula="of:=[.C463]/([.D463]-[.D462])" office:value-type="float" office:value="2938708.28755044" calcext:value-type="float">
            <text:p>2938708.2875504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38664054.01303" calcext:value-type="float">
            <text:p>1438664054.01303</text:p>
          </table:table-cell>
          <table:table-cell office:value-type="float" office:value="65632" calcext:value-type="float">
            <text:p>65632</text:p>
          </table:table-cell>
          <table:table-cell table:formula="of:=[.B464]-[.B$2]" office:value-type="float" office:value="14.600264787674" calcext:value-type="float">
            <text:p>14.6002647877</text:p>
          </table:table-cell>
          <table:table-cell table:formula="of:=[.C464]/([.D464]-[.D463])" office:value-type="float" office:value="2939367.24000299" calcext:value-type="float">
            <text:p>2939367.2400029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38664054.03536" calcext:value-type="float">
            <text:p>1438664054.03536</text:p>
          </table:table-cell>
          <table:table-cell office:value-type="float" office:value="65632" calcext:value-type="float">
            <text:p>65632</text:p>
          </table:table-cell>
          <table:table-cell table:formula="of:=[.B465]-[.B$2]" office:value-type="float" office:value="14.622594833374" calcext:value-type="float">
            <text:p>14.6225948334</text:p>
          </table:table-cell>
          <table:table-cell table:formula="of:=[.C465]/([.D465]-[.D464])" office:value-type="float" office:value="2939178.93772088" calcext:value-type="float">
            <text:p>2939178.9377208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38664054.0577" calcext:value-type="float">
            <text:p>1438664054.0577</text:p>
          </table:table-cell>
          <table:table-cell office:value-type="float" office:value="65632" calcext:value-type="float">
            <text:p>65632</text:p>
          </table:table-cell>
          <table:table-cell table:formula="of:=[.B466]-[.B$2]" office:value-type="float" office:value="14.6449315547943" calcext:value-type="float">
            <text:p>14.6449315548</text:p>
          </table:table-cell>
          <table:table-cell table:formula="of:=[.C466]/([.D466]-[.D465])" office:value-type="float" office:value="2938300.51264316" calcext:value-type="float">
            <text:p>2938300.512643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38664054.08006" calcext:value-type="float">
            <text:p>1438664054.08006</text:p>
          </table:table-cell>
          <table:table-cell office:value-type="float" office:value="65632" calcext:value-type="float">
            <text:p>65632</text:p>
          </table:table-cell>
          <table:table-cell table:formula="of:=[.B467]-[.B$2]" office:value-type="float" office:value="14.6672954559326" calcext:value-type="float">
            <text:p>14.6672954559</text:p>
          </table:table-cell>
          <table:table-cell table:formula="of:=[.C467]/([.D467]-[.D466])" office:value-type="float" office:value="2934729.48186053" calcext:value-type="float">
            <text:p>2934729.4818605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38664054.10241" calcext:value-type="float">
            <text:p>1438664054.10241</text:p>
          </table:table-cell>
          <table:table-cell office:value-type="float" office:value="65632" calcext:value-type="float">
            <text:p>65632</text:p>
          </table:table-cell>
          <table:table-cell table:formula="of:=[.B468]-[.B$2]" office:value-type="float" office:value="14.689644575119" calcext:value-type="float">
            <text:p>14.6896445751</text:p>
          </table:table-cell>
          <table:table-cell table:formula="of:=[.C468]/([.D468]-[.D467])" office:value-type="float" office:value="2936670.5440425" calcext:value-type="float">
            <text:p>2936670.54404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38664054.12476" calcext:value-type="float">
            <text:p>1438664054.12476</text:p>
          </table:table-cell>
          <table:table-cell office:value-type="float" office:value="65632" calcext:value-type="float">
            <text:p>65632</text:p>
          </table:table-cell>
          <table:table-cell table:formula="of:=[.B469]-[.B$2]" office:value-type="float" office:value="14.7119917869568" calcext:value-type="float">
            <text:p>14.711991787</text:p>
          </table:table-cell>
          <table:table-cell table:formula="of:=[.C469]/([.D469]-[.D468])" office:value-type="float" office:value="2936921.19072665" calcext:value-type="float">
            <text:p>2936921.190726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38664054.14706" calcext:value-type="float">
            <text:p>1438664054.14706</text:p>
          </table:table-cell>
          <table:table-cell office:value-type="float" office:value="65632" calcext:value-type="float">
            <text:p>65632</text:p>
          </table:table-cell>
          <table:table-cell table:formula="of:=[.B470]-[.B$2]" office:value-type="float" office:value="14.7342972755432" calcext:value-type="float">
            <text:p>14.7342972755</text:p>
          </table:table-cell>
          <table:table-cell table:formula="of:=[.C470]/([.D470]-[.D469])" office:value-type="float" office:value="2942414.81174911" calcext:value-type="float">
            <text:p>2942414.8117491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38664054.16934" calcext:value-type="float">
            <text:p>1438664054.16934</text:p>
          </table:table-cell>
          <table:table-cell office:value-type="float" office:value="65632" calcext:value-type="float">
            <text:p>65632</text:p>
          </table:table-cell>
          <table:table-cell table:formula="of:=[.B471]-[.B$2]" office:value-type="float" office:value="14.7565712928772" calcext:value-type="float">
            <text:p>14.7565712929</text:p>
          </table:table-cell>
          <table:table-cell table:formula="of:=[.C471]/([.D471]-[.D470])" office:value-type="float" office:value="2946572.18838842" calcext:value-type="float">
            <text:p>2946572.1883884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38664054.19162" calcext:value-type="float">
            <text:p>1438664054.19162</text:p>
          </table:table-cell>
          <table:table-cell office:value-type="float" office:value="65632" calcext:value-type="float">
            <text:p>65632</text:p>
          </table:table-cell>
          <table:table-cell table:formula="of:=[.B472]-[.B$2]" office:value-type="float" office:value="14.7788593769074" calcext:value-type="float">
            <text:p>14.7788593769</text:p>
          </table:table-cell>
          <table:table-cell table:formula="of:=[.C472]/([.D472]-[.D471])" office:value-type="float" office:value="2944712.51594408" calcext:value-type="float">
            <text:p>2944712.5159440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38664054.21392" calcext:value-type="float">
            <text:p>1438664054.21392</text:p>
          </table:table-cell>
          <table:table-cell office:value-type="float" office:value="65632" calcext:value-type="float">
            <text:p>65632</text:p>
          </table:table-cell>
          <table:table-cell table:formula="of:=[.B473]-[.B$2]" office:value-type="float" office:value="14.8011522293091" calcext:value-type="float">
            <text:p>14.8011522293</text:p>
          </table:table-cell>
          <table:table-cell table:formula="of:=[.C473]/([.D473]-[.D472])" office:value-type="float" office:value="2944082.65112349" calcext:value-type="float">
            <text:p>2944082.651123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38664054.23624" calcext:value-type="float">
            <text:p>1438664054.23624</text:p>
          </table:table-cell>
          <table:table-cell office:value-type="float" office:value="65632" calcext:value-type="float">
            <text:p>65632</text:p>
          </table:table-cell>
          <table:table-cell table:formula="of:=[.B474]-[.B$2]" office:value-type="float" office:value="14.8234751224518" calcext:value-type="float">
            <text:p>14.8234751225</text:p>
          </table:table-cell>
          <table:table-cell table:formula="of:=[.C474]/([.D474]-[.D473])" office:value-type="float" office:value="2940120.69046983" calcext:value-type="float">
            <text:p>2940120.6904698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38664054.25857" calcext:value-type="float">
            <text:p>1438664054.25857</text:p>
          </table:table-cell>
          <table:table-cell office:value-type="float" office:value="65632" calcext:value-type="float">
            <text:p>65632</text:p>
          </table:table-cell>
          <table:table-cell table:formula="of:=[.B475]-[.B$2]" office:value-type="float" office:value="14.8458025455475" calcext:value-type="float">
            <text:p>14.8458025455</text:p>
          </table:table-cell>
          <table:table-cell table:formula="of:=[.C475]/([.D475]-[.D474])" office:value-type="float" office:value="2939524.17700325" calcext:value-type="float">
            <text:p>2939524.177003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38664054.28087" calcext:value-type="float">
            <text:p>1438664054.28087</text:p>
          </table:table-cell>
          <table:table-cell office:value-type="float" office:value="65632" calcext:value-type="float">
            <text:p>65632</text:p>
          </table:table-cell>
          <table:table-cell table:formula="of:=[.B476]-[.B$2]" office:value-type="float" office:value="14.8681089878082" calcext:value-type="float">
            <text:p>14.8681089878</text:p>
          </table:table-cell>
          <table:table-cell table:formula="of:=[.C476]/([.D476]-[.D475])" office:value-type="float" office:value="2942289.01376657" calcext:value-type="float">
            <text:p>2942289.0137665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38664054.30315" calcext:value-type="float">
            <text:p>1438664054.30315</text:p>
          </table:table-cell>
          <table:table-cell office:value-type="float" office:value="65632" calcext:value-type="float">
            <text:p>65632</text:p>
          </table:table-cell>
          <table:table-cell table:formula="of:=[.B477]-[.B$2]" office:value-type="float" office:value="14.8903884887695" calcext:value-type="float">
            <text:p>14.8903884888</text:p>
          </table:table-cell>
          <table:table-cell table:formula="of:=[.C477]/([.D477]-[.D476])" office:value-type="float" office:value="2945846.95204768" calcext:value-type="float">
            <text:p>2945846.9520476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38664054.32544" calcext:value-type="float">
            <text:p>1438664054.32544</text:p>
          </table:table-cell>
          <table:table-cell office:value-type="float" office:value="65632" calcext:value-type="float">
            <text:p>65632</text:p>
          </table:table-cell>
          <table:table-cell table:formula="of:=[.B478]-[.B$2]" office:value-type="float" office:value="14.9126768112183" calcext:value-type="float">
            <text:p>14.9126768112</text:p>
          </table:table-cell>
          <table:table-cell table:formula="of:=[.C478]/([.D478]-[.D477])" office:value-type="float" office:value="2944681.01630225" calcext:value-type="float">
            <text:p>2944681.0163022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38664054.34769" calcext:value-type="float">
            <text:p>1438664054.34769</text:p>
          </table:table-cell>
          <table:table-cell office:value-type="float" office:value="65632" calcext:value-type="float">
            <text:p>65632</text:p>
          </table:table-cell>
          <table:table-cell table:formula="of:=[.B479]-[.B$2]" office:value-type="float" office:value="14.9349250793457" calcext:value-type="float">
            <text:p>14.9349250793</text:p>
          </table:table-cell>
          <table:table-cell table:formula="of:=[.C479]/([.D479]-[.D478])" office:value-type="float" office:value="2949982.42667924" calcext:value-type="float">
            <text:p>2949982.426679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38664054.36997" calcext:value-type="float">
            <text:p>1438664054.36997</text:p>
          </table:table-cell>
          <table:table-cell office:value-type="float" office:value="65632" calcext:value-type="float">
            <text:p>65632</text:p>
          </table:table-cell>
          <table:table-cell table:formula="of:=[.B480]-[.B$2]" office:value-type="float" office:value="14.9572095870972" calcext:value-type="float">
            <text:p>14.9572095871</text:p>
          </table:table-cell>
          <table:table-cell table:formula="of:=[.C480]/([.D480]-[.D479])" office:value-type="float" office:value="2945185.09145376" calcext:value-type="float">
            <text:p>2945185.0914537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38664054.39224" calcext:value-type="float">
            <text:p>1438664054.39224</text:p>
          </table:table-cell>
          <table:table-cell office:value-type="float" office:value="65632" calcext:value-type="float">
            <text:p>65632</text:p>
          </table:table-cell>
          <table:table-cell table:formula="of:=[.B481]-[.B$2]" office:value-type="float" office:value="14.9794714450836" calcext:value-type="float">
            <text:p>14.9794714451</text:p>
          </table:table-cell>
          <table:table-cell table:formula="of:=[.C481]/([.D481]-[.D480])" office:value-type="float" office:value="2948181.59562186" calcext:value-type="float">
            <text:p>2948181.5956218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38664054.41456" calcext:value-type="float">
            <text:p>1438664054.41456</text:p>
          </table:table-cell>
          <table:table-cell office:value-type="float" office:value="65632" calcext:value-type="float">
            <text:p>65632</text:p>
          </table:table-cell>
          <table:table-cell table:formula="of:=[.B482]-[.B$2]" office:value-type="float" office:value="15.0017981529236" calcext:value-type="float">
            <text:p>15.0017981529</text:p>
          </table:table-cell>
          <table:table-cell table:formula="of:=[.C482]/([.D482]-[.D481])" office:value-type="float" office:value="2939618.34724758" calcext:value-type="float">
            <text:p>2939618.347247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38664054.43687" calcext:value-type="float">
            <text:p>1438664054.43687</text:p>
          </table:table-cell>
          <table:table-cell office:value-type="float" office:value="65632" calcext:value-type="float">
            <text:p>65632</text:p>
          </table:table-cell>
          <table:table-cell table:formula="of:=[.B483]-[.B$2]" office:value-type="float" office:value="15.024108171463" calcext:value-type="float">
            <text:p>15.0241081715</text:p>
          </table:table-cell>
          <table:table-cell table:formula="of:=[.C483]/([.D483]-[.D482])" office:value-type="float" office:value="2941817.36711729" calcext:value-type="float">
            <text:p>2941817.3671172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38664054.45919" calcext:value-type="float">
            <text:p>1438664054.45919</text:p>
          </table:table-cell>
          <table:table-cell office:value-type="float" office:value="65632" calcext:value-type="float">
            <text:p>65632</text:p>
          </table:table-cell>
          <table:table-cell table:formula="of:=[.B484]-[.B$2]" office:value-type="float" office:value="15.046425819397" calcext:value-type="float">
            <text:p>15.0464258194</text:p>
          </table:table-cell>
          <table:table-cell table:formula="of:=[.C484]/([.D484]-[.D483])" office:value-type="float" office:value="2940811.69280075" calcext:value-type="float">
            <text:p>2940811.6928007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38664054.4815" calcext:value-type="float">
            <text:p>1438664054.4815</text:p>
          </table:table-cell>
          <table:table-cell office:value-type="float" office:value="65632" calcext:value-type="float">
            <text:p>65632</text:p>
          </table:table-cell>
          <table:table-cell table:formula="of:=[.B485]-[.B$2]" office:value-type="float" office:value="15.0687310695648" calcext:value-type="float">
            <text:p>15.0687310696</text:p>
          </table:table-cell>
          <table:table-cell table:formula="of:=[.C485]/([.D485]-[.D484])" office:value-type="float" office:value="2942446.26292555" calcext:value-type="float">
            <text:p>2942446.2629255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38664054.50383" calcext:value-type="float">
            <text:p>1438664054.50383</text:p>
          </table:table-cell>
          <table:table-cell office:value-type="float" office:value="65632" calcext:value-type="float">
            <text:p>65632</text:p>
          </table:table-cell>
          <table:table-cell table:formula="of:=[.B486]-[.B$2]" office:value-type="float" office:value="15.0910623073578" calcext:value-type="float">
            <text:p>15.0910623074</text:p>
          </table:table-cell>
          <table:table-cell table:formula="of:=[.C486]/([.D486]-[.D485])" office:value-type="float" office:value="2939022.03758114" calcext:value-type="float">
            <text:p>2939022.0375811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38664054.52618" calcext:value-type="float">
            <text:p>1438664054.52618</text:p>
          </table:table-cell>
          <table:table-cell office:value-type="float" office:value="65632" calcext:value-type="float">
            <text:p>65632</text:p>
          </table:table-cell>
          <table:table-cell table:formula="of:=[.B487]-[.B$2]" office:value-type="float" office:value="15.1134121417999" calcext:value-type="float">
            <text:p>15.1134121418</text:p>
          </table:table-cell>
          <table:table-cell table:formula="of:=[.C487]/([.D487]-[.D486])" office:value-type="float" office:value="2936576.56256534" calcext:value-type="float">
            <text:p>2936576.5625653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38664054.54851" calcext:value-type="float">
            <text:p>1438664054.54851</text:p>
          </table:table-cell>
          <table:table-cell office:value-type="float" office:value="65632" calcext:value-type="float">
            <text:p>65632</text:p>
          </table:table-cell>
          <table:table-cell table:formula="of:=[.B488]-[.B$2]" office:value-type="float" office:value="15.1357457637787" calcext:value-type="float">
            <text:p>15.1357457638</text:p>
          </table:table-cell>
          <table:table-cell table:formula="of:=[.C488]/([.D488]-[.D487])" office:value-type="float" office:value="2938708.28755044" calcext:value-type="float">
            <text:p>2938708.2875504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38664054.57078" calcext:value-type="float">
            <text:p>1438664054.57078</text:p>
          </table:table-cell>
          <table:table-cell office:value-type="float" office:value="65632" calcext:value-type="float">
            <text:p>65632</text:p>
          </table:table-cell>
          <table:table-cell table:formula="of:=[.B489]-[.B$2]" office:value-type="float" office:value="15.1580202579498" calcext:value-type="float">
            <text:p>15.1580202579</text:p>
          </table:table-cell>
          <table:table-cell table:formula="of:=[.C489]/([.D489]-[.D488])" office:value-type="float" office:value="2946509.11018346" calcext:value-type="float">
            <text:p>2946509.1101834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38664054.5931" calcext:value-type="float">
            <text:p>1438664054.5931</text:p>
          </table:table-cell>
          <table:table-cell office:value-type="float" office:value="65632" calcext:value-type="float">
            <text:p>65632</text:p>
          </table:table-cell>
          <table:table-cell table:formula="of:=[.B490]-[.B$2]" office:value-type="float" office:value="15.1803390979767" calcext:value-type="float">
            <text:p>15.180339098</text:p>
          </table:table-cell>
          <table:table-cell table:formula="of:=[.C490]/([.D490]-[.D489])" office:value-type="float" office:value="2940654.6182968" calcext:value-type="float">
            <text:p>2940654.618296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38664054.61539" calcext:value-type="float">
            <text:p>1438664054.61539</text:p>
          </table:table-cell>
          <table:table-cell office:value-type="float" office:value="65632" calcext:value-type="float">
            <text:p>65632</text:p>
          </table:table-cell>
          <table:table-cell table:formula="of:=[.B491]-[.B$2]" office:value-type="float" office:value="15.2026300430298" calcext:value-type="float">
            <text:p>15.202630043</text:p>
          </table:table-cell>
          <table:table-cell table:formula="of:=[.C491]/([.D491]-[.D490])" office:value-type="float" office:value="2944334.56471469" calcext:value-type="float">
            <text:p>2944334.5647146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38664054.63776" calcext:value-type="float">
            <text:p>1438664054.63776</text:p>
          </table:table-cell>
          <table:table-cell office:value-type="float" office:value="65632" calcext:value-type="float">
            <text:p>65632</text:p>
          </table:table-cell>
          <table:table-cell table:formula="of:=[.B492]-[.B$2]" office:value-type="float" office:value="15.2249948978424" calcext:value-type="float">
            <text:p>15.2249948978</text:p>
          </table:table-cell>
          <table:table-cell table:formula="of:=[.C492]/([.D492]-[.D491])" office:value-type="float" office:value="2934604.34015244" calcext:value-type="float">
            <text:p>2934604.3401524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38664054.66014" calcext:value-type="float">
            <text:p>1438664054.66014</text:p>
          </table:table-cell>
          <table:table-cell office:value-type="float" office:value="65632" calcext:value-type="float">
            <text:p>65632</text:p>
          </table:table-cell>
          <table:table-cell table:formula="of:=[.B493]-[.B$2]" office:value-type="float" office:value="15.2473783493042" calcext:value-type="float">
            <text:p>15.2473783493</text:p>
          </table:table-cell>
          <table:table-cell table:formula="of:=[.C493]/([.D493]-[.D492])" office:value-type="float" office:value="2932166.20823791" calcext:value-type="float">
            <text:p>2932166.2082379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38664054.68246" calcext:value-type="float">
            <text:p>1438664054.68246</text:p>
          </table:table-cell>
          <table:table-cell office:value-type="float" office:value="65632" calcext:value-type="float">
            <text:p>65632</text:p>
          </table:table-cell>
          <table:table-cell table:formula="of:=[.B494]-[.B$2]" office:value-type="float" office:value="15.2696926593781" calcext:value-type="float">
            <text:p>15.2696926594</text:p>
          </table:table-cell>
          <table:table-cell table:formula="of:=[.C494]/([.D494]-[.D493])" office:value-type="float" office:value="2941251.59069589" calcext:value-type="float">
            <text:p>2941251.5906958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38664054.70476" calcext:value-type="float">
            <text:p>1438664054.70476</text:p>
          </table:table-cell>
          <table:table-cell office:value-type="float" office:value="65632" calcext:value-type="float">
            <text:p>65632</text:p>
          </table:table-cell>
          <table:table-cell table:formula="of:=[.B495]-[.B$2]" office:value-type="float" office:value="15.2919938564301" calcext:value-type="float">
            <text:p>15.2919938564</text:p>
          </table:table-cell>
          <table:table-cell table:formula="of:=[.C495]/([.D495]-[.D494])" office:value-type="float" office:value="2942981.03581432" calcext:value-type="float">
            <text:p>2942981.0358143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38664054.72709" calcext:value-type="float">
            <text:p>1438664054.72709</text:p>
          </table:table-cell>
          <table:table-cell office:value-type="float" office:value="65632" calcext:value-type="float">
            <text:p>65632</text:p>
          </table:table-cell>
          <table:table-cell table:formula="of:=[.B496]-[.B$2]" office:value-type="float" office:value="15.3143231868744" calcext:value-type="float">
            <text:p>15.3143231869</text:p>
          </table:table-cell>
          <table:table-cell table:formula="of:=[.C496]/([.D496]-[.D495])" office:value-type="float" office:value="2939273.08584607" calcext:value-type="float">
            <text:p>2939273.0858460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38664054.7494" calcext:value-type="float">
            <text:p>1438664054.7494</text:p>
          </table:table-cell>
          <table:table-cell office:value-type="float" office:value="65632" calcext:value-type="float">
            <text:p>65632</text:p>
          </table:table-cell>
          <table:table-cell table:formula="of:=[.B497]-[.B$2]" office:value-type="float" office:value="15.3366324901581" calcext:value-type="float">
            <text:p>15.3366324902</text:p>
          </table:table-cell>
          <table:table-cell table:formula="of:=[.C497]/([.D497]-[.D496])" office:value-type="float" office:value="2941911.68435002" calcext:value-type="float">
            <text:p>2941911.6843500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38664054.77175" calcext:value-type="float">
            <text:p>1438664054.77175</text:p>
          </table:table-cell>
          <table:table-cell office:value-type="float" office:value="65632" calcext:value-type="float">
            <text:p>65632</text:p>
          </table:table-cell>
          <table:table-cell table:formula="of:=[.B498]-[.B$2]" office:value-type="float" office:value="15.3589885234833" calcext:value-type="float">
            <text:p>15.3589885235</text:p>
          </table:table-cell>
          <table:table-cell table:formula="of:=[.C498]/([.D498]-[.D497])" office:value-type="float" office:value="2935762.30833547" calcext:value-type="float">
            <text:p>2935762.3083354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38664054.79405" calcext:value-type="float">
            <text:p>1438664054.79405</text:p>
          </table:table-cell>
          <table:table-cell office:value-type="float" office:value="65632" calcext:value-type="float">
            <text:p>65632</text:p>
          </table:table-cell>
          <table:table-cell table:formula="of:=[.B499]-[.B$2]" office:value-type="float" office:value="15.3812870979309" calcext:value-type="float">
            <text:p>15.3812870979</text:p>
          </table:table-cell>
          <table:table-cell table:formula="of:=[.C499]/([.D499]-[.D498])" office:value-type="float" office:value="2943327.16892448" calcext:value-type="float">
            <text:p>2943327.168924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38664054.8164" calcext:value-type="float">
            <text:p>1438664054.8164</text:p>
          </table:table-cell>
          <table:table-cell office:value-type="float" office:value="65632" calcext:value-type="float">
            <text:p>65632</text:p>
          </table:table-cell>
          <table:table-cell table:formula="of:=[.B500]-[.B$2]" office:value-type="float" office:value="15.4036386013031" calcext:value-type="float">
            <text:p>15.4036386013</text:p>
          </table:table-cell>
          <table:table-cell table:formula="of:=[.C500]/([.D500]-[.D499])" office:value-type="float" office:value="2936357.29584316" calcext:value-type="float">
            <text:p>2936357.295843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38664054.83892" calcext:value-type="float">
            <text:p>1438664054.83892</text:p>
          </table:table-cell>
          <table:table-cell office:value-type="float" office:value="65632" calcext:value-type="float">
            <text:p>65632</text:p>
          </table:table-cell>
          <table:table-cell table:formula="of:=[.B501]-[.B$2]" office:value-type="float" office:value="15.4261503219605" calcext:value-type="float">
            <text:p>15.426150322</text:p>
          </table:table-cell>
          <table:table-cell table:formula="of:=[.C501]/([.D501]-[.D500])" office:value-type="float" office:value="2915459.0623696" calcext:value-type="float">
            <text:p>2915459.06236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38664054.86125" calcext:value-type="float">
            <text:p>1438664054.86125</text:p>
          </table:table-cell>
          <table:table-cell office:value-type="float" office:value="65632" calcext:value-type="float">
            <text:p>65632</text:p>
          </table:table-cell>
          <table:table-cell table:formula="of:=[.B502]-[.B$2]" office:value-type="float" office:value="15.4484860897064" calcext:value-type="float">
            <text:p>15.4484860897</text:p>
          </table:table-cell>
          <table:table-cell table:formula="of:=[.C502]/([.D502]-[.D501])" office:value-type="float" office:value="2938425.96979174" calcext:value-type="float">
            <text:p>2938425.969791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38664054.8836" calcext:value-type="float">
            <text:p>1438664054.8836</text:p>
          </table:table-cell>
          <table:table-cell office:value-type="float" office:value="65632" calcext:value-type="float">
            <text:p>65632</text:p>
          </table:table-cell>
          <table:table-cell table:formula="of:=[.B503]-[.B$2]" office:value-type="float" office:value="15.4708380699158" calcext:value-type="float">
            <text:p>15.4708380699</text:p>
          </table:table-cell>
          <table:table-cell table:formula="of:=[.C503]/([.D503]-[.D502])" office:value-type="float" office:value="2936294.65422235" calcext:value-type="float">
            <text:p>2936294.6542223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38664054.90594" calcext:value-type="float">
            <text:p>1438664054.90594</text:p>
          </table:table-cell>
          <table:table-cell office:value-type="float" office:value="65632" calcext:value-type="float">
            <text:p>65632</text:p>
          </table:table-cell>
          <table:table-cell table:formula="of:=[.B504]-[.B$2]" office:value-type="float" office:value="15.493171453476" calcext:value-type="float">
            <text:p>15.4931714535</text:p>
          </table:table-cell>
          <table:table-cell table:formula="of:=[.C504]/([.D504]-[.D503])" office:value-type="float" office:value="2938739.65953903" calcext:value-type="float">
            <text:p>2938739.659539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38664054.92822" calcext:value-type="float">
            <text:p>1438664054.92822</text:p>
          </table:table-cell>
          <table:table-cell office:value-type="float" office:value="65632" calcext:value-type="float">
            <text:p>65632</text:p>
          </table:table-cell>
          <table:table-cell table:formula="of:=[.B505]-[.B$2]" office:value-type="float" office:value="15.5154581069946" calcext:value-type="float">
            <text:p>15.515458107</text:p>
          </table:table-cell>
          <table:table-cell table:formula="of:=[.C505]/([.D505]-[.D504])" office:value-type="float" office:value="2944901.52794805" calcext:value-type="float">
            <text:p>2944901.5279480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38664054.95053" calcext:value-type="float">
            <text:p>1438664054.95053</text:p>
          </table:table-cell>
          <table:table-cell office:value-type="float" office:value="65632" calcext:value-type="float">
            <text:p>65632</text:p>
          </table:table-cell>
          <table:table-cell table:formula="of:=[.B506]-[.B$2]" office:value-type="float" office:value="15.5377697944641" calcext:value-type="float">
            <text:p>15.5377697945</text:p>
          </table:table-cell>
          <table:table-cell table:formula="of:=[.C506]/([.D506]-[.D505])" office:value-type="float" office:value="2941597.31709089" calcext:value-type="float">
            <text:p>2941597.3170908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38664054.97283" calcext:value-type="float">
            <text:p>1438664054.97283</text:p>
          </table:table-cell>
          <table:table-cell office:value-type="float" office:value="65632" calcext:value-type="float">
            <text:p>65632</text:p>
          </table:table-cell>
          <table:table-cell table:formula="of:=[.B507]-[.B$2]" office:value-type="float" office:value="15.560063123703" calcext:value-type="float">
            <text:p>15.5600631237</text:p>
          </table:table-cell>
          <table:table-cell table:formula="of:=[.C507]/([.D507]-[.D506])" office:value-type="float" office:value="2944019.67946099" calcext:value-type="float">
            <text:p>2944019.6794609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38664054.9951" calcext:value-type="float">
            <text:p>1438664054.9951</text:p>
          </table:table-cell>
          <table:table-cell office:value-type="float" office:value="65632" calcext:value-type="float">
            <text:p>65632</text:p>
          </table:table-cell>
          <table:table-cell table:formula="of:=[.B508]-[.B$2]" office:value-type="float" office:value="15.5823359489441" calcext:value-type="float">
            <text:p>15.5823359489</text:p>
          </table:table-cell>
          <table:table-cell table:formula="of:=[.C508]/([.D508]-[.D507])" office:value-type="float" office:value="2946729.89571715" calcext:value-type="float">
            <text:p>2946729.895717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38664055.01649" calcext:value-type="float">
            <text:p>1438664055.01649</text:p>
          </table:table-cell>
          <table:table-cell office:value-type="float" office:value="65632" calcext:value-type="float">
            <text:p>65632</text:p>
          </table:table-cell>
          <table:table-cell table:formula="of:=[.B509]-[.B$2]" office:value-type="float" office:value="15.6037266254425" calcext:value-type="float">
            <text:p>15.6037266254</text:p>
          </table:table-cell>
          <table:table-cell table:formula="of:=[.C509]/([.D509]-[.D508])" office:value-type="float" office:value="3068252.65694" calcext:value-type="float">
            <text:p>3068252.6569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38664055.03679" calcext:value-type="float">
            <text:p>1438664055.03679</text:p>
          </table:table-cell>
          <table:table-cell office:value-type="float" office:value="65632" calcext:value-type="float">
            <text:p>65632</text:p>
          </table:table-cell>
          <table:table-cell table:formula="of:=[.B510]-[.B$2]" office:value-type="float" office:value="15.6240303516388" calcext:value-type="float">
            <text:p>15.6240303516</text:p>
          </table:table-cell>
          <table:table-cell table:formula="of:=[.C510]/([.D510]-[.D509])" office:value-type="float" office:value="3232510.10014091" calcext:value-type="float">
            <text:p>3232510.1001409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38664055.05715" calcext:value-type="float">
            <text:p>1438664055.05715</text:p>
          </table:table-cell>
          <table:table-cell office:value-type="float" office:value="65632" calcext:value-type="float">
            <text:p>65632</text:p>
          </table:table-cell>
          <table:table-cell table:formula="of:=[.B511]-[.B$2]" office:value-type="float" office:value="15.6443870067596" calcext:value-type="float">
            <text:p>15.6443870068</text:p>
          </table:table-cell>
          <table:table-cell table:formula="of:=[.C511]/([.D511]-[.D510])" office:value-type="float" office:value="3224105.31643672" calcext:value-type="float">
            <text:p>3224105.3164367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38664055.07752" calcext:value-type="float">
            <text:p>1438664055.07752</text:p>
          </table:table-cell>
          <table:table-cell office:value-type="float" office:value="65632" calcext:value-type="float">
            <text:p>65632</text:p>
          </table:table-cell>
          <table:table-cell table:formula="of:=[.B512]-[.B$2]" office:value-type="float" office:value="15.6647510528564" calcext:value-type="float">
            <text:p>15.6647510529</text:p>
          </table:table-cell>
          <table:table-cell table:formula="of:=[.C512]/([.D512]-[.D511])" office:value-type="float" office:value="3222935.15188554" calcext:value-type="float">
            <text:p>3222935.1518855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38664055.09786" calcext:value-type="float">
            <text:p>1438664055.09786</text:p>
          </table:table-cell>
          <table:table-cell office:value-type="float" office:value="65632" calcext:value-type="float">
            <text:p>65632</text:p>
          </table:table-cell>
          <table:table-cell table:formula="of:=[.B513]-[.B$2]" office:value-type="float" office:value="15.685094833374" calcext:value-type="float">
            <text:p>15.6850948334</text:p>
          </table:table-cell>
          <table:table-cell table:formula="of:=[.C513]/([.D513]-[.D512])" office:value-type="float" office:value="3226145.69810613" calcext:value-type="float">
            <text:p>3226145.6981061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38664055.1182" calcext:value-type="float">
            <text:p>1438664055.1182</text:p>
          </table:table-cell>
          <table:table-cell office:value-type="float" office:value="65632" calcext:value-type="float">
            <text:p>65632</text:p>
          </table:table-cell>
          <table:table-cell table:formula="of:=[.B514]-[.B$2]" office:value-type="float" office:value="15.7054355144501" calcext:value-type="float">
            <text:p>15.7054355145</text:p>
          </table:table-cell>
          <table:table-cell table:formula="of:=[.C514]/([.D514]-[.D513])" office:value-type="float" office:value="3226637.2868546" calcext:value-type="float">
            <text:p>3226637.28685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38664055.13891" calcext:value-type="float">
            <text:p>1438664055.13891</text:p>
          </table:table-cell>
          <table:table-cell office:value-type="float" office:value="65632" calcext:value-type="float">
            <text:p>65632</text:p>
          </table:table-cell>
          <table:table-cell table:formula="of:=[.B515]-[.B$2]" office:value-type="float" office:value="15.7261447906494" calcext:value-type="float">
            <text:p>15.7261447906</text:p>
          </table:table-cell>
          <table:table-cell table:formula="of:=[.C515]/([.D515]-[.D514])" office:value-type="float" office:value="3169207.81625816" calcext:value-type="float">
            <text:p>3169207.816258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38664055.15923" calcext:value-type="float">
            <text:p>1438664055.15923</text:p>
          </table:table-cell>
          <table:table-cell office:value-type="float" office:value="65632" calcext:value-type="float">
            <text:p>65632</text:p>
          </table:table-cell>
          <table:table-cell table:formula="of:=[.B516]-[.B$2]" office:value-type="float" office:value="15.7464625835419" calcext:value-type="float">
            <text:p>15.7464625835</text:p>
          </table:table-cell>
          <table:table-cell table:formula="of:=[.C516]/([.D516]-[.D515])" office:value-type="float" office:value="3230272.12391603" calcext:value-type="float">
            <text:p>3230272.1239160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38664055.17951" calcext:value-type="float">
            <text:p>1438664055.17951</text:p>
          </table:table-cell>
          <table:table-cell office:value-type="float" office:value="65632" calcext:value-type="float">
            <text:p>65632</text:p>
          </table:table-cell>
          <table:table-cell table:formula="of:=[.B517]-[.B$2]" office:value-type="float" office:value="15.7667429447174" calcext:value-type="float">
            <text:p>15.7667429447</text:p>
          </table:table-cell>
          <table:table-cell table:formula="of:=[.C517]/([.D517]-[.D516])" office:value-type="float" office:value="3236234.27767981" calcext:value-type="float">
            <text:p>3236234.277679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38664055.19986" calcext:value-type="float">
            <text:p>1438664055.19986</text:p>
          </table:table-cell>
          <table:table-cell office:value-type="float" office:value="65632" calcext:value-type="float">
            <text:p>65632</text:p>
          </table:table-cell>
          <table:table-cell table:formula="of:=[.B518]-[.B$2]" office:value-type="float" office:value="15.7870986461639" calcext:value-type="float">
            <text:p>15.7870986462</text:p>
          </table:table-cell>
          <table:table-cell table:formula="of:=[.C518]/([.D518]-[.D517])" office:value-type="float" office:value="3224256.36730774" calcext:value-type="float">
            <text:p>3224256.3673077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38664055.22019" calcext:value-type="float">
            <text:p>1438664055.22019</text:p>
          </table:table-cell>
          <table:table-cell office:value-type="float" office:value="65632" calcext:value-type="float">
            <text:p>65632</text:p>
          </table:table-cell>
          <table:table-cell table:formula="of:=[.B519]-[.B$2]" office:value-type="float" office:value="15.8074243068695" calcext:value-type="float">
            <text:p>15.8074243069</text:p>
          </table:table-cell>
          <table:table-cell table:formula="of:=[.C519]/([.D519]-[.D518])" office:value-type="float" office:value="3229021.72533196" calcext:value-type="float">
            <text:p>3229021.7253319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38664055.24052" calcext:value-type="float">
            <text:p>1438664055.24052</text:p>
          </table:table-cell>
          <table:table-cell office:value-type="float" office:value="65632" calcext:value-type="float">
            <text:p>65632</text:p>
          </table:table-cell>
          <table:table-cell table:formula="of:=[.B520]-[.B$2]" office:value-type="float" office:value="15.827760219574" calcext:value-type="float">
            <text:p>15.8277602196</text:p>
          </table:table-cell>
          <table:table-cell table:formula="of:=[.C520]/([.D520]-[.D519])" office:value-type="float" office:value="3227393.86983997" calcext:value-type="float">
            <text:p>3227393.8698399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38664055.26084" calcext:value-type="float">
            <text:p>1438664055.26084</text:p>
          </table:table-cell>
          <table:table-cell office:value-type="float" office:value="65632" calcext:value-type="float">
            <text:p>65632</text:p>
          </table:table-cell>
          <table:table-cell table:formula="of:=[.B521]-[.B$2]" office:value-type="float" office:value="15.848073720932" calcext:value-type="float">
            <text:p>15.8480737209</text:p>
          </table:table-cell>
          <table:table-cell table:formula="of:=[.C521]/([.D521]-[.D520])" office:value-type="float" office:value="3230954.56776329" calcext:value-type="float">
            <text:p>3230954.5677632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38664055.28114" calcext:value-type="float">
            <text:p>1438664055.28114</text:p>
          </table:table-cell>
          <table:table-cell office:value-type="float" office:value="65632" calcext:value-type="float">
            <text:p>65632</text:p>
          </table:table-cell>
          <table:table-cell table:formula="of:=[.B522]-[.B$2]" office:value-type="float" office:value="15.8683717250824" calcext:value-type="float">
            <text:p>15.8683717251</text:p>
          </table:table-cell>
          <table:table-cell table:formula="of:=[.C522]/([.D522]-[.D521])" office:value-type="float" office:value="3233421.3508739" calcext:value-type="float">
            <text:p>3233421.350873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38664055.30146" calcext:value-type="float">
            <text:p>1438664055.30146</text:p>
          </table:table-cell>
          <table:table-cell office:value-type="float" office:value="65632" calcext:value-type="float">
            <text:p>65632</text:p>
          </table:table-cell>
          <table:table-cell table:formula="of:=[.B523]-[.B$2]" office:value-type="float" office:value="15.8886985778809" calcext:value-type="float">
            <text:p>15.8886985779</text:p>
          </table:table-cell>
          <table:table-cell table:formula="of:=[.C523]/([.D523]-[.D522])" office:value-type="float" office:value="3228832.35544295" calcext:value-type="float">
            <text:p>3228832.3554429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38664055.32176" calcext:value-type="float">
            <text:p>1438664055.32176</text:p>
          </table:table-cell>
          <table:table-cell office:value-type="float" office:value="65632" calcext:value-type="float">
            <text:p>65632</text:p>
          </table:table-cell>
          <table:table-cell table:formula="of:=[.B524]-[.B$2]" office:value-type="float" office:value="15.9089996814728" calcext:value-type="float">
            <text:p>15.9089996815</text:p>
          </table:table-cell>
          <table:table-cell table:formula="of:=[.C524]/([.D524]-[.D523])" office:value-type="float" office:value="3232927.69296175" calcext:value-type="float">
            <text:p>3232927.6929617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38664055.34215" calcext:value-type="float">
            <text:p>1438664055.34215</text:p>
          </table:table-cell>
          <table:table-cell office:value-type="float" office:value="65632" calcext:value-type="float">
            <text:p>65632</text:p>
          </table:table-cell>
          <table:table-cell table:formula="of:=[.B525]-[.B$2]" office:value-type="float" office:value="15.9293878078461" calcext:value-type="float">
            <text:p>15.9293878078</text:p>
          </table:table-cell>
          <table:table-cell table:formula="of:=[.C525]/([.D525]-[.D524])" office:value-type="float" office:value="3219128.56524078" calcext:value-type="float">
            <text:p>3219128.5652407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38664055.36249" calcext:value-type="float">
            <text:p>1438664055.36249</text:p>
          </table:table-cell>
          <table:table-cell office:value-type="float" office:value="65632" calcext:value-type="float">
            <text:p>65632</text:p>
          </table:table-cell>
          <table:table-cell table:formula="of:=[.B526]-[.B$2]" office:value-type="float" office:value="15.9497258663178" calcext:value-type="float">
            <text:p>15.9497258663</text:p>
          </table:table-cell>
          <table:table-cell table:formula="of:=[.C526]/([.D526]-[.D525])" office:value-type="float" office:value="3227053.36359374" calcext:value-type="float">
            <text:p>3227053.3635937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38664055.38277" calcext:value-type="float">
            <text:p>1438664055.38277</text:p>
          </table:table-cell>
          <table:table-cell office:value-type="float" office:value="65632" calcext:value-type="float">
            <text:p>65632</text:p>
          </table:table-cell>
          <table:table-cell table:formula="of:=[.B527]-[.B$2]" office:value-type="float" office:value="15.9700086116791" calcext:value-type="float">
            <text:p>15.9700086117</text:p>
          </table:table-cell>
          <table:table-cell table:formula="of:=[.C527]/([.D527]-[.D526])" office:value-type="float" office:value="3235853.86646605" calcext:value-type="float">
            <text:p>3235853.8664660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38664055.40313" calcext:value-type="float">
            <text:p>1438664055.40313</text:p>
          </table:table-cell>
          <table:table-cell office:value-type="float" office:value="65632" calcext:value-type="float">
            <text:p>65632</text:p>
          </table:table-cell>
          <table:table-cell table:formula="of:=[.B528]-[.B$2]" office:value-type="float" office:value="15.9903659820557" calcext:value-type="float">
            <text:p>15.9903659821</text:p>
          </table:table-cell>
          <table:table-cell table:formula="of:=[.C528]/([.D528]-[.D527])" office:value-type="float" office:value="3223992.037571" calcext:value-type="float">
            <text:p>3223992.03757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38664055.42345" calcext:value-type="float">
            <text:p>1438664055.42345</text:p>
          </table:table-cell>
          <table:table-cell office:value-type="float" office:value="65632" calcext:value-type="float">
            <text:p>65632</text:p>
          </table:table-cell>
          <table:table-cell table:formula="of:=[.B529]-[.B$2]" office:value-type="float" office:value="16.0106806755066" calcext:value-type="float">
            <text:p>16.0106806755</text:p>
          </table:table-cell>
          <table:table-cell table:formula="of:=[.C529]/([.D529]-[.D528])" office:value-type="float" office:value="3230764.97110532" calcext:value-type="float">
            <text:p>3230764.9711053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38664055.44378" calcext:value-type="float">
            <text:p>1438664055.44378</text:p>
          </table:table-cell>
          <table:table-cell office:value-type="float" office:value="65632" calcext:value-type="float">
            <text:p>65632</text:p>
          </table:table-cell>
          <table:table-cell table:formula="of:=[.B530]-[.B$2]" office:value-type="float" office:value="16.0310144424438" calcext:value-type="float">
            <text:p>16.0310144424</text:p>
          </table:table-cell>
          <table:table-cell table:formula="of:=[.C530]/([.D530]-[.D529])" office:value-type="float" office:value="3227734.4479516" calcext:value-type="float">
            <text:p>3227734.44795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38664055.46404" calcext:value-type="float">
            <text:p>1438664055.46404</text:p>
          </table:table-cell>
          <table:table-cell office:value-type="float" office:value="65632" calcext:value-type="float">
            <text:p>65632</text:p>
          </table:table-cell>
          <table:table-cell table:formula="of:=[.B531]-[.B$2]" office:value-type="float" office:value="16.0512781143188" calcext:value-type="float">
            <text:p>16.0512781143</text:p>
          </table:table-cell>
          <table:table-cell table:formula="of:=[.C531]/([.D531]-[.D530])" office:value-type="float" office:value="3238899.6626506" calcext:value-type="float">
            <text:p>3238899.662650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38664055.4844" calcext:value-type="float">
            <text:p>1438664055.4844</text:p>
          </table:table-cell>
          <table:table-cell office:value-type="float" office:value="65632" calcext:value-type="float">
            <text:p>65632</text:p>
          </table:table-cell>
          <table:table-cell table:formula="of:=[.B532]-[.B$2]" office:value-type="float" office:value="16.0716335773468" calcext:value-type="float">
            <text:p>16.0716335773</text:p>
          </table:table-cell>
          <table:table-cell table:formula="of:=[.C532]/([.D532]-[.D531])" office:value-type="float" office:value="3224294.13223702" calcext:value-type="float">
            <text:p>3224294.1322370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38664055.50468" calcext:value-type="float">
            <text:p>1438664055.50468</text:p>
          </table:table-cell>
          <table:table-cell office:value-type="float" office:value="65632" calcext:value-type="float">
            <text:p>65632</text:p>
          </table:table-cell>
          <table:table-cell table:formula="of:=[.B533]-[.B$2]" office:value-type="float" office:value="16.0919184684753" calcext:value-type="float">
            <text:p>16.0919184685</text:p>
          </table:table-cell>
          <table:table-cell table:formula="of:=[.C533]/([.D533]-[.D532])" office:value-type="float" office:value="3235511.5728306" calcext:value-type="float">
            <text:p>3235511.572830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38664055.52497" calcext:value-type="float">
            <text:p>1438664055.52497</text:p>
          </table:table-cell>
          <table:table-cell office:value-type="float" office:value="65632" calcext:value-type="float">
            <text:p>65632</text:p>
          </table:table-cell>
          <table:table-cell table:formula="of:=[.B534]-[.B$2]" office:value-type="float" office:value="16.1122069358826" calcext:value-type="float">
            <text:p>16.1122069359</text:p>
          </table:table-cell>
          <table:table-cell table:formula="of:=[.C534]/([.D534]-[.D533])" office:value-type="float" office:value="3234941.24433581" calcext:value-type="float">
            <text:p>3234941.2443358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38664055.5453" calcext:value-type="float">
            <text:p>1438664055.5453</text:p>
          </table:table-cell>
          <table:table-cell office:value-type="float" office:value="65632" calcext:value-type="float">
            <text:p>65632</text:p>
          </table:table-cell>
          <table:table-cell table:formula="of:=[.B535]-[.B$2]" office:value-type="float" office:value="16.1325385570526" calcext:value-type="float">
            <text:p>16.1325385571</text:p>
          </table:table-cell>
          <table:table-cell table:formula="of:=[.C535]/([.D535]-[.D534])" office:value-type="float" office:value="3228075.09795138" calcext:value-type="float">
            <text:p>3228075.0979513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38664055.56564" calcext:value-type="float">
            <text:p>1438664055.56564</text:p>
          </table:table-cell>
          <table:table-cell office:value-type="float" office:value="65632" calcext:value-type="float">
            <text:p>65632</text:p>
          </table:table-cell>
          <table:table-cell table:formula="of:=[.B536]-[.B$2]" office:value-type="float" office:value="16.1528794765472" calcext:value-type="float">
            <text:p>16.1528794765</text:p>
          </table:table-cell>
          <table:table-cell table:formula="of:=[.C536]/([.D536]-[.D535])" office:value-type="float" office:value="3226599.46701674" calcext:value-type="float">
            <text:p>3226599.4670167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38664055.58598" calcext:value-type="float">
            <text:p>1438664055.58598</text:p>
          </table:table-cell>
          <table:table-cell office:value-type="float" office:value="65632" calcext:value-type="float">
            <text:p>65632</text:p>
          </table:table-cell>
          <table:table-cell table:formula="of:=[.B537]-[.B$2]" office:value-type="float" office:value="16.173214673996" calcext:value-type="float">
            <text:p>16.173214674</text:p>
          </table:table-cell>
          <table:table-cell table:formula="of:=[.C537]/([.D537]-[.D536])" office:value-type="float" office:value="3227507.38789101" calcext:value-type="float">
            <text:p>3227507.387891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38664055.60627" calcext:value-type="float">
            <text:p>1438664055.60627</text:p>
          </table:table-cell>
          <table:table-cell office:value-type="float" office:value="65632" calcext:value-type="float">
            <text:p>65632</text:p>
          </table:table-cell>
          <table:table-cell table:formula="of:=[.B538]-[.B$2]" office:value-type="float" office:value="16.1935088634491" calcext:value-type="float">
            <text:p>16.1935088634</text:p>
          </table:table-cell>
          <table:table-cell table:formula="of:=[.C538]/([.D538]-[.D537])" office:value-type="float" office:value="3234029.13684211" calcext:value-type="float">
            <text:p>3234029.1368421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38664055.62659" calcext:value-type="float">
            <text:p>1438664055.62659</text:p>
          </table:table-cell>
          <table:table-cell office:value-type="float" office:value="65632" calcext:value-type="float">
            <text:p>65632</text:p>
          </table:table-cell>
          <table:table-cell table:formula="of:=[.B539]-[.B$2]" office:value-type="float" office:value="16.2138240337372" calcext:value-type="float">
            <text:p>16.2138240337</text:p>
          </table:table-cell>
          <table:table-cell table:formula="of:=[.C539]/([.D539]-[.D538])" office:value-type="float" office:value="3230689.13867242" calcext:value-type="float">
            <text:p>3230689.1386724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38664055.64682" calcext:value-type="float">
            <text:p>1438664055.64682</text:p>
          </table:table-cell>
          <table:table-cell office:value-type="float" office:value="65632" calcext:value-type="float">
            <text:p>65632</text:p>
          </table:table-cell>
          <table:table-cell table:formula="of:=[.B540]-[.B$2]" office:value-type="float" office:value="16.2340598106384" calcext:value-type="float">
            <text:p>16.2340598106</text:p>
          </table:table-cell>
          <table:table-cell table:formula="of:=[.C540]/([.D540]-[.D539])" office:value-type="float" office:value="3243364.47868041" calcext:value-type="float">
            <text:p>3243364.4786804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38664055.66716" calcext:value-type="float">
            <text:p>1438664055.66716</text:p>
          </table:table-cell>
          <table:table-cell office:value-type="float" office:value="65632" calcext:value-type="float">
            <text:p>65632</text:p>
          </table:table-cell>
          <table:table-cell table:formula="of:=[.B541]-[.B$2]" office:value-type="float" office:value="16.2543981075287" calcext:value-type="float">
            <text:p>16.2543981075</text:p>
          </table:table-cell>
          <table:table-cell table:formula="of:=[.C541]/([.D541]-[.D540])" office:value-type="float" office:value="3227015.53400152" calcext:value-type="float">
            <text:p>3227015.5340015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38664055.6875" calcext:value-type="float">
            <text:p>1438664055.6875</text:p>
          </table:table-cell>
          <table:table-cell office:value-type="float" office:value="65632" calcext:value-type="float">
            <text:p>65632</text:p>
          </table:table-cell>
          <table:table-cell table:formula="of:=[.B542]-[.B$2]" office:value-type="float" office:value="16.2747313976288" calcext:value-type="float">
            <text:p>16.2747313976</text:p>
          </table:table-cell>
          <table:table-cell table:formula="of:=[.C542]/([.D542]-[.D541])" office:value-type="float" office:value="3227810.14173819" calcext:value-type="float">
            <text:p>3227810.1417381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38664055.70783" calcext:value-type="float">
            <text:p>1438664055.70783</text:p>
          </table:table-cell>
          <table:table-cell office:value-type="float" office:value="65632" calcext:value-type="float">
            <text:p>65632</text:p>
          </table:table-cell>
          <table:table-cell table:formula="of:=[.B543]-[.B$2]" office:value-type="float" office:value="16.2950654029846" calcext:value-type="float">
            <text:p>16.295065403</text:p>
          </table:table-cell>
          <table:table-cell table:formula="of:=[.C543]/([.D543]-[.D542])" office:value-type="float" office:value="3227696.60238958" calcext:value-type="float">
            <text:p>3227696.6023895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38664055.72821" calcext:value-type="float">
            <text:p>1438664055.72821</text:p>
          </table:table-cell>
          <table:table-cell office:value-type="float" office:value="65632" calcext:value-type="float">
            <text:p>65632</text:p>
          </table:table-cell>
          <table:table-cell table:formula="of:=[.B544]-[.B$2]" office:value-type="float" office:value="16.3154449462891" calcext:value-type="float">
            <text:p>16.3154449463</text:p>
          </table:table-cell>
          <table:table-cell table:formula="of:=[.C544]/([.D544]-[.D543])" office:value-type="float" office:value="3220484.33664803" calcext:value-type="float">
            <text:p>3220484.3366480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38664055.74852" calcext:value-type="float">
            <text:p>1438664055.74852</text:p>
          </table:table-cell>
          <table:table-cell office:value-type="float" office:value="65632" calcext:value-type="float">
            <text:p>65632</text:p>
          </table:table-cell>
          <table:table-cell table:formula="of:=[.B545]-[.B$2]" office:value-type="float" office:value="16.335756778717" calcext:value-type="float">
            <text:p>16.3357567787</text:p>
          </table:table-cell>
          <table:table-cell table:formula="of:=[.C545]/([.D545]-[.D544])" office:value-type="float" office:value="3231220.04047233" calcext:value-type="float">
            <text:p>3231220.0404723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38664055.76878" calcext:value-type="float">
            <text:p>1438664055.76878</text:p>
          </table:table-cell>
          <table:table-cell office:value-type="float" office:value="65632" calcext:value-type="float">
            <text:p>65632</text:p>
          </table:table-cell>
          <table:table-cell table:formula="of:=[.B546]-[.B$2]" office:value-type="float" office:value="16.3560175895691" calcext:value-type="float">
            <text:p>16.3560175896</text:p>
          </table:table-cell>
          <table:table-cell table:formula="of:=[.C546]/([.D546]-[.D545])" office:value-type="float" office:value="3239357.02668863" calcext:value-type="float">
            <text:p>3239357.0266886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38664055.78916" calcext:value-type="float">
            <text:p>1438664055.78916</text:p>
          </table:table-cell>
          <table:table-cell office:value-type="float" office:value="65632" calcext:value-type="float">
            <text:p>65632</text:p>
          </table:table-cell>
          <table:table-cell table:formula="of:=[.B547]-[.B$2]" office:value-type="float" office:value="16.3763966560364" calcext:value-type="float">
            <text:p>16.376396656</text:p>
          </table:table-cell>
          <table:table-cell table:formula="of:=[.C547]/([.D547]-[.D546])" office:value-type="float" office:value="3220559.690767" calcext:value-type="float">
            <text:p>3220559.69076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38664055.8095" calcext:value-type="float">
            <text:p>1438664055.8095</text:p>
          </table:table-cell>
          <table:table-cell office:value-type="float" office:value="65632" calcext:value-type="float">
            <text:p>65632</text:p>
          </table:table-cell>
          <table:table-cell table:formula="of:=[.B548]-[.B$2]" office:value-type="float" office:value="16.3967370986938" calcext:value-type="float">
            <text:p>16.3967370987</text:p>
          </table:table-cell>
          <table:table-cell table:formula="of:=[.C548]/([.D548]-[.D547])" office:value-type="float" office:value="3226675.10757906" calcext:value-type="float">
            <text:p>3226675.1075790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38664055.82981" calcext:value-type="float">
            <text:p>1438664055.82981</text:p>
          </table:table-cell>
          <table:table-cell office:value-type="float" office:value="65632" calcext:value-type="float">
            <text:p>65632</text:p>
          </table:table-cell>
          <table:table-cell table:formula="of:=[.B549]-[.B$2]" office:value-type="float" office:value="16.4170446395874" calcext:value-type="float">
            <text:p>16.4170446396</text:p>
          </table:table-cell>
          <table:table-cell table:formula="of:=[.C549]/([.D549]-[.D548])" office:value-type="float" office:value="3231902.88494412" calcext:value-type="float">
            <text:p>3231902.8849441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38664055.85009" calcext:value-type="float">
            <text:p>1438664055.85009</text:p>
          </table:table-cell>
          <table:table-cell office:value-type="float" office:value="65632" calcext:value-type="float">
            <text:p>65632</text:p>
          </table:table-cell>
          <table:table-cell table:formula="of:=[.B550]-[.B$2]" office:value-type="float" office:value="16.437326669693" calcext:value-type="float">
            <text:p>16.4373266697</text:p>
          </table:table-cell>
          <table:table-cell table:formula="of:=[.C550]/([.D550]-[.D549])" office:value-type="float" office:value="3235967.98043941" calcext:value-type="float">
            <text:p>3235967.9804394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38664055.87044" calcext:value-type="float">
            <text:p>1438664055.87044</text:p>
          </table:table-cell>
          <table:table-cell office:value-type="float" office:value="65632" calcext:value-type="float">
            <text:p>65632</text:p>
          </table:table-cell>
          <table:table-cell table:formula="of:=[.B551]-[.B$2]" office:value-type="float" office:value="16.4576725959778" calcext:value-type="float">
            <text:p>16.457672596</text:p>
          </table:table-cell>
          <table:table-cell table:formula="of:=[.C551]/([.D551]-[.D550])" office:value-type="float" office:value="3225805.45517185" calcext:value-type="float">
            <text:p>3225805.4551718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38664055.89082" calcext:value-type="float">
            <text:p>1438664055.89082</text:p>
          </table:table-cell>
          <table:table-cell office:value-type="float" office:value="65632" calcext:value-type="float">
            <text:p>65632</text:p>
          </table:table-cell>
          <table:table-cell table:formula="of:=[.B552]-[.B$2]" office:value-type="float" office:value="16.4780547618866" calcext:value-type="float">
            <text:p>16.4780547619</text:p>
          </table:table-cell>
          <table:table-cell table:formula="of:=[.C552]/([.D552]-[.D551])" office:value-type="float" office:value="3220069.95201722" calcext:value-type="float">
            <text:p>3220069.952017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38664055.91119" calcext:value-type="float">
            <text:p>1438664055.91119</text:p>
          </table:table-cell>
          <table:table-cell office:value-type="float" office:value="65632" calcext:value-type="float">
            <text:p>65632</text:p>
          </table:table-cell>
          <table:table-cell table:formula="of:=[.B553]-[.B$2]" office:value-type="float" office:value="16.4984230995178" calcext:value-type="float">
            <text:p>16.4984230995</text:p>
          </table:table-cell>
          <table:table-cell table:formula="of:=[.C553]/([.D553]-[.D552])" office:value-type="float" office:value="3222256.09120811" calcext:value-type="float">
            <text:p>3222256.091208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38664055.93155" calcext:value-type="float">
            <text:p>1438664055.93155</text:p>
          </table:table-cell>
          <table:table-cell office:value-type="float" office:value="65632" calcext:value-type="float">
            <text:p>65632</text:p>
          </table:table-cell>
          <table:table-cell table:formula="of:=[.B554]-[.B$2]" office:value-type="float" office:value="16.518786907196" calcext:value-type="float">
            <text:p>16.5187869072</text:p>
          </table:table-cell>
          <table:table-cell table:formula="of:=[.C554]/([.D554]-[.D553])" office:value-type="float" office:value="3222972.88587084" calcext:value-type="float">
            <text:p>3222972.8858708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38664055.95194" calcext:value-type="float">
            <text:p>1438664055.95194</text:p>
          </table:table-cell>
          <table:table-cell office:value-type="float" office:value="65632" calcext:value-type="float">
            <text:p>65632</text:p>
          </table:table-cell>
          <table:table-cell table:formula="of:=[.B555]-[.B$2]" office:value-type="float" office:value="16.5391712188721" calcext:value-type="float">
            <text:p>16.5391712189</text:p>
          </table:table-cell>
          <table:table-cell table:formula="of:=[.C555]/([.D555]-[.D554])" office:value-type="float" office:value="3219730.98935648" calcext:value-type="float">
            <text:p>3219730.9893564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38664055.97231" calcext:value-type="float">
            <text:p>1438664055.97231</text:p>
          </table:table-cell>
          <table:table-cell office:value-type="float" office:value="65632" calcext:value-type="float">
            <text:p>65632</text:p>
          </table:table-cell>
          <table:table-cell table:formula="of:=[.B556]-[.B$2]" office:value-type="float" office:value="16.5595455169678" calcext:value-type="float">
            <text:p>16.559545517</text:p>
          </table:table-cell>
          <table:table-cell table:formula="of:=[.C556]/([.D556]-[.D555])" office:value-type="float" office:value="3221313.4259502" calcext:value-type="float">
            <text:p>3221313.425950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38664055.99267" calcext:value-type="float">
            <text:p>1438664055.99267</text:p>
          </table:table-cell>
          <table:table-cell office:value-type="float" office:value="65632" calcext:value-type="float">
            <text:p>65632</text:p>
          </table:table-cell>
          <table:table-cell table:formula="of:=[.B557]-[.B$2]" office:value-type="float" office:value="16.5799050331116" calcext:value-type="float">
            <text:p>16.5799050331</text:p>
          </table:table-cell>
          <table:table-cell table:formula="of:=[.C557]/([.D557]-[.D556])" office:value-type="float" office:value="3223652.24872942" calcext:value-type="float">
            <text:p>3223652.2487294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38664056.01206" calcext:value-type="float">
            <text:p>1438664056.01206</text:p>
          </table:table-cell>
          <table:table-cell office:value-type="float" office:value="65632" calcext:value-type="float">
            <text:p>65632</text:p>
          </table:table-cell>
          <table:table-cell table:formula="of:=[.B558]-[.B$2]" office:value-type="float" office:value="16.5992925167084" calcext:value-type="float">
            <text:p>16.5992925167</text:p>
          </table:table-cell>
          <table:table-cell table:formula="of:=[.C558]/([.D558]-[.D557])" office:value-type="float" office:value="3385276.8809474" calcext:value-type="float">
            <text:p>3385276.880947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38664056.03139" calcext:value-type="float">
            <text:p>1438664056.03139</text:p>
          </table:table-cell>
          <table:table-cell office:value-type="float" office:value="65632" calcext:value-type="float">
            <text:p>65632</text:p>
          </table:table-cell>
          <table:table-cell table:formula="of:=[.B559]-[.B$2]" office:value-type="float" office:value="16.6186215877533" calcext:value-type="float">
            <text:p>16.6186215878</text:p>
          </table:table-cell>
          <table:table-cell table:formula="of:=[.C559]/([.D559]-[.D558])" office:value-type="float" office:value="3395507.2050523" calcext:value-type="float">
            <text:p>3395507.205052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38664056.05072" calcext:value-type="float">
            <text:p>1438664056.05072</text:p>
          </table:table-cell>
          <table:table-cell office:value-type="float" office:value="65632" calcext:value-type="float">
            <text:p>65632</text:p>
          </table:table-cell>
          <table:table-cell table:formula="of:=[.B560]-[.B$2]" office:value-type="float" office:value="16.6379506587982" calcext:value-type="float">
            <text:p>16.6379506588</text:p>
          </table:table-cell>
          <table:table-cell table:formula="of:=[.C560]/([.D560]-[.D559])" office:value-type="float" office:value="3395507.2050523" calcext:value-type="float">
            <text:p>3395507.205052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38664056.07006" calcext:value-type="float">
            <text:p>1438664056.07006</text:p>
          </table:table-cell>
          <table:table-cell office:value-type="float" office:value="65632" calcext:value-type="float">
            <text:p>65632</text:p>
          </table:table-cell>
          <table:table-cell table:formula="of:=[.B561]-[.B$2]" office:value-type="float" office:value="16.6572906970978" calcext:value-type="float">
            <text:p>16.6572906971</text:p>
          </table:table-cell>
          <table:table-cell table:formula="of:=[.C561]/([.D561]-[.D560])" office:value-type="float" office:value="3393581.69737913" calcext:value-type="float">
            <text:p>3393581.697379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38664056.08938" calcext:value-type="float">
            <text:p>1438664056.08938</text:p>
          </table:table-cell>
          <table:table-cell office:value-type="float" office:value="65632" calcext:value-type="float">
            <text:p>65632</text:p>
          </table:table-cell>
          <table:table-cell table:formula="of:=[.B562]-[.B$2]" office:value-type="float" office:value="16.6766173839569" calcext:value-type="float">
            <text:p>16.676617384</text:p>
          </table:table-cell>
          <table:table-cell table:formula="of:=[.C562]/([.D562]-[.D561])" office:value-type="float" office:value="3395926.08285016" calcext:value-type="float">
            <text:p>3395926.082850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38664056.10866" calcext:value-type="float">
            <text:p>1438664056.10866</text:p>
          </table:table-cell>
          <table:table-cell office:value-type="float" office:value="65632" calcext:value-type="float">
            <text:p>65632</text:p>
          </table:table-cell>
          <table:table-cell table:formula="of:=[.B563]-[.B$2]" office:value-type="float" office:value="16.6958923339844" calcext:value-type="float">
            <text:p>16.695892334</text:p>
          </table:table-cell>
          <table:table-cell table:formula="of:=[.C563]/([.D563]-[.D562])" office:value-type="float" office:value="3405041.25336137" calcext:value-type="float">
            <text:p>3405041.2533613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38664056.12795" calcext:value-type="float">
            <text:p>1438664056.12795</text:p>
          </table:table-cell>
          <table:table-cell office:value-type="float" office:value="65632" calcext:value-type="float">
            <text:p>65632</text:p>
          </table:table-cell>
          <table:table-cell table:formula="of:=[.B564]-[.B$2]" office:value-type="float" office:value="16.7151839733124" calcext:value-type="float">
            <text:p>16.7151839733</text:p>
          </table:table-cell>
          <table:table-cell table:formula="of:=[.C564]/([.D564]-[.D563])" office:value-type="float" office:value="3402095.53393067" calcext:value-type="float">
            <text:p>3402095.5339306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38664056.14727" calcext:value-type="float">
            <text:p>1438664056.14727</text:p>
          </table:table-cell>
          <table:table-cell office:value-type="float" office:value="65632" calcext:value-type="float">
            <text:p>65632</text:p>
          </table:table-cell>
          <table:table-cell table:formula="of:=[.B565]-[.B$2]" office:value-type="float" office:value="16.7345058917999" calcext:value-type="float">
            <text:p>16.7345058918</text:p>
          </table:table-cell>
          <table:table-cell table:formula="of:=[.C565]/([.D565]-[.D564])" office:value-type="float" office:value="3396764.14856494" calcext:value-type="float">
            <text:p>3396764.1485649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38664056.16659" calcext:value-type="float">
            <text:p>1438664056.16659</text:p>
          </table:table-cell>
          <table:table-cell office:value-type="float" office:value="65632" calcext:value-type="float">
            <text:p>65632</text:p>
          </table:table-cell>
          <table:table-cell table:formula="of:=[.B566]-[.B$2]" office:value-type="float" office:value="16.7538304328918" calcext:value-type="float">
            <text:p>16.7538304329</text:p>
          </table:table-cell>
          <table:table-cell table:formula="of:=[.C566]/([.D566]-[.D565])" office:value-type="float" office:value="3396303.16124018" calcext:value-type="float">
            <text:p>3396303.16124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38664056.18596" calcext:value-type="float">
            <text:p>1438664056.18596</text:p>
          </table:table-cell>
          <table:table-cell office:value-type="float" office:value="65632" calcext:value-type="float">
            <text:p>65632</text:p>
          </table:table-cell>
          <table:table-cell table:formula="of:=[.B567]-[.B$2]" office:value-type="float" office:value="16.7731974124908" calcext:value-type="float">
            <text:p>16.7731974125</text:p>
          </table:table-cell>
          <table:table-cell table:formula="of:=[.C567]/([.D567]-[.D566])" office:value-type="float" office:value="3388860.90443304" calcext:value-type="float">
            <text:p>3388860.9044330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38664056.2053" calcext:value-type="float">
            <text:p>1438664056.2053</text:p>
          </table:table-cell>
          <table:table-cell office:value-type="float" office:value="65632" calcext:value-type="float">
            <text:p>65632</text:p>
          </table:table-cell>
          <table:table-cell table:formula="of:=[.B568]-[.B$2]" office:value-type="float" office:value="16.7925317287445" calcext:value-type="float">
            <text:p>16.7925317287</text:p>
          </table:table-cell>
          <table:table-cell table:formula="of:=[.C568]/([.D568]-[.D567])" office:value-type="float" office:value="3394586.03753669" calcext:value-type="float">
            <text:p>3394586.0375366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38664056.22461" calcext:value-type="float">
            <text:p>1438664056.22461</text:p>
          </table:table-cell>
          <table:table-cell office:value-type="float" office:value="65632" calcext:value-type="float">
            <text:p>65632</text:p>
          </table:table-cell>
          <table:table-cell table:formula="of:=[.B569]-[.B$2]" office:value-type="float" office:value="16.8118503093719" calcext:value-type="float">
            <text:p>16.8118503094</text:p>
          </table:table-cell>
          <table:table-cell table:formula="of:=[.C569]/([.D569]-[.D568])" office:value-type="float" office:value="3397351.04072666" calcext:value-type="float">
            <text:p>3397351.0407266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38664056.24396" calcext:value-type="float">
            <text:p>1438664056.24396</text:p>
          </table:table-cell>
          <table:table-cell office:value-type="float" office:value="65632" calcext:value-type="float">
            <text:p>65632</text:p>
          </table:table-cell>
          <table:table-cell table:formula="of:=[.B570]-[.B$2]" office:value-type="float" office:value="16.831196308136" calcext:value-type="float">
            <text:p>16.8311963081</text:p>
          </table:table-cell>
          <table:table-cell table:formula="of:=[.C570]/([.D570]-[.D569])" office:value-type="float" office:value="3392536.14147862" calcext:value-type="float">
            <text:p>3392536.1414786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38664056.2633" calcext:value-type="float">
            <text:p>1438664056.2633</text:p>
          </table:table-cell>
          <table:table-cell office:value-type="float" office:value="65632" calcext:value-type="float">
            <text:p>65632</text:p>
          </table:table-cell>
          <table:table-cell table:formula="of:=[.B571]-[.B$2]" office:value-type="float" office:value="16.8505346775055" calcext:value-type="float">
            <text:p>16.8505346775</text:p>
          </table:table-cell>
          <table:table-cell table:formula="of:=[.C571]/([.D571]-[.D570])" office:value-type="float" office:value="3393874.56852955" calcext:value-type="float">
            <text:p>3393874.5685295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38664056.28268" calcext:value-type="float">
            <text:p>1438664056.28268</text:p>
          </table:table-cell>
          <table:table-cell office:value-type="float" office:value="65632" calcext:value-type="float">
            <text:p>65632</text:p>
          </table:table-cell>
          <table:table-cell table:formula="of:=[.B572]-[.B$2]" office:value-type="float" office:value="16.8699185848236" calcext:value-type="float">
            <text:p>16.8699185848</text:p>
          </table:table-cell>
          <table:table-cell table:formula="of:=[.C572]/([.D572]-[.D571])" office:value-type="float" office:value="3385901.45541315" calcext:value-type="float">
            <text:p>3385901.455413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38664056.30203" calcext:value-type="float">
            <text:p>1438664056.30203</text:p>
          </table:table-cell>
          <table:table-cell office:value-type="float" office:value="65632" calcext:value-type="float">
            <text:p>65632</text:p>
          </table:table-cell>
          <table:table-cell table:formula="of:=[.B573]-[.B$2]" office:value-type="float" office:value="16.889261007309" calcext:value-type="float">
            <text:p>16.8892610073</text:p>
          </table:table-cell>
          <table:table-cell table:formula="of:=[.C573]/([.D573]-[.D572])" office:value-type="float" office:value="3393163.39769254" calcext:value-type="float">
            <text:p>3393163.3976925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38664056.32139" calcext:value-type="float">
            <text:p>1438664056.32139</text:p>
          </table:table-cell>
          <table:table-cell office:value-type="float" office:value="65632" calcext:value-type="float">
            <text:p>65632</text:p>
          </table:table-cell>
          <table:table-cell table:formula="of:=[.B574]-[.B$2]" office:value-type="float" office:value="16.908629655838" calcext:value-type="float">
            <text:p>16.9086296558</text:p>
          </table:table-cell>
          <table:table-cell table:formula="of:=[.C574]/([.D574]-[.D573])" office:value-type="float" office:value="3388568.89790492" calcext:value-type="float">
            <text:p>3388568.8979049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38664056.34073" calcext:value-type="float">
            <text:p>1438664056.34073</text:p>
          </table:table-cell>
          <table:table-cell office:value-type="float" office:value="65632" calcext:value-type="float">
            <text:p>65632</text:p>
          </table:table-cell>
          <table:table-cell table:formula="of:=[.B575]-[.B$2]" office:value-type="float" office:value="16.9279615879059" calcext:value-type="float">
            <text:p>16.9279615879</text:p>
          </table:table-cell>
          <table:table-cell table:formula="of:=[.C575]/([.D575]-[.D574])" office:value-type="float" office:value="3395004.68807656" calcext:value-type="float">
            <text:p>3395004.6880765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38664056.36001" calcext:value-type="float">
            <text:p>1438664056.36001</text:p>
          </table:table-cell>
          <table:table-cell office:value-type="float" office:value="65632" calcext:value-type="float">
            <text:p>65632</text:p>
          </table:table-cell>
          <table:table-cell table:formula="of:=[.B576]-[.B$2]" office:value-type="float" office:value="16.9472448825836" calcext:value-type="float">
            <text:p>16.9472448826</text:p>
          </table:table-cell>
          <table:table-cell table:formula="of:=[.C576]/([.D576]-[.D575])" office:value-type="float" office:value="3403567.75628091" calcext:value-type="float">
            <text:p>3403567.7562809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38664056.37936" calcext:value-type="float">
            <text:p>1438664056.37936</text:p>
          </table:table-cell>
          <table:table-cell office:value-type="float" office:value="65632" calcext:value-type="float">
            <text:p>65632</text:p>
          </table:table-cell>
          <table:table-cell table:formula="of:=[.B577]-[.B$2]" office:value-type="float" office:value="16.9665949344635" calcext:value-type="float">
            <text:p>16.9665949345</text:p>
          </table:table-cell>
          <table:table-cell table:formula="of:=[.C577]/([.D577]-[.D576])" office:value-type="float" office:value="3391825.53139478" calcext:value-type="float">
            <text:p>3391825.5313947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38664056.39871" calcext:value-type="float">
            <text:p>1438664056.39871</text:p>
          </table:table-cell>
          <table:table-cell office:value-type="float" office:value="65632" calcext:value-type="float">
            <text:p>65632</text:p>
          </table:table-cell>
          <table:table-cell table:formula="of:=[.B578]-[.B$2]" office:value-type="float" office:value="16.9859457015991" calcext:value-type="float">
            <text:p>16.9859457016</text:p>
          </table:table-cell>
          <table:table-cell table:formula="of:=[.C578]/([.D578]-[.D577])" office:value-type="float" office:value="3391700.16051649" calcext:value-type="float">
            <text:p>3391700.1605164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38664056.418" calcext:value-type="float">
            <text:p>1438664056.418</text:p>
          </table:table-cell>
          <table:table-cell office:value-type="float" office:value="65632" calcext:value-type="float">
            <text:p>65632</text:p>
          </table:table-cell>
          <table:table-cell table:formula="of:=[.B579]-[.B$2]" office:value-type="float" office:value="17.0052356719971" calcext:value-type="float">
            <text:p>17.005235672</text:p>
          </table:table-cell>
          <table:table-cell table:formula="of:=[.C579]/([.D579]-[.D578])" office:value-type="float" office:value="3402389.87650171" calcext:value-type="float">
            <text:p>3402389.8765017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38664056.43725" calcext:value-type="float">
            <text:p>1438664056.43725</text:p>
          </table:table-cell>
          <table:table-cell office:value-type="float" office:value="65632" calcext:value-type="float">
            <text:p>65632</text:p>
          </table:table-cell>
          <table:table-cell table:formula="of:=[.B580]-[.B$2]" office:value-type="float" office:value="17.0244891643524" calcext:value-type="float">
            <text:p>17.0244891644</text:p>
          </table:table-cell>
          <table:table-cell table:formula="of:=[.C580]/([.D580]-[.D579])" office:value-type="float" office:value="3408836.11080428" calcext:value-type="float">
            <text:p>3408836.1108042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38664056.4566" calcext:value-type="float">
            <text:p>1438664056.4566</text:p>
          </table:table-cell>
          <table:table-cell office:value-type="float" office:value="65632" calcext:value-type="float">
            <text:p>65632</text:p>
          </table:table-cell>
          <table:table-cell table:formula="of:=[.B581]-[.B$2]" office:value-type="float" office:value="17.0438349246979" calcext:value-type="float">
            <text:p>17.0438349247</text:p>
          </table:table-cell>
          <table:table-cell table:formula="of:=[.C581]/([.D581]-[.D580])" office:value-type="float" office:value="3392577.95134456" calcext:value-type="float">
            <text:p>3392577.9513445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38664056.47598" calcext:value-type="float">
            <text:p>1438664056.47598</text:p>
          </table:table-cell>
          <table:table-cell office:value-type="float" office:value="65632" calcext:value-type="float">
            <text:p>65632</text:p>
          </table:table-cell>
          <table:table-cell table:formula="of:=[.B582]-[.B$2]" office:value-type="float" office:value="17.0632174015045" calcext:value-type="float">
            <text:p>17.0632174015</text:p>
          </table:table-cell>
          <table:table-cell table:formula="of:=[.C582]/([.D582]-[.D581])" office:value-type="float" office:value="3386151.3497343" calcext:value-type="float">
            <text:p>3386151.349734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38664056.49524" calcext:value-type="float">
            <text:p>1438664056.49524</text:p>
          </table:table-cell>
          <table:table-cell office:value-type="float" office:value="65632" calcext:value-type="float">
            <text:p>65632</text:p>
          </table:table-cell>
          <table:table-cell table:formula="of:=[.B583]-[.B$2]" office:value-type="float" office:value="17.082471370697" calcext:value-type="float">
            <text:p>17.0824713707</text:p>
          </table:table-cell>
          <table:table-cell table:formula="of:=[.C583]/([.D583]-[.D582])" office:value-type="float" office:value="3408751.68874525" calcext:value-type="float">
            <text:p>3408751.6887452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38664056.5145" calcext:value-type="float">
            <text:p>1438664056.5145</text:p>
          </table:table-cell>
          <table:table-cell office:value-type="float" office:value="65632" calcext:value-type="float">
            <text:p>65632</text:p>
          </table:table-cell>
          <table:table-cell table:formula="of:=[.B584]-[.B$2]" office:value-type="float" office:value="17.1017324924469" calcext:value-type="float">
            <text:p>17.1017324924</text:p>
          </table:table-cell>
          <table:table-cell table:formula="of:=[.C584]/([.D584]-[.D583])" office:value-type="float" office:value="3407485.85945759" calcext:value-type="float">
            <text:p>3407485.8594575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38664056.53375" calcext:value-type="float">
            <text:p>1438664056.53375</text:p>
          </table:table-cell>
          <table:table-cell office:value-type="float" office:value="65632" calcext:value-type="float">
            <text:p>65632</text:p>
          </table:table-cell>
          <table:table-cell table:formula="of:=[.B585]-[.B$2]" office:value-type="float" office:value="17.1209816932678" calcext:value-type="float">
            <text:p>17.1209816933</text:p>
          </table:table-cell>
          <table:table-cell table:formula="of:=[.C585]/([.D585]-[.D584])" office:value-type="float" office:value="3409596.09755131" calcext:value-type="float">
            <text:p>3409596.097551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38664056.553" calcext:value-type="float">
            <text:p>1438664056.553</text:p>
          </table:table-cell>
          <table:table-cell office:value-type="float" office:value="65632" calcext:value-type="float">
            <text:p>65632</text:p>
          </table:table-cell>
          <table:table-cell table:formula="of:=[.B586]-[.B$2]" office:value-type="float" office:value="17.1402385234833" calcext:value-type="float">
            <text:p>17.1402385235</text:p>
          </table:table-cell>
          <table:table-cell table:formula="of:=[.C586]/([.D586]-[.D585])" office:value-type="float" office:value="3408245.24419022" calcext:value-type="float">
            <text:p>3408245.2441902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38664056.57237" calcext:value-type="float">
            <text:p>1438664056.57237</text:p>
          </table:table-cell>
          <table:table-cell office:value-type="float" office:value="65632" calcext:value-type="float">
            <text:p>65632</text:p>
          </table:table-cell>
          <table:table-cell table:formula="of:=[.B587]-[.B$2]" office:value-type="float" office:value="17.1596021652222" calcext:value-type="float">
            <text:p>17.1596021652</text:p>
          </table:table-cell>
          <table:table-cell table:formula="of:=[.C587]/([.D587]-[.D586])" office:value-type="float" office:value="3389445.06849551" calcext:value-type="float">
            <text:p>3389445.0684955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38664056.59172" calcext:value-type="float">
            <text:p>1438664056.59172</text:p>
          </table:table-cell>
          <table:table-cell office:value-type="float" office:value="65632" calcext:value-type="float">
            <text:p>65632</text:p>
          </table:table-cell>
          <table:table-cell table:formula="of:=[.B588]-[.B$2]" office:value-type="float" office:value="17.1789569854736" calcext:value-type="float">
            <text:p>17.1789569855</text:p>
          </table:table-cell>
          <table:table-cell table:formula="of:=[.C588]/([.D588]-[.D587])" office:value-type="float" office:value="3390989.90056664" calcext:value-type="float">
            <text:p>3390989.9005666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38664056.61112" calcext:value-type="float">
            <text:p>1438664056.61112</text:p>
          </table:table-cell>
          <table:table-cell office:value-type="float" office:value="65632" calcext:value-type="float">
            <text:p>65632</text:p>
          </table:table-cell>
          <table:table-cell table:formula="of:=[.B589]-[.B$2]" office:value-type="float" office:value="17.1983504295349" calcext:value-type="float">
            <text:p>17.1983504295</text:p>
          </table:table-cell>
          <table:table-cell table:formula="of:=[.C589]/([.D589]-[.D588])" office:value-type="float" office:value="3384236.43539623" calcext:value-type="float">
            <text:p>3384236.4353962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38664056.63049" calcext:value-type="float">
            <text:p>1438664056.63049</text:p>
          </table:table-cell>
          <table:table-cell office:value-type="float" office:value="65632" calcext:value-type="float">
            <text:p>65632</text:p>
          </table:table-cell>
          <table:table-cell table:formula="of:=[.B590]-[.B$2]" office:value-type="float" office:value="17.2177276611328" calcext:value-type="float">
            <text:p>17.2177276611</text:p>
          </table:table-cell>
          <table:table-cell table:formula="of:=[.C590]/([.D590]-[.D589])" office:value-type="float" office:value="3387067.94458252" calcext:value-type="float">
            <text:p>3387067.9445825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38664056.64981" calcext:value-type="float">
            <text:p>1438664056.64981</text:p>
          </table:table-cell>
          <table:table-cell office:value-type="float" office:value="65632" calcext:value-type="float">
            <text:p>65632</text:p>
          </table:table-cell>
          <table:table-cell table:formula="of:=[.B591]-[.B$2]" office:value-type="float" office:value="17.2370452880859" calcext:value-type="float">
            <text:p>17.2370452881</text:p>
          </table:table-cell>
          <table:table-cell table:formula="of:=[.C591]/([.D591]-[.D590])" office:value-type="float" office:value="3397518.7614534" calcext:value-type="float">
            <text:p>3397518.761453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38664056.66913" calcext:value-type="float">
            <text:p>1438664056.66913</text:p>
          </table:table-cell>
          <table:table-cell office:value-type="float" office:value="65632" calcext:value-type="float">
            <text:p>65632</text:p>
          </table:table-cell>
          <table:table-cell table:formula="of:=[.B592]-[.B$2]" office:value-type="float" office:value="17.2563679218292" calcext:value-type="float">
            <text:p>17.2563679218</text:p>
          </table:table-cell>
          <table:table-cell table:formula="of:=[.C592]/([.D592]-[.D591])" office:value-type="float" office:value="3396638.41233882" calcext:value-type="float">
            <text:p>3396638.4123388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38664056.68846" calcext:value-type="float">
            <text:p>1438664056.68846</text:p>
          </table:table-cell>
          <table:table-cell office:value-type="float" office:value="65632" calcext:value-type="float">
            <text:p>65632</text:p>
          </table:table-cell>
          <table:table-cell table:formula="of:=[.B593]-[.B$2]" office:value-type="float" office:value="17.2756953239441" calcext:value-type="float">
            <text:p>17.2756953239</text:p>
          </table:table-cell>
          <table:table-cell table:formula="of:=[.C593]/([.D593]-[.D592])" office:value-type="float" office:value="3395800.40865972" calcext:value-type="float">
            <text:p>3395800.4086597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38664056.70773" calcext:value-type="float">
            <text:p>1438664056.70773</text:p>
          </table:table-cell>
          <table:table-cell office:value-type="float" office:value="65632" calcext:value-type="float">
            <text:p>65632</text:p>
          </table:table-cell>
          <table:table-cell table:formula="of:=[.B594]-[.B$2]" office:value-type="float" office:value="17.2949681282043" calcext:value-type="float">
            <text:p>17.2949681282</text:p>
          </table:table-cell>
          <table:table-cell table:formula="of:=[.C594]/([.D594]-[.D593])" office:value-type="float" office:value="3405420.35885002" calcext:value-type="float">
            <text:p>3405420.3588500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38664056.72701" calcext:value-type="float">
            <text:p>1438664056.72701</text:p>
          </table:table-cell>
          <table:table-cell office:value-type="float" office:value="65632" calcext:value-type="float">
            <text:p>65632</text:p>
          </table:table-cell>
          <table:table-cell table:formula="of:=[.B595]-[.B$2]" office:value-type="float" office:value="17.3142421245575" calcext:value-type="float">
            <text:p>17.3142421246</text:p>
          </table:table-cell>
          <table:table-cell table:formula="of:=[.C595]/([.D595]-[.D594])" office:value-type="float" office:value="3405209.7342685" calcext:value-type="float">
            <text:p>3405209.734268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38664056.74626" calcext:value-type="float">
            <text:p>1438664056.74626</text:p>
          </table:table-cell>
          <table:table-cell office:value-type="float" office:value="65632" calcext:value-type="float">
            <text:p>65632</text:p>
          </table:table-cell>
          <table:table-cell table:formula="of:=[.B596]-[.B$2]" office:value-type="float" office:value="17.3334982395172" calcext:value-type="float">
            <text:p>17.3334982395</text:p>
          </table:table-cell>
          <table:table-cell table:formula="of:=[.C596]/([.D596]-[.D595])" office:value-type="float" office:value="3408371.84122032" calcext:value-type="float">
            <text:p>3408371.8412203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38664056.76554" calcext:value-type="float">
            <text:p>1438664056.76554</text:p>
          </table:table-cell>
          <table:table-cell office:value-type="float" office:value="65632" calcext:value-type="float">
            <text:p>65632</text:p>
          </table:table-cell>
          <table:table-cell table:formula="of:=[.B597]-[.B$2]" office:value-type="float" office:value="17.3527739048004" calcext:value-type="float">
            <text:p>17.3527739048</text:p>
          </table:table-cell>
          <table:table-cell table:formula="of:=[.C597]/([.D597]-[.D596])" office:value-type="float" office:value="3404914.90362161" calcext:value-type="float">
            <text:p>3404914.9036216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38664056.78488" calcext:value-type="float">
            <text:p>1438664056.78488</text:p>
          </table:table-cell>
          <table:table-cell office:value-type="float" office:value="65632" calcext:value-type="float">
            <text:p>65632</text:p>
          </table:table-cell>
          <table:table-cell table:formula="of:=[.B598]-[.B$2]" office:value-type="float" office:value="17.3721146583557" calcext:value-type="float">
            <text:p>17.3721146584</text:p>
          </table:table-cell>
          <table:table-cell table:formula="of:=[.C598]/([.D598]-[.D597])" office:value-type="float" office:value="3393456.19664452" calcext:value-type="float">
            <text:p>3393456.1966445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38664056.80424" calcext:value-type="float">
            <text:p>1438664056.80424</text:p>
          </table:table-cell>
          <table:table-cell office:value-type="float" office:value="65632" calcext:value-type="float">
            <text:p>65632</text:p>
          </table:table-cell>
          <table:table-cell table:formula="of:=[.B599]-[.B$2]" office:value-type="float" office:value="17.391478061676" calcext:value-type="float">
            <text:p>17.3914780617</text:p>
          </table:table-cell>
          <table:table-cell table:formula="of:=[.C599]/([.D599]-[.D598])" office:value-type="float" office:value="3389486.80220646" calcext:value-type="float">
            <text:p>3389486.8022064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38664056.82357" calcext:value-type="float">
            <text:p>1438664056.82357</text:p>
          </table:table-cell>
          <table:table-cell office:value-type="float" office:value="65632" calcext:value-type="float">
            <text:p>65632</text:p>
          </table:table-cell>
          <table:table-cell table:formula="of:=[.B600]-[.B$2]" office:value-type="float" office:value="17.4108006954193" calcext:value-type="float">
            <text:p>17.4108006954</text:p>
          </table:table-cell>
          <table:table-cell table:formula="of:=[.C600]/([.D600]-[.D599])" office:value-type="float" office:value="3396638.41233882" calcext:value-type="float">
            <text:p>3396638.4123388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38664056.84286" calcext:value-type="float">
            <text:p>1438664056.84286</text:p>
          </table:table-cell>
          <table:table-cell office:value-type="float" office:value="65632" calcext:value-type="float">
            <text:p>65632</text:p>
          </table:table-cell>
          <table:table-cell table:formula="of:=[.B601]-[.B$2]" office:value-type="float" office:value="17.4300975799561" calcext:value-type="float">
            <text:p>17.43009758</text:p>
          </table:table-cell>
          <table:table-cell table:formula="of:=[.C601]/([.D601]-[.D600])" office:value-type="float" office:value="3401170.78873692" calcext:value-type="float">
            <text:p>3401170.7887369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38664056.86219" calcext:value-type="float">
            <text:p>1438664056.86219</text:p>
          </table:table-cell>
          <table:table-cell office:value-type="float" office:value="65632" calcext:value-type="float">
            <text:p>65632</text:p>
          </table:table-cell>
          <table:table-cell table:formula="of:=[.B602]-[.B$2]" office:value-type="float" office:value="17.4494256973267" calcext:value-type="float">
            <text:p>17.4494256973</text:p>
          </table:table-cell>
          <table:table-cell table:formula="of:=[.C602]/([.D602]-[.D601])" office:value-type="float" office:value="3395674.74377066" calcext:value-type="float">
            <text:p>3395674.7437706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38664056.88154" calcext:value-type="float">
            <text:p>1438664056.88154</text:p>
          </table:table-cell>
          <table:table-cell office:value-type="float" office:value="65632" calcext:value-type="float">
            <text:p>65632</text:p>
          </table:table-cell>
          <table:table-cell table:formula="of:=[.B603]-[.B$2]" office:value-type="float" office:value="17.4687721729279" calcext:value-type="float">
            <text:p>17.4687721729</text:p>
          </table:table-cell>
          <table:table-cell table:formula="of:=[.C603]/([.D603]-[.D602])" office:value-type="float" office:value="3392452.52483825" calcext:value-type="float">
            <text:p>3392452.5248382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38664056.90089" calcext:value-type="float">
            <text:p>1438664056.90089</text:p>
          </table:table-cell>
          <table:table-cell office:value-type="float" office:value="65632" calcext:value-type="float">
            <text:p>65632</text:p>
          </table:table-cell>
          <table:table-cell table:formula="of:=[.B604]-[.B$2]" office:value-type="float" office:value="17.4881300926209" calcext:value-type="float">
            <text:p>17.4881300926</text:p>
          </table:table-cell>
          <table:table-cell table:formula="of:=[.C604]/([.D604]-[.D603])" office:value-type="float" office:value="3390446.96128977" calcext:value-type="float">
            <text:p>3390446.9612897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38664056.92019" calcext:value-type="float">
            <text:p>1438664056.92019</text:p>
          </table:table-cell>
          <table:table-cell office:value-type="float" office:value="65632" calcext:value-type="float">
            <text:p>65632</text:p>
          </table:table-cell>
          <table:table-cell table:formula="of:=[.B605]-[.B$2]" office:value-type="float" office:value="17.5074281692505" calcext:value-type="float">
            <text:p>17.5074281693</text:p>
          </table:table-cell>
          <table:table-cell table:formula="of:=[.C605]/([.D605]-[.D604])" office:value-type="float" office:value="3400960.68948136" calcext:value-type="float">
            <text:p>3400960.6894813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38664056.93953" calcext:value-type="float">
            <text:p>1438664056.93953</text:p>
          </table:table-cell>
          <table:table-cell office:value-type="float" office:value="65632" calcext:value-type="float">
            <text:p>65632</text:p>
          </table:table-cell>
          <table:table-cell table:formula="of:=[.B606]-[.B$2]" office:value-type="float" office:value="17.526762008667" calcext:value-type="float">
            <text:p>17.5267620087</text:p>
          </table:table-cell>
          <table:table-cell table:formula="of:=[.C606]/([.D606]-[.D605])" office:value-type="float" office:value="3394669.7593844" calcext:value-type="float">
            <text:p>3394669.75938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38664056.95885" calcext:value-type="float">
            <text:p>1438664056.95885</text:p>
          </table:table-cell>
          <table:table-cell office:value-type="float" office:value="65632" calcext:value-type="float">
            <text:p>65632</text:p>
          </table:table-cell>
          <table:table-cell table:formula="of:=[.B607]-[.B$2]" office:value-type="float" office:value="17.5460834503174" calcext:value-type="float">
            <text:p>17.5460834503</text:p>
          </table:table-cell>
          <table:table-cell table:formula="of:=[.C607]/([.D607]-[.D606])" office:value-type="float" office:value="3396847.97788746" calcext:value-type="float">
            <text:p>3396847.9778874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38664056.97819" calcext:value-type="float">
            <text:p>1438664056.97819</text:p>
          </table:table-cell>
          <table:table-cell office:value-type="float" office:value="65632" calcext:value-type="float">
            <text:p>65632</text:p>
          </table:table-cell>
          <table:table-cell table:formula="of:=[.B608]-[.B$2]" office:value-type="float" office:value="17.5654232501984" calcext:value-type="float">
            <text:p>17.5654232502</text:p>
          </table:table-cell>
          <table:table-cell table:formula="of:=[.C608]/([.D608]-[.D607])" office:value-type="float" office:value="3393623.53302021" calcext:value-type="float">
            <text:p>3393623.5330202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38664056.99751" calcext:value-type="float">
            <text:p>1438664056.99751</text:p>
          </table:table-cell>
          <table:table-cell office:value-type="float" office:value="65632" calcext:value-type="float">
            <text:p>65632</text:p>
          </table:table-cell>
          <table:table-cell table:formula="of:=[.B609]-[.B$2]" office:value-type="float" office:value="17.5847418308258" calcext:value-type="float">
            <text:p>17.5847418308</text:p>
          </table:table-cell>
          <table:table-cell table:formula="of:=[.C609]/([.D609]-[.D608])" office:value-type="float" office:value="3397351.04072666" calcext:value-type="float">
            <text:p>3397351.0407266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38664060.02377" calcext:value-type="float">
            <text:p>1438664060.02377</text:p>
          </table:table-cell>
          <table:table-cell office:value-type="float" office:value="65632" calcext:value-type="float">
            <text:p>65632</text:p>
          </table:table-cell>
          <table:table-cell table:formula="of:=[.B610]-[.B$2]" office:value-type="float" office:value="20.6110024452209" calcext:value-type="float">
            <text:p>20.6110024452</text:p>
          </table:table-cell>
          <table:table-cell table:formula="of:=[.C610]/([.D610]-[.D609])" office:value-type="float" office:value="21687.4910534161" calcext:value-type="float">
            <text:p>21687.491053416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38664060.05213" calcext:value-type="float">
            <text:p>1438664060.05213</text:p>
          </table:table-cell>
          <table:table-cell office:value-type="float" office:value="65632" calcext:value-type="float">
            <text:p>65632</text:p>
          </table:table-cell>
          <table:table-cell table:formula="of:=[.B611]-[.B$2]" office:value-type="float" office:value="20.6393642425537" calcext:value-type="float">
            <text:p>20.6393642426</text:p>
          </table:table-cell>
          <table:table-cell table:formula="of:=[.C611]/([.D611]-[.D610])" office:value-type="float" office:value="2314098.75862069" calcext:value-type="float">
            <text:p>2314098.7586206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38664060.08049" calcext:value-type="float">
            <text:p>1438664060.08049</text:p>
          </table:table-cell>
          <table:table-cell office:value-type="float" office:value="65632" calcext:value-type="float">
            <text:p>65632</text:p>
          </table:table-cell>
          <table:table-cell table:formula="of:=[.B612]-[.B$2]" office:value-type="float" office:value="20.6677215099335" calcext:value-type="float">
            <text:p>20.6677215099</text:p>
          </table:table-cell>
          <table:table-cell table:formula="of:=[.C612]/([.D612]-[.D611])" office:value-type="float" office:value="2314468.42606714" calcext:value-type="float">
            <text:p>2314468.426067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38664060.10884" calcext:value-type="float">
            <text:p>1438664060.10884</text:p>
          </table:table-cell>
          <table:table-cell office:value-type="float" office:value="65632" calcext:value-type="float">
            <text:p>65632</text:p>
          </table:table-cell>
          <table:table-cell table:formula="of:=[.B613]-[.B$2]" office:value-type="float" office:value="20.6960780620575" calcext:value-type="float">
            <text:p>20.6960780621</text:p>
          </table:table-cell>
          <table:table-cell table:formula="of:=[.C613]/([.D613]-[.D612])" office:value-type="float" office:value="2314526.80540795" calcext:value-type="float">
            <text:p>2314526.8054079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38664060.13719" calcext:value-type="float">
            <text:p>1438664060.13719</text:p>
          </table:table-cell>
          <table:table-cell office:value-type="float" office:value="65632" calcext:value-type="float">
            <text:p>65632</text:p>
          </table:table-cell>
          <table:table-cell table:formula="of:=[.B614]-[.B$2]" office:value-type="float" office:value="20.7244284152985" calcext:value-type="float">
            <text:p>20.7244284153</text:p>
          </table:table-cell>
          <table:table-cell table:formula="of:=[.C614]/([.D614]-[.D613])" office:value-type="float" office:value="2315032.88308805" calcext:value-type="float">
            <text:p>2315032.8830880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38664060.1654" calcext:value-type="float">
            <text:p>1438664060.1654</text:p>
          </table:table-cell>
          <table:table-cell office:value-type="float" office:value="65632" calcext:value-type="float">
            <text:p>65632</text:p>
          </table:table-cell>
          <table:table-cell table:formula="of:=[.B615]-[.B$2]" office:value-type="float" office:value="20.7526366710663" calcext:value-type="float">
            <text:p>20.7526366711</text:p>
          </table:table-cell>
          <table:table-cell table:formula="of:=[.C615]/([.D615]-[.D614])" office:value-type="float" office:value="2326694.72867116" calcext:value-type="float">
            <text:p>2326694.728671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38664060.19367" calcext:value-type="float">
            <text:p>1438664060.19367</text:p>
          </table:table-cell>
          <table:table-cell office:value-type="float" office:value="65632" calcext:value-type="float">
            <text:p>65632</text:p>
          </table:table-cell>
          <table:table-cell table:formula="of:=[.B616]-[.B$2]" office:value-type="float" office:value="20.780905008316" calcext:value-type="float">
            <text:p>20.7809050083</text:p>
          </table:table-cell>
          <table:table-cell table:formula="of:=[.C616]/([.D616]-[.D615])" office:value-type="float" office:value="2321749.57515645" calcext:value-type="float">
            <text:p>2321749.5751564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38664060.22198" calcext:value-type="float">
            <text:p>1438664060.22198</text:p>
          </table:table-cell>
          <table:table-cell office:value-type="float" office:value="65632" calcext:value-type="float">
            <text:p>65632</text:p>
          </table:table-cell>
          <table:table-cell table:formula="of:=[.B617]-[.B$2]" office:value-type="float" office:value="20.8092138767242" calcext:value-type="float">
            <text:p>20.8092138767</text:p>
          </table:table-cell>
          <table:table-cell table:formula="of:=[.C617]/([.D617]-[.D616])" office:value-type="float" office:value="2318425.41544266" calcext:value-type="float">
            <text:p>2318425.4154426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38664060.25025" calcext:value-type="float">
            <text:p>1438664060.25025</text:p>
          </table:table-cell>
          <table:table-cell office:value-type="float" office:value="65632" calcext:value-type="float">
            <text:p>65632</text:p>
          </table:table-cell>
          <table:table-cell table:formula="of:=[.B618]-[.B$2]" office:value-type="float" office:value="20.8374819755554" calcext:value-type="float">
            <text:p>20.8374819756</text:p>
          </table:table-cell>
          <table:table-cell table:formula="of:=[.C618]/([.D618]-[.D617])" office:value-type="float" office:value="2321769.15723865" calcext:value-type="float">
            <text:p>2321769.1572386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38664060.27855" calcext:value-type="float">
            <text:p>1438664060.27855</text:p>
          </table:table-cell>
          <table:table-cell office:value-type="float" office:value="65632" calcext:value-type="float">
            <text:p>65632</text:p>
          </table:table-cell>
          <table:table-cell table:formula="of:=[.B619]-[.B$2]" office:value-type="float" office:value="20.8657841682434" calcext:value-type="float">
            <text:p>20.8657841682</text:p>
          </table:table-cell>
          <table:table-cell table:formula="of:=[.C619]/([.D619]-[.D618])" office:value-type="float" office:value="2318972.26916467" calcext:value-type="float">
            <text:p>2318972.2691646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38664060.30686" calcext:value-type="float">
            <text:p>1438664060.30686</text:p>
          </table:table-cell>
          <table:table-cell office:value-type="float" office:value="65632" calcext:value-type="float">
            <text:p>65632</text:p>
          </table:table-cell>
          <table:table-cell table:formula="of:=[.B620]-[.B$2]" office:value-type="float" office:value="20.8940947055817" calcext:value-type="float">
            <text:p>20.8940947056</text:p>
          </table:table-cell>
          <table:table-cell table:formula="of:=[.C620]/([.D620]-[.D619])" office:value-type="float" office:value="2318288.74230902" calcext:value-type="float">
            <text:p>2318288.7423090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38664060.33517" calcext:value-type="float">
            <text:p>1438664060.33517</text:p>
          </table:table-cell>
          <table:table-cell office:value-type="float" office:value="65632" calcext:value-type="float">
            <text:p>65632</text:p>
          </table:table-cell>
          <table:table-cell table:formula="of:=[.B621]-[.B$2]" office:value-type="float" office:value="20.9224092960358" calcext:value-type="float">
            <text:p>20.922409296</text:p>
          </table:table-cell>
          <table:table-cell table:formula="of:=[.C621]/([.D621]-[.D620])" office:value-type="float" office:value="2317956.88891883" calcext:value-type="float">
            <text:p>2317956.8889188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38664060.36344" calcext:value-type="float">
            <text:p>1438664060.36344</text:p>
          </table:table-cell>
          <table:table-cell office:value-type="float" office:value="65632" calcext:value-type="float">
            <text:p>65632</text:p>
          </table:table-cell>
          <table:table-cell table:formula="of:=[.B622]-[.B$2]" office:value-type="float" office:value="20.9506797790527" calcext:value-type="float">
            <text:p>20.9506797791</text:p>
          </table:table-cell>
          <table:table-cell table:formula="of:=[.C622]/([.D622]-[.D621])" office:value-type="float" office:value="2321573.35127978" calcext:value-type="float">
            <text:p>2321573.3512797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38664060.39177" calcext:value-type="float">
            <text:p>1438664060.39177</text:p>
          </table:table-cell>
          <table:table-cell office:value-type="float" office:value="65632" calcext:value-type="float">
            <text:p>65632</text:p>
          </table:table-cell>
          <table:table-cell table:formula="of:=[.B623]-[.B$2]" office:value-type="float" office:value="20.9790096282959" calcext:value-type="float">
            <text:p>20.9790096283</text:p>
          </table:table-cell>
          <table:table-cell table:formula="of:=[.C623]/([.D623]-[.D622])" office:value-type="float" office:value="2316708.41015283" calcext:value-type="float">
            <text:p>2316708.4101528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38664060.4202" calcext:value-type="float">
            <text:p>1438664060.4202</text:p>
          </table:table-cell>
          <table:table-cell office:value-type="float" office:value="65632" calcext:value-type="float">
            <text:p>65632</text:p>
          </table:table-cell>
          <table:table-cell table:formula="of:=[.B624]-[.B$2]" office:value-type="float" office:value="21.0074307918549" calcext:value-type="float">
            <text:p>21.0074307919</text:p>
          </table:table-cell>
          <table:table-cell table:formula="of:=[.C624]/([.D624]-[.D623])" office:value-type="float" office:value="2309265.06101152" calcext:value-type="float">
            <text:p>2309265.0610115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38664060.44856" calcext:value-type="float">
            <text:p>1438664060.44856</text:p>
          </table:table-cell>
          <table:table-cell office:value-type="float" office:value="65632" calcext:value-type="float">
            <text:p>65632</text:p>
          </table:table-cell>
          <table:table-cell table:formula="of:=[.B625]-[.B$2]" office:value-type="float" office:value="21.0357949733734" calcext:value-type="float">
            <text:p>21.0357949734</text:p>
          </table:table-cell>
          <table:table-cell table:formula="of:=[.C625]/([.D625]-[.D624])" office:value-type="float" office:value="2313904.24423374" calcext:value-type="float">
            <text:p>2313904.2442337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38664060.47687" calcext:value-type="float">
            <text:p>1438664060.47687</text:p>
          </table:table-cell>
          <table:table-cell office:value-type="float" office:value="65632" calcext:value-type="float">
            <text:p>65632</text:p>
          </table:table-cell>
          <table:table-cell table:formula="of:=[.B626]-[.B$2]" office:value-type="float" office:value="21.0641026496887" calcext:value-type="float">
            <text:p>21.0641026497</text:p>
          </table:table-cell>
          <table:table-cell table:formula="of:=[.C626]/([.D626]-[.D625])" office:value-type="float" office:value="2318523.04897626" calcext:value-type="float">
            <text:p>2318523.0489762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38664060.50521" calcext:value-type="float">
            <text:p>1438664060.50521</text:p>
          </table:table-cell>
          <table:table-cell office:value-type="float" office:value="65632" calcext:value-type="float">
            <text:p>65632</text:p>
          </table:table-cell>
          <table:table-cell table:formula="of:=[.B627]-[.B$2]" office:value-type="float" office:value="21.0924468040466" calcext:value-type="float">
            <text:p>21.092446804</text:p>
          </table:table-cell>
          <table:table-cell table:formula="of:=[.C627]/([.D627]-[.D626])" office:value-type="float" office:value="2315539.18212712" calcext:value-type="float">
            <text:p>2315539.1821271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38664060.53351" calcext:value-type="float">
            <text:p>1438664060.53351</text:p>
          </table:table-cell>
          <table:table-cell office:value-type="float" office:value="65632" calcext:value-type="float">
            <text:p>65632</text:p>
          </table:table-cell>
          <table:table-cell table:formula="of:=[.B628]-[.B$2]" office:value-type="float" office:value="21.120742559433" calcext:value-type="float">
            <text:p>21.1207425594</text:p>
          </table:table-cell>
          <table:table-cell table:formula="of:=[.C628]/([.D628]-[.D627])" office:value-type="float" office:value="2319499.83677252" calcext:value-type="float">
            <text:p>2319499.8367725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38664060.5618" calcext:value-type="float">
            <text:p>1438664060.5618</text:p>
          </table:table-cell>
          <table:table-cell office:value-type="float" office:value="65632" calcext:value-type="float">
            <text:p>65632</text:p>
          </table:table-cell>
          <table:table-cell table:formula="of:=[.B629]-[.B$2]" office:value-type="float" office:value="21.1490361690521" calcext:value-type="float">
            <text:p>21.1490361691</text:p>
          </table:table-cell>
          <table:table-cell table:formula="of:=[.C629]/([.D629]-[.D628])" office:value-type="float" office:value="2319675.74598894" calcext:value-type="float">
            <text:p>2319675.7459889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38664060.59013" calcext:value-type="float">
            <text:p>1438664060.59013</text:p>
          </table:table-cell>
          <table:table-cell office:value-type="float" office:value="65632" calcext:value-type="float">
            <text:p>65632</text:p>
          </table:table-cell>
          <table:table-cell table:formula="of:=[.B630]-[.B$2]" office:value-type="float" office:value="21.1773648262024" calcext:value-type="float">
            <text:p>21.1773648262</text:p>
          </table:table-cell>
          <table:table-cell table:formula="of:=[.C630]/([.D630]-[.D629])" office:value-type="float" office:value="2316805.89912388" calcext:value-type="float">
            <text:p>2316805.8991238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38664060.61846" calcext:value-type="float">
            <text:p>1438664060.61846</text:p>
          </table:table-cell>
          <table:table-cell office:value-type="float" office:value="65632" calcext:value-type="float">
            <text:p>65632</text:p>
          </table:table-cell>
          <table:table-cell table:formula="of:=[.B631]-[.B$2]" office:value-type="float" office:value="21.2056958675385" calcext:value-type="float">
            <text:p>21.2056958675</text:p>
          </table:table-cell>
          <table:table-cell table:formula="of:=[.C631]/([.D631]-[.D630])" office:value-type="float" office:value="2316610.92938592" calcext:value-type="float">
            <text:p>2316610.9293859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38664060.64679" calcext:value-type="float">
            <text:p>1438664060.64679</text:p>
          </table:table-cell>
          <table:table-cell office:value-type="float" office:value="65632" calcext:value-type="float">
            <text:p>65632</text:p>
          </table:table-cell>
          <table:table-cell table:formula="of:=[.B632]-[.B$2]" office:value-type="float" office:value="21.2340228557587" calcext:value-type="float">
            <text:p>21.2340228558</text:p>
          </table:table-cell>
          <table:table-cell table:formula="of:=[.C632]/([.D632]-[.D631])" office:value-type="float" office:value="2316942.39746827" calcext:value-type="float">
            <text:p>2316942.3974682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38664060.67513" calcext:value-type="float">
            <text:p>1438664060.67513</text:p>
          </table:table-cell>
          <table:table-cell office:value-type="float" office:value="65632" calcext:value-type="float">
            <text:p>65632</text:p>
          </table:table-cell>
          <table:table-cell table:formula="of:=[.B633]-[.B$2]" office:value-type="float" office:value="21.2623689174652" calcext:value-type="float">
            <text:p>21.2623689175</text:p>
          </table:table-cell>
          <table:table-cell table:formula="of:=[.C633]/([.D633]-[.D632])" office:value-type="float" office:value="2315383.37422198" calcext:value-type="float">
            <text:p>2315383.3742219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38664060.70347" calcext:value-type="float">
            <text:p>1438664060.70347</text:p>
          </table:table-cell>
          <table:table-cell office:value-type="float" office:value="65632" calcext:value-type="float">
            <text:p>65632</text:p>
          </table:table-cell>
          <table:table-cell table:formula="of:=[.B634]-[.B$2]" office:value-type="float" office:value="21.2907049655914" calcext:value-type="float">
            <text:p>21.2907049656</text:p>
          </table:table-cell>
          <table:table-cell table:formula="of:=[.C634]/([.D634]-[.D633])" office:value-type="float" office:value="2316201.59973075" calcext:value-type="float">
            <text:p>2316201.599730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38664060.73185" calcext:value-type="float">
            <text:p>1438664060.73185</text:p>
          </table:table-cell>
          <table:table-cell office:value-type="float" office:value="65632" calcext:value-type="float">
            <text:p>65632</text:p>
          </table:table-cell>
          <table:table-cell table:formula="of:=[.B635]-[.B$2]" office:value-type="float" office:value="21.3190879821777" calcext:value-type="float">
            <text:p>21.3190879822</text:p>
          </table:table-cell>
          <table:table-cell table:formula="of:=[.C635]/([.D635]-[.D634])" office:value-type="float" office:value="2312368.72939259" calcext:value-type="float">
            <text:p>2312368.7293925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38664060.76021" calcext:value-type="float">
            <text:p>1438664060.76021</text:p>
          </table:table-cell>
          <table:table-cell office:value-type="float" office:value="65632" calcext:value-type="float">
            <text:p>65632</text:p>
          </table:table-cell>
          <table:table-cell table:formula="of:=[.B636]-[.B$2]" office:value-type="float" office:value="21.3474409580231" calcext:value-type="float">
            <text:p>21.347440958</text:p>
          </table:table-cell>
          <table:table-cell table:formula="of:=[.C636]/([.D636]-[.D635])" office:value-type="float" office:value="2314818.74629376" calcext:value-type="float">
            <text:p>2314818.7462937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38664060.78851" calcext:value-type="float">
            <text:p>1438664060.78851</text:p>
          </table:table-cell>
          <table:table-cell office:value-type="float" office:value="65632" calcext:value-type="float">
            <text:p>65632</text:p>
          </table:table-cell>
          <table:table-cell table:formula="of:=[.B637]-[.B$2]" office:value-type="float" office:value="21.3757441043854" calcext:value-type="float">
            <text:p>21.3757441044</text:p>
          </table:table-cell>
          <table:table-cell table:formula="of:=[.C637]/([.D637]-[.D636])" office:value-type="float" office:value="2318894.13141047" calcext:value-type="float">
            <text:p>2318894.1314104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38664060.8168" calcext:value-type="float">
            <text:p>1438664060.8168</text:p>
          </table:table-cell>
          <table:table-cell office:value-type="float" office:value="65632" calcext:value-type="float">
            <text:p>65632</text:p>
          </table:table-cell>
          <table:table-cell table:formula="of:=[.B638]-[.B$2]" office:value-type="float" office:value="21.4040374755859" calcext:value-type="float">
            <text:p>21.4040374756</text:p>
          </table:table-cell>
          <table:table-cell table:formula="of:=[.C638]/([.D638]-[.D637])" office:value-type="float" office:value="2319695.29310446" calcext:value-type="float">
            <text:p>2319695.2931044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38664060.84515" calcext:value-type="float">
            <text:p>1438664060.84515</text:p>
          </table:table-cell>
          <table:table-cell office:value-type="float" office:value="65632" calcext:value-type="float">
            <text:p>65632</text:p>
          </table:table-cell>
          <table:table-cell table:formula="of:=[.B639]-[.B$2]" office:value-type="float" office:value="21.4323818683624" calcext:value-type="float">
            <text:p>21.4323818684</text:p>
          </table:table-cell>
          <table:table-cell table:formula="of:=[.C639]/([.D639]-[.D638])" office:value-type="float" office:value="2315519.70499222" calcext:value-type="float">
            <text:p>2315519.7049922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38664060.87344" calcext:value-type="float">
            <text:p>1438664060.87344</text:p>
          </table:table-cell>
          <table:table-cell office:value-type="float" office:value="65632" calcext:value-type="float">
            <text:p>65632</text:p>
          </table:table-cell>
          <table:table-cell table:formula="of:=[.B640]-[.B$2]" office:value-type="float" office:value="21.4606785774231" calcext:value-type="float">
            <text:p>21.4606785774</text:p>
          </table:table-cell>
          <table:table-cell table:formula="of:=[.C640]/([.D640]-[.D639])" office:value-type="float" office:value="2319421.66346211" calcext:value-type="float">
            <text:p>2319421.663462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38664060.90167" calcext:value-type="float">
            <text:p>1438664060.90167</text:p>
          </table:table-cell>
          <table:table-cell office:value-type="float" office:value="65632" calcext:value-type="float">
            <text:p>65632</text:p>
          </table:table-cell>
          <table:table-cell table:formula="of:=[.B641]-[.B$2]" office:value-type="float" office:value="21.4889018535614" calcext:value-type="float">
            <text:p>21.4889018536</text:p>
          </table:table-cell>
          <table:table-cell table:formula="of:=[.C641]/([.D641]-[.D640])" office:value-type="float" office:value="2325456.46644196" calcext:value-type="float">
            <text:p>2325456.4664419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38664060.92996" calcext:value-type="float">
            <text:p>1438664060.92996</text:p>
          </table:table-cell>
          <table:table-cell office:value-type="float" office:value="65632" calcext:value-type="float">
            <text:p>65632</text:p>
          </table:table-cell>
          <table:table-cell table:formula="of:=[.B642]-[.B$2]" office:value-type="float" office:value="21.5171937942505" calcext:value-type="float">
            <text:p>21.5171937943</text:p>
          </table:table-cell>
          <table:table-cell table:formula="of:=[.C642]/([.D642]-[.D641])" office:value-type="float" office:value="2319812.58271605" calcext:value-type="float">
            <text:p>2319812.582716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38664060.95829" calcext:value-type="float">
            <text:p>1438664060.95829</text:p>
          </table:table-cell>
          <table:table-cell office:value-type="float" office:value="65632" calcext:value-type="float">
            <text:p>65632</text:p>
          </table:table-cell>
          <table:table-cell table:formula="of:=[.B643]-[.B$2]" office:value-type="float" office:value="21.5455238819122" calcext:value-type="float">
            <text:p>21.5455238819</text:p>
          </table:table-cell>
          <table:table-cell table:formula="of:=[.C643]/([.D643]-[.D642])" office:value-type="float" office:value="2316688.91334315" calcext:value-type="float">
            <text:p>2316688.913343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38664060.98658" calcext:value-type="float">
            <text:p>1438664060.98658</text:p>
          </table:table-cell>
          <table:table-cell office:value-type="float" office:value="65632" calcext:value-type="float">
            <text:p>65632</text:p>
          </table:table-cell>
          <table:table-cell table:formula="of:=[.B644]-[.B$2]" office:value-type="float" office:value="21.5738184452057" calcext:value-type="float">
            <text:p>21.5738184452</text:p>
          </table:table-cell>
          <table:table-cell table:formula="of:=[.C644]/([.D644]-[.D643])" office:value-type="float" office:value="2319597.56082106" calcext:value-type="float">
            <text:p>2319597.5608210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38664061.01397" calcext:value-type="float">
            <text:p>1438664061.01397</text:p>
          </table:table-cell>
          <table:table-cell office:value-type="float" office:value="65632" calcext:value-type="float">
            <text:p>65632</text:p>
          </table:table-cell>
          <table:table-cell table:formula="of:=[.B645]-[.B$2]" office:value-type="float" office:value="21.6012074947357" calcext:value-type="float">
            <text:p>21.6012074947</text:p>
          </table:table-cell>
          <table:table-cell table:formula="of:=[.C645]/([.D645]-[.D644])" office:value-type="float" office:value="2396286.14815718" calcext:value-type="float">
            <text:p>2396286.148157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38664061.04134" calcext:value-type="float">
            <text:p>1438664061.04134</text:p>
          </table:table-cell>
          <table:table-cell office:value-type="float" office:value="65632" calcext:value-type="float">
            <text:p>65632</text:p>
          </table:table-cell>
          <table:table-cell table:formula="of:=[.B646]-[.B$2]" office:value-type="float" office:value="21.628573179245" calcext:value-type="float">
            <text:p>21.6285731792</text:p>
          </table:table-cell>
          <table:table-cell table:formula="of:=[.C646]/([.D646]-[.D645])" office:value-type="float" office:value="2398332.11472382" calcext:value-type="float">
            <text:p>2398332.1147238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38664061.06872" calcext:value-type="float">
            <text:p>1438664061.06872</text:p>
          </table:table-cell>
          <table:table-cell office:value-type="float" office:value="65632" calcext:value-type="float">
            <text:p>65632</text:p>
          </table:table-cell>
          <table:table-cell table:formula="of:=[.B647]-[.B$2]" office:value-type="float" office:value="21.6559598445892" calcext:value-type="float">
            <text:p>21.6559598446</text:p>
          </table:table-cell>
          <table:table-cell table:formula="of:=[.C647]/([.D647]-[.D646])" office:value-type="float" office:value="2396494.76031619" calcext:value-type="float">
            <text:p>2396494.7603161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38664061.09607" calcext:value-type="float">
            <text:p>1438664061.09607</text:p>
          </table:table-cell>
          <table:table-cell office:value-type="float" office:value="65632" calcext:value-type="float">
            <text:p>65632</text:p>
          </table:table-cell>
          <table:table-cell table:formula="of:=[.B648]-[.B$2]" office:value-type="float" office:value="21.6833074092865" calcext:value-type="float">
            <text:p>21.6833074093</text:p>
          </table:table-cell>
          <table:table-cell table:formula="of:=[.C648]/([.D648]-[.D647])" office:value-type="float" office:value="2399921.18956619" calcext:value-type="float">
            <text:p>2399921.1895661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38664061.12341" calcext:value-type="float">
            <text:p>1438664061.12341</text:p>
          </table:table-cell>
          <table:table-cell office:value-type="float" office:value="65632" calcext:value-type="float">
            <text:p>65632</text:p>
          </table:table-cell>
          <table:table-cell table:formula="of:=[.B649]-[.B$2]" office:value-type="float" office:value="21.7106502056122" calcext:value-type="float">
            <text:p>21.7106502056</text:p>
          </table:table-cell>
          <table:table-cell table:formula="of:=[.C649]/([.D649]-[.D648])" office:value-type="float" office:value="2400339.71720554" calcext:value-type="float">
            <text:p>2400339.7172055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38664061.15076" calcext:value-type="float">
            <text:p>1438664061.15076</text:p>
          </table:table-cell>
          <table:table-cell office:value-type="float" office:value="65632" calcext:value-type="float">
            <text:p>65632</text:p>
          </table:table-cell>
          <table:table-cell table:formula="of:=[.B650]-[.B$2]" office:value-type="float" office:value="21.7379920482635" calcext:value-type="float">
            <text:p>21.7379920483</text:p>
          </table:table-cell>
          <table:table-cell table:formula="of:=[.C650]/([.D650]-[.D649])" office:value-type="float" office:value="2400423.44025113" calcext:value-type="float">
            <text:p>2400423.440251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38664061.17808" calcext:value-type="float">
            <text:p>1438664061.17808</text:p>
          </table:table-cell>
          <table:table-cell office:value-type="float" office:value="65632" calcext:value-type="float">
            <text:p>65632</text:p>
          </table:table-cell>
          <table:table-cell table:formula="of:=[.B651]-[.B$2]" office:value-type="float" office:value="21.7653117179871" calcext:value-type="float">
            <text:p>21.765311718</text:p>
          </table:table-cell>
          <table:table-cell table:formula="of:=[.C651]/([.D651]-[.D650])" office:value-type="float" office:value="2402371.64886069" calcext:value-type="float">
            <text:p>2402371.6488606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38664061.20539" calcext:value-type="float">
            <text:p>1438664061.20539</text:p>
          </table:table-cell>
          <table:table-cell office:value-type="float" office:value="65632" calcext:value-type="float">
            <text:p>65632</text:p>
          </table:table-cell>
          <table:table-cell table:formula="of:=[.B652]-[.B$2]" office:value-type="float" office:value="21.7926235198975" calcext:value-type="float">
            <text:p>21.7926235199</text:p>
          </table:table-cell>
          <table:table-cell table:formula="of:=[.C652]/([.D652]-[.D651])" office:value-type="float" office:value="2403063.70906297" calcext:value-type="float">
            <text:p>2403063.7090629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38664061.23271" calcext:value-type="float">
            <text:p>1438664061.23271</text:p>
          </table:table-cell>
          <table:table-cell office:value-type="float" office:value="65632" calcext:value-type="float">
            <text:p>65632</text:p>
          </table:table-cell>
          <table:table-cell table:formula="of:=[.B653]-[.B$2]" office:value-type="float" office:value="21.8199408054352" calcext:value-type="float">
            <text:p>21.8199408054</text:p>
          </table:table-cell>
          <table:table-cell table:formula="of:=[.C653]/([.D653]-[.D652])" office:value-type="float" office:value="2402581.32197561" calcext:value-type="float">
            <text:p>2402581.3219756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38664061.26005" calcext:value-type="float">
            <text:p>1438664061.26005</text:p>
          </table:table-cell>
          <table:table-cell office:value-type="float" office:value="65632" calcext:value-type="float">
            <text:p>65632</text:p>
          </table:table-cell>
          <table:table-cell table:formula="of:=[.B654]-[.B$2]" office:value-type="float" office:value="21.8472871780396" calcext:value-type="float">
            <text:p>21.847287178</text:p>
          </table:table-cell>
          <table:table-cell table:formula="of:=[.C654]/([.D654]-[.D653])" office:value-type="float" office:value="2400025.80779257" calcext:value-type="float">
            <text:p>2400025.8077925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38664061.2874" calcext:value-type="float">
            <text:p>1438664061.2874</text:p>
          </table:table-cell>
          <table:table-cell office:value-type="float" office:value="65632" calcext:value-type="float">
            <text:p>65632</text:p>
          </table:table-cell>
          <table:table-cell table:formula="of:=[.B655]-[.B$2]" office:value-type="float" office:value="21.8746387958527" calcext:value-type="float">
            <text:p>21.8746387959</text:p>
          </table:table-cell>
          <table:table-cell table:formula="of:=[.C655]/([.D655]-[.D654])" office:value-type="float" office:value="2399565.55580931" calcext:value-type="float">
            <text:p>2399565.5558093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38664061.31472" calcext:value-type="float">
            <text:p>1438664061.31472</text:p>
          </table:table-cell>
          <table:table-cell office:value-type="float" office:value="65632" calcext:value-type="float">
            <text:p>65632</text:p>
          </table:table-cell>
          <table:table-cell table:formula="of:=[.B656]-[.B$2]" office:value-type="float" office:value="21.9019525051117" calcext:value-type="float">
            <text:p>21.9019525051</text:p>
          </table:table-cell>
          <table:table-cell table:formula="of:=[.C656]/([.D656]-[.D655])" office:value-type="float" office:value="2402895.90028107" calcext:value-type="float">
            <text:p>2402895.9002810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38664061.34206" calcext:value-type="float">
            <text:p>1438664061.34206</text:p>
          </table:table-cell>
          <table:table-cell office:value-type="float" office:value="65632" calcext:value-type="float">
            <text:p>65632</text:p>
          </table:table-cell>
          <table:table-cell table:formula="of:=[.B657]-[.B$2]" office:value-type="float" office:value="21.9292922019959" calcext:value-type="float">
            <text:p>21.929292202</text:p>
          </table:table-cell>
          <table:table-cell table:formula="of:=[.C657]/([.D657]-[.D656])" office:value-type="float" office:value="2400611.83845959" calcext:value-type="float">
            <text:p>2400611.8384595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38664061.3694" calcext:value-type="float">
            <text:p>1438664061.3694</text:p>
          </table:table-cell>
          <table:table-cell office:value-type="float" office:value="65632" calcext:value-type="float">
            <text:p>65632</text:p>
          </table:table-cell>
          <table:table-cell table:formula="of:=[.B658]-[.B$2]" office:value-type="float" office:value="21.95663189888" calcext:value-type="float">
            <text:p>21.9566318989</text:p>
          </table:table-cell>
          <table:table-cell table:formula="of:=[.C658]/([.D658]-[.D657])" office:value-type="float" office:value="2400611.83845959" calcext:value-type="float">
            <text:p>2400611.838459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38664061.39672" calcext:value-type="float">
            <text:p>1438664061.39672</text:p>
          </table:table-cell>
          <table:table-cell office:value-type="float" office:value="65632" calcext:value-type="float">
            <text:p>65632</text:p>
          </table:table-cell>
          <table:table-cell table:formula="of:=[.B659]-[.B$2]" office:value-type="float" office:value="21.9839589595795" calcext:value-type="float">
            <text:p>21.9839589596</text:p>
          </table:table-cell>
          <table:table-cell table:formula="of:=[.C659]/([.D659]-[.D658])" office:value-type="float" office:value="2401721.89471113" calcext:value-type="float">
            <text:p>2401721.8947111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38664061.42408" calcext:value-type="float">
            <text:p>1438664061.42408</text:p>
          </table:table-cell>
          <table:table-cell office:value-type="float" office:value="65632" calcext:value-type="float">
            <text:p>65632</text:p>
          </table:table-cell>
          <table:table-cell table:formula="of:=[.B660]-[.B$2]" office:value-type="float" office:value="22.0113167762756" calcext:value-type="float">
            <text:p>22.0113167763</text:p>
          </table:table-cell>
          <table:table-cell table:formula="of:=[.C660]/([.D660]-[.D659])" office:value-type="float" office:value="2399021.84918124" calcext:value-type="float">
            <text:p>2399021.8491812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38664061.45145" calcext:value-type="float">
            <text:p>1438664061.45145</text:p>
          </table:table-cell>
          <table:table-cell office:value-type="float" office:value="65632" calcext:value-type="float">
            <text:p>65632</text:p>
          </table:table-cell>
          <table:table-cell table:formula="of:=[.B661]-[.B$2]" office:value-type="float" office:value="22.0386896133423" calcext:value-type="float">
            <text:p>22.0386896133</text:p>
          </table:table-cell>
          <table:table-cell table:formula="of:=[.C661]/([.D661]-[.D660])" office:value-type="float" office:value="2397705.42747147" calcext:value-type="float">
            <text:p>2397705.4274714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38664061.47876" calcext:value-type="float">
            <text:p>1438664061.47876</text:p>
          </table:table-cell>
          <table:table-cell office:value-type="float" office:value="65632" calcext:value-type="float">
            <text:p>65632</text:p>
          </table:table-cell>
          <table:table-cell table:formula="of:=[.B662]-[.B$2]" office:value-type="float" office:value="22.0659921169281" calcext:value-type="float">
            <text:p>22.0659921169</text:p>
          </table:table-cell>
          <table:table-cell table:formula="of:=[.C662]/([.D662]-[.D661])" office:value-type="float" office:value="2403882.11263153" calcext:value-type="float">
            <text:p>2403882.1126315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38664061.50607" calcext:value-type="float">
            <text:p>1438664061.50607</text:p>
          </table:table-cell>
          <table:table-cell office:value-type="float" office:value="65632" calcext:value-type="float">
            <text:p>65632</text:p>
          </table:table-cell>
          <table:table-cell table:formula="of:=[.B663]-[.B$2]" office:value-type="float" office:value="22.0933074951172" calcext:value-type="float">
            <text:p>22.0933074951</text:p>
          </table:table-cell>
          <table:table-cell table:formula="of:=[.C663]/([.D663]-[.D662])" office:value-type="float" office:value="2402749.08682104" calcext:value-type="float">
            <text:p>2402749.0868210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38664061.53336" calcext:value-type="float">
            <text:p>1438664061.53336</text:p>
          </table:table-cell>
          <table:table-cell office:value-type="float" office:value="65632" calcext:value-type="float">
            <text:p>65632</text:p>
          </table:table-cell>
          <table:table-cell table:formula="of:=[.B664]-[.B$2]" office:value-type="float" office:value="22.1205992698669" calcext:value-type="float">
            <text:p>22.1205992699</text:p>
          </table:table-cell>
          <table:table-cell table:formula="of:=[.C664]/([.D664]-[.D663])" office:value-type="float" office:value="2404827.1173932" calcext:value-type="float">
            <text:p>2404827.117393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38664061.56067" calcext:value-type="float">
            <text:p>1438664061.56067</text:p>
          </table:table-cell>
          <table:table-cell office:value-type="float" office:value="65632" calcext:value-type="float">
            <text:p>65632</text:p>
          </table:table-cell>
          <table:table-cell table:formula="of:=[.B665]-[.B$2]" office:value-type="float" office:value="22.147908449173" calcext:value-type="float">
            <text:p>22.1479084492</text:p>
          </table:table-cell>
          <table:table-cell table:formula="of:=[.C665]/([.D665]-[.D664])" office:value-type="float" office:value="2403294.48441197" calcext:value-type="float">
            <text:p>2403294.4844119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38664061.58801" calcext:value-type="float">
            <text:p>1438664061.58801</text:p>
          </table:table-cell>
          <table:table-cell office:value-type="float" office:value="65632" calcext:value-type="float">
            <text:p>65632</text:p>
          </table:table-cell>
          <table:table-cell table:formula="of:=[.B666]-[.B$2]" office:value-type="float" office:value="22.1752481460571" calcext:value-type="float">
            <text:p>22.1752481461</text:p>
          </table:table-cell>
          <table:table-cell table:formula="of:=[.C666]/([.D666]-[.D665])" office:value-type="float" office:value="2400611.83845959" calcext:value-type="float">
            <text:p>2400611.8384595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38664061.61533" calcext:value-type="float">
            <text:p>1438664061.61533</text:p>
          </table:table-cell>
          <table:table-cell office:value-type="float" office:value="65632" calcext:value-type="float">
            <text:p>65632</text:p>
          </table:table-cell>
          <table:table-cell table:formula="of:=[.B667]-[.B$2]" office:value-type="float" office:value="22.2025620937347" calcext:value-type="float">
            <text:p>22.2025620937</text:p>
          </table:table-cell>
          <table:table-cell table:formula="of:=[.C667]/([.D667]-[.D666])" office:value-type="float" office:value="2402874.9258312" calcext:value-type="float">
            <text:p>2402874.925831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38664061.64264" calcext:value-type="float">
            <text:p>1438664061.64264</text:p>
          </table:table-cell>
          <table:table-cell office:value-type="float" office:value="65632" calcext:value-type="float">
            <text:p>65632</text:p>
          </table:table-cell>
          <table:table-cell table:formula="of:=[.B668]-[.B$2]" office:value-type="float" office:value="22.2298722267151" calcext:value-type="float">
            <text:p>22.2298722267</text:p>
          </table:table-cell>
          <table:table-cell table:formula="of:=[.C668]/([.D668]-[.D667])" office:value-type="float" office:value="2403210.56097497" calcext:value-type="float">
            <text:p>2403210.5609749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38664061.66986" calcext:value-type="float">
            <text:p>1438664061.66986</text:p>
          </table:table-cell>
          <table:table-cell office:value-type="float" office:value="65632" calcext:value-type="float">
            <text:p>65632</text:p>
          </table:table-cell>
          <table:table-cell table:formula="of:=[.B669]-[.B$2]" office:value-type="float" office:value="22.2570962905884" calcext:value-type="float">
            <text:p>22.2570962906</text:p>
          </table:table-cell>
          <table:table-cell table:formula="of:=[.C669]/([.D669]-[.D668])" office:value-type="float" office:value="2410808.33138914" calcext:value-type="float">
            <text:p>2410808.3313891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38664061.69712" calcext:value-type="float">
            <text:p>1438664061.69712</text:p>
          </table:table-cell>
          <table:table-cell office:value-type="float" office:value="65632" calcext:value-type="float">
            <text:p>65632</text:p>
          </table:table-cell>
          <table:table-cell table:formula="of:=[.B670]-[.B$2]" office:value-type="float" office:value="22.2843544483185" calcext:value-type="float">
            <text:p>22.2843544483</text:p>
          </table:table-cell>
          <table:table-cell table:formula="of:=[.C670]/([.D670]-[.D669])" office:value-type="float" office:value="2407792.94954036" calcext:value-type="float">
            <text:p>2407792.9495403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38664061.72448" calcext:value-type="float">
            <text:p>1438664061.72448</text:p>
          </table:table-cell>
          <table:table-cell office:value-type="float" office:value="65632" calcext:value-type="float">
            <text:p>65632</text:p>
          </table:table-cell>
          <table:table-cell table:formula="of:=[.B671]-[.B$2]" office:value-type="float" office:value="22.3117172718048" calcext:value-type="float">
            <text:p>22.3117172718</text:p>
          </table:table-cell>
          <table:table-cell table:formula="of:=[.C671]/([.D671]-[.D670])" office:value-type="float" office:value="2398582.88136066" calcext:value-type="float">
            <text:p>2398582.8813606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38664061.75173" calcext:value-type="float">
            <text:p>1438664061.75173</text:p>
          </table:table-cell>
          <table:table-cell office:value-type="float" office:value="65632" calcext:value-type="float">
            <text:p>65632</text:p>
          </table:table-cell>
          <table:table-cell table:formula="of:=[.B672]-[.B$2]" office:value-type="float" office:value="22.3389658927917" calcext:value-type="float">
            <text:p>22.3389658928</text:p>
          </table:table-cell>
          <table:table-cell table:formula="of:=[.C672]/([.D672]-[.D671])" office:value-type="float" office:value="2408635.65284498" calcext:value-type="float">
            <text:p>2408635.6528449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38664061.77901" calcext:value-type="float">
            <text:p>1438664061.77901</text:p>
          </table:table-cell>
          <table:table-cell office:value-type="float" office:value="65632" calcext:value-type="float">
            <text:p>65632</text:p>
          </table:table-cell>
          <table:table-cell table:formula="of:=[.B673]-[.B$2]" office:value-type="float" office:value="22.3662419319153" calcext:value-type="float">
            <text:p>22.3662419319</text:p>
          </table:table-cell>
          <table:table-cell table:formula="of:=[.C673]/([.D673]-[.D672])" office:value-type="float" office:value="2406214.46914444" calcext:value-type="float">
            <text:p>2406214.4691444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38664061.80638" calcext:value-type="float">
            <text:p>1438664061.80638</text:p>
          </table:table-cell>
          <table:table-cell office:value-type="float" office:value="65632" calcext:value-type="float">
            <text:p>65632</text:p>
          </table:table-cell>
          <table:table-cell table:formula="of:=[.B674]-[.B$2]" office:value-type="float" office:value="22.3936109542847" calcext:value-type="float">
            <text:p>22.3936109543</text:p>
          </table:table-cell>
          <table:table-cell table:formula="of:=[.C674]/([.D674]-[.D673])" office:value-type="float" office:value="2398039.61991045" calcext:value-type="float">
            <text:p>2398039.6199104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38664061.83376" calcext:value-type="float">
            <text:p>1438664061.83376</text:p>
          </table:table-cell>
          <table:table-cell office:value-type="float" office:value="65632" calcext:value-type="float">
            <text:p>65632</text:p>
          </table:table-cell>
          <table:table-cell table:formula="of:=[.B675]-[.B$2]" office:value-type="float" office:value="22.4209949970245" calcext:value-type="float">
            <text:p>22.420994997</text:p>
          </table:table-cell>
          <table:table-cell table:formula="of:=[.C675]/([.D675]-[.D674])" office:value-type="float" office:value="2396724.27564711" calcext:value-type="float">
            <text:p>2396724.2756471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38664061.8611" calcext:value-type="float">
            <text:p>1438664061.8611</text:p>
          </table:table-cell>
          <table:table-cell office:value-type="float" office:value="65632" calcext:value-type="float">
            <text:p>65632</text:p>
          </table:table-cell>
          <table:table-cell table:formula="of:=[.B676]-[.B$2]" office:value-type="float" office:value="22.4483315944672" calcext:value-type="float">
            <text:p>22.4483315945</text:p>
          </table:table-cell>
          <table:table-cell table:formula="of:=[.C676]/([.D676]-[.D675])" office:value-type="float" office:value="2400884.02142022" calcext:value-type="float">
            <text:p>2400884.0214202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38664061.88842" calcext:value-type="float">
            <text:p>1438664061.88842</text:p>
          </table:table-cell>
          <table:table-cell office:value-type="float" office:value="65632" calcext:value-type="float">
            <text:p>65632</text:p>
          </table:table-cell>
          <table:table-cell table:formula="of:=[.B677]-[.B$2]" office:value-type="float" office:value="22.4756526947021" calcext:value-type="float">
            <text:p>22.4756526947</text:p>
          </table:table-cell>
          <table:table-cell table:formula="of:=[.C677]/([.D677]-[.D676])" office:value-type="float" office:value="2402245.86255705" calcext:value-type="float">
            <text:p>2402245.8625570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38664061.91569" calcext:value-type="float">
            <text:p>1438664061.91569</text:p>
          </table:table-cell>
          <table:table-cell office:value-type="float" office:value="65632" calcext:value-type="float">
            <text:p>65632</text:p>
          </table:table-cell>
          <table:table-cell table:formula="of:=[.B678]-[.B$2]" office:value-type="float" office:value="22.5029277801514" calcext:value-type="float">
            <text:p>22.5029277802</text:p>
          </table:table-cell>
          <table:table-cell table:formula="of:=[.C678]/([.D678]-[.D677])" office:value-type="float" office:value="2406298.60251748" calcext:value-type="float">
            <text:p>2406298.6025174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38664061.94296" calcext:value-type="float">
            <text:p>1438664061.94296</text:p>
          </table:table-cell>
          <table:table-cell office:value-type="float" office:value="65632" calcext:value-type="float">
            <text:p>65632</text:p>
          </table:table-cell>
          <table:table-cell table:formula="of:=[.B679]-[.B$2]" office:value-type="float" office:value="22.5301971435547" calcext:value-type="float">
            <text:p>22.5301971436</text:p>
          </table:table-cell>
          <table:table-cell table:formula="of:=[.C679]/([.D679]-[.D678])" office:value-type="float" office:value="2406803.5263342" calcext:value-type="float">
            <text:p>2406803.526334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38664061.97024" calcext:value-type="float">
            <text:p>1438664061.97024</text:p>
          </table:table-cell>
          <table:table-cell office:value-type="float" office:value="65632" calcext:value-type="float">
            <text:p>65632</text:p>
          </table:table-cell>
          <table:table-cell table:formula="of:=[.B680]-[.B$2]" office:value-type="float" office:value="22.5574707984924" calcext:value-type="float">
            <text:p>22.5574707985</text:p>
          </table:table-cell>
          <table:table-cell table:formula="of:=[.C680]/([.D680]-[.D679])" office:value-type="float" office:value="2406424.81360911" calcext:value-type="float">
            <text:p>2406424.8136091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38664061.99748" calcext:value-type="float">
            <text:p>1438664061.99748</text:p>
          </table:table-cell>
          <table:table-cell office:value-type="float" office:value="65632" calcext:value-type="float">
            <text:p>65632</text:p>
          </table:table-cell>
          <table:table-cell table:formula="of:=[.B681]-[.B$2]" office:value-type="float" office:value="22.5847184658051" calcext:value-type="float">
            <text:p>22.5847184658</text:p>
          </table:table-cell>
          <table:table-cell table:formula="of:=[.C681]/([.D681]-[.D680])" office:value-type="float" office:value="2408719.95561972" calcext:value-type="float">
            <text:p>2408719.9556197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38664062.02179" calcext:value-type="float">
            <text:p>1438664062.02179</text:p>
          </table:table-cell>
          <table:table-cell office:value-type="float" office:value="65632" calcext:value-type="float">
            <text:p>65632</text:p>
          </table:table-cell>
          <table:table-cell table:formula="of:=[.B682]-[.B$2]" office:value-type="float" office:value="22.6090290546417" calcext:value-type="float">
            <text:p>22.6090290546</text:p>
          </table:table-cell>
          <table:table-cell table:formula="of:=[.C682]/([.D682]-[.D681])" office:value-type="float" office:value="2699728.93050625" calcext:value-type="float">
            <text:p>2699728.930506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38664062.04615" calcext:value-type="float">
            <text:p>1438664062.04615</text:p>
          </table:table-cell>
          <table:table-cell office:value-type="float" office:value="65632" calcext:value-type="float">
            <text:p>65632</text:p>
          </table:table-cell>
          <table:table-cell table:formula="of:=[.B683]-[.B$2]" office:value-type="float" office:value="22.6333825588226" calcext:value-type="float">
            <text:p>22.6333825588</text:p>
          </table:table-cell>
          <table:table-cell table:formula="of:=[.C683]/([.D683]-[.D682])" office:value-type="float" office:value="2694971.51261919" calcext:value-type="float">
            <text:p>2694971.5126191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38664062.07055" calcext:value-type="float">
            <text:p>1438664062.07055</text:p>
          </table:table-cell>
          <table:table-cell office:value-type="float" office:value="65632" calcext:value-type="float">
            <text:p>65632</text:p>
          </table:table-cell>
          <table:table-cell table:formula="of:=[.B684]-[.B$2]" office:value-type="float" office:value="22.6577842235565" calcext:value-type="float">
            <text:p>22.6577842236</text:p>
          </table:table-cell>
          <table:table-cell table:formula="of:=[.C684]/([.D684]-[.D683])" office:value-type="float" office:value="2689652.55919021" calcext:value-type="float">
            <text:p>2689652.5591902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38664062.09486" calcext:value-type="float">
            <text:p>1438664062.09486</text:p>
          </table:table-cell>
          <table:table-cell office:value-type="float" office:value="65632" calcext:value-type="float">
            <text:p>65632</text:p>
          </table:table-cell>
          <table:table-cell table:formula="of:=[.B685]-[.B$2]" office:value-type="float" office:value="22.6820917129517" calcext:value-type="float">
            <text:p>22.682091713</text:p>
          </table:table-cell>
          <table:table-cell table:formula="of:=[.C685]/([.D685]-[.D684])" office:value-type="float" office:value="2700073.17222642" calcext:value-type="float">
            <text:p>2700073.1722264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38664062.11918" calcext:value-type="float">
            <text:p>1438664062.11918</text:p>
          </table:table-cell>
          <table:table-cell office:value-type="float" office:value="65632" calcext:value-type="float">
            <text:p>65632</text:p>
          </table:table-cell>
          <table:table-cell table:formula="of:=[.B686]-[.B$2]" office:value-type="float" office:value="22.7064135074615" calcext:value-type="float">
            <text:p>22.7064135075</text:p>
          </table:table-cell>
          <table:table-cell table:formula="of:=[.C686]/([.D686]-[.D685])" office:value-type="float" office:value="2698485.09629165" calcext:value-type="float">
            <text:p>2698485.0962916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38664062.14357" calcext:value-type="float">
            <text:p>1438664062.14357</text:p>
          </table:table-cell>
          <table:table-cell office:value-type="float" office:value="65632" calcext:value-type="float">
            <text:p>65632</text:p>
          </table:table-cell>
          <table:table-cell table:formula="of:=[.B687]-[.B$2]" office:value-type="float" office:value="22.7308020591736" calcext:value-type="float">
            <text:p>22.7308020592</text:p>
          </table:table-cell>
          <table:table-cell table:formula="of:=[.C687]/([.D687]-[.D686])" office:value-type="float" office:value="2691098.70790768" calcext:value-type="float">
            <text:p>2691098.7079076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38664062.16795" calcext:value-type="float">
            <text:p>1438664062.16795</text:p>
          </table:table-cell>
          <table:table-cell office:value-type="float" office:value="65632" calcext:value-type="float">
            <text:p>65632</text:p>
          </table:table-cell>
          <table:table-cell table:formula="of:=[.B688]-[.B$2]" office:value-type="float" office:value="22.7551867961884" calcext:value-type="float">
            <text:p>22.7551867962</text:p>
          </table:table-cell>
          <table:table-cell table:formula="of:=[.C688]/([.D688]-[.D687])" office:value-type="float" office:value="2691519.69776196" calcext:value-type="float">
            <text:p>2691519.6977619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38664062.19222" calcext:value-type="float">
            <text:p>1438664062.19222</text:p>
          </table:table-cell>
          <table:table-cell office:value-type="float" office:value="65632" calcext:value-type="float">
            <text:p>65632</text:p>
          </table:table-cell>
          <table:table-cell table:formula="of:=[.B689]-[.B$2]" office:value-type="float" office:value="22.7794587612152" calcext:value-type="float">
            <text:p>22.7794587612</text:p>
          </table:table-cell>
          <table:table-cell table:formula="of:=[.C689]/([.D689]-[.D688])" office:value-type="float" office:value="2704024.99045224" calcext:value-type="float">
            <text:p>2704024.9904522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38664062.21649" calcext:value-type="float">
            <text:p>1438664062.21649</text:p>
          </table:table-cell>
          <table:table-cell office:value-type="float" office:value="65632" calcext:value-type="float">
            <text:p>65632</text:p>
          </table:table-cell>
          <table:table-cell table:formula="of:=[.B690]-[.B$2]" office:value-type="float" office:value="22.8037278652191" calcext:value-type="float">
            <text:p>22.8037278652</text:p>
          </table:table-cell>
          <table:table-cell table:formula="of:=[.C690]/([.D690]-[.D689])" office:value-type="float" office:value="2704343.76108142" calcext:value-type="float">
            <text:p>2704343.7610814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38664062.24077" calcext:value-type="float">
            <text:p>1438664062.24077</text:p>
          </table:table-cell>
          <table:table-cell office:value-type="float" office:value="65632" calcext:value-type="float">
            <text:p>65632</text:p>
          </table:table-cell>
          <table:table-cell table:formula="of:=[.B691]-[.B$2]" office:value-type="float" office:value="22.8280074596405" calcext:value-type="float">
            <text:p>22.8280074596</text:p>
          </table:table-cell>
          <table:table-cell table:formula="of:=[.C691]/([.D691]-[.D690])" office:value-type="float" office:value="2703175.30272202" calcext:value-type="float">
            <text:p>2703175.302722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38664062.26508" calcext:value-type="float">
            <text:p>1438664062.26508</text:p>
          </table:table-cell>
          <table:table-cell office:value-type="float" office:value="65632" calcext:value-type="float">
            <text:p>65632</text:p>
          </table:table-cell>
          <table:table-cell table:formula="of:=[.B692]-[.B$2]" office:value-type="float" office:value="22.8523104190826" calcext:value-type="float">
            <text:p>22.8523104191</text:p>
          </table:table-cell>
          <table:table-cell table:formula="of:=[.C692]/([.D692]-[.D691])" office:value-type="float" office:value="2700576.45268507" calcext:value-type="float">
            <text:p>2700576.452685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38664062.28938" calcext:value-type="float">
            <text:p>1438664062.28938</text:p>
          </table:table-cell>
          <table:table-cell office:value-type="float" office:value="65632" calcext:value-type="float">
            <text:p>65632</text:p>
          </table:table-cell>
          <table:table-cell table:formula="of:=[.B693]-[.B$2]" office:value-type="float" office:value="22.8766105175018" calcext:value-type="float">
            <text:p>22.8766105175</text:p>
          </table:table-cell>
          <table:table-cell table:formula="of:=[.C693]/([.D693]-[.D692])" office:value-type="float" office:value="2700894.41070623" calcext:value-type="float">
            <text:p>2700894.4107062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38664062.31368" calcext:value-type="float">
            <text:p>1438664062.31368</text:p>
          </table:table-cell>
          <table:table-cell office:value-type="float" office:value="65632" calcext:value-type="float">
            <text:p>65632</text:p>
          </table:table-cell>
          <table:table-cell table:formula="of:=[.B694]-[.B$2]" office:value-type="float" office:value="22.9009194374084" calcext:value-type="float">
            <text:p>22.9009194374</text:p>
          </table:table-cell>
          <table:table-cell table:formula="of:=[.C694]/([.D694]-[.D693])" office:value-type="float" office:value="2699914.28052452" calcext:value-type="float">
            <text:p>2699914.2805245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38664062.33802" calcext:value-type="float">
            <text:p>1438664062.33802</text:p>
          </table:table-cell>
          <table:table-cell office:value-type="float" office:value="65632" calcext:value-type="float">
            <text:p>65632</text:p>
          </table:table-cell>
          <table:table-cell table:formula="of:=[.B695]-[.B$2]" office:value-type="float" office:value="22.9252562522888" calcext:value-type="float">
            <text:p>22.9252562523</text:p>
          </table:table-cell>
          <table:table-cell table:formula="of:=[.C695]/([.D695]-[.D694])" office:value-type="float" office:value="2696819.62584741" calcext:value-type="float">
            <text:p>2696819.6258474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38664062.36238" calcext:value-type="float">
            <text:p>1438664062.36238</text:p>
          </table:table-cell>
          <table:table-cell office:value-type="float" office:value="65632" calcext:value-type="float">
            <text:p>65632</text:p>
          </table:table-cell>
          <table:table-cell table:formula="of:=[.B696]-[.B$2]" office:value-type="float" office:value="22.9496183395386" calcext:value-type="float">
            <text:p>22.9496183395</text:p>
          </table:table-cell>
          <table:table-cell table:formula="of:=[.C696]/([.D696]-[.D695])" office:value-type="float" office:value="2694022.04035936" calcext:value-type="float">
            <text:p>2694022.0403593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38664062.38673" calcext:value-type="float">
            <text:p>1438664062.38673</text:p>
          </table:table-cell>
          <table:table-cell office:value-type="float" office:value="65632" calcext:value-type="float">
            <text:p>65632</text:p>
          </table:table-cell>
          <table:table-cell table:formula="of:=[.B697]-[.B$2]" office:value-type="float" office:value="22.9739651679993" calcext:value-type="float">
            <text:p>22.973965168</text:p>
          </table:table-cell>
          <table:table-cell table:formula="of:=[.C697]/([.D697]-[.D696])" office:value-type="float" office:value="2695710.45386709" calcext:value-type="float">
            <text:p>2695710.4538670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38664062.41108" calcext:value-type="float">
            <text:p>1438664062.41108</text:p>
          </table:table-cell>
          <table:table-cell office:value-type="float" office:value="65632" calcext:value-type="float">
            <text:p>65632</text:p>
          </table:table-cell>
          <table:table-cell table:formula="of:=[.B698]-[.B$2]" office:value-type="float" office:value="22.998316526413" calcext:value-type="float">
            <text:p>22.9983165264</text:p>
          </table:table-cell>
          <table:table-cell table:formula="of:=[.C698]/([.D698]-[.D697])" office:value-type="float" office:value="2695208.98526489" calcext:value-type="float">
            <text:p>2695208.9852648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38664062.43542" calcext:value-type="float">
            <text:p>1438664062.43542</text:p>
          </table:table-cell>
          <table:table-cell office:value-type="float" office:value="65632" calcext:value-type="float">
            <text:p>65632</text:p>
          </table:table-cell>
          <table:table-cell table:formula="of:=[.B699]-[.B$2]" office:value-type="float" office:value="23.0226514339447" calcext:value-type="float">
            <text:p>23.0226514339</text:p>
          </table:table-cell>
          <table:table-cell table:formula="of:=[.C699]/([.D699]-[.D698])" office:value-type="float" office:value="2697031.00019595" calcext:value-type="float">
            <text:p>2697031.0001959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38664062.45971" calcext:value-type="float">
            <text:p>1438664062.45971</text:p>
          </table:table-cell>
          <table:table-cell office:value-type="float" office:value="65632" calcext:value-type="float">
            <text:p>65632</text:p>
          </table:table-cell>
          <table:table-cell table:formula="of:=[.B700]-[.B$2]" office:value-type="float" office:value="23.0469424724579" calcext:value-type="float">
            <text:p>23.0469424725</text:p>
          </table:table-cell>
          <table:table-cell table:formula="of:=[.C700]/([.D700]-[.D699])" office:value-type="float" office:value="2701901.77189745" calcext:value-type="float">
            <text:p>2701901.7718974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38664062.48401" calcext:value-type="float">
            <text:p>1438664062.48401</text:p>
          </table:table-cell>
          <table:table-cell office:value-type="float" office:value="65632" calcext:value-type="float">
            <text:p>65632</text:p>
          </table:table-cell>
          <table:table-cell table:formula="of:=[.B701]-[.B$2]" office:value-type="float" office:value="23.0712463855743" calcext:value-type="float">
            <text:p>23.0712463856</text:p>
          </table:table-cell>
          <table:table-cell table:formula="of:=[.C701]/([.D701]-[.D700])" office:value-type="float" office:value="2700470.48331339" calcext:value-type="float">
            <text:p>2700470.4833133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38664062.50823" calcext:value-type="float">
            <text:p>1438664062.50823</text:p>
          </table:table-cell>
          <table:table-cell office:value-type="float" office:value="65632" calcext:value-type="float">
            <text:p>65632</text:p>
          </table:table-cell>
          <table:table-cell table:formula="of:=[.B702]-[.B$2]" office:value-type="float" office:value="23.0954678058624" calcext:value-type="float">
            <text:p>23.0954678059</text:p>
          </table:table-cell>
          <table:table-cell table:formula="of:=[.C702]/([.D702]-[.D701])" office:value-type="float" office:value="2709667.69162926" calcext:value-type="float">
            <text:p>2709667.691629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38664062.53255" calcext:value-type="float">
            <text:p>1438664062.53255</text:p>
          </table:table-cell>
          <table:table-cell office:value-type="float" office:value="65632" calcext:value-type="float">
            <text:p>65632</text:p>
          </table:table-cell>
          <table:table-cell table:formula="of:=[.B703]-[.B$2]" office:value-type="float" office:value="23.1197855472565" calcext:value-type="float">
            <text:p>23.1197855473</text:p>
          </table:table-cell>
          <table:table-cell table:formula="of:=[.C703]/([.D703]-[.D702])" office:value-type="float" office:value="2698934.86144555" calcext:value-type="float">
            <text:p>2698934.8614455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38664062.55685" calcext:value-type="float">
            <text:p>1438664062.55685</text:p>
          </table:table-cell>
          <table:table-cell office:value-type="float" office:value="65632" calcext:value-type="float">
            <text:p>65632</text:p>
          </table:table-cell>
          <table:table-cell table:formula="of:=[.B704]-[.B$2]" office:value-type="float" office:value="23.1440868377686" calcext:value-type="float">
            <text:p>23.1440868378</text:p>
          </table:table-cell>
          <table:table-cell table:formula="of:=[.C704]/([.D704]-[.D703])" office:value-type="float" office:value="2700761.91909896" calcext:value-type="float">
            <text:p>2700761.9190989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38664062.58118" calcext:value-type="float">
            <text:p>1438664062.58118</text:p>
          </table:table-cell>
          <table:table-cell office:value-type="float" office:value="65632" calcext:value-type="float">
            <text:p>65632</text:p>
          </table:table-cell>
          <table:table-cell table:formula="of:=[.B705]-[.B$2]" office:value-type="float" office:value="23.1684143543243" calcext:value-type="float">
            <text:p>23.1684143543</text:p>
          </table:table-cell>
          <table:table-cell table:formula="of:=[.C705]/([.D705]-[.D704])" office:value-type="float" office:value="2697850.38885894" calcext:value-type="float">
            <text:p>2697850.3888589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38664062.60554" calcext:value-type="float">
            <text:p>1438664062.60554</text:p>
          </table:table-cell>
          <table:table-cell office:value-type="float" office:value="65632" calcext:value-type="float">
            <text:p>65632</text:p>
          </table:table-cell>
          <table:table-cell table:formula="of:=[.B706]-[.B$2]" office:value-type="float" office:value="23.1927711963654" calcext:value-type="float">
            <text:p>23.1927711964</text:p>
          </table:table-cell>
          <table:table-cell table:formula="of:=[.C706]/([.D706]-[.D705])" office:value-type="float" office:value="2694602.19389193" calcext:value-type="float">
            <text:p>2694602.1938919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38664062.62986" calcext:value-type="float">
            <text:p>1438664062.62986</text:p>
          </table:table-cell>
          <table:table-cell office:value-type="float" office:value="65632" calcext:value-type="float">
            <text:p>65632</text:p>
          </table:table-cell>
          <table:table-cell table:formula="of:=[.B707]-[.B$2]" office:value-type="float" office:value="23.2170917987823" calcext:value-type="float">
            <text:p>23.2170917988</text:p>
          </table:table-cell>
          <table:table-cell table:formula="of:=[.C707]/([.D707]-[.D706])" office:value-type="float" office:value="2698617.36459885" calcext:value-type="float">
            <text:p>2698617.3645988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38664062.65418" calcext:value-type="float">
            <text:p>1438664062.65418</text:p>
          </table:table-cell>
          <table:table-cell office:value-type="float" office:value="65632" calcext:value-type="float">
            <text:p>65632</text:p>
          </table:table-cell>
          <table:table-cell table:formula="of:=[.B708]-[.B$2]" office:value-type="float" office:value="23.2414107322693" calcext:value-type="float">
            <text:p>23.2414107323</text:p>
          </table:table-cell>
          <table:table-cell table:formula="of:=[.C708]/([.D708]-[.D707])" office:value-type="float" office:value="2698802.5620141" calcext:value-type="float">
            <text:p>2698802.562014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38664062.67855" calcext:value-type="float">
            <text:p>1438664062.67855</text:p>
          </table:table-cell>
          <table:table-cell office:value-type="float" office:value="65632" calcext:value-type="float">
            <text:p>65632</text:p>
          </table:table-cell>
          <table:table-cell table:formula="of:=[.B709]-[.B$2]" office:value-type="float" office:value="23.2657866477966" calcext:value-type="float">
            <text:p>23.2657866478</text:p>
          </table:table-cell>
          <table:table-cell table:formula="of:=[.C709]/([.D709]-[.D708])" office:value-type="float" office:value="2692493.74147105" calcext:value-type="float">
            <text:p>2692493.7414710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38664062.70287" calcext:value-type="float">
            <text:p>1438664062.70287</text:p>
          </table:table-cell>
          <table:table-cell office:value-type="float" office:value="65632" calcext:value-type="float">
            <text:p>65632</text:p>
          </table:table-cell>
          <table:table-cell table:formula="of:=[.B710]-[.B$2]" office:value-type="float" office:value="23.2901031970978" calcext:value-type="float">
            <text:p>23.2901031971</text:p>
          </table:table-cell>
          <table:table-cell table:formula="of:=[.C710]/([.D710]-[.D709])" office:value-type="float" office:value="2699067.17384867" calcext:value-type="float">
            <text:p>2699067.1738486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38664062.72721" calcext:value-type="float">
            <text:p>1438664062.72721</text:p>
          </table:table-cell>
          <table:table-cell office:value-type="float" office:value="65632" calcext:value-type="float">
            <text:p>65632</text:p>
          </table:table-cell>
          <table:table-cell table:formula="of:=[.B711]-[.B$2]" office:value-type="float" office:value="23.314444065094" calcext:value-type="float">
            <text:p>23.3144440651</text:p>
          </table:table-cell>
          <table:table-cell table:formula="of:=[.C711]/([.D711]-[.D710])" office:value-type="float" office:value="2696370.56534728" calcext:value-type="float">
            <text:p>2696370.5653472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38664062.75155" calcext:value-type="float">
            <text:p>1438664062.75155</text:p>
          </table:table-cell>
          <table:table-cell office:value-type="float" office:value="65632" calcext:value-type="float">
            <text:p>65632</text:p>
          </table:table-cell>
          <table:table-cell table:formula="of:=[.B712]-[.B$2]" office:value-type="float" office:value="23.3387875556946" calcext:value-type="float">
            <text:p>23.3387875557</text:p>
          </table:table-cell>
          <table:table-cell table:formula="of:=[.C712]/([.D712]-[.D711])" office:value-type="float" office:value="2696080.07647105" calcext:value-type="float">
            <text:p>2696080.0764710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38664062.77583" calcext:value-type="float">
            <text:p>1438664062.77583</text:p>
          </table:table-cell>
          <table:table-cell office:value-type="float" office:value="65632" calcext:value-type="float">
            <text:p>65632</text:p>
          </table:table-cell>
          <table:table-cell table:formula="of:=[.B713]-[.B$2]" office:value-type="float" office:value="23.3630650043488" calcext:value-type="float">
            <text:p>23.3630650043</text:p>
          </table:table-cell>
          <table:table-cell table:formula="of:=[.C713]/([.D713]-[.D712])" office:value-type="float" office:value="2703414.22341815" calcext:value-type="float">
            <text:p>2703414.223418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38664062.8002" calcext:value-type="float">
            <text:p>1438664062.8002</text:p>
          </table:table-cell>
          <table:table-cell office:value-type="float" office:value="65632" calcext:value-type="float">
            <text:p>65632</text:p>
          </table:table-cell>
          <table:table-cell table:formula="of:=[.B714]-[.B$2]" office:value-type="float" office:value="23.3874373435974" calcext:value-type="float">
            <text:p>23.3874373436</text:p>
          </table:table-cell>
          <table:table-cell table:formula="of:=[.C714]/([.D714]-[.D713])" office:value-type="float" office:value="2692888.82492541" calcext:value-type="float">
            <text:p>2692888.8249254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38664062.82456" calcext:value-type="float">
            <text:p>1438664062.82456</text:p>
          </table:table-cell>
          <table:table-cell office:value-type="float" office:value="65632" calcext:value-type="float">
            <text:p>65632</text:p>
          </table:table-cell>
          <table:table-cell table:formula="of:=[.B715]-[.B$2]" office:value-type="float" office:value="23.411792755127" calcext:value-type="float">
            <text:p>23.4117927551</text:p>
          </table:table-cell>
          <table:table-cell table:formula="of:=[.C715]/([.D715]-[.D714])" office:value-type="float" office:value="2694760.46095111" calcext:value-type="float">
            <text:p>2694760.4609511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38664062.84887" calcext:value-type="float">
            <text:p>1438664062.84887</text:p>
          </table:table-cell>
          <table:table-cell office:value-type="float" office:value="65632" calcext:value-type="float">
            <text:p>65632</text:p>
          </table:table-cell>
          <table:table-cell table:formula="of:=[.B716]-[.B$2]" office:value-type="float" office:value="23.4361040592194" calcext:value-type="float">
            <text:p>23.4361040592</text:p>
          </table:table-cell>
          <table:table-cell table:formula="of:=[.C716]/([.D716]-[.D715])" office:value-type="float" office:value="2699649.50257431" calcext:value-type="float">
            <text:p>2699649.5025743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38664062.87315" calcext:value-type="float">
            <text:p>1438664062.87315</text:p>
          </table:table-cell>
          <table:table-cell office:value-type="float" office:value="65632" calcext:value-type="float">
            <text:p>65632</text:p>
          </table:table-cell>
          <table:table-cell table:formula="of:=[.B717]-[.B$2]" office:value-type="float" office:value="23.4603805541992" calcext:value-type="float">
            <text:p>23.4603805542</text:p>
          </table:table-cell>
          <table:table-cell table:formula="of:=[.C717]/([.D717]-[.D716])" office:value-type="float" office:value="2703520.42395137" calcext:value-type="float">
            <text:p>2703520.4239513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8664062.89744" calcext:value-type="float">
            <text:p>1438664062.89744</text:p>
          </table:table-cell>
          <table:table-cell office:value-type="float" office:value="65632" calcext:value-type="float">
            <text:p>65632</text:p>
          </table:table-cell>
          <table:table-cell table:formula="of:=[.B718]-[.B$2]" office:value-type="float" office:value="23.4846711158752" calcext:value-type="float">
            <text:p>23.4846711159</text:p>
          </table:table-cell>
          <table:table-cell table:formula="of:=[.C718]/([.D718]-[.D717])" office:value-type="float" office:value="2701954.81172337" calcext:value-type="float">
            <text:p>2701954.8117233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38664062.92179" calcext:value-type="float">
            <text:p>1438664062.92179</text:p>
          </table:table-cell>
          <table:table-cell office:value-type="float" office:value="65632" calcext:value-type="float">
            <text:p>65632</text:p>
          </table:table-cell>
          <table:table-cell table:formula="of:=[.B719]-[.B$2]" office:value-type="float" office:value="23.5090260505676" calcext:value-type="float">
            <text:p>23.5090260506</text:p>
          </table:table-cell>
          <table:table-cell table:formula="of:=[.C719]/([.D719]-[.D718])" office:value-type="float" office:value="2694813.22076905" calcext:value-type="float">
            <text:p>2694813.2207690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38664062.94614" calcext:value-type="float">
            <text:p>1438664062.94614</text:p>
          </table:table-cell>
          <table:table-cell office:value-type="float" office:value="65632" calcext:value-type="float">
            <text:p>65632</text:p>
          </table:table-cell>
          <table:table-cell table:formula="of:=[.B720]-[.B$2]" office:value-type="float" office:value="23.5333743095398" calcext:value-type="float">
            <text:p>23.5333743095</text:p>
          </table:table-cell>
          <table:table-cell table:formula="of:=[.C720]/([.D720]-[.D719])" office:value-type="float" office:value="2695552.07520269" calcext:value-type="float">
            <text:p>2695552.0752026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38664062.9705" calcext:value-type="float">
            <text:p>1438664062.9705</text:p>
          </table:table-cell>
          <table:table-cell office:value-type="float" office:value="65632" calcext:value-type="float">
            <text:p>65632</text:p>
          </table:table-cell>
          <table:table-cell table:formula="of:=[.B721]-[.B$2]" office:value-type="float" office:value="23.5577375888824" calcext:value-type="float">
            <text:p>23.5577375889</text:p>
          </table:table-cell>
          <table:table-cell table:formula="of:=[.C721]/([.D721]-[.D720])" office:value-type="float" office:value="2693890.22212219" calcext:value-type="float">
            <text:p>2693890.222122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38664062.99489" calcext:value-type="float">
            <text:p>1438664062.99489</text:p>
          </table:table-cell>
          <table:table-cell office:value-type="float" office:value="65632" calcext:value-type="float">
            <text:p>65632</text:p>
          </table:table-cell>
          <table:table-cell table:formula="of:=[.B722]-[.B$2]" office:value-type="float" office:value="23.5821239948273" calcext:value-type="float">
            <text:p>23.5821239948</text:p>
          </table:table-cell>
          <table:table-cell table:formula="of:=[.C722]/([.D722]-[.D721])" office:value-type="float" office:value="2691335.49849439" calcext:value-type="float">
            <text:p>2691335.4984943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38664063.01716" calcext:value-type="float">
            <text:p>1438664063.01716</text:p>
          </table:table-cell>
          <table:table-cell office:value-type="float" office:value="65632" calcext:value-type="float">
            <text:p>65632</text:p>
          </table:table-cell>
          <table:table-cell table:formula="of:=[.B723]-[.B$2]" office:value-type="float" office:value="23.6043903827667" calcext:value-type="float">
            <text:p>23.6043903828</text:p>
          </table:table-cell>
          <table:table-cell table:formula="of:=[.C723]/([.D723]-[.D722])" office:value-type="float" office:value="2947581.80709268" calcext:value-type="float">
            <text:p>2947581.8070926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38664063.03943" calcext:value-type="float">
            <text:p>1438664063.03943</text:p>
          </table:table-cell>
          <table:table-cell office:value-type="float" office:value="65632" calcext:value-type="float">
            <text:p>65632</text:p>
          </table:table-cell>
          <table:table-cell table:formula="of:=[.B724]-[.B$2]" office:value-type="float" office:value="23.6266634464264" calcext:value-type="float">
            <text:p>23.6266634464</text:p>
          </table:table-cell>
          <table:table-cell table:formula="of:=[.C724]/([.D724]-[.D723])" office:value-type="float" office:value="2946698.35290088" calcext:value-type="float">
            <text:p>2946698.3529008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38664063.06177" calcext:value-type="float">
            <text:p>1438664063.06177</text:p>
          </table:table-cell>
          <table:table-cell office:value-type="float" office:value="65632" calcext:value-type="float">
            <text:p>65632</text:p>
          </table:table-cell>
          <table:table-cell table:formula="of:=[.B725]-[.B$2]" office:value-type="float" office:value="23.6490051746368" calcext:value-type="float">
            <text:p>23.6490051746</text:p>
          </table:table-cell>
          <table:table-cell table:formula="of:=[.C725]/([.D725]-[.D724])" office:value-type="float" office:value="2937642.03833184" calcext:value-type="float">
            <text:p>2937642.0383318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38664063.08411" calcext:value-type="float">
            <text:p>1438664063.08411</text:p>
          </table:table-cell>
          <table:table-cell office:value-type="float" office:value="65632" calcext:value-type="float">
            <text:p>65632</text:p>
          </table:table-cell>
          <table:table-cell table:formula="of:=[.B726]-[.B$2]" office:value-type="float" office:value="23.6713473796844" calcext:value-type="float">
            <text:p>23.6713473797</text:p>
          </table:table-cell>
          <table:table-cell table:formula="of:=[.C726]/([.D726]-[.D725])" office:value-type="float" office:value="2937579.34188454" calcext:value-type="float">
            <text:p>2937579.3418845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38664063.10644" calcext:value-type="float">
            <text:p>1438664063.10644</text:p>
          </table:table-cell>
          <table:table-cell office:value-type="float" office:value="65632" calcext:value-type="float">
            <text:p>65632</text:p>
          </table:table-cell>
          <table:table-cell table:formula="of:=[.B727]-[.B$2]" office:value-type="float" office:value="23.6936738491058" calcext:value-type="float">
            <text:p>23.6936738491</text:p>
          </table:table-cell>
          <table:table-cell table:formula="of:=[.C727]/([.D727]-[.D726])" office:value-type="float" office:value="2939649.73866986" calcext:value-type="float">
            <text:p>2939649.7386698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38664063.12877" calcext:value-type="float">
            <text:p>1438664063.12877</text:p>
          </table:table-cell>
          <table:table-cell office:value-type="float" office:value="65632" calcext:value-type="float">
            <text:p>65632</text:p>
          </table:table-cell>
          <table:table-cell table:formula="of:=[.B728]-[.B$2]" office:value-type="float" office:value="23.7160050868988" calcext:value-type="float">
            <text:p>23.7160050869</text:p>
          </table:table-cell>
          <table:table-cell table:formula="of:=[.C728]/([.D728]-[.D727])" office:value-type="float" office:value="2939022.03758114" calcext:value-type="float">
            <text:p>2939022.0375811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38664063.15109" calcext:value-type="float">
            <text:p>1438664063.15109</text:p>
          </table:table-cell>
          <table:table-cell office:value-type="float" office:value="65632" calcext:value-type="float">
            <text:p>65632</text:p>
          </table:table-cell>
          <table:table-cell table:formula="of:=[.B729]-[.B$2]" office:value-type="float" office:value="23.7383279800415" calcext:value-type="float">
            <text:p>23.73832798</text:p>
          </table:table-cell>
          <table:table-cell table:formula="of:=[.C729]/([.D729]-[.D728])" office:value-type="float" office:value="2940120.69046983" calcext:value-type="float">
            <text:p>2940120.6904698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38664063.17357" calcext:value-type="float">
            <text:p>1438664063.17357</text:p>
          </table:table-cell>
          <table:table-cell office:value-type="float" office:value="65632" calcext:value-type="float">
            <text:p>65632</text:p>
          </table:table-cell>
          <table:table-cell table:formula="of:=[.B730]-[.B$2]" office:value-type="float" office:value="23.7608058452606" calcext:value-type="float">
            <text:p>23.7608058453</text:p>
          </table:table-cell>
          <table:table-cell table:formula="of:=[.C730]/([.D730]-[.D729])" office:value-type="float" office:value="2919850.2331166" calcext:value-type="float">
            <text:p>2919850.233116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38664063.19595" calcext:value-type="float">
            <text:p>1438664063.19595</text:p>
          </table:table-cell>
          <table:table-cell office:value-type="float" office:value="65632" calcext:value-type="float">
            <text:p>65632</text:p>
          </table:table-cell>
          <table:table-cell table:formula="of:=[.B731]-[.B$2]" office:value-type="float" office:value="23.7831885814667" calcext:value-type="float">
            <text:p>23.7831885815</text:p>
          </table:table-cell>
          <table:table-cell table:formula="of:=[.C731]/([.D731]-[.D730])" office:value-type="float" office:value="2932259.90762676" calcext:value-type="float">
            <text:p>2932259.9076267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38664063.21831" calcext:value-type="float">
            <text:p>1438664063.21831</text:p>
          </table:table-cell>
          <table:table-cell office:value-type="float" office:value="65632" calcext:value-type="float">
            <text:p>65632</text:p>
          </table:table-cell>
          <table:table-cell table:formula="of:=[.B732]-[.B$2]" office:value-type="float" office:value="23.8055429458618" calcext:value-type="float">
            <text:p>23.8055429459</text:p>
          </table:table-cell>
          <table:table-cell table:formula="of:=[.C732]/([.D732]-[.D731])" office:value-type="float" office:value="2935981.48620429" calcext:value-type="float">
            <text:p>2935981.4862042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38664063.24064" calcext:value-type="float">
            <text:p>1438664063.24064</text:p>
          </table:table-cell>
          <table:table-cell office:value-type="float" office:value="65632" calcext:value-type="float">
            <text:p>65632</text:p>
          </table:table-cell>
          <table:table-cell table:formula="of:=[.B733]-[.B$2]" office:value-type="float" office:value="23.8278725147247" calcext:value-type="float">
            <text:p>23.8278725147</text:p>
          </table:table-cell>
          <table:table-cell table:formula="of:=[.C733]/([.D733]-[.D732])" office:value-type="float" office:value="2939241.70246751" calcext:value-type="float">
            <text:p>2939241.7024675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38664063.26296" calcext:value-type="float">
            <text:p>1438664063.26296</text:p>
          </table:table-cell>
          <table:table-cell office:value-type="float" office:value="65632" calcext:value-type="float">
            <text:p>65632</text:p>
          </table:table-cell>
          <table:table-cell table:formula="of:=[.B734]-[.B$2]" office:value-type="float" office:value="23.8501927852631" calcext:value-type="float">
            <text:p>23.8501927853</text:p>
          </table:table-cell>
          <table:table-cell table:formula="of:=[.C734]/([.D734]-[.D733])" office:value-type="float" office:value="2940466.15103933" calcext:value-type="float">
            <text:p>2940466.1510393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38664063.28529" calcext:value-type="float">
            <text:p>1438664063.28529</text:p>
          </table:table-cell>
          <table:table-cell office:value-type="float" office:value="65632" calcext:value-type="float">
            <text:p>65632</text:p>
          </table:table-cell>
          <table:table-cell table:formula="of:=[.B735]-[.B$2]" office:value-type="float" office:value="23.8725283145905" calcext:value-type="float">
            <text:p>23.8725283146</text:p>
          </table:table-cell>
          <table:table-cell table:formula="of:=[.C735]/([.D735]-[.D734])" office:value-type="float" office:value="2938457.33575287" calcext:value-type="float">
            <text:p>2938457.335752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38664063.30764" calcext:value-type="float">
            <text:p>1438664063.30764</text:p>
          </table:table-cell>
          <table:table-cell office:value-type="float" office:value="65632" calcext:value-type="float">
            <text:p>65632</text:p>
          </table:table-cell>
          <table:table-cell table:formula="of:=[.B736]-[.B$2]" office:value-type="float" office:value="23.8948736190796" calcext:value-type="float">
            <text:p>23.8948736191</text:p>
          </table:table-cell>
          <table:table-cell table:formula="of:=[.C736]/([.D736]-[.D735])" office:value-type="float" office:value="2937171.88020016" calcext:value-type="float">
            <text:p>2937171.880200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38664063.32993" calcext:value-type="float">
            <text:p>1438664063.32993</text:p>
          </table:table-cell>
          <table:table-cell office:value-type="float" office:value="65632" calcext:value-type="float">
            <text:p>65632</text:p>
          </table:table-cell>
          <table:table-cell table:formula="of:=[.B737]-[.B$2]" office:value-type="float" office:value="23.9171688556671" calcext:value-type="float">
            <text:p>23.9171688557</text:p>
          </table:table-cell>
          <table:table-cell table:formula="of:=[.C737]/([.D737]-[.D736])" office:value-type="float" office:value="2943767.81974699" calcext:value-type="float">
            <text:p>2943767.8197469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38664063.35229" calcext:value-type="float">
            <text:p>1438664063.35229</text:p>
          </table:table-cell>
          <table:table-cell office:value-type="float" office:value="65632" calcext:value-type="float">
            <text:p>65632</text:p>
          </table:table-cell>
          <table:table-cell table:formula="of:=[.B738]-[.B$2]" office:value-type="float" office:value="23.9395229816437" calcext:value-type="float">
            <text:p>23.9395229816</text:p>
          </table:table-cell>
          <table:table-cell table:formula="of:=[.C738]/([.D738]-[.D737])" office:value-type="float" office:value="2936012.8" calcext:value-type="float">
            <text:p>2936012.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38664063.37459" calcext:value-type="float">
            <text:p>1438664063.37459</text:p>
          </table:table-cell>
          <table:table-cell office:value-type="float" office:value="65632" calcext:value-type="float">
            <text:p>65632</text:p>
          </table:table-cell>
          <table:table-cell table:formula="of:=[.B739]-[.B$2]" office:value-type="float" office:value="23.961820602417" calcext:value-type="float">
            <text:p>23.9618206024</text:p>
          </table:table-cell>
          <table:table-cell table:formula="of:=[.C739]/([.D739]-[.D738])" office:value-type="float" office:value="2943453.05569753" calcext:value-type="float">
            <text:p>2943453.0556975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38664063.39692" calcext:value-type="float">
            <text:p>1438664063.39692</text:p>
          </table:table-cell>
          <table:table-cell office:value-type="float" office:value="65632" calcext:value-type="float">
            <text:p>65632</text:p>
          </table:table-cell>
          <table:table-cell table:formula="of:=[.B740]-[.B$2]" office:value-type="float" office:value="23.9841547012329" calcext:value-type="float">
            <text:p>23.9841547012</text:p>
          </table:table-cell>
          <table:table-cell table:formula="of:=[.C740]/([.D740]-[.D739])" office:value-type="float" office:value="2938645.54558265" calcext:value-type="float">
            <text:p>2938645.5455826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38664063.41924" calcext:value-type="float">
            <text:p>1438664063.41924</text:p>
          </table:table-cell>
          <table:table-cell office:value-type="float" office:value="65632" calcext:value-type="float">
            <text:p>65632</text:p>
          </table:table-cell>
          <table:table-cell table:formula="of:=[.B741]-[.B$2]" office:value-type="float" office:value="24.00648021698" calcext:value-type="float">
            <text:p>24.006480217</text:p>
          </table:table-cell>
          <table:table-cell table:formula="of:=[.C741]/([.D741]-[.D740])" office:value-type="float" office:value="2939775.31106365" calcext:value-type="float">
            <text:p>2939775.3110636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38664063.44158" calcext:value-type="float">
            <text:p>1438664063.44158</text:p>
          </table:table-cell>
          <table:table-cell office:value-type="float" office:value="65632" calcext:value-type="float">
            <text:p>65632</text:p>
          </table:table-cell>
          <table:table-cell table:formula="of:=[.B742]-[.B$2]" office:value-type="float" office:value="24.0288107395172" calcext:value-type="float">
            <text:p>24.0288107395</text:p>
          </table:table-cell>
          <table:table-cell table:formula="of:=[.C742]/([.D742]-[.D741])" office:value-type="float" office:value="2939116.17565475" calcext:value-type="float">
            <text:p>2939116.1756547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38664063.46394" calcext:value-type="float">
            <text:p>1438664063.46394</text:p>
          </table:table-cell>
          <table:table-cell office:value-type="float" office:value="65632" calcext:value-type="float">
            <text:p>65632</text:p>
          </table:table-cell>
          <table:table-cell table:formula="of:=[.B743]-[.B$2]" office:value-type="float" office:value="24.0511708259582" calcext:value-type="float">
            <text:p>24.051170826</text:p>
          </table:table-cell>
          <table:table-cell table:formula="of:=[.C743]/([.D743]-[.D742])" office:value-type="float" office:value="2935230.15544064" calcext:value-type="float">
            <text:p>2935230.155440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38664063.48626" calcext:value-type="float">
            <text:p>1438664063.48626</text:p>
          </table:table-cell>
          <table:table-cell office:value-type="float" office:value="65632" calcext:value-type="float">
            <text:p>65632</text:p>
          </table:table-cell>
          <table:table-cell table:formula="of:=[.B744]-[.B$2]" office:value-type="float" office:value="24.0734930038452" calcext:value-type="float">
            <text:p>24.0734930038</text:p>
          </table:table-cell>
          <table:table-cell table:formula="of:=[.C744]/([.D744]-[.D743])" office:value-type="float" office:value="2940214.89893833" calcext:value-type="float">
            <text:p>2940214.8989383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38664063.50857" calcext:value-type="float">
            <text:p>1438664063.50857</text:p>
          </table:table-cell>
          <table:table-cell office:value-type="float" office:value="65632" calcext:value-type="float">
            <text:p>65632</text:p>
          </table:table-cell>
          <table:table-cell table:formula="of:=[.B745]-[.B$2]" office:value-type="float" office:value="24.0958087444305" calcext:value-type="float">
            <text:p>24.0958087444</text:p>
          </table:table-cell>
          <table:table-cell table:formula="of:=[.C745]/([.D745]-[.D744])" office:value-type="float" office:value="2941063.04691289" calcext:value-type="float">
            <text:p>2941063.046912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38664063.5309" calcext:value-type="float">
            <text:p>1438664063.5309</text:p>
          </table:table-cell>
          <table:table-cell office:value-type="float" office:value="65632" calcext:value-type="float">
            <text:p>65632</text:p>
          </table:table-cell>
          <table:table-cell table:formula="of:=[.B746]-[.B$2]" office:value-type="float" office:value="24.1181378364563" calcext:value-type="float">
            <text:p>24.1181378365</text:p>
          </table:table-cell>
          <table:table-cell table:formula="of:=[.C746]/([.D746]-[.D745])" office:value-type="float" office:value="2939304.46989483" calcext:value-type="float">
            <text:p>2939304.4698948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38664063.55325" calcext:value-type="float">
            <text:p>1438664063.55325</text:p>
          </table:table-cell>
          <table:table-cell office:value-type="float" office:value="65632" calcext:value-type="float">
            <text:p>65632</text:p>
          </table:table-cell>
          <table:table-cell table:formula="of:=[.B747]-[.B$2]" office:value-type="float" office:value="24.1404881477356" calcext:value-type="float">
            <text:p>24.1404881477</text:p>
          </table:table-cell>
          <table:table-cell table:formula="of:=[.C747]/([.D747]-[.D746])" office:value-type="float" office:value="2936513.91158901" calcext:value-type="float">
            <text:p>2936513.9115890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38664063.5756" calcext:value-type="float">
            <text:p>1438664063.5756</text:p>
          </table:table-cell>
          <table:table-cell office:value-type="float" office:value="65632" calcext:value-type="float">
            <text:p>65632</text:p>
          </table:table-cell>
          <table:table-cell table:formula="of:=[.B748]-[.B$2]" office:value-type="float" office:value="24.1628398895264" calcext:value-type="float">
            <text:p>24.1628398895</text:p>
          </table:table-cell>
          <table:table-cell table:formula="of:=[.C748]/([.D748]-[.D747])" office:value-type="float" office:value="2936325.97469867" calcext:value-type="float">
            <text:p>2936325.9746986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38664063.59793" calcext:value-type="float">
            <text:p>1438664063.59793</text:p>
          </table:table-cell>
          <table:table-cell office:value-type="float" office:value="65632" calcext:value-type="float">
            <text:p>65632</text:p>
          </table:table-cell>
          <table:table-cell table:formula="of:=[.B749]-[.B$2]" office:value-type="float" office:value="24.1851608753204" calcext:value-type="float">
            <text:p>24.1851608753</text:p>
          </table:table-cell>
          <table:table-cell table:formula="of:=[.C749]/([.D749]-[.D748])" office:value-type="float" office:value="2940371.92646949" calcext:value-type="float">
            <text:p>2940371.9264694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38664063.62024" calcext:value-type="float">
            <text:p>1438664063.62024</text:p>
          </table:table-cell>
          <table:table-cell office:value-type="float" office:value="65632" calcext:value-type="float">
            <text:p>65632</text:p>
          </table:table-cell>
          <table:table-cell table:formula="of:=[.B750]-[.B$2]" office:value-type="float" office:value="24.2074739933014" calcext:value-type="float">
            <text:p>24.2074739933</text:p>
          </table:table-cell>
          <table:table-cell table:formula="of:=[.C750]/([.D750]-[.D749])" office:value-type="float" office:value="2941408.72898235" calcext:value-type="float">
            <text:p>2941408.7289823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38664063.64256" calcext:value-type="float">
            <text:p>1438664063.64256</text:p>
          </table:table-cell>
          <table:table-cell office:value-type="float" office:value="65632" calcext:value-type="float">
            <text:p>65632</text:p>
          </table:table-cell>
          <table:table-cell table:formula="of:=[.B751]-[.B$2]" office:value-type="float" office:value="24.2297925949097" calcext:value-type="float">
            <text:p>24.2297925949</text:p>
          </table:table-cell>
          <table:table-cell table:formula="of:=[.C751]/([.D751]-[.D750])" office:value-type="float" office:value="2940686.03185523" calcext:value-type="float">
            <text:p>2940686.0318552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38664063.66484" calcext:value-type="float">
            <text:p>1438664063.66484</text:p>
          </table:table-cell>
          <table:table-cell office:value-type="float" office:value="65632" calcext:value-type="float">
            <text:p>65632</text:p>
          </table:table-cell>
          <table:table-cell table:formula="of:=[.B752]-[.B$2]" office:value-type="float" office:value="24.2520763874054" calcext:value-type="float">
            <text:p>24.2520763874</text:p>
          </table:table-cell>
          <table:table-cell table:formula="of:=[.C752]/([.D752]-[.D751])" office:value-type="float" office:value="2945279.62475793" calcext:value-type="float">
            <text:p>2945279.6247579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38664063.68711" calcext:value-type="float">
            <text:p>1438664063.68711</text:p>
          </table:table-cell>
          <table:table-cell office:value-type="float" office:value="65632" calcext:value-type="float">
            <text:p>65632</text:p>
          </table:table-cell>
          <table:table-cell table:formula="of:=[.B753]-[.B$2]" office:value-type="float" office:value="24.2743420600891" calcext:value-type="float">
            <text:p>24.2743420601</text:p>
          </table:table-cell>
          <table:table-cell table:formula="of:=[.C753]/([.D753]-[.D752])" office:value-type="float" office:value="2947676.49431946" calcext:value-type="float">
            <text:p>2947676.4943194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38664063.70939" calcext:value-type="float">
            <text:p>1438664063.70939</text:p>
          </table:table-cell>
          <table:table-cell office:value-type="float" office:value="65632" calcext:value-type="float">
            <text:p>65632</text:p>
          </table:table-cell>
          <table:table-cell table:formula="of:=[.B754]-[.B$2]" office:value-type="float" office:value="24.2966239452362" calcext:value-type="float">
            <text:p>24.2966239452</text:p>
          </table:table-cell>
          <table:table-cell table:formula="of:=[.C754]/([.D754]-[.D753])" office:value-type="float" office:value="2945531.74324021" calcext:value-type="float">
            <text:p>2945531.7432402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38664063.73163" calcext:value-type="float">
            <text:p>1438664063.73163</text:p>
          </table:table-cell>
          <table:table-cell office:value-type="float" office:value="65632" calcext:value-type="float">
            <text:p>65632</text:p>
          </table:table-cell>
          <table:table-cell table:formula="of:=[.B755]-[.B$2]" office:value-type="float" office:value="24.3188669681549" calcext:value-type="float">
            <text:p>24.3188669682</text:p>
          </table:table-cell>
          <table:table-cell table:formula="of:=[.C755]/([.D755]-[.D754])" office:value-type="float" office:value="2950678.07284498" calcext:value-type="float">
            <text:p>2950678.0728449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38664063.75392" calcext:value-type="float">
            <text:p>1438664063.75392</text:p>
          </table:table-cell>
          <table:table-cell office:value-type="float" office:value="65632" calcext:value-type="float">
            <text:p>65632</text:p>
          </table:table-cell>
          <table:table-cell table:formula="of:=[.B756]-[.B$2]" office:value-type="float" office:value="24.3411507606506" calcext:value-type="float">
            <text:p>24.3411507607</text:p>
          </table:table-cell>
          <table:table-cell table:formula="of:=[.C756]/([.D756]-[.D755])" office:value-type="float" office:value="2945279.62475793" calcext:value-type="float">
            <text:p>2945279.6247579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38664063.77616" calcext:value-type="float">
            <text:p>1438664063.77616</text:p>
          </table:table-cell>
          <table:table-cell office:value-type="float" office:value="65632" calcext:value-type="float">
            <text:p>65632</text:p>
          </table:table-cell>
          <table:table-cell table:formula="of:=[.B757]-[.B$2]" office:value-type="float" office:value="24.363400220871" calcext:value-type="float">
            <text:p>24.3634002209</text:p>
          </table:table-cell>
          <table:table-cell table:formula="of:=[.C757]/([.D757]-[.D756])" office:value-type="float" office:value="2949824.37102046" calcext:value-type="float">
            <text:p>2949824.3710204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38664063.79845" calcext:value-type="float">
            <text:p>1438664063.79845</text:p>
          </table:table-cell>
          <table:table-cell office:value-type="float" office:value="65632" calcext:value-type="float">
            <text:p>65632</text:p>
          </table:table-cell>
          <table:table-cell table:formula="of:=[.B758]-[.B$2]" office:value-type="float" office:value="24.3856859207153" calcext:value-type="float">
            <text:p>24.3856859207</text:p>
          </table:table-cell>
          <table:table-cell table:formula="of:=[.C758]/([.D758]-[.D757])" office:value-type="float" office:value="2945027.54943139" calcext:value-type="float">
            <text:p>2945027.5494313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38664063.82073" calcext:value-type="float">
            <text:p>1438664063.82073</text:p>
          </table:table-cell>
          <table:table-cell office:value-type="float" office:value="65632" calcext:value-type="float">
            <text:p>65632</text:p>
          </table:table-cell>
          <table:table-cell table:formula="of:=[.B759]-[.B$2]" office:value-type="float" office:value="24.4079701900482" calcext:value-type="float">
            <text:p>24.40797019</text:p>
          </table:table-cell>
          <table:table-cell table:formula="of:=[.C759]/([.D759]-[.D758])" office:value-type="float" office:value="2945216.60188088" calcext:value-type="float">
            <text:p>2945216.6018808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38664063.84302" calcext:value-type="float">
            <text:p>1438664063.84302</text:p>
          </table:table-cell>
          <table:table-cell office:value-type="float" office:value="65632" calcext:value-type="float">
            <text:p>65632</text:p>
          </table:table-cell>
          <table:table-cell table:formula="of:=[.B760]-[.B$2]" office:value-type="float" office:value="24.4302532672882" calcext:value-type="float">
            <text:p>24.4302532673</text:p>
          </table:table-cell>
          <table:table-cell table:formula="of:=[.C760]/([.D760]-[.D759])" office:value-type="float" office:value="2945374.16413088" calcext:value-type="float">
            <text:p>2945374.1641308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38664063.86531" calcext:value-type="float">
            <text:p>1438664063.86531</text:p>
          </table:table-cell>
          <table:table-cell office:value-type="float" office:value="65632" calcext:value-type="float">
            <text:p>65632</text:p>
          </table:table-cell>
          <table:table-cell table:formula="of:=[.B761]-[.B$2]" office:value-type="float" office:value="24.4525446891785" calcext:value-type="float">
            <text:p>24.4525446892</text:p>
          </table:table-cell>
          <table:table-cell table:formula="of:=[.C761]/([.D761]-[.D760])" office:value-type="float" office:value="2944271.58227537" calcext:value-type="float">
            <text:p>2944271.5822753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38664063.88767" calcext:value-type="float">
            <text:p>1438664063.88767</text:p>
          </table:table-cell>
          <table:table-cell office:value-type="float" office:value="65632" calcext:value-type="float">
            <text:p>65632</text:p>
          </table:table-cell>
          <table:table-cell table:formula="of:=[.B762]-[.B$2]" office:value-type="float" office:value="24.4749095439911" calcext:value-type="float">
            <text:p>24.474909544</text:p>
          </table:table-cell>
          <table:table-cell table:formula="of:=[.C762]/([.D762]-[.D761])" office:value-type="float" office:value="2934604.34015244" calcext:value-type="float">
            <text:p>2934604.3401524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38664063.91003" calcext:value-type="float">
            <text:p>1438664063.91003</text:p>
          </table:table-cell>
          <table:table-cell office:value-type="float" office:value="65632" calcext:value-type="float">
            <text:p>65632</text:p>
          </table:table-cell>
          <table:table-cell table:formula="of:=[.B763]-[.B$2]" office:value-type="float" office:value="24.4972643852234" calcext:value-type="float">
            <text:p>24.4972643852</text:p>
          </table:table-cell>
          <table:table-cell table:formula="of:=[.C763]/([.D763]-[.D762])" office:value-type="float" office:value="2935918.86061666" calcext:value-type="float">
            <text:p>2935918.8606166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38664063.93236" calcext:value-type="float">
            <text:p>1438664063.93236</text:p>
          </table:table-cell>
          <table:table-cell office:value-type="float" office:value="65632" calcext:value-type="float">
            <text:p>65632</text:p>
          </table:table-cell>
          <table:table-cell table:formula="of:=[.B764]-[.B$2]" office:value-type="float" office:value="24.5195984840393" calcext:value-type="float">
            <text:p>24.519598484</text:p>
          </table:table-cell>
          <table:table-cell table:formula="of:=[.C764]/([.D764]-[.D763])" office:value-type="float" office:value="2938645.54558265" calcext:value-type="float">
            <text:p>2938645.5455826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38664063.95471" calcext:value-type="float">
            <text:p>1438664063.95471</text:p>
          </table:table-cell>
          <table:table-cell office:value-type="float" office:value="65632" calcext:value-type="float">
            <text:p>65632</text:p>
          </table:table-cell>
          <table:table-cell table:formula="of:=[.B765]-[.B$2]" office:value-type="float" office:value="24.5419495105743" calcext:value-type="float">
            <text:p>24.5419495106</text:p>
          </table:table-cell>
          <table:table-cell table:formula="of:=[.C765]/([.D765]-[.D764])" office:value-type="float" office:value="2936419.94013675" calcext:value-type="float">
            <text:p>2936419.9401367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38664063.97696" calcext:value-type="float">
            <text:p>1438664063.97696</text:p>
          </table:table-cell>
          <table:table-cell office:value-type="float" office:value="65632" calcext:value-type="float">
            <text:p>65632</text:p>
          </table:table-cell>
          <table:table-cell table:formula="of:=[.B766]-[.B$2]" office:value-type="float" office:value="24.5642001628876" calcext:value-type="float">
            <text:p>24.5642001629</text:p>
          </table:table-cell>
          <table:table-cell table:formula="of:=[.C766]/([.D766]-[.D765])" office:value-type="float" office:value="2949666.33229754" calcext:value-type="float">
            <text:p>2949666.3322975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38664063.99932" calcext:value-type="float">
            <text:p>1438664063.99932</text:p>
          </table:table-cell>
          <table:table-cell office:value-type="float" office:value="65632" calcext:value-type="float">
            <text:p>65632</text:p>
          </table:table-cell>
          <table:table-cell table:formula="of:=[.B767]-[.B$2]" office:value-type="float" office:value="24.5865523815155" calcext:value-type="float">
            <text:p>24.5865523815</text:p>
          </table:table-cell>
          <table:table-cell table:formula="of:=[.C767]/([.D767]-[.D766])" office:value-type="float" office:value="2936263.3344142" calcext:value-type="float">
            <text:p>2936263.334414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38664064.02164" calcext:value-type="float">
            <text:p>1438664064.02164</text:p>
          </table:table-cell>
          <table:table-cell office:value-type="float" office:value="65632" calcext:value-type="float">
            <text:p>65632</text:p>
          </table:table-cell>
          <table:table-cell table:formula="of:=[.B768]-[.B$2]" office:value-type="float" office:value="24.6088755130768" calcext:value-type="float">
            <text:p>24.6088755131</text:p>
          </table:table-cell>
          <table:table-cell table:formula="of:=[.C768]/([.D768]-[.D767])" office:value-type="float" office:value="2940089.28898857" calcext:value-type="float">
            <text:p>2940089.2889885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38664064.04399" calcext:value-type="float">
            <text:p>1438664064.04399</text:p>
          </table:table-cell>
          <table:table-cell office:value-type="float" office:value="65632" calcext:value-type="float">
            <text:p>65632</text:p>
          </table:table-cell>
          <table:table-cell table:formula="of:=[.B769]-[.B$2]" office:value-type="float" office:value="24.6312282085419" calcext:value-type="float">
            <text:p>24.6312282085</text:p>
          </table:table-cell>
          <table:table-cell table:formula="of:=[.C769]/([.D769]-[.D768])" office:value-type="float" office:value="2936200.69680227" calcext:value-type="float">
            <text:p>2936200.6968022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38664064.06635" calcext:value-type="float">
            <text:p>1438664064.06635</text:p>
          </table:table-cell>
          <table:table-cell office:value-type="float" office:value="65632" calcext:value-type="float">
            <text:p>65632</text:p>
          </table:table-cell>
          <table:table-cell table:formula="of:=[.B770]-[.B$2]" office:value-type="float" office:value="24.6535894870758" calcext:value-type="float">
            <text:p>24.6535894871</text:p>
          </table:table-cell>
          <table:table-cell table:formula="of:=[.C770]/([.D770]-[.D769])" office:value-type="float" office:value="2935073.67659665" calcext:value-type="float">
            <text:p>2935073.6765966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38664064.08871" calcext:value-type="float">
            <text:p>1438664064.08871</text:p>
          </table:table-cell>
          <table:table-cell office:value-type="float" office:value="65632" calcext:value-type="float">
            <text:p>65632</text:p>
          </table:table-cell>
          <table:table-cell table:formula="of:=[.B771]-[.B$2]" office:value-type="float" office:value="24.6759448051453" calcext:value-type="float">
            <text:p>24.6759448051</text:p>
          </table:table-cell>
          <table:table-cell table:formula="of:=[.C771]/([.D771]-[.D770])" office:value-type="float" office:value="2935856.23770063" calcext:value-type="float">
            <text:p>2935856.2377006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38664064.11104" calcext:value-type="float">
            <text:p>1438664064.11104</text:p>
          </table:table-cell>
          <table:table-cell office:value-type="float" office:value="65632" calcext:value-type="float">
            <text:p>65632</text:p>
          </table:table-cell>
          <table:table-cell table:formula="of:=[.B772]-[.B$2]" office:value-type="float" office:value="24.6982746124268" calcext:value-type="float">
            <text:p>24.6982746124</text:p>
          </table:table-cell>
          <table:table-cell table:formula="of:=[.C772]/([.D772]-[.D771])" office:value-type="float" office:value="2939210.31975912" calcext:value-type="float">
            <text:p>2939210.3197591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38664064.13339" calcext:value-type="float">
            <text:p>1438664064.13339</text:p>
          </table:table-cell>
          <table:table-cell office:value-type="float" office:value="65632" calcext:value-type="float">
            <text:p>65632</text:p>
          </table:table-cell>
          <table:table-cell table:formula="of:=[.B773]-[.B$2]" office:value-type="float" office:value="24.7206275463104" calcext:value-type="float">
            <text:p>24.7206275463</text:p>
          </table:table-cell>
          <table:table-cell table:formula="of:=[.C773]/([.D773]-[.D772])" office:value-type="float" office:value="2936169.37899845" calcext:value-type="float">
            <text:p>2936169.3789984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38664064.15574" calcext:value-type="float">
            <text:p>1438664064.15574</text:p>
          </table:table-cell>
          <table:table-cell office:value-type="float" office:value="65632" calcext:value-type="float">
            <text:p>65632</text:p>
          </table:table-cell>
          <table:table-cell table:formula="of:=[.B774]-[.B$2]" office:value-type="float" office:value="24.7429776191711" calcext:value-type="float">
            <text:p>24.7429776192</text:p>
          </table:table-cell>
          <table:table-cell table:formula="of:=[.C774]/([.D774]-[.D773])" office:value-type="float" office:value="2936545.23674301" calcext:value-type="float">
            <text:p>2936545.2367430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38664064.17806" calcext:value-type="float">
            <text:p>1438664064.17806</text:p>
          </table:table-cell>
          <table:table-cell office:value-type="float" office:value="65632" calcext:value-type="float">
            <text:p>65632</text:p>
          </table:table-cell>
          <table:table-cell table:formula="of:=[.B775]-[.B$2]" office:value-type="float" office:value="24.765293598175" calcext:value-type="float">
            <text:p>24.7652935982</text:p>
          </table:table-cell>
          <table:table-cell table:formula="of:=[.C775]/([.D775]-[.D774])" office:value-type="float" office:value="2941031.62529915" calcext:value-type="float">
            <text:p>2941031.625299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38664064.20039" calcext:value-type="float">
            <text:p>1438664064.20039</text:p>
          </table:table-cell>
          <table:table-cell office:value-type="float" office:value="65632" calcext:value-type="float">
            <text:p>65632</text:p>
          </table:table-cell>
          <table:table-cell table:formula="of:=[.B776]-[.B$2]" office:value-type="float" office:value="24.787627696991" calcext:value-type="float">
            <text:p>24.787627697</text:p>
          </table:table-cell>
          <table:table-cell table:formula="of:=[.C776]/([.D776]-[.D775])" office:value-type="float" office:value="2938645.54558265" calcext:value-type="float">
            <text:p>2938645.5455826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38664064.22286" calcext:value-type="float">
            <text:p>1438664064.22286</text:p>
          </table:table-cell>
          <table:table-cell office:value-type="float" office:value="65632" calcext:value-type="float">
            <text:p>65632</text:p>
          </table:table-cell>
          <table:table-cell table:formula="of:=[.B777]-[.B$2]" office:value-type="float" office:value="24.810094833374" calcext:value-type="float">
            <text:p>24.8100948334</text:p>
          </table:table-cell>
          <table:table-cell table:formula="of:=[.C777]/([.D777]-[.D776])" office:value-type="float" office:value="2921244.56276928" calcext:value-type="float">
            <text:p>2921244.5627692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38664064.2452" calcext:value-type="float">
            <text:p>1438664064.2452</text:p>
          </table:table-cell>
          <table:table-cell office:value-type="float" office:value="65632" calcext:value-type="float">
            <text:p>65632</text:p>
          </table:table-cell>
          <table:table-cell table:formula="of:=[.B778]-[.B$2]" office:value-type="float" office:value="24.8324360847473" calcext:value-type="float">
            <text:p>24.8324360847</text:p>
          </table:table-cell>
          <table:table-cell table:formula="of:=[.C778]/([.D778]-[.D777])" office:value-type="float" office:value="2937704.73745545" calcext:value-type="float">
            <text:p>2937704.7374554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38664064.26754" calcext:value-type="float">
            <text:p>1438664064.26754</text:p>
          </table:table-cell>
          <table:table-cell office:value-type="float" office:value="65632" calcext:value-type="float">
            <text:p>65632</text:p>
          </table:table-cell>
          <table:table-cell table:formula="of:=[.B779]-[.B$2]" office:value-type="float" office:value="24.8547728061676" calcext:value-type="float">
            <text:p>24.8547728062</text:p>
          </table:table-cell>
          <table:table-cell table:formula="of:=[.C779]/([.D779]-[.D778])" office:value-type="float" office:value="2938300.51264316" calcext:value-type="float">
            <text:p>2938300.512643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38664064.28983" calcext:value-type="float">
            <text:p>1438664064.28983</text:p>
          </table:table-cell>
          <table:table-cell office:value-type="float" office:value="65632" calcext:value-type="float">
            <text:p>65632</text:p>
          </table:table-cell>
          <table:table-cell table:formula="of:=[.B780]-[.B$2]" office:value-type="float" office:value="24.8770673274994" calcext:value-type="float">
            <text:p>24.8770673275</text:p>
          </table:table-cell>
          <table:table-cell table:formula="of:=[.C780]/([.D780]-[.D779])" office:value-type="float" office:value="2943862.26208962" calcext:value-type="float">
            <text:p>2943862.2620896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38664064.31218" calcext:value-type="float">
            <text:p>1438664064.31218</text:p>
          </table:table-cell>
          <table:table-cell office:value-type="float" office:value="65632" calcext:value-type="float">
            <text:p>65632</text:p>
          </table:table-cell>
          <table:table-cell table:formula="of:=[.B781]-[.B$2]" office:value-type="float" office:value="24.8994140625" calcext:value-type="float">
            <text:p>24.8994140625</text:p>
          </table:table-cell>
          <table:table-cell table:formula="of:=[.C781]/([.D781]-[.D780])" office:value-type="float" office:value="2936983.8590831" calcext:value-type="float">
            <text:p>2936983.859083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38664064.3345" calcext:value-type="float">
            <text:p>1438664064.3345</text:p>
          </table:table-cell>
          <table:table-cell office:value-type="float" office:value="65632" calcext:value-type="float">
            <text:p>65632</text:p>
          </table:table-cell>
          <table:table-cell table:formula="of:=[.B782]-[.B$2]" office:value-type="float" office:value="24.9217398166657" calcext:value-type="float">
            <text:p>24.9217398167</text:p>
          </table:table-cell>
          <table:table-cell table:formula="of:=[.C782]/([.D782]-[.D781])" office:value-type="float" office:value="2939743.91695945" calcext:value-type="float">
            <text:p>2939743.9169594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38664064.35683" calcext:value-type="float">
            <text:p>1438664064.35683</text:p>
          </table:table-cell>
          <table:table-cell office:value-type="float" office:value="65632" calcext:value-type="float">
            <text:p>65632</text:p>
          </table:table-cell>
          <table:table-cell table:formula="of:=[.B783]-[.B$2]" office:value-type="float" office:value="24.9440615177155" calcext:value-type="float">
            <text:p>24.9440615177</text:p>
          </table:table-cell>
          <table:table-cell table:formula="of:=[.C783]/([.D783]-[.D782])" office:value-type="float" office:value="2940277.70793814" calcext:value-type="float">
            <text:p>2940277.7079381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38664064.37915" calcext:value-type="float">
            <text:p>1438664064.37915</text:p>
          </table:table-cell>
          <table:table-cell office:value-type="float" office:value="65632" calcext:value-type="float">
            <text:p>65632</text:p>
          </table:table-cell>
          <table:table-cell table:formula="of:=[.B784]-[.B$2]" office:value-type="float" office:value="24.9663817882538" calcext:value-type="float">
            <text:p>24.9663817883</text:p>
          </table:table-cell>
          <table:table-cell table:formula="of:=[.C784]/([.D784]-[.D783])" office:value-type="float" office:value="2940466.15103933" calcext:value-type="float">
            <text:p>2940466.1510393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38664064.40147" calcext:value-type="float">
            <text:p>1438664064.40147</text:p>
          </table:table-cell>
          <table:table-cell office:value-type="float" office:value="65632" calcext:value-type="float">
            <text:p>65632</text:p>
          </table:table-cell>
          <table:table-cell table:formula="of:=[.B785]-[.B$2]" office:value-type="float" office:value="24.9887011051178" calcext:value-type="float">
            <text:p>24.9887011051</text:p>
          </table:table-cell>
          <table:table-cell table:formula="of:=[.C785]/([.D785]-[.D784])" office:value-type="float" office:value="2940591.79319333" calcext:value-type="float">
            <text:p>2940591.7931933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38664064.42384" calcext:value-type="float">
            <text:p>1438664064.42384</text:p>
          </table:table-cell>
          <table:table-cell office:value-type="float" office:value="65632" calcext:value-type="float">
            <text:p>65632</text:p>
          </table:table-cell>
          <table:table-cell table:formula="of:=[.B786]-[.B$2]" office:value-type="float" office:value="25.0110800266266" calcext:value-type="float">
            <text:p>25.0110800266</text:p>
          </table:table-cell>
          <table:table-cell table:formula="of:=[.C786]/([.D786]-[.D785])" office:value-type="float" office:value="2932759.73885622" calcext:value-type="float">
            <text:p>2932759.7388562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38664064.4462" calcext:value-type="float">
            <text:p>1438664064.4462</text:p>
          </table:table-cell>
          <table:table-cell office:value-type="float" office:value="65632" calcext:value-type="float">
            <text:p>65632</text:p>
          </table:table-cell>
          <table:table-cell table:formula="of:=[.B787]-[.B$2]" office:value-type="float" office:value="25.0334391593933" calcext:value-type="float">
            <text:p>25.0334391594</text:p>
          </table:table-cell>
          <table:table-cell table:formula="of:=[.C787]/([.D787]-[.D786])" office:value-type="float" office:value="2935355.35052942" calcext:value-type="float">
            <text:p>2935355.3505294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38664064.46855" calcext:value-type="float">
            <text:p>1438664064.46855</text:p>
          </table:table-cell>
          <table:table-cell office:value-type="float" office:value="65632" calcext:value-type="float">
            <text:p>65632</text:p>
          </table:table-cell>
          <table:table-cell table:formula="of:=[.B788]-[.B$2]" office:value-type="float" office:value="25.0557882785797" calcext:value-type="float">
            <text:p>25.0557882786</text:p>
          </table:table-cell>
          <table:table-cell table:formula="of:=[.C788]/([.D788]-[.D787])" office:value-type="float" office:value="2936670.5440425" calcext:value-type="float">
            <text:p>2936670.544042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38664064.49094" calcext:value-type="float">
            <text:p>1438664064.49094</text:p>
          </table:table-cell>
          <table:table-cell office:value-type="float" office:value="65632" calcext:value-type="float">
            <text:p>65632</text:p>
          </table:table-cell>
          <table:table-cell table:formula="of:=[.B789]-[.B$2]" office:value-type="float" office:value="25.0781781673431" calcext:value-type="float">
            <text:p>25.0781781673</text:p>
          </table:table-cell>
          <table:table-cell table:formula="of:=[.C789]/([.D789]-[.D788])" office:value-type="float" office:value="2931323.18313279" calcext:value-type="float">
            <text:p>2931323.1831327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38664064.51329" calcext:value-type="float">
            <text:p>1438664064.51329</text:p>
          </table:table-cell>
          <table:table-cell office:value-type="float" office:value="65632" calcext:value-type="float">
            <text:p>65632</text:p>
          </table:table-cell>
          <table:table-cell table:formula="of:=[.B790]-[.B$2]" office:value-type="float" office:value="25.1005296707153" calcext:value-type="float">
            <text:p>25.1005296707</text:p>
          </table:table-cell>
          <table:table-cell table:formula="of:=[.C790]/([.D790]-[.D789])" office:value-type="float" office:value="2936357.29584316" calcext:value-type="float">
            <text:p>2936357.295843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38664064.53563" calcext:value-type="float">
            <text:p>1438664064.53563</text:p>
          </table:table-cell>
          <table:table-cell office:value-type="float" office:value="65632" calcext:value-type="float">
            <text:p>65632</text:p>
          </table:table-cell>
          <table:table-cell table:formula="of:=[.B791]-[.B$2]" office:value-type="float" office:value="25.1228692531586" calcext:value-type="float">
            <text:p>25.1228692532</text:p>
          </table:table-cell>
          <table:table-cell table:formula="of:=[.C791]/([.D791]-[.D790])" office:value-type="float" office:value="2937924.20546644" calcext:value-type="float">
            <text:p>2937924.2054664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38664064.55787" calcext:value-type="float">
            <text:p>1438664064.55787</text:p>
          </table:table-cell>
          <table:table-cell office:value-type="float" office:value="65632" calcext:value-type="float">
            <text:p>65632</text:p>
          </table:table-cell>
          <table:table-cell table:formula="of:=[.B792]-[.B$2]" office:value-type="float" office:value="25.1451072692871" calcext:value-type="float">
            <text:p>25.1451072693</text:p>
          </table:table-cell>
          <table:table-cell table:formula="of:=[.C792]/([.D792]-[.D791])" office:value-type="float" office:value="2951342.40485457" calcext:value-type="float">
            <text:p>2951342.4048545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38664064.58019" calcext:value-type="float">
            <text:p>1438664064.58019</text:p>
          </table:table-cell>
          <table:table-cell office:value-type="float" office:value="65632" calcext:value-type="float">
            <text:p>65632</text:p>
          </table:table-cell>
          <table:table-cell table:formula="of:=[.B793]-[.B$2]" office:value-type="float" office:value="25.1674218177795" calcext:value-type="float">
            <text:p>25.1674218178</text:p>
          </table:table-cell>
          <table:table-cell table:formula="of:=[.C793]/([.D793]-[.D792])" office:value-type="float" office:value="2941220.16505332" calcext:value-type="float">
            <text:p>2941220.1650533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38664064.6025" calcext:value-type="float">
            <text:p>1438664064.6025</text:p>
          </table:table-cell>
          <table:table-cell office:value-type="float" office:value="65632" calcext:value-type="float">
            <text:p>65632</text:p>
          </table:table-cell>
          <table:table-cell table:formula="of:=[.B794]-[.B$2]" office:value-type="float" office:value="25.1897366046906" calcext:value-type="float">
            <text:p>25.1897366047</text:p>
          </table:table-cell>
          <table:table-cell table:formula="of:=[.C794]/([.D794]-[.D793])" office:value-type="float" office:value="2941188.74008227" calcext:value-type="float">
            <text:p>2941188.7400822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38664064.6248" calcext:value-type="float">
            <text:p>1438664064.6248</text:p>
          </table:table-cell>
          <table:table-cell office:value-type="float" office:value="65632" calcext:value-type="float">
            <text:p>65632</text:p>
          </table:table-cell>
          <table:table-cell table:formula="of:=[.B795]-[.B$2]" office:value-type="float" office:value="25.212039232254" calcext:value-type="float">
            <text:p>25.2120392323</text:p>
          </table:table-cell>
          <table:table-cell table:formula="of:=[.C795]/([.D795]-[.D794])" office:value-type="float" office:value="2942792.27024716" calcext:value-type="float">
            <text:p>2942792.270247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38664064.64711" calcext:value-type="float">
            <text:p>1438664064.64711</text:p>
          </table:table-cell>
          <table:table-cell office:value-type="float" office:value="65632" calcext:value-type="float">
            <text:p>65632</text:p>
          </table:table-cell>
          <table:table-cell table:formula="of:=[.B796]-[.B$2]" office:value-type="float" office:value="25.234344959259" calcext:value-type="float">
            <text:p>25.2343449593</text:p>
          </table:table-cell>
          <table:table-cell table:formula="of:=[.C796]/([.D796]-[.D795])" office:value-type="float" office:value="2942383.36124502" calcext:value-type="float">
            <text:p>2942383.3612450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38664064.66945" calcext:value-type="float">
            <text:p>1438664064.66945</text:p>
          </table:table-cell>
          <table:table-cell office:value-type="float" office:value="65632" calcext:value-type="float">
            <text:p>65632</text:p>
          </table:table-cell>
          <table:table-cell table:formula="of:=[.B797]-[.B$2]" office:value-type="float" office:value="25.2566885948181" calcext:value-type="float">
            <text:p>25.2566885948</text:p>
          </table:table-cell>
          <table:table-cell table:formula="of:=[.C797]/([.D797]-[.D796])" office:value-type="float" office:value="2937391.26859875" calcext:value-type="float">
            <text:p>2937391.2685987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38664064.69181" calcext:value-type="float">
            <text:p>1438664064.69181</text:p>
          </table:table-cell>
          <table:table-cell office:value-type="float" office:value="65632" calcext:value-type="float">
            <text:p>65632</text:p>
          </table:table-cell>
          <table:table-cell table:formula="of:=[.B798]-[.B$2]" office:value-type="float" office:value="25.2790455818176" calcext:value-type="float">
            <text:p>25.2790455818</text:p>
          </table:table-cell>
          <table:table-cell table:formula="of:=[.C798]/([.D798]-[.D797])" office:value-type="float" office:value="2935637.0785309" calcext:value-type="float">
            <text:p>2935637.078530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38664064.7142" calcext:value-type="float">
            <text:p>1438664064.7142</text:p>
          </table:table-cell>
          <table:table-cell office:value-type="float" office:value="65632" calcext:value-type="float">
            <text:p>65632</text:p>
          </table:table-cell>
          <table:table-cell table:formula="of:=[.B799]-[.B$2]" office:value-type="float" office:value="25.3014376163483" calcext:value-type="float">
            <text:p>25.3014376163</text:p>
          </table:table-cell>
          <table:table-cell table:formula="of:=[.C799]/([.D799]-[.D798])" office:value-type="float" office:value="2931042.28247745" calcext:value-type="float">
            <text:p>2931042.2824774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38664064.73656" calcext:value-type="float">
            <text:p>1438664064.73656</text:p>
          </table:table-cell>
          <table:table-cell office:value-type="float" office:value="65632" calcext:value-type="float">
            <text:p>65632</text:p>
          </table:table-cell>
          <table:table-cell table:formula="of:=[.B800]-[.B$2]" office:value-type="float" office:value="25.3237986564636" calcext:value-type="float">
            <text:p>25.3237986565</text:p>
          </table:table-cell>
          <table:table-cell table:formula="of:=[.C800]/([.D800]-[.D799])" office:value-type="float" office:value="2935104.97103072" calcext:value-type="float">
            <text:p>2935104.9710307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38664064.75886" calcext:value-type="float">
            <text:p>1438664064.75886</text:p>
          </table:table-cell>
          <table:table-cell office:value-type="float" office:value="65632" calcext:value-type="float">
            <text:p>65632</text:p>
          </table:table-cell>
          <table:table-cell table:formula="of:=[.B801]-[.B$2]" office:value-type="float" office:value="25.3460993766785" calcext:value-type="float">
            <text:p>25.3460993767</text:p>
          </table:table-cell>
          <table:table-cell table:formula="of:=[.C801]/([.D801]-[.D800])" office:value-type="float" office:value="2943043.96305166" calcext:value-type="float">
            <text:p>2943043.9630516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38664064.78118" calcext:value-type="float">
            <text:p>1438664064.78118</text:p>
          </table:table-cell>
          <table:table-cell office:value-type="float" office:value="65632" calcext:value-type="float">
            <text:p>65632</text:p>
          </table:table-cell>
          <table:table-cell table:formula="of:=[.B802]-[.B$2]" office:value-type="float" office:value="25.3684179782867" calcext:value-type="float">
            <text:p>25.3684179783</text:p>
          </table:table-cell>
          <table:table-cell table:formula="of:=[.C802]/([.D802]-[.D801])" office:value-type="float" office:value="2940686.03185523" calcext:value-type="float">
            <text:p>2940686.0318552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38664064.80349" calcext:value-type="float">
            <text:p>1438664064.80349</text:p>
          </table:table-cell>
          <table:table-cell office:value-type="float" office:value="65632" calcext:value-type="float">
            <text:p>65632</text:p>
          </table:table-cell>
          <table:table-cell table:formula="of:=[.B803]-[.B$2]" office:value-type="float" office:value="25.3907299041748" calcext:value-type="float">
            <text:p>25.3907299042</text:p>
          </table:table-cell>
          <table:table-cell table:formula="of:=[.C803]/([.D803]-[.D802])" office:value-type="float" office:value="2941565.88406014" calcext:value-type="float">
            <text:p>2941565.884060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38664064.8258" calcext:value-type="float">
            <text:p>1438664064.8258</text:p>
          </table:table-cell>
          <table:table-cell office:value-type="float" office:value="65632" calcext:value-type="float">
            <text:p>65632</text:p>
          </table:table-cell>
          <table:table-cell table:formula="of:=[.B804]-[.B$2]" office:value-type="float" office:value="25.4130387306213" calcext:value-type="float">
            <text:p>25.4130387306</text:p>
          </table:table-cell>
          <table:table-cell table:formula="of:=[.C804]/([.D804]-[.D803])" office:value-type="float" office:value="2941974.56586513" calcext:value-type="float">
            <text:p>2941974.565865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38664064.84814" calcext:value-type="float">
            <text:p>1438664064.84814</text:p>
          </table:table-cell>
          <table:table-cell office:value-type="float" office:value="65632" calcext:value-type="float">
            <text:p>65632</text:p>
          </table:table-cell>
          <table:table-cell table:formula="of:=[.B805]-[.B$2]" office:value-type="float" office:value="25.4353785514832" calcext:value-type="float">
            <text:p>25.4353785515</text:p>
          </table:table-cell>
          <table:table-cell table:formula="of:=[.C805]/([.D805]-[.D804])" office:value-type="float" office:value="2937892.85088581" calcext:value-type="float">
            <text:p>2937892.8508858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38664064.87046" calcext:value-type="float">
            <text:p>1438664064.87046</text:p>
          </table:table-cell>
          <table:table-cell office:value-type="float" office:value="65632" calcext:value-type="float">
            <text:p>65632</text:p>
          </table:table-cell>
          <table:table-cell table:formula="of:=[.B806]-[.B$2]" office:value-type="float" office:value="25.4576978683472" calcext:value-type="float">
            <text:p>25.4576978683</text:p>
          </table:table-cell>
          <table:table-cell table:formula="of:=[.C806]/([.D806]-[.D805])" office:value-type="float" office:value="2940591.79319333" calcext:value-type="float">
            <text:p>2940591.7931933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38664064.89281" calcext:value-type="float">
            <text:p>1438664064.89281</text:p>
          </table:table-cell>
          <table:table-cell office:value-type="float" office:value="65632" calcext:value-type="float">
            <text:p>65632</text:p>
          </table:table-cell>
          <table:table-cell table:formula="of:=[.B807]-[.B$2]" office:value-type="float" office:value="25.4800500869751" calcext:value-type="float">
            <text:p>25.480050087</text:p>
          </table:table-cell>
          <table:table-cell table:formula="of:=[.C807]/([.D807]-[.D806])" office:value-type="float" office:value="2936263.3344142" calcext:value-type="float">
            <text:p>2936263.334414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38664064.91515" calcext:value-type="float">
            <text:p>1438664064.91515</text:p>
          </table:table-cell>
          <table:table-cell office:value-type="float" office:value="65632" calcext:value-type="float">
            <text:p>65632</text:p>
          </table:table-cell>
          <table:table-cell table:formula="of:=[.B808]-[.B$2]" office:value-type="float" office:value="25.5023865699768" calcext:value-type="float">
            <text:p>25.50238657</text:p>
          </table:table-cell>
          <table:table-cell table:formula="of:=[.C808]/([.D808]-[.D807])" office:value-type="float" office:value="2938331.87592597" calcext:value-type="float">
            <text:p>2938331.8759259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38664064.9375" calcext:value-type="float">
            <text:p>1438664064.9375</text:p>
          </table:table-cell>
          <table:table-cell office:value-type="float" office:value="65632" calcext:value-type="float">
            <text:p>65632</text:p>
          </table:table-cell>
          <table:table-cell table:formula="of:=[.B809]-[.B$2]" office:value-type="float" office:value="25.5247304439545" calcext:value-type="float">
            <text:p>25.524730444</text:p>
          </table:table-cell>
          <table:table-cell table:formula="of:=[.C809]/([.D809]-[.D808])" office:value-type="float" office:value="2937359.9253924" calcext:value-type="float">
            <text:p>2937359.925392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38664064.95986" calcext:value-type="float">
            <text:p>1438664064.95986</text:p>
          </table:table-cell>
          <table:table-cell office:value-type="float" office:value="65632" calcext:value-type="float">
            <text:p>65632</text:p>
          </table:table-cell>
          <table:table-cell table:formula="of:=[.B810]-[.B$2]" office:value-type="float" office:value="25.547091960907" calcext:value-type="float">
            <text:p>25.5470919609</text:p>
          </table:table-cell>
          <table:table-cell table:formula="of:=[.C810]/([.D810]-[.D809])" office:value-type="float" office:value="2935042.38282991" calcext:value-type="float">
            <text:p>2935042.3828299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38664064.98219" calcext:value-type="float">
            <text:p>1438664064.98219</text:p>
          </table:table-cell>
          <table:table-cell office:value-type="float" office:value="65632" calcext:value-type="float">
            <text:p>65632</text:p>
          </table:table-cell>
          <table:table-cell table:formula="of:=[.B811]-[.B$2]" office:value-type="float" office:value="25.5694262981415" calcext:value-type="float">
            <text:p>25.5694262981</text:p>
          </table:table-cell>
          <table:table-cell table:formula="of:=[.C811]/([.D811]-[.D810])" office:value-type="float" office:value="2938614.1756034" calcext:value-type="float">
            <text:p>2938614.175603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38664065.00453" calcext:value-type="float">
            <text:p>1438664065.00453</text:p>
          </table:table-cell>
          <table:table-cell office:value-type="float" office:value="65632" calcext:value-type="float">
            <text:p>65632</text:p>
          </table:table-cell>
          <table:table-cell table:formula="of:=[.B812]-[.B$2]" office:value-type="float" office:value="25.5917658805847" calcext:value-type="float">
            <text:p>25.5917658806</text:p>
          </table:table-cell>
          <table:table-cell table:formula="of:=[.C812]/([.D812]-[.D811])" office:value-type="float" office:value="2937924.20546644" calcext:value-type="float">
            <text:p>2937924.2054664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38664065.02488" calcext:value-type="float">
            <text:p>1438664065.02488</text:p>
          </table:table-cell>
          <table:table-cell office:value-type="float" office:value="65632" calcext:value-type="float">
            <text:p>65632</text:p>
          </table:table-cell>
          <table:table-cell table:formula="of:=[.B813]-[.B$2]" office:value-type="float" office:value="25.6121180057526" calcext:value-type="float">
            <text:p>25.6121180058</text:p>
          </table:table-cell>
          <table:table-cell table:formula="of:=[.C813]/([.D813]-[.D812])" office:value-type="float" office:value="3224822.9341518" calcext:value-type="float">
            <text:p>3224822.93415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38664065.0452" calcext:value-type="float">
            <text:p>1438664065.0452</text:p>
          </table:table-cell>
          <table:table-cell office:value-type="float" office:value="65632" calcext:value-type="float">
            <text:p>65632</text:p>
          </table:table-cell>
          <table:table-cell table:formula="of:=[.B814]-[.B$2]" office:value-type="float" office:value="25.6324315071106" calcext:value-type="float">
            <text:p>25.6324315071</text:p>
          </table:table-cell>
          <table:table-cell table:formula="of:=[.C814]/([.D814]-[.D813])" office:value-type="float" office:value="3230954.56776329" calcext:value-type="float">
            <text:p>3230954.5677632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38664065.06552" calcext:value-type="float">
            <text:p>1438664065.06552</text:p>
          </table:table-cell>
          <table:table-cell office:value-type="float" office:value="65632" calcext:value-type="float">
            <text:p>65632</text:p>
          </table:table-cell>
          <table:table-cell table:formula="of:=[.B815]-[.B$2]" office:value-type="float" office:value="25.6527574062347" calcext:value-type="float">
            <text:p>25.6527574062</text:p>
          </table:table-cell>
          <table:table-cell table:formula="of:=[.C815]/([.D815]-[.D814])" office:value-type="float" office:value="3228983.84957714" calcext:value-type="float">
            <text:p>3228983.8495771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38664065.08584" calcext:value-type="float">
            <text:p>1438664065.08584</text:p>
          </table:table-cell>
          <table:table-cell office:value-type="float" office:value="65632" calcext:value-type="float">
            <text:p>65632</text:p>
          </table:table-cell>
          <table:table-cell table:formula="of:=[.B816]-[.B$2]" office:value-type="float" office:value="25.6730754375458" calcext:value-type="float">
            <text:p>25.6730754375</text:p>
          </table:table-cell>
          <table:table-cell table:formula="of:=[.C816]/([.D816]-[.D815])" office:value-type="float" office:value="3230234.21882187" calcext:value-type="float">
            <text:p>3230234.2188218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38664065.10616" calcext:value-type="float">
            <text:p>1438664065.10616</text:p>
          </table:table-cell>
          <table:table-cell office:value-type="float" office:value="65632" calcext:value-type="float">
            <text:p>65632</text:p>
          </table:table-cell>
          <table:table-cell table:formula="of:=[.B817]-[.B$2]" office:value-type="float" office:value="25.6933934688568" calcext:value-type="float">
            <text:p>25.6933934689</text:p>
          </table:table-cell>
          <table:table-cell table:formula="of:=[.C817]/([.D817]-[.D816])" office:value-type="float" office:value="3230234.21882187" calcext:value-type="float">
            <text:p>3230234.2188218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38664065.12652" calcext:value-type="float">
            <text:p>1438664065.12652</text:p>
          </table:table-cell>
          <table:table-cell office:value-type="float" office:value="65632" calcext:value-type="float">
            <text:p>65632</text:p>
          </table:table-cell>
          <table:table-cell table:formula="of:=[.B818]-[.B$2]" office:value-type="float" office:value="25.7137529850006" calcext:value-type="float">
            <text:p>25.713752985</text:p>
          </table:table-cell>
          <table:table-cell table:formula="of:=[.C818]/([.D818]-[.D817])" office:value-type="float" office:value="3223652.24872942" calcext:value-type="float">
            <text:p>3223652.2487294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38664065.14679" calcext:value-type="float">
            <text:p>1438664065.14679</text:p>
          </table:table-cell>
          <table:table-cell office:value-type="float" office:value="65632" calcext:value-type="float">
            <text:p>65632</text:p>
          </table:table-cell>
          <table:table-cell table:formula="of:=[.B819]-[.B$2]" office:value-type="float" office:value="25.7340235710144" calcext:value-type="float">
            <text:p>25.734023571</text:p>
          </table:table-cell>
          <table:table-cell table:formula="of:=[.C819]/([.D819]-[.D818])" office:value-type="float" office:value="3237794.89923666" calcext:value-type="float">
            <text:p>3237794.8992366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38664065.16713" calcext:value-type="float">
            <text:p>1438664065.16713</text:p>
          </table:table-cell>
          <table:table-cell office:value-type="float" office:value="65632" calcext:value-type="float">
            <text:p>65632</text:p>
          </table:table-cell>
          <table:table-cell table:formula="of:=[.B820]-[.B$2]" office:value-type="float" office:value="25.7543604373932" calcext:value-type="float">
            <text:p>25.7543604374</text:p>
          </table:table-cell>
          <table:table-cell table:formula="of:=[.C820]/([.D820]-[.D819])" office:value-type="float" office:value="3227242.52485961" calcext:value-type="float">
            <text:p>3227242.5248596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38664065.18754" calcext:value-type="float">
            <text:p>1438664065.18754</text:p>
          </table:table-cell>
          <table:table-cell office:value-type="float" office:value="65632" calcext:value-type="float">
            <text:p>65632</text:p>
          </table:table-cell>
          <table:table-cell table:formula="of:=[.B821]-[.B$2]" office:value-type="float" office:value="25.7747774124145" calcext:value-type="float">
            <text:p>25.7747774124</text:p>
          </table:table-cell>
          <table:table-cell table:formula="of:=[.C821]/([.D821]-[.D820])" office:value-type="float" office:value="3214580.02134641" calcext:value-type="float">
            <text:p>3214580.0213464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38664065.20793" calcext:value-type="float">
            <text:p>1438664065.20793</text:p>
          </table:table-cell>
          <table:table-cell office:value-type="float" office:value="65632" calcext:value-type="float">
            <text:p>65632</text:p>
          </table:table-cell>
          <table:table-cell table:formula="of:=[.B822]-[.B$2]" office:value-type="float" office:value="25.7951653003693" calcext:value-type="float">
            <text:p>25.7951653004</text:p>
          </table:table-cell>
          <table:table-cell table:formula="of:=[.C822]/([.D822]-[.D821])" office:value-type="float" office:value="3219166.21014349" calcext:value-type="float">
            <text:p>3219166.2101434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38664065.22829" calcext:value-type="float">
            <text:p>1438664065.22829</text:p>
          </table:table-cell>
          <table:table-cell office:value-type="float" office:value="65632" calcext:value-type="float">
            <text:p>65632</text:p>
          </table:table-cell>
          <table:table-cell table:formula="of:=[.B823]-[.B$2]" office:value-type="float" office:value="25.8155279159546" calcext:value-type="float">
            <text:p>25.815527916</text:p>
          </table:table-cell>
          <table:table-cell table:formula="of:=[.C823]/([.D823]-[.D822])" office:value-type="float" office:value="3223161.56905172" calcext:value-type="float">
            <text:p>3223161.5690517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38664065.24856" calcext:value-type="float">
            <text:p>1438664065.24856</text:p>
          </table:table-cell>
          <table:table-cell office:value-type="float" office:value="65632" calcext:value-type="float">
            <text:p>65632</text:p>
          </table:table-cell>
          <table:table-cell table:formula="of:=[.B824]-[.B$2]" office:value-type="float" office:value="25.8357980251312" calcext:value-type="float">
            <text:p>25.8357980251</text:p>
          </table:table-cell>
          <table:table-cell table:formula="of:=[.C824]/([.D824]-[.D823])" office:value-type="float" office:value="3237871.06562063" calcext:value-type="float">
            <text:p>3237871.0656206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38664065.2689" calcext:value-type="float">
            <text:p>1438664065.2689</text:p>
          </table:table-cell>
          <table:table-cell office:value-type="float" office:value="65632" calcext:value-type="float">
            <text:p>65632</text:p>
          </table:table-cell>
          <table:table-cell table:formula="of:=[.B825]-[.B$2]" office:value-type="float" office:value="25.8561325073242" calcext:value-type="float">
            <text:p>25.8561325073</text:p>
          </table:table-cell>
          <table:table-cell table:formula="of:=[.C825]/([.D825]-[.D824])" office:value-type="float" office:value="3227620.91392794" calcext:value-type="float">
            <text:p>3227620.9139279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38664065.28925" calcext:value-type="float">
            <text:p>1438664065.28925</text:p>
          </table:table-cell>
          <table:table-cell office:value-type="float" office:value="65632" calcext:value-type="float">
            <text:p>65632</text:p>
          </table:table-cell>
          <table:table-cell table:formula="of:=[.B826]-[.B$2]" office:value-type="float" office:value="25.876485824585" calcext:value-type="float">
            <text:p>25.8764858246</text:p>
          </table:table-cell>
          <table:table-cell table:formula="of:=[.C826]/([.D826]-[.D825])" office:value-type="float" office:value="3224634.05641458" calcext:value-type="float">
            <text:p>3224634.0564145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38664065.30954" calcext:value-type="float">
            <text:p>1438664065.30954</text:p>
          </table:table-cell>
          <table:table-cell office:value-type="float" office:value="65632" calcext:value-type="float">
            <text:p>65632</text:p>
          </table:table-cell>
          <table:table-cell table:formula="of:=[.B827]-[.B$2]" office:value-type="float" office:value="25.8967800140381" calcext:value-type="float">
            <text:p>25.896780014</text:p>
          </table:table-cell>
          <table:table-cell table:formula="of:=[.C827]/([.D827]-[.D826])" office:value-type="float" office:value="3234029.13684211" calcext:value-type="float">
            <text:p>3234029.1368421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38664065.32983" calcext:value-type="float">
            <text:p>1438664065.32983</text:p>
          </table:table-cell>
          <table:table-cell office:value-type="float" office:value="65632" calcext:value-type="float">
            <text:p>65632</text:p>
          </table:table-cell>
          <table:table-cell table:formula="of:=[.B828]-[.B$2]" office:value-type="float" office:value="25.9170694351196" calcext:value-type="float">
            <text:p>25.9170694351</text:p>
          </table:table-cell>
          <table:table-cell table:formula="of:=[.C828]/([.D828]-[.D827])" office:value-type="float" office:value="3234789.1906933" calcext:value-type="float">
            <text:p>3234789.190693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38664065.35018" calcext:value-type="float">
            <text:p>1438664065.35018</text:p>
          </table:table-cell>
          <table:table-cell office:value-type="float" office:value="65632" calcext:value-type="float">
            <text:p>65632</text:p>
          </table:table-cell>
          <table:table-cell table:formula="of:=[.B829]-[.B$2]" office:value-type="float" office:value="25.9374194145203" calcext:value-type="float">
            <text:p>25.9374194145</text:p>
          </table:table-cell>
          <table:table-cell table:formula="of:=[.C829]/([.D829]-[.D828])" office:value-type="float" office:value="3225162.96984324" calcext:value-type="float">
            <text:p>3225162.9698432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38664065.37046" calcext:value-type="float">
            <text:p>1438664065.37046</text:p>
          </table:table-cell>
          <table:table-cell office:value-type="float" office:value="65632" calcext:value-type="float">
            <text:p>65632</text:p>
          </table:table-cell>
          <table:table-cell table:formula="of:=[.B830]-[.B$2]" office:value-type="float" office:value="25.9576926231384" calcext:value-type="float">
            <text:p>25.9576926231</text:p>
          </table:table-cell>
          <table:table-cell table:formula="of:=[.C830]/([.D830]-[.D829])" office:value-type="float" office:value="3237376.0481701" calcext:value-type="float">
            <text:p>3237376.048170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38664065.39077" calcext:value-type="float">
            <text:p>1438664065.39077</text:p>
          </table:table-cell>
          <table:table-cell office:value-type="float" office:value="65632" calcext:value-type="float">
            <text:p>65632</text:p>
          </table:table-cell>
          <table:table-cell table:formula="of:=[.B831]-[.B$2]" office:value-type="float" office:value="25.9780037403107" calcext:value-type="float">
            <text:p>25.9780037403</text:p>
          </table:table-cell>
          <table:table-cell table:formula="of:=[.C831]/([.D831]-[.D830])" office:value-type="float" office:value="3231333.82784566" calcext:value-type="float">
            <text:p>3231333.8278456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38664065.41114" calcext:value-type="float">
            <text:p>1438664065.41114</text:p>
          </table:table-cell>
          <table:table-cell office:value-type="float" office:value="65632" calcext:value-type="float">
            <text:p>65632</text:p>
          </table:table-cell>
          <table:table-cell table:formula="of:=[.B832]-[.B$2]" office:value-type="float" office:value="25.9983727931976" calcext:value-type="float">
            <text:p>25.9983727932</text:p>
          </table:table-cell>
          <table:table-cell table:formula="of:=[.C832]/([.D832]-[.D831])" office:value-type="float" office:value="3222142.94224782" calcext:value-type="float">
            <text:p>3222142.94224782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38664065.43152" calcext:value-type="float">
            <text:p>1438664065.43152</text:p>
          </table:table-cell>
          <table:table-cell office:value-type="float" office:value="65632" calcext:value-type="float">
            <text:p>65632</text:p>
          </table:table-cell>
          <table:table-cell table:formula="of:=[.B833]-[.B$2]" office:value-type="float" office:value="26.0187518596649" calcext:value-type="float">
            <text:p>26.0187518597</text:p>
          </table:table-cell>
          <table:table-cell table:formula="of:=[.C833]/([.D833]-[.D832])" office:value-type="float" office:value="3220559.690767" calcext:value-type="float">
            <text:p>3220559.69076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38664065.45195" calcext:value-type="float">
            <text:p>1438664065.45195</text:p>
          </table:table-cell>
          <table:table-cell office:value-type="float" office:value="65632" calcext:value-type="float">
            <text:p>65632</text:p>
          </table:table-cell>
          <table:table-cell table:formula="of:=[.B834]-[.B$2]" office:value-type="float" office:value="26.0391864776611" calcext:value-type="float">
            <text:p>26.0391864777</text:p>
          </table:table-cell>
          <table:table-cell table:formula="of:=[.C834]/([.D834]-[.D833])" office:value-type="float" office:value="3211804.59611009" calcext:value-type="float">
            <text:p>3211804.5961100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38664065.47233" calcext:value-type="float">
            <text:p>1438664065.47233</text:p>
          </table:table-cell>
          <table:table-cell office:value-type="float" office:value="65632" calcext:value-type="float">
            <text:p>65632</text:p>
          </table:table-cell>
          <table:table-cell table:formula="of:=[.B835]-[.B$2]" office:value-type="float" office:value="26.0595617294312" calcext:value-type="float">
            <text:p>26.0595617294</text:p>
          </table:table-cell>
          <table:table-cell table:formula="of:=[.C835]/([.D835]-[.D834])" office:value-type="float" office:value="3221162.65069038" calcext:value-type="float">
            <text:p>3221162.6506903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38664065.49268" calcext:value-type="float">
            <text:p>1438664065.49268</text:p>
          </table:table-cell>
          <table:table-cell office:value-type="float" office:value="65632" calcext:value-type="float">
            <text:p>65632</text:p>
          </table:table-cell>
          <table:table-cell table:formula="of:=[.B836]-[.B$2]" office:value-type="float" office:value="26.0799124240875" calcext:value-type="float">
            <text:p>26.0799124241</text:p>
          </table:table-cell>
          <table:table-cell table:formula="of:=[.C836]/([.D836]-[.D835])" office:value-type="float" office:value="3225049.61664538" calcext:value-type="float">
            <text:p>3225049.6166453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38664065.513" calcext:value-type="float">
            <text:p>1438664065.513</text:p>
          </table:table-cell>
          <table:table-cell office:value-type="float" office:value="65632" calcext:value-type="float">
            <text:p>65632</text:p>
          </table:table-cell>
          <table:table-cell table:formula="of:=[.B837]-[.B$2]" office:value-type="float" office:value="26.1002380847931" calcext:value-type="float">
            <text:p>26.1002380848</text:p>
          </table:table-cell>
          <table:table-cell table:formula="of:=[.C837]/([.D837]-[.D836])" office:value-type="float" office:value="3229021.72533196" calcext:value-type="float">
            <text:p>3229021.7253319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38664065.5333" calcext:value-type="float">
            <text:p>1438664065.5333</text:p>
          </table:table-cell>
          <table:table-cell office:value-type="float" office:value="65632" calcext:value-type="float">
            <text:p>65632</text:p>
          </table:table-cell>
          <table:table-cell table:formula="of:=[.B838]-[.B$2]" office:value-type="float" office:value="26.1205396652222" calcext:value-type="float">
            <text:p>26.1205396652</text:p>
          </table:table-cell>
          <table:table-cell table:formula="of:=[.C838]/([.D838]-[.D837])" office:value-type="float" office:value="3232851.75896936" calcext:value-type="float">
            <text:p>3232851.7589693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38664065.55355" calcext:value-type="float">
            <text:p>1438664065.55355</text:p>
          </table:table-cell>
          <table:table-cell office:value-type="float" office:value="65632" calcext:value-type="float">
            <text:p>65632</text:p>
          </table:table-cell>
          <table:table-cell table:formula="of:=[.B839]-[.B$2]" office:value-type="float" office:value="26.1407837867737" calcext:value-type="float">
            <text:p>26.1407837868</text:p>
          </table:table-cell>
          <table:table-cell table:formula="of:=[.C839]/([.D839]-[.D838])" office:value-type="float" office:value="3242027.56009893" calcext:value-type="float">
            <text:p>3242027.5600989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38664065.57379" calcext:value-type="float">
            <text:p>1438664065.57379</text:p>
          </table:table-cell>
          <table:table-cell office:value-type="float" office:value="65632" calcext:value-type="float">
            <text:p>65632</text:p>
          </table:table-cell>
          <table:table-cell table:formula="of:=[.B840]-[.B$2]" office:value-type="float" office:value="26.161022901535" calcext:value-type="float">
            <text:p>26.1610229015</text:p>
          </table:table-cell>
          <table:table-cell table:formula="of:=[.C840]/([.D840]-[.D839])" office:value-type="float" office:value="3242829.57895605" calcext:value-type="float">
            <text:p>3242829.5789560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38664065.59404" calcext:value-type="float">
            <text:p>1438664065.59404</text:p>
          </table:table-cell>
          <table:table-cell office:value-type="float" office:value="65632" calcext:value-type="float">
            <text:p>65632</text:p>
          </table:table-cell>
          <table:table-cell table:formula="of:=[.B841]-[.B$2]" office:value-type="float" office:value="26.1812794208527" calcext:value-type="float">
            <text:p>26.1812794209</text:p>
          </table:table-cell>
          <table:table-cell table:formula="of:=[.C841]/([.D841]-[.D840])" office:value-type="float" office:value="3240043.31498788" calcext:value-type="float">
            <text:p>3240043.3149878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38664065.61429" calcext:value-type="float">
            <text:p>1438664065.61429</text:p>
          </table:table-cell>
          <table:table-cell office:value-type="float" office:value="65632" calcext:value-type="float">
            <text:p>65632</text:p>
          </table:table-cell>
          <table:table-cell table:formula="of:=[.B842]-[.B$2]" office:value-type="float" office:value="26.2015242576599" calcext:value-type="float">
            <text:p>26.2015242577</text:p>
          </table:table-cell>
          <table:table-cell table:formula="of:=[.C842]/([.D842]-[.D841])" office:value-type="float" office:value="3241913.01835997" calcext:value-type="float">
            <text:p>3241913.0183599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38664065.63453" calcext:value-type="float">
            <text:p>1438664065.63453</text:p>
          </table:table-cell>
          <table:table-cell office:value-type="float" office:value="65632" calcext:value-type="float">
            <text:p>65632</text:p>
          </table:table-cell>
          <table:table-cell table:formula="of:=[.B843]-[.B$2]" office:value-type="float" office:value="26.2217681407928" calcext:value-type="float">
            <text:p>26.2217681408</text:p>
          </table:table-cell>
          <table:table-cell table:formula="of:=[.C843]/([.D843]-[.D842])" office:value-type="float" office:value="3242065.74247724" calcext:value-type="float">
            <text:p>3242065.7424772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38664065.65475" calcext:value-type="float">
            <text:p>1438664065.65475</text:p>
          </table:table-cell>
          <table:table-cell office:value-type="float" office:value="65632" calcext:value-type="float">
            <text:p>65632</text:p>
          </table:table-cell>
          <table:table-cell table:formula="of:=[.B844]-[.B$2]" office:value-type="float" office:value="26.2419867515564" calcext:value-type="float">
            <text:p>26.2419867516</text:p>
          </table:table-cell>
          <table:table-cell table:formula="of:=[.C844]/([.D844]-[.D843])" office:value-type="float" office:value="3246118.18129076" calcext:value-type="float">
            <text:p>3246118.1812907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38664065.675" calcext:value-type="float">
            <text:p>1438664065.675</text:p>
          </table:table-cell>
          <table:table-cell office:value-type="float" office:value="65632" calcext:value-type="float">
            <text:p>65632</text:p>
          </table:table-cell>
          <table:table-cell table:formula="of:=[.B845]-[.B$2]" office:value-type="float" office:value="26.262232542038" calcext:value-type="float">
            <text:p>26.262232542</text:p>
          </table:table-cell>
          <table:table-cell table:formula="of:=[.C845]/([.D845]-[.D844])" office:value-type="float" office:value="3241760.30863078" calcext:value-type="float">
            <text:p>3241760.3086307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38664065.69527" calcext:value-type="float">
            <text:p>1438664065.69527</text:p>
          </table:table-cell>
          <table:table-cell office:value-type="float" office:value="65632" calcext:value-type="float">
            <text:p>65632</text:p>
          </table:table-cell>
          <table:table-cell table:formula="of:=[.B846]-[.B$2]" office:value-type="float" office:value="26.2825036048889" calcext:value-type="float">
            <text:p>26.2825036049</text:p>
          </table:table-cell>
          <table:table-cell table:formula="of:=[.C846]/([.D846]-[.D845])" office:value-type="float" office:value="3237718.73643602" calcext:value-type="float">
            <text:p>3237718.736436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38664065.71557" calcext:value-type="float">
            <text:p>1438664065.71557</text:p>
          </table:table-cell>
          <table:table-cell office:value-type="float" office:value="65632" calcext:value-type="float">
            <text:p>65632</text:p>
          </table:table-cell>
          <table:table-cell table:formula="of:=[.B847]-[.B$2]" office:value-type="float" office:value="26.3028028011322" calcext:value-type="float">
            <text:p>26.3028028011</text:p>
          </table:table-cell>
          <table:table-cell table:formula="of:=[.C847]/([.D847]-[.D846])" office:value-type="float" office:value="3233231.46460577" calcext:value-type="float">
            <text:p>3233231.4646057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38664065.73581" calcext:value-type="float">
            <text:p>1438664065.73581</text:p>
          </table:table-cell>
          <table:table-cell office:value-type="float" office:value="65632" calcext:value-type="float">
            <text:p>65632</text:p>
          </table:table-cell>
          <table:table-cell table:formula="of:=[.B848]-[.B$2]" office:value-type="float" office:value="26.3230497837067" calcext:value-type="float">
            <text:p>26.3230497837</text:p>
          </table:table-cell>
          <table:table-cell table:formula="of:=[.C848]/([.D848]-[.D847])" office:value-type="float" office:value="3241569.44169944" calcext:value-type="float">
            <text:p>3241569.4416994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38664065.7561" calcext:value-type="float">
            <text:p>1438664065.7561</text:p>
          </table:table-cell>
          <table:table-cell office:value-type="float" office:value="65632" calcext:value-type="float">
            <text:p>65632</text:p>
          </table:table-cell>
          <table:table-cell table:formula="of:=[.B849]-[.B$2]" office:value-type="float" office:value="26.3433346748352" calcext:value-type="float">
            <text:p>26.3433346748</text:p>
          </table:table-cell>
          <table:table-cell table:formula="of:=[.C849]/([.D849]-[.D848])" office:value-type="float" office:value="3235511.5728306" calcext:value-type="float">
            <text:p>3235511.572830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38664065.77632" calcext:value-type="float">
            <text:p>1438664065.77632</text:p>
          </table:table-cell>
          <table:table-cell office:value-type="float" office:value="65632" calcext:value-type="float">
            <text:p>65632</text:p>
          </table:table-cell>
          <table:table-cell table:formula="of:=[.B850]-[.B$2]" office:value-type="float" office:value="26.3635580539703" calcext:value-type="float">
            <text:p>26.363558054</text:p>
          </table:table-cell>
          <table:table-cell table:formula="of:=[.C850]/([.D850]-[.D849])" office:value-type="float" office:value="3245352.79497306" calcext:value-type="float">
            <text:p>3245352.7949730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38664065.79668" calcext:value-type="float">
            <text:p>1438664065.79668</text:p>
          </table:table-cell>
          <table:table-cell office:value-type="float" office:value="65632" calcext:value-type="float">
            <text:p>65632</text:p>
          </table:table-cell>
          <table:table-cell table:formula="of:=[.B851]-[.B$2]" office:value-type="float" office:value="26.3839118480682" calcext:value-type="float">
            <text:p>26.3839118481</text:p>
          </table:table-cell>
          <table:table-cell table:formula="of:=[.C851]/([.D851]-[.D850])" office:value-type="float" office:value="3224558.51151458" calcext:value-type="float">
            <text:p>3224558.5115145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38664065.81699" calcext:value-type="float">
            <text:p>1438664065.81699</text:p>
          </table:table-cell>
          <table:table-cell office:value-type="float" office:value="65632" calcext:value-type="float">
            <text:p>65632</text:p>
          </table:table-cell>
          <table:table-cell table:formula="of:=[.B852]-[.B$2]" office:value-type="float" office:value="26.4042279720306" calcext:value-type="float">
            <text:p>26.404227972</text:p>
          </table:table-cell>
          <table:table-cell table:formula="of:=[.C852]/([.D852]-[.D851])" office:value-type="float" office:value="3230537.48448575" calcext:value-type="float">
            <text:p>3230537.4844857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38664065.83731" calcext:value-type="float">
            <text:p>1438664065.83731</text:p>
          </table:table-cell>
          <table:table-cell office:value-type="float" office:value="65632" calcext:value-type="float">
            <text:p>65632</text:p>
          </table:table-cell>
          <table:table-cell table:formula="of:=[.B853]-[.B$2]" office:value-type="float" office:value="26.4245495796204" calcext:value-type="float">
            <text:p>26.4245495796</text:p>
          </table:table-cell>
          <table:table-cell table:formula="of:=[.C853]/([.D853]-[.D852])" office:value-type="float" office:value="3229665.74914061" calcext:value-type="float">
            <text:p>3229665.7491406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38664065.85764" calcext:value-type="float">
            <text:p>1438664065.85764</text:p>
          </table:table-cell>
          <table:table-cell office:value-type="float" office:value="65632" calcext:value-type="float">
            <text:p>65632</text:p>
          </table:table-cell>
          <table:table-cell table:formula="of:=[.B854]-[.B$2]" office:value-type="float" office:value="26.444874048233" calcext:value-type="float">
            <text:p>26.4448740482</text:p>
          </table:table-cell>
          <table:table-cell table:formula="of:=[.C854]/([.D854]-[.D853])" office:value-type="float" office:value="3229211.11743522" calcext:value-type="float">
            <text:p>3229211.1174352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38664065.87797" calcext:value-type="float">
            <text:p>1438664065.87797</text:p>
          </table:table-cell>
          <table:table-cell office:value-type="float" office:value="65632" calcext:value-type="float">
            <text:p>65632</text:p>
          </table:table-cell>
          <table:table-cell table:formula="of:=[.B855]-[.B$2]" office:value-type="float" office:value="26.4652075767517" calcext:value-type="float">
            <text:p>26.4652075768</text:p>
          </table:table-cell>
          <table:table-cell table:formula="of:=[.C855]/([.D855]-[.D854])" office:value-type="float" office:value="3227772.29440113" calcext:value-type="float">
            <text:p>3227772.294401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38664065.89831" calcext:value-type="float">
            <text:p>1438664065.89831</text:p>
          </table:table-cell>
          <table:table-cell office:value-type="float" office:value="65632" calcext:value-type="float">
            <text:p>65632</text:p>
          </table:table-cell>
          <table:table-cell table:formula="of:=[.B856]-[.B$2]" office:value-type="float" office:value="26.4855432510376" calcext:value-type="float">
            <text:p>26.485543251</text:p>
          </table:table-cell>
          <table:table-cell table:formula="of:=[.C856]/([.D856]-[.D855])" office:value-type="float" office:value="3227431.70830305" calcext:value-type="float">
            <text:p>3227431.7083030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38664065.91861" calcext:value-type="float">
            <text:p>1438664065.91861</text:p>
          </table:table-cell>
          <table:table-cell office:value-type="float" office:value="65632" calcext:value-type="float">
            <text:p>65632</text:p>
          </table:table-cell>
          <table:table-cell table:formula="of:=[.B857]-[.B$2]" office:value-type="float" office:value="26.5058424472809" calcext:value-type="float">
            <text:p>26.5058424473</text:p>
          </table:table-cell>
          <table:table-cell table:formula="of:=[.C857]/([.D857]-[.D856])" office:value-type="float" office:value="3233231.46460577" calcext:value-type="float">
            <text:p>3233231.4646057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38664065.93896" calcext:value-type="float">
            <text:p>1438664065.93896</text:p>
          </table:table-cell>
          <table:table-cell office:value-type="float" office:value="65632" calcext:value-type="float">
            <text:p>65632</text:p>
          </table:table-cell>
          <table:table-cell table:formula="of:=[.B858]-[.B$2]" office:value-type="float" office:value="26.5261969566345" calcext:value-type="float">
            <text:p>26.5261969566</text:p>
          </table:table-cell>
          <table:table-cell table:formula="of:=[.C858]/([.D858]-[.D857])" office:value-type="float" office:value="3224445.20080119" calcext:value-type="float">
            <text:p>3224445.2008011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38664065.95933" calcext:value-type="float">
            <text:p>1438664065.95933</text:p>
          </table:table-cell>
          <table:table-cell office:value-type="float" office:value="65632" calcext:value-type="float">
            <text:p>65632</text:p>
          </table:table-cell>
          <table:table-cell table:formula="of:=[.B859]-[.B$2]" office:value-type="float" office:value="26.5465657711029" calcext:value-type="float">
            <text:p>26.5465657711</text:p>
          </table:table-cell>
          <table:table-cell table:formula="of:=[.C859]/([.D859]-[.D858])" office:value-type="float" office:value="3222180.65768497" calcext:value-type="float">
            <text:p>3222180.6576849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38664065.97961" calcext:value-type="float">
            <text:p>1438664065.97961</text:p>
          </table:table-cell>
          <table:table-cell office:value-type="float" office:value="65632" calcext:value-type="float">
            <text:p>65632</text:p>
          </table:table-cell>
          <table:table-cell table:formula="of:=[.B860]-[.B$2]" office:value-type="float" office:value="26.5668497085571" calcext:value-type="float">
            <text:p>26.5668497086</text:p>
          </table:table-cell>
          <table:table-cell table:formula="of:=[.C860]/([.D860]-[.D859])" office:value-type="float" office:value="3235663.69439449" calcext:value-type="float">
            <text:p>3235663.6943944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38664065.99989" calcext:value-type="float">
            <text:p>1438664065.99989</text:p>
          </table:table-cell>
          <table:table-cell office:value-type="float" office:value="65632" calcext:value-type="float">
            <text:p>65632</text:p>
          </table:table-cell>
          <table:table-cell table:formula="of:=[.B861]-[.B$2]" office:value-type="float" office:value="26.5871295928955" calcext:value-type="float">
            <text:p>26.5871295929</text:p>
          </table:table-cell>
          <table:table-cell table:formula="of:=[.C861]/([.D861]-[.D860])" office:value-type="float" office:value="3236310.37065601" calcext:value-type="float">
            <text:p>3236310.3706560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38664066.01928" calcext:value-type="float">
            <text:p>1438664066.01928</text:p>
          </table:table-cell>
          <table:table-cell office:value-type="float" office:value="65632" calcext:value-type="float">
            <text:p>65632</text:p>
          </table:table-cell>
          <table:table-cell table:formula="of:=[.B862]-[.B$2]" office:value-type="float" office:value="26.6065108776093" calcext:value-type="float">
            <text:p>26.6065108776</text:p>
          </table:table-cell>
          <table:table-cell table:formula="of:=[.C862]/([.D862]-[.D861])" office:value-type="float" office:value="3386359.62318092" calcext:value-type="float">
            <text:p>3386359.6231809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38664066.03861" calcext:value-type="float">
            <text:p>1438664066.03861</text:p>
          </table:table-cell>
          <table:table-cell office:value-type="float" office:value="65632" calcext:value-type="float">
            <text:p>65632</text:p>
          </table:table-cell>
          <table:table-cell table:formula="of:=[.B863]-[.B$2]" office:value-type="float" office:value="26.6258437633514" calcext:value-type="float">
            <text:p>26.6258437634</text:p>
          </table:table-cell>
          <table:table-cell table:formula="of:=[.C863]/([.D863]-[.D862])" office:value-type="float" office:value="3394837.21546961" calcext:value-type="float">
            <text:p>3394837.2154696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38664066.05793" calcext:value-type="float">
            <text:p>1438664066.05793</text:p>
          </table:table-cell>
          <table:table-cell office:value-type="float" office:value="65632" calcext:value-type="float">
            <text:p>65632</text:p>
          </table:table-cell>
          <table:table-cell table:formula="of:=[.B864]-[.B$2]" office:value-type="float" office:value="26.6451652050018" calcext:value-type="float">
            <text:p>26.645165205</text:p>
          </table:table-cell>
          <table:table-cell table:formula="of:=[.C864]/([.D864]-[.D863])" office:value-type="float" office:value="3396847.97788746" calcext:value-type="float">
            <text:p>3396847.9778874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38664066.07722" calcext:value-type="float">
            <text:p>1438664066.07722</text:p>
          </table:table-cell>
          <table:table-cell office:value-type="float" office:value="65632" calcext:value-type="float">
            <text:p>65632</text:p>
          </table:table-cell>
          <table:table-cell table:formula="of:=[.B865]-[.B$2]" office:value-type="float" office:value="26.6644599437714" calcext:value-type="float">
            <text:p>26.6644599438</text:p>
          </table:table-cell>
          <table:table-cell table:formula="of:=[.C865]/([.D865]-[.D864])" office:value-type="float" office:value="3401549.0328193" calcext:value-type="float">
            <text:p>3401549.032819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38664066.09657" calcext:value-type="float">
            <text:p>1438664066.09657</text:p>
          </table:table-cell>
          <table:table-cell office:value-type="float" office:value="65632" calcext:value-type="float">
            <text:p>65632</text:p>
          </table:table-cell>
          <table:table-cell table:formula="of:=[.B866]-[.B$2]" office:value-type="float" office:value="26.6838028430939" calcext:value-type="float">
            <text:p>26.6838028431</text:p>
          </table:table-cell>
          <table:table-cell table:formula="of:=[.C866]/([.D866]-[.D865])" office:value-type="float" office:value="3393079.75012942" calcext:value-type="float">
            <text:p>3393079.7501294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38664066.11586" calcext:value-type="float">
            <text:p>1438664066.11586</text:p>
          </table:table-cell>
          <table:table-cell office:value-type="float" office:value="65632" calcext:value-type="float">
            <text:p>65632</text:p>
          </table:table-cell>
          <table:table-cell table:formula="of:=[.B867]-[.B$2]" office:value-type="float" office:value="26.7030947208405" calcext:value-type="float">
            <text:p>26.7030947208</text:p>
          </table:table-cell>
          <table:table-cell table:formula="of:=[.C867]/([.D867]-[.D866])" office:value-type="float" office:value="3402053.48914924" calcext:value-type="float">
            <text:p>3402053.4891492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38664066.13519" calcext:value-type="float">
            <text:p>1438664066.13519</text:p>
          </table:table-cell>
          <table:table-cell office:value-type="float" office:value="65632" calcext:value-type="float">
            <text:p>65632</text:p>
          </table:table-cell>
          <table:table-cell table:formula="of:=[.B868]-[.B$2]" office:value-type="float" office:value="26.7224295139313" calcext:value-type="float">
            <text:p>26.7224295139</text:p>
          </table:table-cell>
          <table:table-cell table:formula="of:=[.C868]/([.D868]-[.D867])" office:value-type="float" office:value="3394502.31981849" calcext:value-type="float">
            <text:p>3394502.3198184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38664066.15454" calcext:value-type="float">
            <text:p>1438664066.15454</text:p>
          </table:table-cell>
          <table:table-cell office:value-type="float" office:value="65632" calcext:value-type="float">
            <text:p>65632</text:p>
          </table:table-cell>
          <table:table-cell table:formula="of:=[.B869]-[.B$2]" office:value-type="float" office:value="26.7417705059052" calcext:value-type="float">
            <text:p>26.7417705059</text:p>
          </table:table-cell>
          <table:table-cell table:formula="of:=[.C869]/([.D869]-[.D868])" office:value-type="float" office:value="3393414.36512906" calcext:value-type="float">
            <text:p>3393414.3651290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38664066.17388" calcext:value-type="float">
            <text:p>1438664066.17388</text:p>
          </table:table-cell>
          <table:table-cell office:value-type="float" office:value="65632" calcext:value-type="float">
            <text:p>65632</text:p>
          </table:table-cell>
          <table:table-cell table:formula="of:=[.B870]-[.B$2]" office:value-type="float" office:value="26.7611134052277" calcext:value-type="float">
            <text:p>26.7611134052</text:p>
          </table:table-cell>
          <table:table-cell table:formula="of:=[.C870]/([.D870]-[.D869])" office:value-type="float" office:value="3393079.75012942" calcext:value-type="float">
            <text:p>3393079.75012942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38664066.19324" calcext:value-type="float">
            <text:p>1438664066.19324</text:p>
          </table:table-cell>
          <table:table-cell office:value-type="float" office:value="65632" calcext:value-type="float">
            <text:p>65632</text:p>
          </table:table-cell>
          <table:table-cell table:formula="of:=[.B871]-[.B$2]" office:value-type="float" office:value="26.780473947525" calcext:value-type="float">
            <text:p>26.7804739475</text:p>
          </table:table-cell>
          <table:table-cell table:formula="of:=[.C871]/([.D871]-[.D870])" office:value-type="float" office:value="3389987.68691197" calcext:value-type="float">
            <text:p>3389987.6869119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38664066.21259" calcext:value-type="float">
            <text:p>1438664066.21259</text:p>
          </table:table-cell>
          <table:table-cell office:value-type="float" office:value="65632" calcext:value-type="float">
            <text:p>65632</text:p>
          </table:table-cell>
          <table:table-cell table:formula="of:=[.B872]-[.B$2]" office:value-type="float" office:value="26.7998247146606" calcext:value-type="float">
            <text:p>26.7998247147</text:p>
          </table:table-cell>
          <table:table-cell table:formula="of:=[.C872]/([.D872]-[.D871])" office:value-type="float" office:value="3391700.16051649" calcext:value-type="float">
            <text:p>3391700.1605164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38664066.23194" calcext:value-type="float">
            <text:p>1438664066.23194</text:p>
          </table:table-cell>
          <table:table-cell office:value-type="float" office:value="65632" calcext:value-type="float">
            <text:p>65632</text:p>
          </table:table-cell>
          <table:table-cell table:formula="of:=[.B873]-[.B$2]" office:value-type="float" office:value="26.8191740512848" calcext:value-type="float">
            <text:p>26.8191740513</text:p>
          </table:table-cell>
          <table:table-cell table:formula="of:=[.C873]/([.D873]-[.D872])" office:value-type="float" office:value="3391950.91154183" calcext:value-type="float">
            <text:p>3391950.9115418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38664066.2513" calcext:value-type="float">
            <text:p>1438664066.2513</text:p>
          </table:table-cell>
          <table:table-cell office:value-type="float" office:value="65632" calcext:value-type="float">
            <text:p>65632</text:p>
          </table:table-cell>
          <table:table-cell table:formula="of:=[.B874]-[.B$2]" office:value-type="float" office:value="26.8385307788849" calcext:value-type="float">
            <text:p>26.8385307789</text:p>
          </table:table-cell>
          <table:table-cell table:formula="of:=[.C874]/([.D874]-[.D873])" office:value-type="float" office:value="3390655.76351185" calcext:value-type="float">
            <text:p>3390655.7635118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38664066.27061" calcext:value-type="float">
            <text:p>1438664066.27061</text:p>
          </table:table-cell>
          <table:table-cell office:value-type="float" office:value="65632" calcext:value-type="float">
            <text:p>65632</text:p>
          </table:table-cell>
          <table:table-cell table:formula="of:=[.B875]-[.B$2]" office:value-type="float" office:value="26.8578455448151" calcext:value-type="float">
            <text:p>26.8578455448</text:p>
          </table:table-cell>
          <table:table-cell table:formula="of:=[.C875]/([.D875]-[.D874])" office:value-type="float" office:value="3398022.02300894" calcext:value-type="float">
            <text:p>3398022.0230089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38664066.28994" calcext:value-type="float">
            <text:p>1438664066.28994</text:p>
          </table:table-cell>
          <table:table-cell office:value-type="float" office:value="65632" calcext:value-type="float">
            <text:p>65632</text:p>
          </table:table-cell>
          <table:table-cell table:formula="of:=[.B876]-[.B$2]" office:value-type="float" office:value="26.8771774768829" calcext:value-type="float">
            <text:p>26.8771774769</text:p>
          </table:table-cell>
          <table:table-cell table:formula="of:=[.C876]/([.D876]-[.D875])" office:value-type="float" office:value="3395004.68807656" calcext:value-type="float">
            <text:p>3395004.6880765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38664066.30924" calcext:value-type="float">
            <text:p>1438664066.30924</text:p>
          </table:table-cell>
          <table:table-cell office:value-type="float" office:value="65632" calcext:value-type="float">
            <text:p>65632</text:p>
          </table:table-cell>
          <table:table-cell table:formula="of:=[.B877]-[.B$2]" office:value-type="float" office:value="26.8964776992798" calcext:value-type="float">
            <text:p>26.8964776993</text:p>
          </table:table-cell>
          <table:table-cell table:formula="of:=[.C877]/([.D877]-[.D876])" office:value-type="float" office:value="3400582.57622512" calcext:value-type="float">
            <text:p>3400582.5762251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38664066.32853" calcext:value-type="float">
            <text:p>1438664066.32853</text:p>
          </table:table-cell>
          <table:table-cell office:value-type="float" office:value="65632" calcext:value-type="float">
            <text:p>65632</text:p>
          </table:table-cell>
          <table:table-cell table:formula="of:=[.B878]-[.B$2]" office:value-type="float" office:value="26.915768623352" calcext:value-type="float">
            <text:p>26.9157686234</text:p>
          </table:table-cell>
          <table:table-cell table:formula="of:=[.C878]/([.D878]-[.D877])" office:value-type="float" office:value="3402221.67451058" calcext:value-type="float">
            <text:p>3402221.674510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38664066.34793" calcext:value-type="float">
            <text:p>1438664066.34793</text:p>
          </table:table-cell>
          <table:table-cell office:value-type="float" office:value="65632" calcext:value-type="float">
            <text:p>65632</text:p>
          </table:table-cell>
          <table:table-cell table:formula="of:=[.B879]-[.B$2]" office:value-type="float" office:value="26.9351694583893" calcext:value-type="float">
            <text:p>26.9351694584</text:p>
          </table:table-cell>
          <table:table-cell table:formula="of:=[.C879]/([.D879]-[.D878])" office:value-type="float" office:value="3382947.17078146" calcext:value-type="float">
            <text:p>3382947.170781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38664066.3673" calcext:value-type="float">
            <text:p>1438664066.3673</text:p>
          </table:table-cell>
          <table:table-cell office:value-type="float" office:value="65632" calcext:value-type="float">
            <text:p>65632</text:p>
          </table:table-cell>
          <table:table-cell table:formula="of:=[.B880]-[.B$2]" office:value-type="float" office:value="26.9545328617096" calcext:value-type="float">
            <text:p>26.9545328617</text:p>
          </table:table-cell>
          <table:table-cell table:formula="of:=[.C880]/([.D880]-[.D879])" office:value-type="float" office:value="3389486.80220646" calcext:value-type="float">
            <text:p>3389486.8022064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38664066.38666" calcext:value-type="float">
            <text:p>1438664066.38666</text:p>
          </table:table-cell>
          <table:table-cell office:value-type="float" office:value="65632" calcext:value-type="float">
            <text:p>65632</text:p>
          </table:table-cell>
          <table:table-cell table:formula="of:=[.B881]-[.B$2]" office:value-type="float" office:value="26.9738955497742" calcext:value-type="float">
            <text:p>26.9738955498</text:p>
          </table:table-cell>
          <table:table-cell table:formula="of:=[.C881]/([.D881]-[.D880])" office:value-type="float" office:value="3389612.00950587" calcext:value-type="float">
            <text:p>3389612.0095058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38664066.40601" calcext:value-type="float">
            <text:p>1438664066.40601</text:p>
          </table:table-cell>
          <table:table-cell office:value-type="float" office:value="65632" calcext:value-type="float">
            <text:p>65632</text:p>
          </table:table-cell>
          <table:table-cell table:formula="of:=[.B882]-[.B$2]" office:value-type="float" office:value="26.9932408332825" calcext:value-type="float">
            <text:p>26.9932408333</text:p>
          </table:table-cell>
          <table:table-cell table:formula="of:=[.C882]/([.D882]-[.D881])" office:value-type="float" office:value="3392661.5741681" calcext:value-type="float">
            <text:p>3392661.574168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38664066.42535" calcext:value-type="float">
            <text:p>1438664066.42535</text:p>
          </table:table-cell>
          <table:table-cell office:value-type="float" office:value="65632" calcext:value-type="float">
            <text:p>65632</text:p>
          </table:table-cell>
          <table:table-cell table:formula="of:=[.B883]-[.B$2]" office:value-type="float" office:value="27.0125858783722" calcext:value-type="float">
            <text:p>27.0125858784</text:p>
          </table:table-cell>
          <table:table-cell table:formula="of:=[.C883]/([.D883]-[.D882])" office:value-type="float" office:value="3392703.3871258" calcext:value-type="float">
            <text:p>3392703.387125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38664066.44472" calcext:value-type="float">
            <text:p>1438664066.44472</text:p>
          </table:table-cell>
          <table:table-cell office:value-type="float" office:value="65632" calcext:value-type="float">
            <text:p>65632</text:p>
          </table:table-cell>
          <table:table-cell table:formula="of:=[.B884]-[.B$2]" office:value-type="float" office:value="27.0319559574127" calcext:value-type="float">
            <text:p>27.0319559574</text:p>
          </table:table-cell>
          <table:table-cell table:formula="of:=[.C884]/([.D884]-[.D883])" office:value-type="float" office:value="3388318.64664467" calcext:value-type="float">
            <text:p>3388318.6466446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38664066.46405" calcext:value-type="float">
            <text:p>1438664066.46405</text:p>
          </table:table-cell>
          <table:table-cell office:value-type="float" office:value="65632" calcext:value-type="float">
            <text:p>65632</text:p>
          </table:table-cell>
          <table:table-cell table:formula="of:=[.B885]-[.B$2]" office:value-type="float" office:value="27.0512888431549" calcext:value-type="float">
            <text:p>27.0512888432</text:p>
          </table:table-cell>
          <table:table-cell table:formula="of:=[.C885]/([.D885]-[.D884])" office:value-type="float" office:value="3394837.21546961" calcext:value-type="float">
            <text:p>3394837.2154696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38664066.48339" calcext:value-type="float">
            <text:p>1438664066.48339</text:p>
          </table:table-cell>
          <table:table-cell office:value-type="float" office:value="65632" calcext:value-type="float">
            <text:p>65632</text:p>
          </table:table-cell>
          <table:table-cell table:formula="of:=[.B886]-[.B$2]" office:value-type="float" office:value="27.0706212520599" calcext:value-type="float">
            <text:p>27.0706212521</text:p>
          </table:table-cell>
          <table:table-cell table:formula="of:=[.C886]/([.D886]-[.D885])" office:value-type="float" office:value="3394920.94970772" calcext:value-type="float">
            <text:p>3394920.9497077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38664066.50274" calcext:value-type="float">
            <text:p>1438664066.50274</text:p>
          </table:table-cell>
          <table:table-cell office:value-type="float" office:value="65632" calcext:value-type="float">
            <text:p>65632</text:p>
          </table:table-cell>
          <table:table-cell table:formula="of:=[.B887]-[.B$2]" office:value-type="float" office:value="27.0899758338928" calcext:value-type="float">
            <text:p>27.0899758339</text:p>
          </table:table-cell>
          <table:table-cell table:formula="of:=[.C887]/([.D887]-[.D886])" office:value-type="float" office:value="3391031.67232905" calcext:value-type="float">
            <text:p>3391031.6723290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38664066.52209" calcext:value-type="float">
            <text:p>1438664066.52209</text:p>
          </table:table-cell>
          <table:table-cell office:value-type="float" office:value="65632" calcext:value-type="float">
            <text:p>65632</text:p>
          </table:table-cell>
          <table:table-cell table:formula="of:=[.B888]-[.B$2]" office:value-type="float" office:value="27.1093237400055" calcext:value-type="float">
            <text:p>27.10932374</text:p>
          </table:table-cell>
          <table:table-cell table:formula="of:=[.C888]/([.D888]-[.D887])" office:value-type="float" office:value="3392201.69964634" calcext:value-type="float">
            <text:p>3392201.6996463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38664066.54136" calcext:value-type="float">
            <text:p>1438664066.54136</text:p>
          </table:table-cell>
          <table:table-cell office:value-type="float" office:value="65632" calcext:value-type="float">
            <text:p>65632</text:p>
          </table:table-cell>
          <table:table-cell table:formula="of:=[.B889]-[.B$2]" office:value-type="float" office:value="27.1285984516144" calcext:value-type="float">
            <text:p>27.1285984516</text:p>
          </table:table-cell>
          <table:table-cell table:formula="of:=[.C889]/([.D889]-[.D888])" office:value-type="float" office:value="3405083.37202513" calcext:value-type="float">
            <text:p>3405083.3720251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38664066.5607" calcext:value-type="float">
            <text:p>1438664066.5607</text:p>
          </table:table-cell>
          <table:table-cell office:value-type="float" office:value="65632" calcext:value-type="float">
            <text:p>65632</text:p>
          </table:table-cell>
          <table:table-cell table:formula="of:=[.B890]-[.B$2]" office:value-type="float" office:value="27.1479303836823" calcext:value-type="float">
            <text:p>27.1479303837</text:p>
          </table:table-cell>
          <table:table-cell table:formula="of:=[.C890]/([.D890]-[.D889])" office:value-type="float" office:value="3395004.68807656" calcext:value-type="float">
            <text:p>3395004.6880765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38664066.58004" calcext:value-type="float">
            <text:p>1438664066.58004</text:p>
          </table:table-cell>
          <table:table-cell office:value-type="float" office:value="65632" calcext:value-type="float">
            <text:p>65632</text:p>
          </table:table-cell>
          <table:table-cell table:formula="of:=[.B891]-[.B$2]" office:value-type="float" office:value="27.1672759056091" calcext:value-type="float">
            <text:p>27.1672759056</text:p>
          </table:table-cell>
          <table:table-cell table:formula="of:=[.C891]/([.D891]-[.D890])" office:value-type="float" office:value="3392619.76224104" calcext:value-type="float">
            <text:p>3392619.7622410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38664066.59941" calcext:value-type="float">
            <text:p>1438664066.59941</text:p>
          </table:table-cell>
          <table:table-cell office:value-type="float" office:value="65632" calcext:value-type="float">
            <text:p>65632</text:p>
          </table:table-cell>
          <table:table-cell table:formula="of:=[.B892]-[.B$2]" office:value-type="float" office:value="27.1866419315338" calcext:value-type="float">
            <text:p>27.1866419315</text:p>
          </table:table-cell>
          <table:table-cell table:formula="of:=[.C892]/([.D892]-[.D891])" office:value-type="float" office:value="3389027.78790304" calcext:value-type="float">
            <text:p>3389027.7879030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38664066.61877" calcext:value-type="float">
            <text:p>1438664066.61877</text:p>
          </table:table-cell>
          <table:table-cell office:value-type="float" office:value="65632" calcext:value-type="float">
            <text:p>65632</text:p>
          </table:table-cell>
          <table:table-cell table:formula="of:=[.B893]-[.B$2]" office:value-type="float" office:value="27.206006526947" calcext:value-type="float">
            <text:p>27.2060065269</text:p>
          </table:table-cell>
          <table:table-cell table:formula="of:=[.C893]/([.D893]-[.D892])" office:value-type="float" office:value="3389278.14392829" calcext:value-type="float">
            <text:p>3389278.1439282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38664066.6381" calcext:value-type="float">
            <text:p>1438664066.6381</text:p>
          </table:table-cell>
          <table:table-cell office:value-type="float" office:value="65632" calcext:value-type="float">
            <text:p>65632</text:p>
          </table:table-cell>
          <table:table-cell table:formula="of:=[.B894]-[.B$2]" office:value-type="float" office:value="27.2253391742706" calcext:value-type="float">
            <text:p>27.2253391743</text:p>
          </table:table-cell>
          <table:table-cell table:formula="of:=[.C894]/([.D894]-[.D893])" office:value-type="float" office:value="3394879.08207234" calcext:value-type="float">
            <text:p>3394879.0820723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38664066.65744" calcext:value-type="float">
            <text:p>1438664066.65744</text:p>
          </table:table-cell>
          <table:table-cell office:value-type="float" office:value="65632" calcext:value-type="float">
            <text:p>65632</text:p>
          </table:table-cell>
          <table:table-cell table:formula="of:=[.B895]-[.B$2]" office:value-type="float" office:value="27.24467420578" calcext:value-type="float">
            <text:p>27.2446742058</text:p>
          </table:table-cell>
          <table:table-cell table:formula="of:=[.C895]/([.D895]-[.D894])" office:value-type="float" office:value="3394460.46250786" calcext:value-type="float">
            <text:p>3394460.4625078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38664066.67679" calcext:value-type="float">
            <text:p>1438664066.67679</text:p>
          </table:table-cell>
          <table:table-cell office:value-type="float" office:value="65632" calcext:value-type="float">
            <text:p>65632</text:p>
          </table:table-cell>
          <table:table-cell table:formula="of:=[.B896]-[.B$2]" office:value-type="float" office:value="27.2640254497528" calcext:value-type="float">
            <text:p>27.2640254498</text:p>
          </table:table-cell>
          <table:table-cell table:formula="of:=[.C896]/([.D896]-[.D895])" office:value-type="float" office:value="3391616.58507978" calcext:value-type="float">
            <text:p>3391616.5850797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38664066.69613" calcext:value-type="float">
            <text:p>1438664066.69613</text:p>
          </table:table-cell>
          <table:table-cell office:value-type="float" office:value="65632" calcext:value-type="float">
            <text:p>65632</text:p>
          </table:table-cell>
          <table:table-cell table:formula="of:=[.B897]-[.B$2]" office:value-type="float" office:value="27.2833702564239" calcext:value-type="float">
            <text:p>27.2833702564</text:p>
          </table:table-cell>
          <table:table-cell table:formula="of:=[.C897]/([.D897]-[.D896])" office:value-type="float" office:value="3392745.20111415" calcext:value-type="float">
            <text:p>3392745.201114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38664066.71547" calcext:value-type="float">
            <text:p>1438664066.71547</text:p>
          </table:table-cell>
          <table:table-cell office:value-type="float" office:value="65632" calcext:value-type="float">
            <text:p>65632</text:p>
          </table:table-cell>
          <table:table-cell table:formula="of:=[.B898]-[.B$2]" office:value-type="float" office:value="27.3027009963989" calcext:value-type="float">
            <text:p>27.3027009964</text:p>
          </table:table-cell>
          <table:table-cell table:formula="of:=[.C898]/([.D898]-[.D897])" office:value-type="float" office:value="3395214.05207267" calcext:value-type="float">
            <text:p>3395214.0520726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38664066.73483" calcext:value-type="float">
            <text:p>1438664066.73483</text:p>
          </table:table-cell>
          <table:table-cell office:value-type="float" office:value="65632" calcext:value-type="float">
            <text:p>65632</text:p>
          </table:table-cell>
          <table:table-cell table:formula="of:=[.B899]-[.B$2]" office:value-type="float" office:value="27.3220608234406" calcext:value-type="float">
            <text:p>27.3220608234</text:p>
          </table:table-cell>
          <table:table-cell table:formula="of:=[.C899]/([.D899]-[.D898])" office:value-type="float" office:value="3390112.93122006" calcext:value-type="float">
            <text:p>3390112.9312200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38664066.75416" calcext:value-type="float">
            <text:p>1438664066.75416</text:p>
          </table:table-cell>
          <table:table-cell office:value-type="float" office:value="65632" calcext:value-type="float">
            <text:p>65632</text:p>
          </table:table-cell>
          <table:table-cell table:formula="of:=[.B900]-[.B$2]" office:value-type="float" office:value="27.3413999080658" calcext:value-type="float">
            <text:p>27.3413999081</text:p>
          </table:table-cell>
          <table:table-cell table:formula="of:=[.C900]/([.D900]-[.D899])" office:value-type="float" office:value="3393749.0461326" calcext:value-type="float">
            <text:p>3393749.046132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38664066.77352" calcext:value-type="float">
            <text:p>1438664066.77352</text:p>
          </table:table-cell>
          <table:table-cell office:value-type="float" office:value="65632" calcext:value-type="float">
            <text:p>65632</text:p>
          </table:table-cell>
          <table:table-cell table:formula="of:=[.B901]-[.B$2]" office:value-type="float" office:value="27.3607521057129" calcext:value-type="float">
            <text:p>27.3607521057</text:p>
          </table:table-cell>
          <table:table-cell table:formula="of:=[.C901]/([.D901]-[.D900])" office:value-type="float" office:value="3391449.44656211" calcext:value-type="float">
            <text:p>3391449.446562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38664066.79286" calcext:value-type="float">
            <text:p>1438664066.79286</text:p>
          </table:table-cell>
          <table:table-cell office:value-type="float" office:value="65632" calcext:value-type="float">
            <text:p>65632</text:p>
          </table:table-cell>
          <table:table-cell table:formula="of:=[.B902]-[.B$2]" office:value-type="float" office:value="27.3800926208496" calcext:value-type="float">
            <text:p>27.3800926208</text:p>
          </table:table-cell>
          <table:table-cell table:formula="of:=[.C902]/([.D902]-[.D901])" office:value-type="float" office:value="3393498.02919132" calcext:value-type="float">
            <text:p>3393498.029191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38664066.81217" calcext:value-type="float">
            <text:p>1438664066.81217</text:p>
          </table:table-cell>
          <table:table-cell office:value-type="float" office:value="65632" calcext:value-type="float">
            <text:p>65632</text:p>
          </table:table-cell>
          <table:table-cell table:formula="of:=[.B903]-[.B$2]" office:value-type="float" office:value="27.3994071483612" calcext:value-type="float">
            <text:p>27.3994071484</text:p>
          </table:table-cell>
          <table:table-cell table:formula="of:=[.C903]/([.D903]-[.D902])" office:value-type="float" office:value="3398063.96820185" calcext:value-type="float">
            <text:p>3398063.9682018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38664066.8315" calcext:value-type="float">
            <text:p>1438664066.8315</text:p>
          </table:table-cell>
          <table:table-cell office:value-type="float" office:value="65632" calcext:value-type="float">
            <text:p>65632</text:p>
          </table:table-cell>
          <table:table-cell table:formula="of:=[.B904]-[.B$2]" office:value-type="float" office:value="27.4187378883362" calcext:value-type="float">
            <text:p>27.4187378883</text:p>
          </table:table-cell>
          <table:table-cell table:formula="of:=[.C904]/([.D904]-[.D903])" office:value-type="float" office:value="3395214.05207267" calcext:value-type="float">
            <text:p>3395214.0520726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38664066.85089" calcext:value-type="float">
            <text:p>1438664066.85089</text:p>
          </table:table-cell>
          <table:table-cell office:value-type="float" office:value="65632" calcext:value-type="float">
            <text:p>65632</text:p>
          </table:table-cell>
          <table:table-cell table:formula="of:=[.B905]-[.B$2]" office:value-type="float" office:value="27.43812251091" calcext:value-type="float">
            <text:p>27.4381225109</text:p>
          </table:table-cell>
          <table:table-cell table:formula="of:=[.C905]/([.D905]-[.D904])" office:value-type="float" office:value="3385776.52208351" calcext:value-type="float">
            <text:p>3385776.5220835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38664066.87026" calcext:value-type="float">
            <text:p>1438664066.87026</text:p>
          </table:table-cell>
          <table:table-cell office:value-type="float" office:value="65632" calcext:value-type="float">
            <text:p>65632</text:p>
          </table:table-cell>
          <table:table-cell table:formula="of:=[.B906]-[.B$2]" office:value-type="float" office:value="27.4574959278107" calcext:value-type="float">
            <text:p>27.4574959278</text:p>
          </table:table-cell>
          <table:table-cell table:formula="of:=[.C906]/([.D906]-[.D905])" office:value-type="float" office:value="3387734.87075734" calcext:value-type="float">
            <text:p>3387734.8707573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38664066.88962" calcext:value-type="float">
            <text:p>1438664066.88962</text:p>
          </table:table-cell>
          <table:table-cell office:value-type="float" office:value="65632" calcext:value-type="float">
            <text:p>65632</text:p>
          </table:table-cell>
          <table:table-cell table:formula="of:=[.B907]-[.B$2]" office:value-type="float" office:value="27.4768514633179" calcext:value-type="float">
            <text:p>27.4768514633</text:p>
          </table:table-cell>
          <table:table-cell table:formula="of:=[.C907]/([.D907]-[.D906])" office:value-type="float" office:value="3390864.59145388" calcext:value-type="float">
            <text:p>3390864.5914538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38664066.90892" calcext:value-type="float">
            <text:p>1438664066.90892</text:p>
          </table:table-cell>
          <table:table-cell office:value-type="float" office:value="65632" calcext:value-type="float">
            <text:p>65632</text:p>
          </table:table-cell>
          <table:table-cell table:formula="of:=[.B908]-[.B$2]" office:value-type="float" office:value="27.4961574077606" calcext:value-type="float">
            <text:p>27.4961574078</text:p>
          </table:table-cell>
          <table:table-cell table:formula="of:=[.C908]/([.D908]-[.D907])" office:value-type="float" office:value="3399574.68512504" calcext:value-type="float">
            <text:p>3399574.6851250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38664066.92826" calcext:value-type="float">
            <text:p>1438664066.92826</text:p>
          </table:table-cell>
          <table:table-cell office:value-type="float" office:value="65632" calcext:value-type="float">
            <text:p>65632</text:p>
          </table:table-cell>
          <table:table-cell table:formula="of:=[.B909]-[.B$2]" office:value-type="float" office:value="27.5154979228973" calcext:value-type="float">
            <text:p>27.5154979229</text:p>
          </table:table-cell>
          <table:table-cell table:formula="of:=[.C909]/([.D909]-[.D908])" office:value-type="float" office:value="3393498.02919132" calcext:value-type="float">
            <text:p>3393498.0291913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38664066.94758" calcext:value-type="float">
            <text:p>1438664066.94758</text:p>
          </table:table-cell>
          <table:table-cell office:value-type="float" office:value="65632" calcext:value-type="float">
            <text:p>65632</text:p>
          </table:table-cell>
          <table:table-cell table:formula="of:=[.B910]-[.B$2]" office:value-type="float" office:value="27.5348124504089" calcext:value-type="float">
            <text:p>27.5348124504</text:p>
          </table:table-cell>
          <table:table-cell table:formula="of:=[.C910]/([.D910]-[.D909])" office:value-type="float" office:value="3398063.96820185" calcext:value-type="float">
            <text:p>3398063.9682018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38664066.96688" calcext:value-type="float">
            <text:p>1438664066.96688</text:p>
          </table:table-cell>
          <table:table-cell office:value-type="float" office:value="65632" calcext:value-type="float">
            <text:p>65632</text:p>
          </table:table-cell>
          <table:table-cell table:formula="of:=[.B911]-[.B$2]" office:value-type="float" office:value="27.5541143417358" calcext:value-type="float">
            <text:p>27.5541143417</text:p>
          </table:table-cell>
          <table:table-cell table:formula="of:=[.C911]/([.D911]-[.D910])" office:value-type="float" office:value="3400288.54625855" calcext:value-type="float">
            <text:p>3400288.5462585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38664066.98626" calcext:value-type="float">
            <text:p>1438664066.98626</text:p>
          </table:table-cell>
          <table:table-cell office:value-type="float" office:value="65632" calcext:value-type="float">
            <text:p>65632</text:p>
          </table:table-cell>
          <table:table-cell table:formula="of:=[.B912]-[.B$2]" office:value-type="float" office:value="27.5734992027283" calcext:value-type="float">
            <text:p>27.5734992027</text:p>
          </table:table-cell>
          <table:table-cell table:formula="of:=[.C912]/([.D912]-[.D911])" office:value-type="float" office:value="3385734.87968908" calcext:value-type="float">
            <text:p>3385734.8796890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38664070.00756" calcext:value-type="float">
            <text:p>1438664070.00756</text:p>
          </table:table-cell>
          <table:table-cell office:value-type="float" office:value="65632" calcext:value-type="float">
            <text:p>65632</text:p>
          </table:table-cell>
          <table:table-cell table:formula="of:=[.B913]-[.B$2]" office:value-type="float" office:value="30.5947911739349" calcext:value-type="float">
            <text:p>30.5947911739</text:p>
          </table:table-cell>
          <table:table-cell table:formula="of:=[.C913]/([.D913]-[.D912])" office:value-type="float" office:value="21723.1570551546" calcext:value-type="float">
            <text:p>21723.15705515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23:58:36.043404966</dc:date>
    <meta:editing-duration>PT2M51S</meta:editing-duration>
    <meta:editing-cycles>1</meta:editing-cycles>
    <meta:document-statistic meta:table-count="1" meta:cell-count="4563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'sub.receiver_i.network'.D2:'sub.receiver_i.network'.E913" svg:x="0.32cm" svg:y="0.18cm" svg:width="12.508cm" svg:height="8.64cm">
          <chartooo:coordinate-region svg:x="1.867cm" svg:y="0.379cm" svg:width="10.77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ub.receiver_i.network'.E2:'sub.receiver_i.network'.E913" chart:class="chart:scatter">
            <chart:domain table:cell-range-address="'sub.receiver_i.network'.D2:'sub.receiver_i.network'.D913"/>
            <chart:data-point chart:repeated="9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ub.receiver_i.network'.D2:'sub.receiver_i.network'.D913</svg:desc>
                </draw:g>
              </table:table-cell>
              <table:table-cell office:value-type="float" office:value="0">
                <text:p>0</text:p>
                <draw:g>
                  <svg:desc>'sub.receiver_i.network'.E2:'sub.receiver_i.network'.E9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5334272384644">
                <text:p>0.615334272384644</text:p>
              </table:table-cell>
              <table:table-cell office:value-type="float" office:value="106660.725633975">
                <text:p>106660.725633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3602132797241">
                <text:p>0.643602132797241</text:p>
              </table:table-cell>
              <table:table-cell office:value-type="float" office:value="2321788.73965116">
                <text:p>2321788.73965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1917200088501">
                <text:p>0.671917200088501</text:p>
              </table:table-cell>
              <table:table-cell office:value-type="float" office:value="2317917.85358953">
                <text:p>2317917.853589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0258731842041">
                <text:p>0.700258731842041</text:p>
              </table:table-cell>
              <table:table-cell office:value-type="float" office:value="2315753.45223894">
                <text:p>2315753.45223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8628873825073">
                <text:p>0.728628873825073</text:p>
              </table:table-cell>
              <table:table-cell office:value-type="float" office:value="2313418.10130008">
                <text:p>2313418.10130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6964921951294">
                <text:p>0.756964921951294</text:p>
              </table:table-cell>
              <table:table-cell office:value-type="float" office:value="2316201.59973075">
                <text:p>2316201.59973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5272836685181">
                <text:p>0.785272836685181</text:p>
              </table:table-cell>
              <table:table-cell office:value-type="float" office:value="2318503.5216117">
                <text:p>2318503.5216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3629150390625">
                <text:p>0.813629150390625</text:p>
              </table:table-cell>
              <table:table-cell office:value-type="float" office:value="2314546.26584269">
                <text:p>2314546.26584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1955661773682">
                <text:p>0.841955661773682</text:p>
              </table:table-cell>
              <table:table-cell office:value-type="float" office:value="2316981.3999495">
                <text:p>2316981.39994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70255708694458">
                <text:p>0.870255708694458</text:p>
              </table:table-cell>
              <table:table-cell office:value-type="float" office:value="2319148.09836646">
                <text:p>2319148.09836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8670196533203">
                <text:p>0.898670196533203</text:p>
              </table:table-cell>
              <table:table-cell office:value-type="float" office:value="2309807.60140629">
                <text:p>2309807.60140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27003145217896">
                <text:p>0.927003145217896</text:p>
              </table:table-cell>
              <table:table-cell office:value-type="float" office:value="2316454.9772209">
                <text:p>2316454.9772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5289125442505">
                <text:p>0.955289125442505</text:p>
              </table:table-cell>
              <table:table-cell office:value-type="float" office:value="2320301.41712744">
                <text:p>2320301.41712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3597040176392">
                <text:p>0.983597040176392</text:p>
              </table:table-cell>
              <table:table-cell office:value-type="float" office:value="2318503.5216117">
                <text:p>2318503.5216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188683509827">
                <text:p>1.01188683509827</text:p>
              </table:table-cell>
              <table:table-cell office:value-type="float" office:value="2319988.53937433">
                <text:p>2319988.53937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4010605812073">
                <text:p>1.04010605812073</text:p>
              </table:table-cell>
              <table:table-cell office:value-type="float" office:value="2325790.47083474">
                <text:p>2325790.47083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6840038299561">
                <text:p>1.06840038299561</text:p>
              </table:table-cell>
              <table:table-cell office:value-type="float" office:value="2319617.10661892">
                <text:p>2319617.10661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966956615448">
                <text:p>1.0966956615448</text:p>
              </table:table-cell>
              <table:table-cell office:value-type="float" office:value="2319538.92540382">
                <text:p>2319538.92540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2507700920105">
                <text:p>1.12507700920105</text:p>
              </table:table-cell>
              <table:table-cell office:value-type="float" office:value="2312504.70537634">
                <text:p>2312504.705376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5344381332397">
                <text:p>1.15344381332397</text:p>
              </table:table-cell>
              <table:table-cell office:value-type="float" office:value="2313690.31617344">
                <text:p>2313690.31617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8174457550049">
                <text:p>1.18174457550049</text:p>
              </table:table-cell>
              <table:table-cell office:value-type="float" office:value="2319089.48567">
                <text:p>2319089.48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1010422706604">
                <text:p>1.21010422706604</text:p>
              </table:table-cell>
              <table:table-cell office:value-type="float" office:value="2314273.84953215">
                <text:p>2314273.84953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3842716217041">
                <text:p>1.23842716217041</text:p>
              </table:table-cell>
              <table:table-cell office:value-type="float" office:value="2317273.96041921">
                <text:p>2317273.96041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6666283607483">
                <text:p>1.26666283607483</text:p>
              </table:table-cell>
              <table:table-cell office:value-type="float" office:value="2324435.40119396">
                <text:p>2324435.40119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9494762420654">
                <text:p>1.29494762420654</text:p>
              </table:table-cell>
              <table:table-cell office:value-type="float" office:value="2320399.20873267">
                <text:p>2320399.20873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2454204559326">
                <text:p>1.32454204559326</text:p>
              </table:table-cell>
              <table:table-cell office:value-type="float" office:value="2217715.26269657">
                <text:p>2217715.262696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285782814026">
                <text:p>1.35285782814026</text:p>
              </table:table-cell>
              <table:table-cell office:value-type="float" office:value="2317859.30306067">
                <text:p>2317859.303060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8124513626099">
                <text:p>1.38124513626099</text:p>
              </table:table-cell>
              <table:table-cell office:value-type="float" office:value="2312019.15027926">
                <text:p>2312019.15027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0953636169434">
                <text:p>1.40953636169434</text:p>
              </table:table-cell>
              <table:table-cell office:value-type="float" office:value="2319871.2319698">
                <text:p>2319871.2319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3786215782166">
                <text:p>1.43786215782166</text:p>
              </table:table-cell>
              <table:table-cell office:value-type="float" office:value="2317039.90613348">
                <text:p>2317039.90613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6619439125061">
                <text:p>1.46619439125061</text:p>
              </table:table-cell>
              <table:table-cell office:value-type="float" office:value="2316513.45682212">
                <text:p>2316513.45682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9449181556702">
                <text:p>1.49449181556702</text:p>
              </table:table-cell>
              <table:table-cell office:value-type="float" office:value="2319363.03693718">
                <text:p>2319363.03693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2283477783203">
                <text:p>1.52283477783203</text:p>
              </table:table-cell>
              <table:table-cell office:value-type="float" office:value="2315636.5727168">
                <text:p>2315636.5727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5118131637573">
                <text:p>1.55118131637573</text:p>
              </table:table-cell>
              <table:table-cell office:value-type="float" office:value="2315344.42552189">
                <text:p>2315344.425521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948422431946">
                <text:p>1.57948422431946</text:p>
              </table:table-cell>
              <table:table-cell office:value-type="float" office:value="2318913.66535536">
                <text:p>2318913.665355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0680627822876">
                <text:p>1.60680627822876</text:p>
              </table:table-cell>
              <table:table-cell office:value-type="float" office:value="2402162.01233889">
                <text:p>2402162.01233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3417291641235">
                <text:p>1.63417291641235</text:p>
              </table:table-cell>
              <table:table-cell office:value-type="float" office:value="2398248.53749651">
                <text:p>2398248.537496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6146969795227">
                <text:p>1.66146969795227</text:p>
              </table:table-cell>
              <table:table-cell office:value-type="float" office:value="2404386.02272668">
                <text:p>2404386.022726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8880796432495">
                <text:p>1.68880796432495</text:p>
              </table:table-cell>
              <table:table-cell office:value-type="float" office:value="2400737.45369555">
                <text:p>2400737.45369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1615815162659">
                <text:p>1.71615815162659</text:p>
              </table:table-cell>
              <table:table-cell office:value-type="float" office:value="2399691.06156998">
                <text:p>2399691.061569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4350690841675">
                <text:p>1.74350690841675</text:p>
              </table:table-cell>
              <table:table-cell office:value-type="float" office:value="2399816.58046012">
                <text:p>2399816.58046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7084064483643">
                <text:p>1.77084064483643</text:p>
              </table:table-cell>
              <table:table-cell office:value-type="float" office:value="2401135.32201734">
                <text:p>2401135.322017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9743909835815">
                <text:p>1.79743909835815</text:p>
              </table:table-cell>
              <table:table-cell office:value-type="float" office:value="2467511.87795127">
                <text:p>2467511.87795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2470703125">
                <text:p>1.82470703125</text:p>
              </table:table-cell>
              <table:table-cell office:value-type="float" office:value="2406929.79039958">
                <text:p>2406929.79039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519778251648">
                <text:p>1.8519778251648</text:p>
              </table:table-cell>
              <table:table-cell office:value-type="float" office:value="2406677.27551538">
                <text:p>2406677.27551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7926912307739">
                <text:p>1.87926912307739</text:p>
              </table:table-cell>
              <table:table-cell office:value-type="float" office:value="2404869.13484991">
                <text:p>2404869.13484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0656685829163">
                <text:p>1.90656685829163</text:p>
              </table:table-cell>
              <table:table-cell office:value-type="float" office:value="2404302.02304031">
                <text:p>2404302.02304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3393206596375">
                <text:p>1.93393206596375</text:p>
              </table:table-cell>
              <table:table-cell office:value-type="float" office:value="2398373.90552196">
                <text:p>2398373.905521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6125555038452">
                <text:p>1.96125555038452</text:p>
              </table:table-cell>
              <table:table-cell office:value-type="float" office:value="2402036.24798653">
                <text:p>2402036.24798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8857736587524">
                <text:p>1.98857736587524</text:p>
              </table:table-cell>
              <table:table-cell office:value-type="float" office:value="2402182.97434465">
                <text:p>2402182.974344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01598238945007">
                <text:p>2.01598238945007</text:p>
              </table:table-cell>
              <table:table-cell office:value-type="float" office:value="2394889.38299187">
                <text:p>2394889.382991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04336023330688">
                <text:p>2.04336023330688</text:p>
              </table:table-cell>
              <table:table-cell office:value-type="float" office:value="2397266.94122667">
                <text:p>2397266.94122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0706787109375">
                <text:p>2.0706787109375</text:p>
              </table:table-cell>
              <table:table-cell office:value-type="float" office:value="2402476.48084341">
                <text:p>2402476.480843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9800314903259">
                <text:p>2.09800314903259</text:p>
              </table:table-cell>
              <table:table-cell office:value-type="float" office:value="2401952.41240064">
                <text:p>2401952.412400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2535881996155">
                <text:p>2.12535881996155</text:p>
              </table:table-cell>
              <table:table-cell office:value-type="float" office:value="2399210.02743642">
                <text:p>2399210.02743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268969535828">
                <text:p>2.15268969535828</text:p>
              </table:table-cell>
              <table:table-cell office:value-type="float" office:value="2401386.67522724">
                <text:p>2401386.675227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8001747131348">
                <text:p>2.18001747131348</text:p>
              </table:table-cell>
              <table:table-cell office:value-type="float" office:value="2401659.03392921">
                <text:p>2401659.03392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0728993415833">
                <text:p>2.20728993415833</text:p>
              </table:table-cell>
              <table:table-cell office:value-type="float" office:value="2406529.99963283">
                <text:p>2406529.999632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3454904556274">
                <text:p>2.23454904556274</text:p>
              </table:table-cell>
              <table:table-cell office:value-type="float" office:value="2407708.71164056">
                <text:p>2407708.71164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6184773445129">
                <text:p>2.26184773445129</text:p>
              </table:table-cell>
              <table:table-cell office:value-type="float" office:value="2404218.02922296">
                <text:p>2404218.029222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8917598724365">
                <text:p>2.28917598724365</text:p>
              </table:table-cell>
              <table:table-cell office:value-type="float" office:value="2401617.12856931">
                <text:p>2401617.12856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1653332710266">
                <text:p>2.31653332710266</text:p>
              </table:table-cell>
              <table:table-cell office:value-type="float" office:value="2399063.66402022">
                <text:p>2399063.664020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4390664100647">
                <text:p>2.34390664100647</text:p>
              </table:table-cell>
              <table:table-cell office:value-type="float" office:value="2397663.65996586">
                <text:p>2397663.65996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71258020401">
                <text:p>2.371258020401</text:p>
              </table:table-cell>
              <table:table-cell office:value-type="float" office:value="2399586.47252441">
                <text:p>2399586.47252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9867162704468">
                <text:p>2.39867162704468</text:p>
              </table:table-cell>
              <table:table-cell office:value-type="float" office:value="2394139.55460467">
                <text:p>2394139.554604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2600226402283">
                <text:p>2.42600226402283</text:p>
              </table:table-cell>
              <table:table-cell office:value-type="float" office:value="2401407.62370347">
                <text:p>2401407.623703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5335745811462">
                <text:p>2.45335745811462</text:p>
              </table:table-cell>
              <table:table-cell office:value-type="float" office:value="2399251.84883559">
                <text:p>2399251.848835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8069667816162">
                <text:p>2.48069667816162</text:p>
              </table:table-cell>
              <table:table-cell office:value-type="float" office:value="2400653.7087443">
                <text:p>2400653.70874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0805807113647">
                <text:p>2.50805807113647</text:p>
              </table:table-cell>
              <table:table-cell office:value-type="float" office:value="2398708.28434499">
                <text:p>2398708.284344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3540325164795">
                <text:p>2.53540325164795</text:p>
              </table:table-cell>
              <table:table-cell office:value-type="float" office:value="2400130.43514046">
                <text:p>2400130.43514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56271910667419">
                <text:p>2.56271910667419</text:p>
              </table:table-cell>
              <table:table-cell office:value-type="float" office:value="2402707.14341325">
                <text:p>2402707.143413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59004616737366">
                <text:p>2.59004616737366</text:p>
              </table:table-cell>
              <table:table-cell office:value-type="float" office:value="2401721.89471113">
                <text:p>2401721.894711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1436462402344">
                <text:p>2.61436462402344</text:p>
              </table:table-cell>
              <table:table-cell office:value-type="float" office:value="2698855.4802302">
                <text:p>2698855.48023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3871812820435">
                <text:p>2.63871812820435</text:p>
              </table:table-cell>
              <table:table-cell office:value-type="float" office:value="2694971.51261919">
                <text:p>2694971.512619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6308236122131">
                <text:p>2.66308236122131</text:p>
              </table:table-cell>
              <table:table-cell office:value-type="float" office:value="2693784.77681988">
                <text:p>2693784.776819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8738508224487">
                <text:p>2.68738508224487</text:p>
              </table:table-cell>
              <table:table-cell office:value-type="float" office:value="2700602.94632749">
                <text:p>2700602.946327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1173000335693">
                <text:p>2.71173000335693</text:p>
              </table:table-cell>
              <table:table-cell office:value-type="float" office:value="2695921.65437274">
                <text:p>2695921.654372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3606824874878">
                <text:p>2.73606824874878</text:p>
              </table:table-cell>
              <table:table-cell office:value-type="float" office:value="2696661.11682765">
                <text:p>2696661.11682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6040816307068">
                <text:p>2.76040816307068</text:p>
              </table:table-cell>
              <table:table-cell office:value-type="float" office:value="2696476.21318653">
                <text:p>2696476.213186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8474950790405">
                <text:p>2.78474950790405</text:p>
              </table:table-cell>
              <table:table-cell office:value-type="float" office:value="2696317.74453205">
                <text:p>2696317.744532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0907464027405">
                <text:p>2.80907464027405</text:p>
              </table:table-cell>
              <table:table-cell office:value-type="float" office:value="2698114.81400022">
                <text:p>2698114.814000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3345246315002">
                <text:p>2.83345246315002</text:p>
              </table:table-cell>
              <table:table-cell office:value-type="float" office:value="2692283.07769345">
                <text:p>2692283.077693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5780501365662">
                <text:p>2.85780501365662</text:p>
              </table:table-cell>
              <table:table-cell office:value-type="float" office:value="2695077.05085078">
                <text:p>2695077.050850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8210916519165">
                <text:p>2.88210916519165</text:p>
              </table:table-cell>
              <table:table-cell office:value-type="float" office:value="2700443.99226989">
                <text:p>2700443.992269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0647315979004">
                <text:p>2.90647315979004</text:p>
              </table:table-cell>
              <table:table-cell office:value-type="float" office:value="2693811.13737156">
                <text:p>2693811.137371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3086218833923">
                <text:p>2.93086218833923</text:p>
              </table:table-cell>
              <table:table-cell office:value-type="float" office:value="2691046.09343565">
                <text:p>2691046.093435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5517992973328">
                <text:p>2.95517992973328</text:p>
              </table:table-cell>
              <table:table-cell office:value-type="float" office:value="2698934.86144555">
                <text:p>2698934.86144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795093536377">
                <text:p>2.9795093536377</text:p>
              </table:table-cell>
              <table:table-cell office:value-type="float" office:value="2697638.88606007">
                <text:p>2697638.886060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0385046005249">
                <text:p>3.00385046005249</text:p>
              </table:table-cell>
              <table:table-cell office:value-type="float" office:value="2696344.15468098">
                <text:p>2696344.154680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2823495864868">
                <text:p>3.02823495864868</text:p>
              </table:table-cell>
              <table:table-cell office:value-type="float" office:value="2691546.01400133">
                <text:p>2691546.014001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5260419845581">
                <text:p>3.05260419845581</text:p>
              </table:table-cell>
              <table:table-cell office:value-type="float" office:value="2693231.32438461">
                <text:p>2693231.324384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7695913314819">
                <text:p>3.07695913314819</text:p>
              </table:table-cell>
              <table:table-cell office:value-type="float" office:value="2694813.22076905">
                <text:p>2694813.220769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0126543045044">
                <text:p>3.10126543045044</text:p>
              </table:table-cell>
              <table:table-cell office:value-type="float" office:value="2700205.59626476">
                <text:p>2700205.59626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2551999092102">
                <text:p>3.12551999092102</text:p>
              </table:table-cell>
              <table:table-cell office:value-type="float" office:value="2705965.34122342">
                <text:p>2705965.341223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4977216720581">
                <text:p>3.14977216720581</text:p>
              </table:table-cell>
              <table:table-cell office:value-type="float" office:value="2706231.3595816">
                <text:p>2706231.3595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17402291297913">
                <text:p>3.17402291297913</text:p>
              </table:table-cell>
              <table:table-cell office:value-type="float" office:value="2706390.99570368">
                <text:p>2706390.995703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9827485084534">
                <text:p>3.19827485084534</text:p>
              </table:table-cell>
              <table:table-cell office:value-type="float" office:value="2706257.96429414">
                <text:p>2706257.96429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2250008583069">
                <text:p>3.22250008583069</text:p>
              </table:table-cell>
              <table:table-cell office:value-type="float" office:value="2709241.00590505">
                <text:p>2709241.005905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4674963951111">
                <text:p>3.24674963951111</text:p>
              </table:table-cell>
              <table:table-cell office:value-type="float" office:value="2706524.0401927">
                <text:p>2706524.04019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27102613449097">
                <text:p>3.27102613449097</text:p>
              </table:table-cell>
              <table:table-cell office:value-type="float" office:value="2703520.42395137">
                <text:p>2703520.423951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2952823638916">
                <text:p>3.2952823638916</text:p>
              </table:table-cell>
              <table:table-cell office:value-type="float" office:value="2705779.1594881">
                <text:p>2705779.15948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196017742157">
                <text:p>3.3196017742157</text:p>
              </table:table-cell>
              <table:table-cell office:value-type="float" office:value="2698749.64587316">
                <text:p>2698749.645873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34397077560425">
                <text:p>3.34397077560425</text:p>
              </table:table-cell>
              <table:table-cell office:value-type="float" office:value="2693257.67410553">
                <text:p>2693257.674105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36834907531738">
                <text:p>3.36834907531738</text:p>
              </table:table-cell>
              <table:table-cell office:value-type="float" office:value="2692230.41689976">
                <text:p>2692230.416899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39277267456055">
                <text:p>3.39277267456055</text:p>
              </table:table-cell>
              <table:table-cell office:value-type="float" office:value="2687237.01803983">
                <text:p>2687237.018039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1711091995239">
                <text:p>3.41711091995239</text:p>
              </table:table-cell>
              <table:table-cell office:value-type="float" office:value="2696661.11682765">
                <text:p>2696661.116827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44149160385132">
                <text:p>3.44149160385132</text:p>
              </table:table-cell>
              <table:table-cell office:value-type="float" office:value="2691967.14382945">
                <text:p>2691967.143829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46584343910217">
                <text:p>3.46584343910217</text:p>
              </table:table-cell>
              <table:table-cell office:value-type="float" office:value="2695156.20994919">
                <text:p>2695156.209949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9016857147217">
                <text:p>3.49016857147217</text:p>
              </table:table-cell>
              <table:table-cell office:value-type="float" office:value="2698114.81400022">
                <text:p>2698114.814000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1450538635254">
                <text:p>3.51450538635254</text:p>
              </table:table-cell>
              <table:table-cell office:value-type="float" office:value="2696819.62584741">
                <text:p>2696819.625847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53883218765259">
                <text:p>3.53883218765259</text:p>
              </table:table-cell>
              <table:table-cell office:value-type="float" office:value="2697929.71095909">
                <text:p>2697929.710959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6315541267395">
                <text:p>3.56315541267395</text:p>
              </table:table-cell>
              <table:table-cell office:value-type="float" office:value="2698326.39143689">
                <text:p>2698326.39143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8745741844177">
                <text:p>3.58745741844177</text:p>
              </table:table-cell>
              <table:table-cell office:value-type="float" office:value="2700682.43037379">
                <text:p>2700682.430373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0979771614075">
                <text:p>3.60979771614075</text:p>
              </table:table-cell>
              <table:table-cell office:value-type="float" office:value="2937830.14373226">
                <text:p>2937830.143732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63213086128235">
                <text:p>3.63213086128235</text:p>
              </table:table-cell>
              <table:table-cell office:value-type="float" office:value="2938771.03219745">
                <text:p>2938771.032197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5445280075073">
                <text:p>3.65445280075073</text:p>
              </table:table-cell>
              <table:table-cell office:value-type="float" office:value="2940246.3031028">
                <text:p>2940246.30310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67674493789673">
                <text:p>3.67674493789673</text:p>
              </table:table-cell>
              <table:table-cell office:value-type="float" office:value="2944177.11366845">
                <text:p>2944177.113668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69906425476074">
                <text:p>3.69906425476074</text:p>
              </table:table-cell>
              <table:table-cell office:value-type="float" office:value="2940591.79319333">
                <text:p>2940591.79319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72137451171875">
                <text:p>3.72137451171875</text:p>
              </table:table-cell>
              <table:table-cell office:value-type="float" office:value="2941785.9293836">
                <text:p>2941785.9293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74372220039368">
                <text:p>3.74372220039368</text:p>
              </table:table-cell>
              <table:table-cell office:value-type="float" office:value="2936858.52504454">
                <text:p>2936858.525044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6606845855713">
                <text:p>3.76606845855713</text:p>
              </table:table-cell>
              <table:table-cell office:value-type="float" office:value="2937046.53011405">
                <text:p>2937046.530114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8841352462769">
                <text:p>3.78841352462769</text:p>
              </table:table-cell>
              <table:table-cell office:value-type="float" office:value="2937203.21939353">
                <text:p>2937203.219393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1077432632446">
                <text:p>3.81077432632446</text:p>
              </table:table-cell>
              <table:table-cell office:value-type="float" office:value="2935136.26613213">
                <text:p>2935136.266132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83313679695129">
                <text:p>3.83313679695129</text:p>
              </table:table-cell>
              <table:table-cell office:value-type="float" office:value="2934917.21443574">
                <text:p>2934917.214435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5549664497375">
                <text:p>3.85549664497375</text:p>
              </table:table-cell>
              <table:table-cell office:value-type="float" office:value="2935261.45321164">
                <text:p>2935261.453211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87786364555359">
                <text:p>3.87786364555359</text:p>
              </table:table-cell>
              <table:table-cell office:value-type="float" office:value="2934322.81032682">
                <text:p>2934322.810326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90023279190063">
                <text:p>3.90023279190063</text:p>
              </table:table-cell>
              <table:table-cell office:value-type="float" office:value="2934041.33451286">
                <text:p>2934041.334512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92257595062256">
                <text:p>3.92257595062256</text:p>
              </table:table-cell>
              <table:table-cell office:value-type="float" office:value="2937453.95701816">
                <text:p>2937453.95701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94502139091492">
                <text:p>3.94502139091492</text:p>
              </table:table-cell>
              <table:table-cell office:value-type="float" office:value="2924068.28046695">
                <text:p>2924068.280466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6734046936035">
                <text:p>3.96734046936035</text:p>
              </table:table-cell>
              <table:table-cell office:value-type="float" office:value="2940623.2054095">
                <text:p>2940623.20540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98968458175659">
                <text:p>3.98968458175659</text:p>
              </table:table-cell>
              <table:table-cell office:value-type="float" office:value="2937328.58285495">
                <text:p>2937328.58285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01201868057251">
                <text:p>4.01201868057251</text:p>
              </table:table-cell>
              <table:table-cell office:value-type="float" office:value="2938645.54558265">
                <text:p>2938645.545582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03425264358521">
                <text:p>4.03425264358521</text:p>
              </table:table-cell>
              <table:table-cell office:value-type="float" office:value="2951880.41657373">
                <text:p>2951880.416573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5654907226563">
                <text:p>4.05654907226563</text:p>
              </table:table-cell>
              <table:table-cell office:value-type="float" office:value="2943610.42930773">
                <text:p>2943610.429307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07887291908264">
                <text:p>4.07887291908264</text:p>
              </table:table-cell>
              <table:table-cell office:value-type="float" office:value="2939995.0885692">
                <text:p>2939995.08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10120844841003">
                <text:p>4.10120844841003</text:p>
              </table:table-cell>
              <table:table-cell office:value-type="float" office:value="2938457.33575287">
                <text:p>2938457.335752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2348246574402">
                <text:p>4.12348246574402</text:p>
              </table:table-cell>
              <table:table-cell office:value-type="float" office:value="2946572.18838842">
                <text:p>2946572.188388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14581060409546">
                <text:p>4.14581060409546</text:p>
              </table:table-cell>
              <table:table-cell office:value-type="float" office:value="2939430.01279217">
                <text:p>2939430.012792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16815519332886">
                <text:p>4.16815519332886</text:p>
              </table:table-cell>
              <table:table-cell office:value-type="float" office:value="2937265.8997866">
                <text:p>2937265.89978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9055485725403">
                <text:p>4.19055485725403</text:p>
              </table:table-cell>
              <table:table-cell office:value-type="float" office:value="2930043.96044747">
                <text:p>2930043.960447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1288394927979">
                <text:p>4.21288394927979</text:p>
              </table:table-cell>
              <table:table-cell office:value-type="float" office:value="2939304.46989483">
                <text:p>2939304.469894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3517847061157">
                <text:p>4.23517847061157</text:p>
              </table:table-cell>
              <table:table-cell office:value-type="float" office:value="2943862.26208962">
                <text:p>2943862.262089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25750160217285">
                <text:p>4.25750160217285</text:p>
              </table:table-cell>
              <table:table-cell office:value-type="float" office:value="2940089.28898857">
                <text:p>2940089.288988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2797327041626">
                <text:p>4.2797327041626</text:p>
              </table:table-cell>
              <table:table-cell office:value-type="float" office:value="2952260.30766591">
                <text:p>2952260.307665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30201292037964">
                <text:p>4.30201292037964</text:p>
              </table:table-cell>
              <table:table-cell office:value-type="float" office:value="2945752.3823221">
                <text:p>2945752.38232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2435965538025">
                <text:p>4.32435965538025</text:p>
              </table:table-cell>
              <table:table-cell office:value-type="float" office:value="2936983.8590831">
                <text:p>2936983.85908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34672570228577">
                <text:p>4.34672570228577</text:p>
              </table:table-cell>
              <table:table-cell office:value-type="float" office:value="2934447.92802473">
                <text:p>2934447.928024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3691029548645">
                <text:p>4.3691029548645</text:p>
              </table:table-cell>
              <table:table-cell office:value-type="float" office:value="2932978.4686065">
                <text:p>2932978.46860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39144444465637">
                <text:p>4.39144444465637</text:p>
              </table:table-cell>
              <table:table-cell office:value-type="float" office:value="2937673.38755909">
                <text:p>2937673.387559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4137659072876">
                <text:p>4.4137659072876</text:p>
              </table:table-cell>
              <table:table-cell office:value-type="float" office:value="2940309.11344435">
                <text:p>2940309.113444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43613052368164">
                <text:p>4.43613052368164</text:p>
              </table:table-cell>
              <table:table-cell office:value-type="float" office:value="2934635.62457891">
                <text:p>2934635.624578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45850419998169">
                <text:p>4.45850419998169</text:p>
              </table:table-cell>
              <table:table-cell office:value-type="float" office:value="2933447.28509623">
                <text:p>2933447.285096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48081254959106">
                <text:p>4.48081254959106</text:p>
              </table:table-cell>
              <table:table-cell office:value-type="float" office:value="2942037.4500684">
                <text:p>2942037.4500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50311183929443">
                <text:p>4.50311183929443</text:p>
              </table:table-cell>
              <table:table-cell office:value-type="float" office:value="2943232.76091094">
                <text:p>2943232.76091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52547216415405">
                <text:p>4.52547216415405</text:p>
              </table:table-cell>
              <table:table-cell office:value-type="float" office:value="2935198.85833707">
                <text:p>2935198.858337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54782032966614">
                <text:p>4.54782032966614</text:p>
              </table:table-cell>
              <table:table-cell office:value-type="float" office:value="2936795.86203659">
                <text:p>2936795.862036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7015943527222">
                <text:p>4.57015943527222</text:p>
              </table:table-cell>
              <table:table-cell office:value-type="float" office:value="2937986.91663554">
                <text:p>2937986.916635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59243750572205">
                <text:p>4.59243750572205</text:p>
              </table:table-cell>
              <table:table-cell office:value-type="float" office:value="2946036.10971629">
                <text:p>2946036.109716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61477494239807">
                <text:p>4.61477494239807</text:p>
              </table:table-cell>
              <table:table-cell office:value-type="float" office:value="2938206.42681183">
                <text:p>2938206.426811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63709163665772">
                <text:p>4.63709163665772</text:p>
              </table:table-cell>
              <table:table-cell office:value-type="float" office:value="2940937.36448618">
                <text:p>2940937.364486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65938186645508">
                <text:p>4.65938186645508</text:p>
              </table:table-cell>
              <table:table-cell office:value-type="float" office:value="2944429.04342618">
                <text:p>2944429.043426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681720495224">
                <text:p>4.681720495224</text:p>
              </table:table-cell>
              <table:table-cell office:value-type="float" office:value="2938049.63048188">
                <text:p>2938049.63048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7040011882782">
                <text:p>4.7040011882782</text:p>
              </table:table-cell>
              <table:table-cell office:value-type="float" office:value="2945689.33921157">
                <text:p>2945689.339211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72639393806458">
                <text:p>4.72639393806458</text:p>
              </table:table-cell>
              <table:table-cell office:value-type="float" office:value="2930948.66088882">
                <text:p>2930948.660888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74872779846191">
                <text:p>4.74872779846191</text:p>
              </table:table-cell>
              <table:table-cell office:value-type="float" office:value="2938676.91623165">
                <text:p>2938676.916231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77106237411499">
                <text:p>4.77106237411499</text:p>
              </table:table-cell>
              <table:table-cell office:value-type="float" office:value="2938582.8062939">
                <text:p>2938582.80629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79337787628174">
                <text:p>4.79337787628174</text:p>
              </table:table-cell>
              <table:table-cell office:value-type="float" office:value="2941094.46919806">
                <text:p>2941094.469198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81573033332825">
                <text:p>4.81573033332825</text:p>
              </table:table-cell>
              <table:table-cell office:value-type="float" office:value="2936232.01527418">
                <text:p>2936232.015274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83809232711792">
                <text:p>4.83809232711792</text:p>
              </table:table-cell>
              <table:table-cell office:value-type="float" office:value="2934979.79729831">
                <text:p>2934979.797298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86045408248901">
                <text:p>4.86045408248901</text:p>
              </table:table-cell>
              <table:table-cell office:value-type="float" office:value="2935011.08973047">
                <text:p>2935011.089730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88277649879456">
                <text:p>4.88277649879456</text:p>
              </table:table-cell>
              <table:table-cell office:value-type="float" office:value="2940183.49544469">
                <text:p>2940183.495444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9051661491394">
                <text:p>4.9051661491394</text:p>
              </table:table-cell>
              <table:table-cell office:value-type="float" office:value="2931354.39764027">
                <text:p>2931354.397640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92754244804382">
                <text:p>4.92754244804382</text:p>
              </table:table-cell>
              <table:table-cell office:value-type="float" office:value="2933103.47168444">
                <text:p>2933103.47168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94993400573731">
                <text:p>4.94993400573731</text:p>
              </table:table-cell>
              <table:table-cell office:value-type="float" office:value="2931104.70019272">
                <text:p>2931104.700192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97230792045593">
                <text:p>4.97230792045593</text:p>
              </table:table-cell>
              <table:table-cell office:value-type="float" office:value="2933416.02600087">
                <text:p>2933416.026000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99468851089478">
                <text:p>4.99468851089478</text:p>
              </table:table-cell>
              <table:table-cell office:value-type="float" office:value="2932541.04172748">
                <text:p>2932541.041727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0170328617096">
                <text:p>5.0170328617096</text:p>
              </table:table-cell>
              <table:table-cell office:value-type="float" office:value="2937297.24098635">
                <text:p>2937297.240986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03939151763916">
                <text:p>5.03939151763916</text:p>
              </table:table-cell>
              <table:table-cell office:value-type="float" office:value="2935417.95207882">
                <text:p>2935417.952078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06171488761902">
                <text:p>5.06171488761902</text:p>
              </table:table-cell>
              <table:table-cell office:value-type="float" office:value="2940057.88817806">
                <text:p>2940057.888178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08406257629395">
                <text:p>5.08406257629395</text:p>
              </table:table-cell>
              <table:table-cell office:value-type="float" office:value="2936858.52504454">
                <text:p>2936858.525044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10644769668579">
                <text:p>5.10644769668579</text:p>
              </table:table-cell>
              <table:table-cell office:value-type="float" office:value="2931947.59961657">
                <text:p>2931947.599616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.12877750396729">
                <text:p>5.12877750396729</text:p>
              </table:table-cell>
              <table:table-cell office:value-type="float" office:value="2939210.31975912">
                <text:p>2939210.31975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15113401412964">
                <text:p>5.15113401412964</text:p>
              </table:table-cell>
              <table:table-cell office:value-type="float" office:value="2935699.69209769">
                <text:p>2935699.692097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17353224754334">
                <text:p>5.17353224754334</text:p>
              </table:table-cell>
              <table:table-cell office:value-type="float" office:value="2930231.0940231">
                <text:p>2930231.09402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19589829444885">
                <text:p>5.19589829444885</text:p>
              </table:table-cell>
              <table:table-cell office:value-type="float" office:value="2934447.92802473">
                <text:p>2934447.928024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21824216842651">
                <text:p>5.21824216842651</text:p>
              </table:table-cell>
              <table:table-cell office:value-type="float" office:value="2937359.9253924">
                <text:p>2937359.92539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24057078361511">
                <text:p>5.24057078361511</text:p>
              </table:table-cell>
              <table:table-cell office:value-type="float" office:value="2939367.24000299">
                <text:p>2939367.240002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26290249824524">
                <text:p>5.26290249824524</text:p>
              </table:table-cell>
              <table:table-cell office:value-type="float" office:value="2938959.28221553">
                <text:p>2938959.282215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28523111343384">
                <text:p>5.28523111343384</text:p>
              </table:table-cell>
              <table:table-cell office:value-type="float" office:value="2939367.24000299">
                <text:p>2939367.240002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30757522583008">
                <text:p>5.30757522583008</text:p>
              </table:table-cell>
              <table:table-cell office:value-type="float" office:value="2937328.58285495">
                <text:p>2937328.582854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32990288734436">
                <text:p>5.32990288734436</text:p>
              </table:table-cell>
              <table:table-cell office:value-type="float" office:value="2939492.78826255">
                <text:p>2939492.788262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.35220432281494">
                <text:p>5.35220432281494</text:p>
              </table:table-cell>
              <table:table-cell office:value-type="float" office:value="2942949.57320476">
                <text:p>2942949.573204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37455630302429">
                <text:p>5.37455630302429</text:p>
              </table:table-cell>
              <table:table-cell office:value-type="float" office:value="2936294.65422235">
                <text:p>2936294.654222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39688801765442">
                <text:p>5.39688801765442</text:p>
              </table:table-cell>
              <table:table-cell office:value-type="float" office:value="2938959.28221553">
                <text:p>2938959.282215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41924571990967">
                <text:p>5.41924571990967</text:p>
              </table:table-cell>
              <table:table-cell office:value-type="float" office:value="2935543.16318848">
                <text:p>2935543.163188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44157409667969">
                <text:p>5.44157409667969</text:p>
              </table:table-cell>
              <table:table-cell office:value-type="float" office:value="2939398.62606244">
                <text:p>2939398.626062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46391916275024">
                <text:p>5.46391916275024</text:p>
              </table:table-cell>
              <table:table-cell office:value-type="float" office:value="2937203.21939353">
                <text:p>2937203.21939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48625993728638">
                <text:p>5.48625993728638</text:p>
              </table:table-cell>
              <table:table-cell office:value-type="float" office:value="2937767.43925553">
                <text:p>2937767.439255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50861740112305">
                <text:p>5.50861740112305</text:p>
              </table:table-cell>
              <table:table-cell office:value-type="float" office:value="2935574.46763495">
                <text:p>2935574.46763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.53095078468323">
                <text:p>5.53095078468323</text:p>
              </table:table-cell>
              <table:table-cell office:value-type="float" office:value="2938739.65953903">
                <text:p>2938739.659539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55329203605652">
                <text:p>5.55329203605652</text:p>
              </table:table-cell>
              <table:table-cell office:value-type="float" office:value="2937704.73745545">
                <text:p>2937704.737455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.57561898231506">
                <text:p>5.57561898231506</text:p>
              </table:table-cell>
              <table:table-cell office:value-type="float" office:value="2939586.95649574">
                <text:p>2939586.956495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.59694147109985">
                <text:p>5.59694147109985</text:p>
              </table:table-cell>
              <table:table-cell office:value-type="float" office:value="3078064.69790793">
                <text:p>3078064.697907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61726999282837">
                <text:p>5.61726999282837</text:p>
              </table:table-cell>
              <table:table-cell office:value-type="float" office:value="3228567.27491086">
                <text:p>3228567.274910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63764977455139">
                <text:p>5.63764977455139</text:p>
              </table:table-cell>
              <table:table-cell office:value-type="float" office:value="3220446.66091087">
                <text:p>3220446.660910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.65803050994873">
                <text:p>5.65803050994873</text:p>
              </table:table-cell>
              <table:table-cell office:value-type="float" office:value="3220295.96677702">
                <text:p>3220295.966777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67837643623352">
                <text:p>5.67837643623352</text:p>
              </table:table-cell>
              <table:table-cell office:value-type="float" office:value="3225805.45517185">
                <text:p>3225805.455171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.69870257377625">
                <text:p>5.69870257377625</text:p>
              </table:table-cell>
              <table:table-cell office:value-type="float" office:value="3228945.97471086">
                <text:p>3228945.974710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71909070014954">
                <text:p>5.71909070014954</text:p>
              </table:table-cell>
              <table:table-cell office:value-type="float" office:value="3219128.56524078">
                <text:p>3219128.565240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73954057693481">
                <text:p>5.73954057693481</text:p>
              </table:table-cell>
              <table:table-cell office:value-type="float" office:value="3209408.09028482">
                <text:p>3209408.090284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.75982022285461">
                <text:p>5.75982022285461</text:p>
              </table:table-cell>
              <table:table-cell office:value-type="float" office:value="3236348.41848599">
                <text:p>3236348.418485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78011846542358">
                <text:p>5.78011846542358</text:p>
              </table:table-cell>
              <table:table-cell office:value-type="float" office:value="3233383.37183598">
                <text:p>3233383.371835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.80041527748108">
                <text:p>5.80041527748108</text:p>
              </table:table-cell>
              <table:table-cell office:value-type="float" office:value="3233611.2594472">
                <text:p>3233611.25944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.8207573890686">
                <text:p>5.8207573890686</text:p>
              </table:table-cell>
              <table:table-cell office:value-type="float" office:value="3226410.3811254">
                <text:p>3226410.38112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.84111475944519">
                <text:p>5.84111475944519</text:p>
              </table:table-cell>
              <table:table-cell office:value-type="float" office:value="3223992.037571">
                <text:p>3223992.0375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8613772392273">
                <text:p>5.8613772392273</text:p>
              </table:table-cell>
              <table:table-cell office:value-type="float" office:value="3239090.21530352">
                <text:p>3239090.215303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88172316551209">
                <text:p>5.88172316551209</text:p>
              </table:table-cell>
              <table:table-cell office:value-type="float" office:value="3225805.45517185">
                <text:p>3225805.455171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.90200114250183">
                <text:p>5.90200114250183</text:p>
              </table:table-cell>
              <table:table-cell office:value-type="float" office:value="3236614.77834736">
                <text:p>3236614.778347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.92234182357788">
                <text:p>5.92234182357788</text:p>
              </table:table-cell>
              <table:table-cell office:value-type="float" office:value="3226637.2868546">
                <text:p>3226637.28685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94267725944519">
                <text:p>5.94267725944519</text:p>
              </table:table-cell>
              <table:table-cell office:value-type="float" office:value="3227469.54765338">
                <text:p>3227469.547653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.96301579475403">
                <text:p>5.96301579475403</text:p>
              </table:table-cell>
              <table:table-cell office:value-type="float" office:value="3226977.70529623">
                <text:p>3226977.705296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98334908485413">
                <text:p>5.98334908485413</text:p>
              </table:table-cell>
              <table:table-cell office:value-type="float" office:value="3227810.14173819">
                <text:p>3227810.141738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00366115570068">
                <text:p>6.00366115570068</text:p>
              </table:table-cell>
              <table:table-cell office:value-type="float" office:value="3231182.1131287">
                <text:p>3231182.11312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.02398037910461">
                <text:p>6.02398037910461</text:p>
              </table:table-cell>
              <table:table-cell office:value-type="float" office:value="3230044.70669404">
                <text:p>3230044.706694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.04495429992676">
                <text:p>6.04495429992676</text:p>
              </table:table-cell>
              <table:table-cell office:value-type="float" office:value="3129219.40330336">
                <text:p>3129219.403303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.06534242630005">
                <text:p>6.06534242630005</text:p>
              </table:table-cell>
              <table:table-cell office:value-type="float" office:value="3219128.56524078">
                <text:p>3219128.565240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.08583545684814">
                <text:p>6.08583545684814</text:p>
              </table:table-cell>
              <table:table-cell office:value-type="float" office:value="3202649.79091142">
                <text:p>3202649.790911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.10602521896362">
                <text:p>6.10602521896362</text:p>
              </table:table-cell>
              <table:table-cell office:value-type="float" office:value="3250756.47868496">
                <text:p>3250756.478684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.12622308731079">
                <text:p>6.12622308731079</text:p>
              </table:table-cell>
              <table:table-cell office:value-type="float" office:value="3249451.81698853">
                <text:p>3249451.816988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.14648246765137">
                <text:p>6.14648246765137</text:p>
              </table:table-cell>
              <table:table-cell office:value-type="float" office:value="3239585.75714925">
                <text:p>3239585.757149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1666886806488">
                <text:p>6.1666886806488</text:p>
              </table:table-cell>
              <table:table-cell office:value-type="float" office:value="3248109.87632004">
                <text:p>3248109.876320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.18697333335876">
                <text:p>6.18697333335876</text:p>
              </table:table-cell>
              <table:table-cell office:value-type="float" office:value="3235549.60188058">
                <text:p>3235549.601880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.20733571052551">
                <text:p>6.20733571052551</text:p>
              </table:table-cell>
              <table:table-cell office:value-type="float" office:value="3223199.30833899">
                <text:p>3223199.3083389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2275812625885">
                <text:p>6.2275812625885</text:p>
              </table:table-cell>
              <table:table-cell office:value-type="float" office:value="3241798.48471431">
                <text:p>3241798.484714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24781322479248">
                <text:p>6.24781322479248</text:p>
              </table:table-cell>
              <table:table-cell office:value-type="float" office:value="3243976.00876748">
                <text:p>3243976.00876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.26804733276367">
                <text:p>6.26804733276367</text:p>
              </table:table-cell>
              <table:table-cell office:value-type="float" office:value="3243631.99472121">
                <text:p>3243631.994721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28829908370972">
                <text:p>6.28829908370972</text:p>
              </table:table-cell>
              <table:table-cell office:value-type="float" office:value="3240806.19867674">
                <text:p>3240806.198676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3085081577301">
                <text:p>6.3085081577301</text:p>
              </table:table-cell>
              <table:table-cell office:value-type="float" office:value="3247650.03749277">
                <text:p>3247650.037492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.32877683639526">
                <text:p>6.32877683639526</text:p>
              </table:table-cell>
              <table:table-cell office:value-type="float" office:value="3238099.58627504">
                <text:p>3238099.586275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.34902453422546">
                <text:p>6.34902453422546</text:p>
              </table:table-cell>
              <table:table-cell office:value-type="float" office:value="3241454.93232852">
                <text:p>3241454.932328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36926174163818">
                <text:p>6.36926174163818</text:p>
              </table:table-cell>
              <table:table-cell office:value-type="float" office:value="3243135.21433536">
                <text:p>3243135.214335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38952112197876">
                <text:p>6.38952112197876</text:p>
              </table:table-cell>
              <table:table-cell office:value-type="float" office:value="3239585.75714925">
                <text:p>3239585.757149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40976023674011">
                <text:p>6.40976023674011</text:p>
              </table:table-cell>
              <table:table-cell office:value-type="float" office:value="3242829.57895605">
                <text:p>3242829.578956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.43002152442932">
                <text:p>6.43002152442932</text:p>
              </table:table-cell>
              <table:table-cell office:value-type="float" office:value="3239280.79037914">
                <text:p>3239280.790379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45027327537537">
                <text:p>6.45027327537537</text:p>
              </table:table-cell>
              <table:table-cell office:value-type="float" office:value="3240806.19867674">
                <text:p>3240806.198676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47051215171814">
                <text:p>6.47051215171814</text:p>
              </table:table-cell>
              <table:table-cell office:value-type="float" office:value="3242867.78022807">
                <text:p>3242867.780228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.49078297615051">
                <text:p>6.49078297615051</text:p>
              </table:table-cell>
              <table:table-cell office:value-type="float" office:value="3237756.81738844">
                <text:p>3237756.817388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51100182533264">
                <text:p>6.51100182533264</text:p>
              </table:table-cell>
              <table:table-cell office:value-type="float" office:value="3246079.90340078">
                <text:p>3246079.90340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.53124237060547">
                <text:p>6.53124237060547</text:p>
              </table:table-cell>
              <table:table-cell office:value-type="float" office:value="3242600.39022322">
                <text:p>3242600.390223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.55148649215698">
                <text:p>6.55148649215698</text:p>
              </table:table-cell>
              <table:table-cell office:value-type="float" office:value="3242027.56009893">
                <text:p>3242027.560098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57174348831177">
                <text:p>6.57174348831177</text:p>
              </table:table-cell>
              <table:table-cell office:value-type="float" office:value="3239967.04637258">
                <text:p>3239967.046372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.59201121330261">
                <text:p>6.59201121330261</text:p>
              </table:table-cell>
              <table:table-cell office:value-type="float" office:value="3238251.95129927">
                <text:p>3238251.951299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61124706268311">
                <text:p>6.61124706268311</text:p>
              </table:table-cell>
              <table:table-cell office:value-type="float" office:value="3411962.66937693">
                <text:p>3411962.669376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63049936294556">
                <text:p>6.63049936294556</text:p>
              </table:table-cell>
              <table:table-cell office:value-type="float" office:value="3409047.18424768">
                <text:p>3409047.184247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64975953102112">
                <text:p>6.64975953102112</text:p>
              </table:table-cell>
              <table:table-cell office:value-type="float" office:value="3407654.582375">
                <text:p>3407654.5823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66908359527588">
                <text:p>6.66908359527588</text:p>
              </table:table-cell>
              <table:table-cell office:value-type="float" office:value="3396386.96781039">
                <text:p>3396386.967810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68763184547424">
                <text:p>6.68763184547424</text:p>
              </table:table-cell>
              <table:table-cell office:value-type="float" office:value="3538446.98546216">
                <text:p>3538446.985462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70695447921753">
                <text:p>6.70695447921753</text:p>
              </table:table-cell>
              <table:table-cell office:value-type="float" office:value="3396638.41233882">
                <text:p>3396638.412338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72626924514771">
                <text:p>6.72626924514771</text:p>
              </table:table-cell>
              <table:table-cell office:value-type="float" office:value="3398022.02300894">
                <text:p>3398022.023008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74557185173035">
                <text:p>6.74557185173035</text:p>
              </table:table-cell>
              <table:table-cell office:value-type="float" office:value="3400162.54898037">
                <text:p>3400162.548980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76498770713806">
                <text:p>6.76498770713806</text:p>
              </table:table-cell>
              <table:table-cell office:value-type="float" office:value="3380330.07672283">
                <text:p>3380330.076722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78433728218079">
                <text:p>6.78433728218079</text:p>
              </table:table-cell>
              <table:table-cell office:value-type="float" office:value="3391909.11712955">
                <text:p>3391909.117129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.80367469787598">
                <text:p>6.80367469787598</text:p>
              </table:table-cell>
              <table:table-cell office:value-type="float" office:value="3394041.94616987">
                <text:p>3394041.946169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82297396659851">
                <text:p>6.82297396659851</text:p>
              </table:table-cell>
              <table:table-cell office:value-type="float" office:value="3400750.61618096">
                <text:p>3400750.616180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.84230852127075">
                <text:p>6.84230852127075</text:p>
              </table:table-cell>
              <table:table-cell office:value-type="float" office:value="3394544.17816142">
                <text:p>3394544.178161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86164021492004">
                <text:p>6.86164021492004</text:p>
              </table:table-cell>
              <table:table-cell office:value-type="float" office:value="3395046.55881011">
                <text:p>3395046.558810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.88093161582947">
                <text:p>6.88093161582947</text:p>
              </table:table-cell>
              <table:table-cell office:value-type="float" office:value="3402137.57975134">
                <text:p>3402137.579751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.90024542808533">
                <text:p>6.90024542808533</text:p>
              </table:table-cell>
              <table:table-cell office:value-type="float" office:value="3398189.80999407">
                <text:p>3398189.809994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.91950297355652">
                <text:p>6.91950297355652</text:p>
              </table:table-cell>
              <table:table-cell office:value-type="float" office:value="3408118.65656416">
                <text:p>3408118.656564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93875479698181">
                <text:p>6.93875479698181</text:p>
              </table:table-cell>
              <table:table-cell office:value-type="float" office:value="3409131.62094417">
                <text:p>3409131.620944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9580078125">
                <text:p>6.9580078125</text:p>
              </table:table-cell>
              <table:table-cell office:value-type="float" office:value="3408920.53704506">
                <text:p>3408920.537045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97733044624329">
                <text:p>6.97733044624329</text:p>
              </table:table-cell>
              <table:table-cell office:value-type="float" office:value="3396638.41233882">
                <text:p>3396638.412338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99662828445435">
                <text:p>6.99662828445435</text:p>
              </table:table-cell>
              <table:table-cell office:value-type="float" office:value="3401002.7072559">
                <text:p>3401002.70725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01591300964356">
                <text:p>7.01591300964356</text:p>
              </table:table-cell>
              <table:table-cell office:value-type="float" office:value="3403315.28482061">
                <text:p>3403315.284820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03522038459778">
                <text:p>7.03522038459778</text:p>
              </table:table-cell>
              <table:table-cell office:value-type="float" office:value="3399322.80569516">
                <text:p>3399322.805695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05453705787659">
                <text:p>7.05453705787659</text:p>
              </table:table-cell>
              <table:table-cell office:value-type="float" office:value="3397686.49874105">
                <text:p>3397686.49874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07378959655762">
                <text:p>7.07378959655762</text:p>
              </table:table-cell>
              <table:table-cell office:value-type="float" office:value="3409004.96746789">
                <text:p>3409004.967467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09306955337524">
                <text:p>7.09306955337524</text:p>
              </table:table-cell>
              <table:table-cell office:value-type="float" office:value="3404157.00205278">
                <text:p>3404157.002052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1237573623657">
                <text:p>7.11237573623657</text:p>
              </table:table-cell>
              <table:table-cell office:value-type="float" office:value="3399532.70262794">
                <text:p>3399532.702627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3168931007385">
                <text:p>7.13168931007385</text:p>
              </table:table-cell>
              <table:table-cell office:value-type="float" office:value="3398231.75932944">
                <text:p>3398231.759329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5107893943787">
                <text:p>7.15107893943787</text:p>
              </table:table-cell>
              <table:table-cell office:value-type="float" office:value="3384902.24685832">
                <text:p>3384902.246858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704466342926">
                <text:p>7.1704466342926</text:p>
              </table:table-cell>
              <table:table-cell office:value-type="float" office:value="3388735.7526159">
                <text:p>3388735.75261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8980145454407">
                <text:p>7.18980145454407</text:p>
              </table:table-cell>
              <table:table-cell office:value-type="float" office:value="3390989.90056664">
                <text:p>3390989.900566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20911955833435">
                <text:p>7.20911955833435</text:p>
              </table:table-cell>
              <table:table-cell office:value-type="float" office:value="3397434.89902007">
                <text:p>3397434.899020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22841620445251">
                <text:p>7.22841620445251</text:p>
              </table:table-cell>
              <table:table-cell office:value-type="float" office:value="3401212.81170307">
                <text:p>3401212.811703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24779748916626">
                <text:p>7.24779748916626</text:p>
              </table:table-cell>
              <table:table-cell office:value-type="float" office:value="3386359.62318092">
                <text:p>3386359.623180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26709794998169">
                <text:p>7.26709794998169</text:p>
              </table:table-cell>
              <table:table-cell office:value-type="float" office:value="3400540.56883091">
                <text:p>3400540.568830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28639316558838">
                <text:p>7.28639316558838</text:p>
              </table:table-cell>
              <table:table-cell office:value-type="float" office:value="3401464.97130854">
                <text:p>3401464.971308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30568146705627">
                <text:p>7.30568146705627</text:p>
              </table:table-cell>
              <table:table-cell office:value-type="float" office:value="3402684.27000902">
                <text:p>3402684.270009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32497525215149">
                <text:p>7.32497525215149</text:p>
              </table:table-cell>
              <table:table-cell office:value-type="float" office:value="3401717.16830606">
                <text:p>3401717.168306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34426951408386">
                <text:p>7.34426951408386</text:p>
              </table:table-cell>
              <table:table-cell office:value-type="float" office:value="3401633.09848504">
                <text:p>3401633.098485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36354446411133">
                <text:p>7.36354446411133</text:p>
              </table:table-cell>
              <table:table-cell office:value-type="float" office:value="3405041.25336137">
                <text:p>3405041.2533613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38282322883606">
                <text:p>7.38282322883606</text:p>
              </table:table-cell>
              <table:table-cell office:value-type="float" office:value="3404367.49641978">
                <text:p>3404367.496419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40208005905151">
                <text:p>7.40208005905151</text:p>
              </table:table-cell>
              <table:table-cell office:value-type="float" office:value="3408245.24419022">
                <text:p>3408245.244190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42133045196533">
                <text:p>7.42133045196533</text:p>
              </table:table-cell>
              <table:table-cell office:value-type="float" office:value="3409384.95613188">
                <text:p>3409384.956131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44057273864746">
                <text:p>7.44057273864746</text:p>
              </table:table-cell>
              <table:table-cell office:value-type="float" office:value="3410821.23368191">
                <text:p>3410821.233681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45980668067932">
                <text:p>7.45980668067932</text:p>
              </table:table-cell>
              <table:table-cell office:value-type="float" office:value="3412301.01927535">
                <text:p>3412301.0192753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47906732559204">
                <text:p>7.47906732559204</text:p>
              </table:table-cell>
              <table:table-cell office:value-type="float" office:value="3407570.21882775">
                <text:p>3407570.218827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49826288223267">
                <text:p>7.49826288223267</text:p>
              </table:table-cell>
              <table:table-cell office:value-type="float" office:value="3419124.60413355">
                <text:p>3419124.604133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51743483543396">
                <text:p>7.51743483543396</text:p>
              </table:table-cell>
              <table:table-cell office:value-type="float" office:value="3423334.03962046">
                <text:p>3423334.039620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53660273551941">
                <text:p>7.53660273551941</text:p>
              </table:table-cell>
              <table:table-cell office:value-type="float" office:value="3424057.91492114">
                <text:p>3424057.914921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55576801300049">
                <text:p>7.55576801300049</text:p>
              </table:table-cell>
              <table:table-cell office:value-type="float" office:value="3424526.46797288">
                <text:p>3424526.467972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7499289512634">
                <text:p>7.57499289512634</text:p>
              </table:table-cell>
              <table:table-cell office:value-type="float" office:value="3413909.09813357">
                <text:p>3413909.098133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597284078598">
                <text:p>10.597284078598</text:p>
              </table:table-cell>
              <table:table-cell office:value-type="float" office:value="21715.9750718027">
                <text:p>21715.97507180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6255960464478">
                <text:p>10.6255960464478</text:p>
              </table:table-cell>
              <table:table-cell office:value-type="float" office:value="2318171.60673353">
                <text:p>2318171.606733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6539311408997">
                <text:p>10.6539311408997</text:p>
              </table:table-cell>
              <table:table-cell office:value-type="float" office:value="2316279.55613146">
                <text:p>2316279.556131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6823117733002">
                <text:p>10.6823117733002</text:p>
              </table:table-cell>
              <table:table-cell office:value-type="float" office:value="2312562.98569352">
                <text:p>2312562.985693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7106578350067">
                <text:p>10.7106578350067</text:p>
              </table:table-cell>
              <table:table-cell office:value-type="float" office:value="2315383.37422198">
                <text:p>2315383.374221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7390415668488">
                <text:p>10.7390415668488</text:p>
              </table:table-cell>
              <table:table-cell office:value-type="float" office:value="2312310.45886602">
                <text:p>2312310.458866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7674260139465">
                <text:p>10.7674260139465</text:p>
              </table:table-cell>
              <table:table-cell office:value-type="float" office:value="2312252.19127615">
                <text:p>2312252.191276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7958319187164">
                <text:p>10.7958319187164</text:p>
              </table:table-cell>
              <table:table-cell office:value-type="float" office:value="2310505.52804613">
                <text:p>2310505.528046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8241798877716">
                <text:p>10.8241798877716</text:p>
              </table:table-cell>
              <table:table-cell office:value-type="float" office:value="2315227.58728343">
                <text:p>2315227.587283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8525376319885">
                <text:p>10.8525376319885</text:p>
              </table:table-cell>
              <table:table-cell office:value-type="float" office:value="2314429.50814269">
                <text:p>2314429.5081426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8808963298798">
                <text:p>10.8808963298798</text:p>
              </table:table-cell>
              <table:table-cell office:value-type="float" office:value="2314351.6762201">
                <text:p>2314351.67622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9092564582825">
                <text:p>10.9092564582825</text:p>
              </table:table-cell>
              <table:table-cell office:value-type="float" office:value="2314234.938151">
                <text:p>2314234.9381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9376063346863">
                <text:p>10.9376063346863</text:p>
              </table:table-cell>
              <table:table-cell office:value-type="float" office:value="2315071.82130723">
                <text:p>2315071.821307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9659361839294">
                <text:p>10.9659361839294</text:p>
              </table:table-cell>
              <table:table-cell office:value-type="float" office:value="2316708.41015283">
                <text:p>2316708.410152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9941930770874">
                <text:p>10.9941930770874</text:p>
              </table:table-cell>
              <table:table-cell office:value-type="float" office:value="2322689.88784826">
                <text:p>2322689.887848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.0224628448486">
                <text:p>11.0224628448486</text:p>
              </table:table-cell>
              <table:table-cell office:value-type="float" office:value="2321632.08959957">
                <text:p>2321632.089599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.0507128238678">
                <text:p>11.0507128238678</text:p>
              </table:table-cell>
              <table:table-cell office:value-type="float" office:value="2323258.36261594">
                <text:p>2323258.3626159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.0789666175842">
                <text:p>11.0789666175842</text:p>
              </table:table-cell>
              <table:table-cell office:value-type="float" office:value="2322944.68695836">
                <text:p>2322944.686958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.1072719097137">
                <text:p>11.1072719097137</text:p>
              </table:table-cell>
              <table:table-cell office:value-type="float" office:value="2318718.34071479">
                <text:p>2318718.340714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.1355781555176">
                <text:p>11.1355781555176</text:p>
              </table:table-cell>
              <table:table-cell office:value-type="float" office:value="2318640.22007159">
                <text:p>2318640.220071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1.163907289505">
                <text:p>11.163907289505</text:p>
              </table:table-cell>
              <table:table-cell office:value-type="float" office:value="2316766.9025509">
                <text:p>2316766.90255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1.1922867298126">
                <text:p>11.1922867298126</text:p>
              </table:table-cell>
              <table:table-cell office:value-type="float" office:value="2312660.12608374">
                <text:p>2312660.126083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1.2206583023071">
                <text:p>11.2206583023071</text:p>
              </table:table-cell>
              <table:table-cell office:value-type="float" office:value="2313301.4573904">
                <text:p>2313301.45739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.2489938735962">
                <text:p>11.2489938735962</text:p>
              </table:table-cell>
              <table:table-cell office:value-type="float" office:value="2316240.57727518">
                <text:p>2316240.577275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2774789333344">
                <text:p>11.2774789333344</text:p>
              </table:table-cell>
              <table:table-cell office:value-type="float" office:value="2304085.03978238">
                <text:p>2304085.039782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3058207035065">
                <text:p>11.3058207035065</text:p>
              </table:table-cell>
              <table:table-cell office:value-type="float" office:value="2315733.97149923">
                <text:p>2315733.971499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3341348171234">
                <text:p>11.3341348171234</text:p>
              </table:table-cell>
              <table:table-cell office:value-type="float" office:value="2317995.92556291">
                <text:p>2317995.925562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3623988628387">
                <text:p>11.3623988628387</text:p>
              </table:table-cell>
              <table:table-cell office:value-type="float" office:value="2322102.10318183">
                <text:p>2322102.103181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390745639801">
                <text:p>11.390745639801</text:p>
              </table:table-cell>
              <table:table-cell office:value-type="float" office:value="2315324.95166323">
                <text:p>2315324.951663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4190449714661">
                <text:p>11.4190449714661</text:p>
              </table:table-cell>
              <table:table-cell office:value-type="float" office:value="2319206.71402575">
                <text:p>2319206.714025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4473848342896">
                <text:p>11.4473848342896</text:p>
              </table:table-cell>
              <table:table-cell office:value-type="float" office:value="2315889.82659465">
                <text:p>2315889.826594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4756684303284">
                <text:p>11.4756684303284</text:p>
              </table:table-cell>
              <table:table-cell office:value-type="float" office:value="2320497.0085813">
                <text:p>2320497.00858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5039999485016">
                <text:p>11.5039999485016</text:p>
              </table:table-cell>
              <table:table-cell office:value-type="float" office:value="2316571.93937609">
                <text:p>2316571.939376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5323390960693">
                <text:p>11.5323390960693</text:p>
              </table:table-cell>
              <table:table-cell office:value-type="float" office:value="2315948.2776642">
                <text:p>2315948.27766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5606827735901">
                <text:p>11.5606827735901</text:p>
              </table:table-cell>
              <table:table-cell office:value-type="float" office:value="2315578.13737992">
                <text:p>2315578.1373799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5889520645142">
                <text:p>11.5889520645142</text:p>
              </table:table-cell>
              <table:table-cell office:value-type="float" office:value="2321671.25013072">
                <text:p>2321671.250130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6162664890289">
                <text:p>11.6162664890289</text:p>
              </table:table-cell>
              <table:table-cell office:value-type="float" office:value="2402832.97802994">
                <text:p>2402832.978029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6435887813568">
                <text:p>11.6435887813568</text:p>
              </table:table-cell>
              <table:table-cell office:value-type="float" office:value="2402141.05069896">
                <text:p>2402141.050698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6709356307983">
                <text:p>11.6709356307983</text:p>
              </table:table-cell>
              <table:table-cell office:value-type="float" office:value="2399983.9594075">
                <text:p>2399983.95940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6983058452606">
                <text:p>11.6983058452606</text:p>
              </table:table-cell>
              <table:table-cell office:value-type="float" office:value="2397935.17476633">
                <text:p>2397935.174766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725625038147">
                <text:p>11.725625038147</text:p>
              </table:table-cell>
              <table:table-cell office:value-type="float" office:value="2402413.58055592">
                <text:p>2402413.580555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7529745101929">
                <text:p>11.7529745101929</text:p>
              </table:table-cell>
              <table:table-cell office:value-type="float" office:value="2399753.81937374">
                <text:p>2399753.819373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7802927494049">
                <text:p>11.7802927494049</text:p>
              </table:table-cell>
              <table:table-cell office:value-type="float" office:value="2402497.44833786">
                <text:p>2402497.448337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8076341152191">
                <text:p>11.8076341152191</text:p>
              </table:table-cell>
              <table:table-cell office:value-type="float" office:value="2400465.30396414">
                <text:p>2400465.303964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8350036144257">
                <text:p>11.8350036144257</text:p>
              </table:table-cell>
              <table:table-cell office:value-type="float" office:value="2397997.840761">
                <text:p>2397997.8407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8623101711273">
                <text:p>11.8623101711273</text:p>
              </table:table-cell>
              <table:table-cell office:value-type="float" office:value="2403525.30408969">
                <text:p>2403525.304089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8895819187164">
                <text:p>11.8895819187164</text:p>
              </table:table-cell>
              <table:table-cell office:value-type="float" office:value="2406593.11566101">
                <text:p>2406593.115661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9168367385864">
                <text:p>11.9168367385864</text:p>
              </table:table-cell>
              <table:table-cell office:value-type="float" office:value="2408087.82861392">
                <text:p>2408087.828613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9440648555756">
                <text:p>11.9440648555756</text:p>
              </table:table-cell>
              <table:table-cell office:value-type="float" office:value="2410449.46391951">
                <text:p>2410449.46391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9712853431702">
                <text:p>11.9712853431702</text:p>
              </table:table-cell>
              <table:table-cell office:value-type="float" office:value="2411125.06790691">
                <text:p>2411125.067906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998547077179">
                <text:p>11.998547077179</text:p>
              </table:table-cell>
              <table:table-cell office:value-type="float" office:value="2407477.08780522">
                <text:p>2407477.0878052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2.0257766246796">
                <text:p>12.0257766246796</text:p>
              </table:table-cell>
              <table:table-cell office:value-type="float" office:value="2410322.83031985">
                <text:p>2410322.830319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.0530321598053">
                <text:p>12.0530321598053</text:p>
              </table:table-cell>
              <table:table-cell office:value-type="float" office:value="2408024.63416085">
                <text:p>2408024.634160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.0803847312927">
                <text:p>12.0803847312927</text:p>
              </table:table-cell>
              <table:table-cell office:value-type="float" office:value="2399481.89259534">
                <text:p>2399481.892595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107706785202">
                <text:p>12.107706785202</text:p>
              </table:table-cell>
              <table:table-cell office:value-type="float" office:value="2402162.01233889">
                <text:p>2402162.012338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1350417137146">
                <text:p>12.1350417137146</text:p>
              </table:table-cell>
              <table:table-cell office:value-type="float" office:value="2401030.60704224">
                <text:p>2401030.607042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1623737812042">
                <text:p>12.1623737812042</text:p>
              </table:table-cell>
              <table:table-cell office:value-type="float" office:value="2401281.93832814">
                <text:p>2401281.938328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1897125244141">
                <text:p>12.1897125244141</text:p>
              </table:table-cell>
              <table:table-cell office:value-type="float" office:value="2400695.58048959">
                <text:p>2400695.580489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2171452045441">
                <text:p>12.2171452045441</text:p>
              </table:table-cell>
              <table:table-cell office:value-type="float" office:value="2392474.94918348">
                <text:p>2392474.949183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2444822788239">
                <text:p>12.2444822788239</text:p>
              </table:table-cell>
              <table:table-cell office:value-type="float" office:value="2400842.14310134">
                <text:p>2400842.143101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2718040943146">
                <text:p>12.2718040943146</text:p>
              </table:table-cell>
              <table:table-cell office:value-type="float" office:value="2402182.97434465">
                <text:p>2402182.9743446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99161195755">
                <text:p>12.299161195755</text:p>
              </table:table-cell>
              <table:table-cell office:value-type="float" office:value="2399084.57198633">
                <text:p>2399084.571986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3265156745911">
                <text:p>12.3265156745911</text:p>
              </table:table-cell>
              <table:table-cell office:value-type="float" office:value="2399314.58366817">
                <text:p>2399314.583668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3538551330566">
                <text:p>12.3538551330566</text:p>
              </table:table-cell>
              <table:table-cell office:value-type="float" office:value="2400632.77341938">
                <text:p>2400632.7734193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811447620392">
                <text:p>12.3811447620392</text:p>
              </table:table-cell>
              <table:table-cell office:value-type="float" office:value="2405016.20751173">
                <text:p>2405016.207511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4084572792053">
                <text:p>12.4084572792053</text:p>
              </table:table-cell>
              <table:table-cell office:value-type="float" office:value="2403000.77802317">
                <text:p>2403000.778023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435791015625">
                <text:p>12.435791015625</text:p>
              </table:table-cell>
              <table:table-cell office:value-type="float" office:value="2401135.32201734">
                <text:p>2401135.322017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631016254425">
                <text:p>12.4631016254425</text:p>
              </table:table-cell>
              <table:table-cell office:value-type="float" office:value="2403168.6014544">
                <text:p>2403168.60145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903817176819">
                <text:p>12.4903817176819</text:p>
              </table:table-cell>
              <table:table-cell office:value-type="float" office:value="2405856.96793421">
                <text:p>2405856.967934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5177953243256">
                <text:p>12.5177953243256</text:p>
              </table:table-cell>
              <table:table-cell office:value-type="float" office:value="2394139.55460467">
                <text:p>2394139.554604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451691150665">
                <text:p>12.5451691150665</text:p>
              </table:table-cell>
              <table:table-cell office:value-type="float" office:value="2397621.89391538">
                <text:p>2397621.893915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725011825562">
                <text:p>12.5725011825562</text:p>
              </table:table-cell>
              <table:table-cell office:value-type="float" office:value="2401281.93832814">
                <text:p>2401281.938328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5988283157349">
                <text:p>12.5988283157349</text:p>
              </table:table-cell>
              <table:table-cell office:value-type="float" office:value="2492941.39071216">
                <text:p>2492941.390712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231744289398">
                <text:p>12.6231744289398</text:p>
              </table:table-cell>
              <table:table-cell office:value-type="float" office:value="2695789.65017872">
                <text:p>2695789.650178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475419998169">
                <text:p>12.6475419998169</text:p>
              </table:table-cell>
              <table:table-cell office:value-type="float" office:value="2693415.78325914">
                <text:p>2693415.783259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6718790531158">
                <text:p>12.6718790531158</text:p>
              </table:table-cell>
              <table:table-cell office:value-type="float" office:value="2696793.20638342">
                <text:p>2696793.206383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6962478160858">
                <text:p>12.6962478160858</text:p>
              </table:table-cell>
              <table:table-cell office:value-type="float" office:value="2693284.02434204">
                <text:p>2693284.024342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206327915192">
                <text:p>12.7206327915192</text:p>
              </table:table-cell>
              <table:table-cell office:value-type="float" office:value="2691493.38203719">
                <text:p>2691493.382037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7449944019318">
                <text:p>12.7449944019318</text:p>
              </table:table-cell>
              <table:table-cell office:value-type="float" office:value="2694074.77126639">
                <text:p>2694074.771266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7693557739258">
                <text:p>12.7693557739258</text:p>
              </table:table-cell>
              <table:table-cell office:value-type="float" office:value="2694101.13749401">
                <text:p>2694101.137494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7937183380127">
                <text:p>12.7937183380127</text:p>
              </table:table-cell>
              <table:table-cell office:value-type="float" office:value="2693969.31151648">
                <text:p>2693969.311516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8180663585663">
                <text:p>12.8180663585663</text:p>
              </table:table-cell>
              <table:table-cell office:value-type="float" office:value="2695578.47035438">
                <text:p>2695578.470354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8423879146576">
                <text:p>12.8423879146576</text:p>
              </table:table-cell>
              <table:table-cell office:value-type="float" office:value="2698511.54891581">
                <text:p>2698511.548915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8666472434998">
                <text:p>12.8666472434998</text:p>
              </table:table-cell>
              <table:table-cell office:value-type="float" office:value="2705433.46137139">
                <text:p>2705433.461371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8910045623779">
                <text:p>12.8910045623779</text:p>
              </table:table-cell>
              <table:table-cell office:value-type="float" office:value="2694549.44233668">
                <text:p>2694549.442336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9153203964233">
                <text:p>12.9153203964233</text:p>
              </table:table-cell>
              <table:table-cell office:value-type="float" office:value="2699146.56751775">
                <text:p>2699146.567517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9396073818207">
                <text:p>12.9396073818207</text:p>
              </table:table-cell>
              <table:table-cell office:value-type="float" office:value="2702352.67680407">
                <text:p>2702352.676804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9639387130737">
                <text:p>12.9639387130737</text:p>
              </table:table-cell>
              <table:table-cell office:value-type="float" office:value="2697427.41642088">
                <text:p>2697427.416420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9882786273956">
                <text:p>12.9882786273956</text:p>
              </table:table-cell>
              <table:table-cell office:value-type="float" office:value="2696476.21318653">
                <text:p>2696476.2131865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0126197338104">
                <text:p>13.0126197338104</text:p>
              </table:table-cell>
              <table:table-cell office:value-type="float" office:value="2696344.15468098">
                <text:p>2696344.154680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0369663238525">
                <text:p>13.0369663238525</text:p>
              </table:table-cell>
              <table:table-cell office:value-type="float" office:value="2695736.85212061">
                <text:p>2695736.852120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0613167285919">
                <text:p>13.0613167285919</text:p>
              </table:table-cell>
              <table:table-cell office:value-type="float" office:value="2695314.54209707">
                <text:p>2695314.542097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0856595039368">
                <text:p>13.0856595039368</text:p>
              </table:table-cell>
              <table:table-cell office:value-type="float" office:value="2696159.2945025">
                <text:p>2696159.29450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1099643707275">
                <text:p>13.1099643707275</text:p>
              </table:table-cell>
              <table:table-cell office:value-type="float" office:value="2700364.52225775">
                <text:p>2700364.522257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1343076229095">
                <text:p>13.1343076229095</text:p>
              </table:table-cell>
              <table:table-cell office:value-type="float" office:value="2696106.48196429">
                <text:p>2696106.481964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1586141586304">
                <text:p>13.1586141586304</text:p>
              </table:table-cell>
              <table:table-cell office:value-type="float" office:value="2700179.11041795">
                <text:p>2700179.110417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1829431056976">
                <text:p>13.1829431056976</text:p>
              </table:table-cell>
              <table:table-cell office:value-type="float" office:value="2697691.75865076">
                <text:p>2697691.758650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2073302268982">
                <text:p>13.2073302268982</text:p>
              </table:table-cell>
              <table:table-cell office:value-type="float" office:value="2691256.56366889">
                <text:p>2691256.563668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2316048145294">
                <text:p>13.2316048145294</text:p>
              </table:table-cell>
              <table:table-cell office:value-type="float" office:value="2703732.85005156">
                <text:p>2703732.850051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2559208869934">
                <text:p>13.2559208869934</text:p>
              </table:table-cell>
              <table:table-cell office:value-type="float" office:value="2699120.10244242">
                <text:p>2699120.1024424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2802839279175">
                <text:p>13.2802839279175</text:p>
              </table:table-cell>
              <table:table-cell office:value-type="float" office:value="2693916.58473764">
                <text:p>2693916.584737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3046319484711">
                <text:p>13.3046319484711</text:p>
              </table:table-cell>
              <table:table-cell office:value-type="float" office:value="2695578.47035438">
                <text:p>2695578.470354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3289654254913">
                <text:p>13.3289654254913</text:p>
              </table:table-cell>
              <table:table-cell office:value-type="float" office:value="2697189.55270326">
                <text:p>2697189.552703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3532783985138">
                <text:p>13.3532783985138</text:p>
              </table:table-cell>
              <table:table-cell office:value-type="float" office:value="2699464.18890719">
                <text:p>2699464.188907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377610206604">
                <text:p>13.377610206604</text:p>
              </table:table-cell>
              <table:table-cell office:value-type="float" office:value="2697374.55419137">
                <text:p>2697374.554191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4019498825073">
                <text:p>13.4019498825073</text:p>
              </table:table-cell>
              <table:table-cell office:value-type="float" office:value="2696502.62643993">
                <text:p>2696502.626439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4262681007385">
                <text:p>13.4262681007385</text:p>
              </table:table-cell>
              <table:table-cell office:value-type="float" office:value="2698881.94011647">
                <text:p>2698881.940116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4505677223206">
                <text:p>13.4505677223206</text:p>
              </table:table-cell>
              <table:table-cell office:value-type="float" office:value="2700947.41098901">
                <text:p>2700947.410989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4749138355255">
                <text:p>13.4749138355255</text:p>
              </table:table-cell>
              <table:table-cell office:value-type="float" office:value="2695789.65017872">
                <text:p>2695789.650178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4992537498474">
                <text:p>13.4992537498474</text:p>
              </table:table-cell>
              <table:table-cell office:value-type="float" office:value="2696476.21318653">
                <text:p>2696476.213186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5235965251923">
                <text:p>13.5235965251923</text:p>
              </table:table-cell>
              <table:table-cell office:value-type="float" office:value="2696159.2945025">
                <text:p>2696159.29450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5479331016541">
                <text:p>13.5479331016541</text:p>
              </table:table-cell>
              <table:table-cell office:value-type="float" office:value="2696846.04582905">
                <text:p>2696846.045829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5722608566284">
                <text:p>13.5722608566284</text:p>
              </table:table-cell>
              <table:table-cell office:value-type="float" office:value="2697823.9491954">
                <text:p>2697823.94919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5955791473389">
                <text:p>13.5955791473389</text:p>
              </table:table-cell>
              <table:table-cell office:value-type="float" office:value="2814614.53650157">
                <text:p>2814614.536501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6179301738739">
                <text:p>13.6179301738739</text:p>
              </table:table-cell>
              <table:table-cell office:value-type="float" office:value="2936419.94013675">
                <text:p>2936419.940136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.6402802467346">
                <text:p>13.6402802467346</text:p>
              </table:table-cell>
              <table:table-cell office:value-type="float" office:value="2936545.23674301">
                <text:p>2936545.236743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.6625230312347">
                <text:p>13.6625230312347</text:p>
              </table:table-cell>
              <table:table-cell office:value-type="float" office:value="2950709.70092075">
                <text:p>2950709.700920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6848409175873">
                <text:p>13.6848409175873</text:p>
              </table:table-cell>
              <table:table-cell office:value-type="float" office:value="2940780.27655756">
                <text:p>2940780.276557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7071621417999">
                <text:p>13.7071621417999</text:p>
              </table:table-cell>
              <table:table-cell office:value-type="float" office:value="2940340.51962146">
                <text:p>2940340.519621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.7295029163361">
                <text:p>13.7295029163361</text:p>
              </table:table-cell>
              <table:table-cell office:value-type="float" office:value="2937767.43925553">
                <text:p>2937767.439255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7518372535706">
                <text:p>13.7518372535706</text:p>
              </table:table-cell>
              <table:table-cell office:value-type="float" office:value="2938614.1756034">
                <text:p>2938614.175603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.774186372757">
                <text:p>13.774186372757</text:p>
              </table:table-cell>
              <table:table-cell office:value-type="float" office:value="2936670.5440425">
                <text:p>2936670.54404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.796502828598">
                <text:p>13.796502828598</text:p>
              </table:table-cell>
              <table:table-cell office:value-type="float" office:value="2940968.78408581">
                <text:p>2940968.784085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8188629150391">
                <text:p>13.8188629150391</text:p>
              </table:table-cell>
              <table:table-cell office:value-type="float" office:value="2935230.15544064">
                <text:p>2935230.155440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.8412020206451">
                <text:p>13.8412020206451</text:p>
              </table:table-cell>
              <table:table-cell office:value-type="float" office:value="2937986.91663554">
                <text:p>2937986.916635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.8635640144348">
                <text:p>13.8635640144348</text:p>
              </table:table-cell>
              <table:table-cell office:value-type="float" office:value="2934979.79729831">
                <text:p>2934979.797298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8858847618103">
                <text:p>13.8858847618103</text:p>
              </table:table-cell>
              <table:table-cell office:value-type="float" office:value="2940403.33398846">
                <text:p>2940403.333988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9082131385803">
                <text:p>13.9082131385803</text:p>
              </table:table-cell>
              <table:table-cell office:value-type="float" office:value="2939398.62606244">
                <text:p>2939398.6260624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.9304828643799">
                <text:p>13.9304828643799</text:p>
              </table:table-cell>
              <table:table-cell office:value-type="float" office:value="2947140.01378926">
                <text:p>2947140.013789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952800989151">
                <text:p>13.952800989151</text:p>
              </table:table-cell>
              <table:table-cell office:value-type="float" office:value="2940748.86098559">
                <text:p>2940748.860985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9751291275024">
                <text:p>13.9751291275024</text:p>
              </table:table-cell>
              <table:table-cell office:value-type="float" office:value="2939430.01279217">
                <text:p>2939430.012792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9975123405457">
                <text:p>13.9975123405457</text:p>
              </table:table-cell>
              <table:table-cell office:value-type="float" office:value="2932197.44070216">
                <text:p>2932197.440702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019864320755">
                <text:p>14.019864320755</text:p>
              </table:table-cell>
              <table:table-cell office:value-type="float" office:value="2936294.65422235">
                <text:p>2936294.654222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0421922206879">
                <text:p>14.0421922206879</text:p>
              </table:table-cell>
              <table:table-cell office:value-type="float" office:value="2939461.4001922">
                <text:p>2939461.400192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0645136833191">
                <text:p>14.0645136833191</text:p>
              </table:table-cell>
              <table:table-cell office:value-type="float" office:value="2940309.11344435">
                <text:p>2940309.113444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0868217945099">
                <text:p>14.0868217945099</text:p>
              </table:table-cell>
              <table:table-cell office:value-type="float" office:value="2942068.89317815">
                <text:p>2942068.893178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109103679657">
                <text:p>14.109103679657</text:p>
              </table:table-cell>
              <table:table-cell office:value-type="float" office:value="2945531.74324021">
                <text:p>2945531.743240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1313700675964">
                <text:p>14.1313700675964</text:p>
              </table:table-cell>
              <table:table-cell office:value-type="float" office:value="2947581.80709268">
                <text:p>2947581.807092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1537134647369">
                <text:p>14.1537134647369</text:p>
              </table:table-cell>
              <table:table-cell office:value-type="float" office:value="2937422.61247399">
                <text:p>2937422.612473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1760585308075">
                <text:p>14.1760585308075</text:p>
              </table:table-cell>
              <table:table-cell office:value-type="float" office:value="2937203.21939353">
                <text:p>2937203.219393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1983551979065">
                <text:p>14.1983551979065</text:p>
              </table:table-cell>
              <table:table-cell office:value-type="float" office:value="2943578.95323945">
                <text:p>2943578.953239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2206711769104">
                <text:p>14.2206711769104</text:p>
              </table:table-cell>
              <table:table-cell office:value-type="float" office:value="2941031.62529915">
                <text:p>2941031.625299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2429323196411">
                <text:p>14.2429323196411</text:p>
              </table:table-cell>
              <table:table-cell office:value-type="float" office:value="2948276.32138803">
                <text:p>2948276.321388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265204668045">
                <text:p>14.265204668045</text:p>
              </table:table-cell>
              <table:table-cell office:value-type="float" office:value="2946792.98337562">
                <text:p>2946792.983375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2875645160675">
                <text:p>14.2875645160675</text:p>
              </table:table-cell>
              <table:table-cell office:value-type="float" office:value="2935261.45321164">
                <text:p>2935261.453211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.309999704361">
                <text:p>14.309999704361</text:p>
              </table:table-cell>
              <table:table-cell office:value-type="float" office:value="2925404.46469713">
                <text:p>2925404.464697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.3323438167572">
                <text:p>14.3323438167572</text:p>
              </table:table-cell>
              <table:table-cell office:value-type="float" office:value="2937328.58285495">
                <text:p>2937328.5828549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.3547177314758">
                <text:p>14.3547177314758</text:p>
              </table:table-cell>
              <table:table-cell office:value-type="float" office:value="2933416.02600087">
                <text:p>2933416.026000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3770244121552">
                <text:p>14.3770244121552</text:p>
              </table:table-cell>
              <table:table-cell office:value-type="float" office:value="2942257.56595163">
                <text:p>2942257.565951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.3993682861328">
                <text:p>14.3993682861328</text:p>
              </table:table-cell>
              <table:table-cell office:value-type="float" office:value="2937359.9253924">
                <text:p>2937359.92539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.4216809272766">
                <text:p>14.4216809272766</text:p>
              </table:table-cell>
              <table:table-cell office:value-type="float" office:value="2941471.58899835">
                <text:p>2941471.588998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.4440057277679">
                <text:p>14.4440057277679</text:p>
              </table:table-cell>
              <table:table-cell office:value-type="float" office:value="2939869.49739953">
                <text:p>2939869.497399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.4662964344025">
                <text:p>14.4662964344025</text:p>
              </table:table-cell>
              <table:table-cell office:value-type="float" office:value="2944366.05694483">
                <text:p>2944366.056944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.4886281490326">
                <text:p>14.4886281490326</text:p>
              </table:table-cell>
              <table:table-cell office:value-type="float" office:value="2938959.28221553">
                <text:p>2938959.282215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.5109612941742">
                <text:p>14.5109612941742</text:p>
              </table:table-cell>
              <table:table-cell office:value-type="float" office:value="2938771.03219745">
                <text:p>2938771.032197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.5332789421082">
                <text:p>14.5332789421082</text:p>
              </table:table-cell>
              <table:table-cell office:value-type="float" office:value="2940811.69280075">
                <text:p>2940811.6928007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5556025505066">
                <text:p>14.5556025505066</text:p>
              </table:table-cell>
              <table:table-cell office:value-type="float" office:value="2940026.48803828">
                <text:p>2940026.488038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.5779361724854">
                <text:p>14.5779361724854</text:p>
              </table:table-cell>
              <table:table-cell office:value-type="float" office:value="2938708.28755044">
                <text:p>2938708.2875504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.600264787674">
                <text:p>14.600264787674</text:p>
              </table:table-cell>
              <table:table-cell office:value-type="float" office:value="2939367.24000299">
                <text:p>2939367.2400029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622594833374">
                <text:p>14.622594833374</text:p>
              </table:table-cell>
              <table:table-cell office:value-type="float" office:value="2939178.93772088">
                <text:p>2939178.937720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.6449315547943">
                <text:p>14.6449315547943</text:p>
              </table:table-cell>
              <table:table-cell office:value-type="float" office:value="2938300.51264316">
                <text:p>2938300.512643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.6672954559326">
                <text:p>14.6672954559326</text:p>
              </table:table-cell>
              <table:table-cell office:value-type="float" office:value="2934729.48186053">
                <text:p>2934729.481860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.689644575119">
                <text:p>14.689644575119</text:p>
              </table:table-cell>
              <table:table-cell office:value-type="float" office:value="2936670.5440425">
                <text:p>2936670.54404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.7119917869568">
                <text:p>14.7119917869568</text:p>
              </table:table-cell>
              <table:table-cell office:value-type="float" office:value="2936921.19072665">
                <text:p>2936921.1907266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.7342972755432">
                <text:p>14.7342972755432</text:p>
              </table:table-cell>
              <table:table-cell office:value-type="float" office:value="2942414.81174911">
                <text:p>2942414.811749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.7565712928772">
                <text:p>14.7565712928772</text:p>
              </table:table-cell>
              <table:table-cell office:value-type="float" office:value="2946572.18838842">
                <text:p>2946572.188388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.7788593769074">
                <text:p>14.7788593769074</text:p>
              </table:table-cell>
              <table:table-cell office:value-type="float" office:value="2944712.51594408">
                <text:p>2944712.515944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.8011522293091">
                <text:p>14.8011522293091</text:p>
              </table:table-cell>
              <table:table-cell office:value-type="float" office:value="2944082.65112349">
                <text:p>2944082.651123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.8234751224518">
                <text:p>14.8234751224518</text:p>
              </table:table-cell>
              <table:table-cell office:value-type="float" office:value="2940120.69046983">
                <text:p>2940120.690469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.8458025455475">
                <text:p>14.8458025455475</text:p>
              </table:table-cell>
              <table:table-cell office:value-type="float" office:value="2939524.17700325">
                <text:p>2939524.177003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.8681089878082">
                <text:p>14.8681089878082</text:p>
              </table:table-cell>
              <table:table-cell office:value-type="float" office:value="2942289.01376657">
                <text:p>2942289.013766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.8903884887695">
                <text:p>14.8903884887695</text:p>
              </table:table-cell>
              <table:table-cell office:value-type="float" office:value="2945846.95204768">
                <text:p>2945846.952047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.9126768112183">
                <text:p>14.9126768112183</text:p>
              </table:table-cell>
              <table:table-cell office:value-type="float" office:value="2944681.01630225">
                <text:p>2944681.016302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.9349250793457">
                <text:p>14.9349250793457</text:p>
              </table:table-cell>
              <table:table-cell office:value-type="float" office:value="2949982.42667924">
                <text:p>2949982.426679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.9572095870972">
                <text:p>14.9572095870972</text:p>
              </table:table-cell>
              <table:table-cell office:value-type="float" office:value="2945185.09145376">
                <text:p>2945185.091453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.9794714450836">
                <text:p>14.9794714450836</text:p>
              </table:table-cell>
              <table:table-cell office:value-type="float" office:value="2948181.59562186">
                <text:p>2948181.595621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0017981529236">
                <text:p>15.0017981529236</text:p>
              </table:table-cell>
              <table:table-cell office:value-type="float" office:value="2939618.34724758">
                <text:p>2939618.347247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024108171463">
                <text:p>15.024108171463</text:p>
              </table:table-cell>
              <table:table-cell office:value-type="float" office:value="2941817.36711729">
                <text:p>2941817.367117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.046425819397">
                <text:p>15.046425819397</text:p>
              </table:table-cell>
              <table:table-cell office:value-type="float" office:value="2940811.69280075">
                <text:p>2940811.692800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.0687310695648">
                <text:p>15.0687310695648</text:p>
              </table:table-cell>
              <table:table-cell office:value-type="float" office:value="2942446.26292555">
                <text:p>2942446.262925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.0910623073578">
                <text:p>15.0910623073578</text:p>
              </table:table-cell>
              <table:table-cell office:value-type="float" office:value="2939022.03758114">
                <text:p>2939022.037581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.1134121417999">
                <text:p>15.1134121417999</text:p>
              </table:table-cell>
              <table:table-cell office:value-type="float" office:value="2936576.56256534">
                <text:p>2936576.562565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.1357457637787">
                <text:p>15.1357457637787</text:p>
              </table:table-cell>
              <table:table-cell office:value-type="float" office:value="2938708.28755044">
                <text:p>2938708.287550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.1580202579498">
                <text:p>15.1580202579498</text:p>
              </table:table-cell>
              <table:table-cell office:value-type="float" office:value="2946509.11018346">
                <text:p>2946509.110183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.1803390979767">
                <text:p>15.1803390979767</text:p>
              </table:table-cell>
              <table:table-cell office:value-type="float" office:value="2940654.6182968">
                <text:p>2940654.61829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.2026300430298">
                <text:p>15.2026300430298</text:p>
              </table:table-cell>
              <table:table-cell office:value-type="float" office:value="2944334.56471469">
                <text:p>2944334.564714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.2249948978424">
                <text:p>15.2249948978424</text:p>
              </table:table-cell>
              <table:table-cell office:value-type="float" office:value="2934604.34015244">
                <text:p>2934604.340152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.2473783493042">
                <text:p>15.2473783493042</text:p>
              </table:table-cell>
              <table:table-cell office:value-type="float" office:value="2932166.20823791">
                <text:p>2932166.208237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.2696926593781">
                <text:p>15.2696926593781</text:p>
              </table:table-cell>
              <table:table-cell office:value-type="float" office:value="2941251.59069589">
                <text:p>2941251.5906958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.2919938564301">
                <text:p>15.2919938564301</text:p>
              </table:table-cell>
              <table:table-cell office:value-type="float" office:value="2942981.03581432">
                <text:p>2942981.035814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.3143231868744">
                <text:p>15.3143231868744</text:p>
              </table:table-cell>
              <table:table-cell office:value-type="float" office:value="2939273.08584607">
                <text:p>2939273.085846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.3366324901581">
                <text:p>15.3366324901581</text:p>
              </table:table-cell>
              <table:table-cell office:value-type="float" office:value="2941911.68435002">
                <text:p>2941911.684350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.3589885234833">
                <text:p>15.3589885234833</text:p>
              </table:table-cell>
              <table:table-cell office:value-type="float" office:value="2935762.30833547">
                <text:p>2935762.308335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.3812870979309">
                <text:p>15.3812870979309</text:p>
              </table:table-cell>
              <table:table-cell office:value-type="float" office:value="2943327.16892448">
                <text:p>2943327.1689244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.4036386013031">
                <text:p>15.4036386013031</text:p>
              </table:table-cell>
              <table:table-cell office:value-type="float" office:value="2936357.29584316">
                <text:p>2936357.295843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4261503219605">
                <text:p>15.4261503219605</text:p>
              </table:table-cell>
              <table:table-cell office:value-type="float" office:value="2915459.0623696">
                <text:p>2915459.062369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4484860897064">
                <text:p>15.4484860897064</text:p>
              </table:table-cell>
              <table:table-cell office:value-type="float" office:value="2938425.96979174">
                <text:p>2938425.96979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.4708380699158">
                <text:p>15.4708380699158</text:p>
              </table:table-cell>
              <table:table-cell office:value-type="float" office:value="2936294.65422235">
                <text:p>2936294.6542223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.493171453476">
                <text:p>15.493171453476</text:p>
              </table:table-cell>
              <table:table-cell office:value-type="float" office:value="2938739.65953903">
                <text:p>2938739.659539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.5154581069946">
                <text:p>15.5154581069946</text:p>
              </table:table-cell>
              <table:table-cell office:value-type="float" office:value="2944901.52794805">
                <text:p>2944901.5279480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.5377697944641">
                <text:p>15.5377697944641</text:p>
              </table:table-cell>
              <table:table-cell office:value-type="float" office:value="2941597.31709089">
                <text:p>2941597.317090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.560063123703">
                <text:p>15.560063123703</text:p>
              </table:table-cell>
              <table:table-cell office:value-type="float" office:value="2944019.67946099">
                <text:p>2944019.679460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.5823359489441">
                <text:p>15.5823359489441</text:p>
              </table:table-cell>
              <table:table-cell office:value-type="float" office:value="2946729.89571715">
                <text:p>2946729.895717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.6037266254425">
                <text:p>15.6037266254425</text:p>
              </table:table-cell>
              <table:table-cell office:value-type="float" office:value="3068252.65694">
                <text:p>3068252.656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.6240303516388">
                <text:p>15.6240303516388</text:p>
              </table:table-cell>
              <table:table-cell office:value-type="float" office:value="3232510.10014091">
                <text:p>3232510.100140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.6443870067596">
                <text:p>15.6443870067596</text:p>
              </table:table-cell>
              <table:table-cell office:value-type="float" office:value="3224105.31643672">
                <text:p>3224105.3164367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.6647510528564">
                <text:p>15.6647510528564</text:p>
              </table:table-cell>
              <table:table-cell office:value-type="float" office:value="3222935.15188554">
                <text:p>3222935.1518855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685094833374">
                <text:p>15.685094833374</text:p>
              </table:table-cell>
              <table:table-cell office:value-type="float" office:value="3226145.69810613">
                <text:p>3226145.698106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7054355144501">
                <text:p>15.7054355144501</text:p>
              </table:table-cell>
              <table:table-cell office:value-type="float" office:value="3226637.2868546">
                <text:p>3226637.28685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.7261447906494">
                <text:p>15.7261447906494</text:p>
              </table:table-cell>
              <table:table-cell office:value-type="float" office:value="3169207.81625816">
                <text:p>3169207.816258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.7464625835419">
                <text:p>15.7464625835419</text:p>
              </table:table-cell>
              <table:table-cell office:value-type="float" office:value="3230272.12391603">
                <text:p>3230272.123916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.7667429447174">
                <text:p>15.7667429447174</text:p>
              </table:table-cell>
              <table:table-cell office:value-type="float" office:value="3236234.27767981">
                <text:p>3236234.2776798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.7870986461639">
                <text:p>15.7870986461639</text:p>
              </table:table-cell>
              <table:table-cell office:value-type="float" office:value="3224256.36730774">
                <text:p>3224256.367307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8074243068695">
                <text:p>15.8074243068695</text:p>
              </table:table-cell>
              <table:table-cell office:value-type="float" office:value="3229021.72533196">
                <text:p>3229021.7253319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5.827760219574">
                <text:p>15.827760219574</text:p>
              </table:table-cell>
              <table:table-cell office:value-type="float" office:value="3227393.86983997">
                <text:p>3227393.869839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.848073720932">
                <text:p>15.848073720932</text:p>
              </table:table-cell>
              <table:table-cell office:value-type="float" office:value="3230954.56776329">
                <text:p>3230954.567763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.8683717250824">
                <text:p>15.8683717250824</text:p>
              </table:table-cell>
              <table:table-cell office:value-type="float" office:value="3233421.3508739">
                <text:p>3233421.35087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.8886985778809">
                <text:p>15.8886985778809</text:p>
              </table:table-cell>
              <table:table-cell office:value-type="float" office:value="3228832.35544295">
                <text:p>3228832.3554429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.9089996814728">
                <text:p>15.9089996814728</text:p>
              </table:table-cell>
              <table:table-cell office:value-type="float" office:value="3232927.69296175">
                <text:p>3232927.6929617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.9293878078461">
                <text:p>15.9293878078461</text:p>
              </table:table-cell>
              <table:table-cell office:value-type="float" office:value="3219128.56524078">
                <text:p>3219128.5652407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.9497258663178">
                <text:p>15.9497258663178</text:p>
              </table:table-cell>
              <table:table-cell office:value-type="float" office:value="3227053.36359374">
                <text:p>3227053.363593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.9700086116791">
                <text:p>15.9700086116791</text:p>
              </table:table-cell>
              <table:table-cell office:value-type="float" office:value="3235853.86646605">
                <text:p>3235853.866466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.9903659820557">
                <text:p>15.9903659820557</text:p>
              </table:table-cell>
              <table:table-cell office:value-type="float" office:value="3223992.037571">
                <text:p>3223992.0375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0106806755066">
                <text:p>16.0106806755066</text:p>
              </table:table-cell>
              <table:table-cell office:value-type="float" office:value="3230764.97110532">
                <text:p>3230764.971105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0310144424438">
                <text:p>16.0310144424438</text:p>
              </table:table-cell>
              <table:table-cell office:value-type="float" office:value="3227734.4479516">
                <text:p>3227734.44795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0512781143188">
                <text:p>16.0512781143188</text:p>
              </table:table-cell>
              <table:table-cell office:value-type="float" office:value="3238899.6626506">
                <text:p>3238899.66265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0716335773468">
                <text:p>16.0716335773468</text:p>
              </table:table-cell>
              <table:table-cell office:value-type="float" office:value="3224294.13223702">
                <text:p>3224294.1322370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.0919184684753">
                <text:p>16.0919184684753</text:p>
              </table:table-cell>
              <table:table-cell office:value-type="float" office:value="3235511.5728306">
                <text:p>3235511.57283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.1122069358826">
                <text:p>16.1122069358826</text:p>
              </table:table-cell>
              <table:table-cell office:value-type="float" office:value="3234941.24433581">
                <text:p>3234941.2443358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.1325385570526">
                <text:p>16.1325385570526</text:p>
              </table:table-cell>
              <table:table-cell office:value-type="float" office:value="3228075.09795138">
                <text:p>3228075.097951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.1528794765472">
                <text:p>16.1528794765472</text:p>
              </table:table-cell>
              <table:table-cell office:value-type="float" office:value="3226599.46701674">
                <text:p>3226599.467016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173214673996">
                <text:p>16.173214673996</text:p>
              </table:table-cell>
              <table:table-cell office:value-type="float" office:value="3227507.38789101">
                <text:p>3227507.387891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.1935088634491">
                <text:p>16.1935088634491</text:p>
              </table:table-cell>
              <table:table-cell office:value-type="float" office:value="3234029.13684211">
                <text:p>3234029.136842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.2138240337372">
                <text:p>16.2138240337372</text:p>
              </table:table-cell>
              <table:table-cell office:value-type="float" office:value="3230689.13867242">
                <text:p>3230689.138672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.2340598106384">
                <text:p>16.2340598106384</text:p>
              </table:table-cell>
              <table:table-cell office:value-type="float" office:value="3243364.47868041">
                <text:p>3243364.478680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.2543981075287">
                <text:p>16.2543981075287</text:p>
              </table:table-cell>
              <table:table-cell office:value-type="float" office:value="3227015.53400152">
                <text:p>3227015.5340015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.2747313976288">
                <text:p>16.2747313976288</text:p>
              </table:table-cell>
              <table:table-cell office:value-type="float" office:value="3227810.14173819">
                <text:p>3227810.141738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.2950654029846">
                <text:p>16.2950654029846</text:p>
              </table:table-cell>
              <table:table-cell office:value-type="float" office:value="3227696.60238958">
                <text:p>3227696.602389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.3154449462891">
                <text:p>16.3154449462891</text:p>
              </table:table-cell>
              <table:table-cell office:value-type="float" office:value="3220484.33664803">
                <text:p>3220484.336648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.335756778717">
                <text:p>16.335756778717</text:p>
              </table:table-cell>
              <table:table-cell office:value-type="float" office:value="3231220.04047233">
                <text:p>3231220.040472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.3560175895691">
                <text:p>16.3560175895691</text:p>
              </table:table-cell>
              <table:table-cell office:value-type="float" office:value="3239357.02668863">
                <text:p>3239357.026688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3763966560364">
                <text:p>16.3763966560364</text:p>
              </table:table-cell>
              <table:table-cell office:value-type="float" office:value="3220559.690767">
                <text:p>3220559.6907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.3967370986938">
                <text:p>16.3967370986938</text:p>
              </table:table-cell>
              <table:table-cell office:value-type="float" office:value="3226675.10757906">
                <text:p>3226675.107579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.4170446395874">
                <text:p>16.4170446395874</text:p>
              </table:table-cell>
              <table:table-cell office:value-type="float" office:value="3231902.88494412">
                <text:p>3231902.884944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.437326669693">
                <text:p>16.437326669693</text:p>
              </table:table-cell>
              <table:table-cell office:value-type="float" office:value="3235967.98043941">
                <text:p>3235967.980439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.4576725959778">
                <text:p>16.4576725959778</text:p>
              </table:table-cell>
              <table:table-cell office:value-type="float" office:value="3225805.45517185">
                <text:p>3225805.455171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.4780547618866">
                <text:p>16.4780547618866</text:p>
              </table:table-cell>
              <table:table-cell office:value-type="float" office:value="3220069.95201722">
                <text:p>3220069.952017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.4984230995178">
                <text:p>16.4984230995178</text:p>
              </table:table-cell>
              <table:table-cell office:value-type="float" office:value="3222256.09120811">
                <text:p>3222256.091208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518786907196">
                <text:p>16.518786907196</text:p>
              </table:table-cell>
              <table:table-cell office:value-type="float" office:value="3222972.88587084">
                <text:p>3222972.885870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.5391712188721">
                <text:p>16.5391712188721</text:p>
              </table:table-cell>
              <table:table-cell office:value-type="float" office:value="3219730.98935648">
                <text:p>3219730.989356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5595455169678">
                <text:p>16.5595455169678</text:p>
              </table:table-cell>
              <table:table-cell office:value-type="float" office:value="3221313.4259502">
                <text:p>3221313.425950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5799050331116">
                <text:p>16.5799050331116</text:p>
              </table:table-cell>
              <table:table-cell office:value-type="float" office:value="3223652.24872942">
                <text:p>3223652.2487294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.5992925167084">
                <text:p>16.5992925167084</text:p>
              </table:table-cell>
              <table:table-cell office:value-type="float" office:value="3385276.8809474">
                <text:p>3385276.880947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.6186215877533">
                <text:p>16.6186215877533</text:p>
              </table:table-cell>
              <table:table-cell office:value-type="float" office:value="3395507.2050523">
                <text:p>3395507.205052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.6379506587982">
                <text:p>16.6379506587982</text:p>
              </table:table-cell>
              <table:table-cell office:value-type="float" office:value="3395507.2050523">
                <text:p>3395507.205052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.6572906970978">
                <text:p>16.6572906970978</text:p>
              </table:table-cell>
              <table:table-cell office:value-type="float" office:value="3393581.69737913">
                <text:p>3393581.697379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.6766173839569">
                <text:p>16.6766173839569</text:p>
              </table:table-cell>
              <table:table-cell office:value-type="float" office:value="3395926.08285016">
                <text:p>3395926.082850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.6958923339844">
                <text:p>16.6958923339844</text:p>
              </table:table-cell>
              <table:table-cell office:value-type="float" office:value="3405041.25336137">
                <text:p>3405041.253361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.7151839733124">
                <text:p>16.7151839733124</text:p>
              </table:table-cell>
              <table:table-cell office:value-type="float" office:value="3402095.53393067">
                <text:p>3402095.533930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.7345058917999">
                <text:p>16.7345058917999</text:p>
              </table:table-cell>
              <table:table-cell office:value-type="float" office:value="3396764.14856494">
                <text:p>3396764.148564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.7538304328918">
                <text:p>16.7538304328918</text:p>
              </table:table-cell>
              <table:table-cell office:value-type="float" office:value="3396303.16124018">
                <text:p>3396303.161240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.7731974124908">
                <text:p>16.7731974124908</text:p>
              </table:table-cell>
              <table:table-cell office:value-type="float" office:value="3388860.90443304">
                <text:p>3388860.904433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.7925317287445">
                <text:p>16.7925317287445</text:p>
              </table:table-cell>
              <table:table-cell office:value-type="float" office:value="3394586.03753669">
                <text:p>3394586.037536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.8118503093719">
                <text:p>16.8118503093719</text:p>
              </table:table-cell>
              <table:table-cell office:value-type="float" office:value="3397351.04072666">
                <text:p>3397351.0407266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.831196308136">
                <text:p>16.831196308136</text:p>
              </table:table-cell>
              <table:table-cell office:value-type="float" office:value="3392536.14147862">
                <text:p>3392536.141478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.8505346775055">
                <text:p>16.8505346775055</text:p>
              </table:table-cell>
              <table:table-cell office:value-type="float" office:value="3393874.56852955">
                <text:p>3393874.568529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.8699185848236">
                <text:p>16.8699185848236</text:p>
              </table:table-cell>
              <table:table-cell office:value-type="float" office:value="3385901.45541315">
                <text:p>3385901.455413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.889261007309">
                <text:p>16.889261007309</text:p>
              </table:table-cell>
              <table:table-cell office:value-type="float" office:value="3393163.39769254">
                <text:p>3393163.397692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.908629655838">
                <text:p>16.908629655838</text:p>
              </table:table-cell>
              <table:table-cell office:value-type="float" office:value="3388568.89790492">
                <text:p>3388568.897904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.9279615879059">
                <text:p>16.9279615879059</text:p>
              </table:table-cell>
              <table:table-cell office:value-type="float" office:value="3395004.68807656">
                <text:p>3395004.688076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.9472448825836">
                <text:p>16.9472448825836</text:p>
              </table:table-cell>
              <table:table-cell office:value-type="float" office:value="3403567.75628091">
                <text:p>3403567.756280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.9665949344635">
                <text:p>16.9665949344635</text:p>
              </table:table-cell>
              <table:table-cell office:value-type="float" office:value="3391825.53139478">
                <text:p>3391825.5313947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.9859457015991">
                <text:p>16.9859457015991</text:p>
              </table:table-cell>
              <table:table-cell office:value-type="float" office:value="3391700.16051649">
                <text:p>3391700.160516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.0052356719971">
                <text:p>17.0052356719971</text:p>
              </table:table-cell>
              <table:table-cell office:value-type="float" office:value="3402389.87650171">
                <text:p>3402389.8765017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.0244891643524">
                <text:p>17.0244891643524</text:p>
              </table:table-cell>
              <table:table-cell office:value-type="float" office:value="3408836.11080428">
                <text:p>3408836.110804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.0438349246979">
                <text:p>17.0438349246979</text:p>
              </table:table-cell>
              <table:table-cell office:value-type="float" office:value="3392577.95134456">
                <text:p>3392577.951344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.0632174015045">
                <text:p>17.0632174015045</text:p>
              </table:table-cell>
              <table:table-cell office:value-type="float" office:value="3386151.3497343">
                <text:p>3386151.34973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.082471370697">
                <text:p>17.082471370697</text:p>
              </table:table-cell>
              <table:table-cell office:value-type="float" office:value="3408751.68874525">
                <text:p>3408751.688745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.1017324924469">
                <text:p>17.1017324924469</text:p>
              </table:table-cell>
              <table:table-cell office:value-type="float" office:value="3407485.85945759">
                <text:p>3407485.8594575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.1209816932678">
                <text:p>17.1209816932678</text:p>
              </table:table-cell>
              <table:table-cell office:value-type="float" office:value="3409596.09755131">
                <text:p>3409596.0975513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.1402385234833">
                <text:p>17.1402385234833</text:p>
              </table:table-cell>
              <table:table-cell office:value-type="float" office:value="3408245.24419022">
                <text:p>3408245.244190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.1596021652222">
                <text:p>17.1596021652222</text:p>
              </table:table-cell>
              <table:table-cell office:value-type="float" office:value="3389445.06849551">
                <text:p>3389445.068495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.1789569854736">
                <text:p>17.1789569854736</text:p>
              </table:table-cell>
              <table:table-cell office:value-type="float" office:value="3390989.90056664">
                <text:p>3390989.900566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.1983504295349">
                <text:p>17.1983504295349</text:p>
              </table:table-cell>
              <table:table-cell office:value-type="float" office:value="3384236.43539623">
                <text:p>3384236.4353962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.2177276611328">
                <text:p>17.2177276611328</text:p>
              </table:table-cell>
              <table:table-cell office:value-type="float" office:value="3387067.94458252">
                <text:p>3387067.9445825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2370452880859">
                <text:p>17.2370452880859</text:p>
              </table:table-cell>
              <table:table-cell office:value-type="float" office:value="3397518.7614534">
                <text:p>3397518.761453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.2563679218292">
                <text:p>17.2563679218292</text:p>
              </table:table-cell>
              <table:table-cell office:value-type="float" office:value="3396638.41233882">
                <text:p>3396638.412338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.2756953239441">
                <text:p>17.2756953239441</text:p>
              </table:table-cell>
              <table:table-cell office:value-type="float" office:value="3395800.40865972">
                <text:p>3395800.4086597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.2949681282043">
                <text:p>17.2949681282043</text:p>
              </table:table-cell>
              <table:table-cell office:value-type="float" office:value="3405420.35885002">
                <text:p>3405420.358850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.3142421245575">
                <text:p>17.3142421245575</text:p>
              </table:table-cell>
              <table:table-cell office:value-type="float" office:value="3405209.7342685">
                <text:p>3405209.734268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.3334982395172">
                <text:p>17.3334982395172</text:p>
              </table:table-cell>
              <table:table-cell office:value-type="float" office:value="3408371.84122032">
                <text:p>3408371.841220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.3527739048004">
                <text:p>17.3527739048004</text:p>
              </table:table-cell>
              <table:table-cell office:value-type="float" office:value="3404914.90362161">
                <text:p>3404914.903621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.3721146583557">
                <text:p>17.3721146583557</text:p>
              </table:table-cell>
              <table:table-cell office:value-type="float" office:value="3393456.19664452">
                <text:p>3393456.196644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.391478061676">
                <text:p>17.391478061676</text:p>
              </table:table-cell>
              <table:table-cell office:value-type="float" office:value="3389486.80220646">
                <text:p>3389486.802206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.4108006954193">
                <text:p>17.4108006954193</text:p>
              </table:table-cell>
              <table:table-cell office:value-type="float" office:value="3396638.41233882">
                <text:p>3396638.412338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.4300975799561">
                <text:p>17.4300975799561</text:p>
              </table:table-cell>
              <table:table-cell office:value-type="float" office:value="3401170.78873692">
                <text:p>3401170.788736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.4494256973267">
                <text:p>17.4494256973267</text:p>
              </table:table-cell>
              <table:table-cell office:value-type="float" office:value="3395674.74377066">
                <text:p>3395674.743770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.4687721729279">
                <text:p>17.4687721729279</text:p>
              </table:table-cell>
              <table:table-cell office:value-type="float" office:value="3392452.52483825">
                <text:p>3392452.524838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.4881300926209">
                <text:p>17.4881300926209</text:p>
              </table:table-cell>
              <table:table-cell office:value-type="float" office:value="3390446.96128977">
                <text:p>3390446.961289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.5074281692505">
                <text:p>17.5074281692505</text:p>
              </table:table-cell>
              <table:table-cell office:value-type="float" office:value="3400960.68948136">
                <text:p>3400960.689481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.526762008667">
                <text:p>17.526762008667</text:p>
              </table:table-cell>
              <table:table-cell office:value-type="float" office:value="3394669.7593844">
                <text:p>3394669.75938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.5460834503174">
                <text:p>17.5460834503174</text:p>
              </table:table-cell>
              <table:table-cell office:value-type="float" office:value="3396847.97788746">
                <text:p>3396847.9778874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.5654232501984">
                <text:p>17.5654232501984</text:p>
              </table:table-cell>
              <table:table-cell office:value-type="float" office:value="3393623.53302021">
                <text:p>3393623.533020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.5847418308258">
                <text:p>17.5847418308258</text:p>
              </table:table-cell>
              <table:table-cell office:value-type="float" office:value="3397351.04072666">
                <text:p>3397351.040726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6110024452209">
                <text:p>20.6110024452209</text:p>
              </table:table-cell>
              <table:table-cell office:value-type="float" office:value="21687.4910534161">
                <text:p>21687.491053416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6393642425537">
                <text:p>20.6393642425537</text:p>
              </table:table-cell>
              <table:table-cell office:value-type="float" office:value="2314098.75862069">
                <text:p>2314098.758620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6677215099335">
                <text:p>20.6677215099335</text:p>
              </table:table-cell>
              <table:table-cell office:value-type="float" office:value="2314468.42606714">
                <text:p>2314468.426067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6960780620575">
                <text:p>20.6960780620575</text:p>
              </table:table-cell>
              <table:table-cell office:value-type="float" office:value="2314526.80540795">
                <text:p>2314526.805407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7244284152985">
                <text:p>20.7244284152985</text:p>
              </table:table-cell>
              <table:table-cell office:value-type="float" office:value="2315032.88308805">
                <text:p>2315032.883088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7526366710663">
                <text:p>20.7526366710663</text:p>
              </table:table-cell>
              <table:table-cell office:value-type="float" office:value="2326694.72867116">
                <text:p>2326694.728671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780905008316">
                <text:p>20.780905008316</text:p>
              </table:table-cell>
              <table:table-cell office:value-type="float" office:value="2321749.57515645">
                <text:p>2321749.575156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8092138767242">
                <text:p>20.8092138767242</text:p>
              </table:table-cell>
              <table:table-cell office:value-type="float" office:value="2318425.41544266">
                <text:p>2318425.415442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8374819755554">
                <text:p>20.8374819755554</text:p>
              </table:table-cell>
              <table:table-cell office:value-type="float" office:value="2321769.15723865">
                <text:p>2321769.157238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8657841682434">
                <text:p>20.8657841682434</text:p>
              </table:table-cell>
              <table:table-cell office:value-type="float" office:value="2318972.26916467">
                <text:p>2318972.269164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8940947055817">
                <text:p>20.8940947055817</text:p>
              </table:table-cell>
              <table:table-cell office:value-type="float" office:value="2318288.74230902">
                <text:p>2318288.742309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9224092960358">
                <text:p>20.9224092960358</text:p>
              </table:table-cell>
              <table:table-cell office:value-type="float" office:value="2317956.88891883">
                <text:p>2317956.888918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9506797790527">
                <text:p>20.9506797790527</text:p>
              </table:table-cell>
              <table:table-cell office:value-type="float" office:value="2321573.35127978">
                <text:p>2321573.3512797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9790096282959">
                <text:p>20.9790096282959</text:p>
              </table:table-cell>
              <table:table-cell office:value-type="float" office:value="2316708.41015283">
                <text:p>2316708.4101528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.0074307918549">
                <text:p>21.0074307918549</text:p>
              </table:table-cell>
              <table:table-cell office:value-type="float" office:value="2309265.06101152">
                <text:p>2309265.0610115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.0357949733734">
                <text:p>21.0357949733734</text:p>
              </table:table-cell>
              <table:table-cell office:value-type="float" office:value="2313904.24423374">
                <text:p>2313904.244233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.0641026496887">
                <text:p>21.0641026496887</text:p>
              </table:table-cell>
              <table:table-cell office:value-type="float" office:value="2318523.04897626">
                <text:p>2318523.0489762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.0924468040466">
                <text:p>21.0924468040466</text:p>
              </table:table-cell>
              <table:table-cell office:value-type="float" office:value="2315539.18212712">
                <text:p>2315539.182127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.120742559433">
                <text:p>21.120742559433</text:p>
              </table:table-cell>
              <table:table-cell office:value-type="float" office:value="2319499.83677252">
                <text:p>2319499.836772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.1490361690521">
                <text:p>21.1490361690521</text:p>
              </table:table-cell>
              <table:table-cell office:value-type="float" office:value="2319675.74598894">
                <text:p>2319675.745988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.1773648262024">
                <text:p>21.1773648262024</text:p>
              </table:table-cell>
              <table:table-cell office:value-type="float" office:value="2316805.89912388">
                <text:p>2316805.899123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2056958675385">
                <text:p>21.2056958675385</text:p>
              </table:table-cell>
              <table:table-cell office:value-type="float" office:value="2316610.92938592">
                <text:p>2316610.9293859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2340228557587">
                <text:p>21.2340228557587</text:p>
              </table:table-cell>
              <table:table-cell office:value-type="float" office:value="2316942.39746827">
                <text:p>2316942.397468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2623689174652">
                <text:p>21.2623689174652</text:p>
              </table:table-cell>
              <table:table-cell office:value-type="float" office:value="2315383.37422198">
                <text:p>2315383.374221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2907049655914">
                <text:p>21.2907049655914</text:p>
              </table:table-cell>
              <table:table-cell office:value-type="float" office:value="2316201.59973075">
                <text:p>2316201.5997307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3190879821777">
                <text:p>21.3190879821777</text:p>
              </table:table-cell>
              <table:table-cell office:value-type="float" office:value="2312368.72939259">
                <text:p>2312368.729392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3474409580231">
                <text:p>21.3474409580231</text:p>
              </table:table-cell>
              <table:table-cell office:value-type="float" office:value="2314818.74629376">
                <text:p>2314818.7462937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3757441043854">
                <text:p>21.3757441043854</text:p>
              </table:table-cell>
              <table:table-cell office:value-type="float" office:value="2318894.13141047">
                <text:p>2318894.131410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4040374755859">
                <text:p>21.4040374755859</text:p>
              </table:table-cell>
              <table:table-cell office:value-type="float" office:value="2319695.29310446">
                <text:p>2319695.293104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4323818683624">
                <text:p>21.4323818683624</text:p>
              </table:table-cell>
              <table:table-cell office:value-type="float" office:value="2315519.70499222">
                <text:p>2315519.704992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4606785774231">
                <text:p>21.4606785774231</text:p>
              </table:table-cell>
              <table:table-cell office:value-type="float" office:value="2319421.66346211">
                <text:p>2319421.663462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4889018535614">
                <text:p>21.4889018535614</text:p>
              </table:table-cell>
              <table:table-cell office:value-type="float" office:value="2325456.46644196">
                <text:p>2325456.466441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5171937942505">
                <text:p>21.5171937942505</text:p>
              </table:table-cell>
              <table:table-cell office:value-type="float" office:value="2319812.58271605">
                <text:p>2319812.582716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5455238819122">
                <text:p>21.5455238819122</text:p>
              </table:table-cell>
              <table:table-cell office:value-type="float" office:value="2316688.91334315">
                <text:p>2316688.913343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5738184452057">
                <text:p>21.5738184452057</text:p>
              </table:table-cell>
              <table:table-cell office:value-type="float" office:value="2319597.56082106">
                <text:p>2319597.560821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6012074947357">
                <text:p>21.6012074947357</text:p>
              </table:table-cell>
              <table:table-cell office:value-type="float" office:value="2396286.14815718">
                <text:p>2396286.148157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628573179245">
                <text:p>21.628573179245</text:p>
              </table:table-cell>
              <table:table-cell office:value-type="float" office:value="2398332.11472382">
                <text:p>2398332.1147238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6559598445892">
                <text:p>21.6559598445892</text:p>
              </table:table-cell>
              <table:table-cell office:value-type="float" office:value="2396494.76031619">
                <text:p>2396494.7603161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6833074092865">
                <text:p>21.6833074092865</text:p>
              </table:table-cell>
              <table:table-cell office:value-type="float" office:value="2399921.18956619">
                <text:p>2399921.1895661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7106502056122">
                <text:p>21.7106502056122</text:p>
              </table:table-cell>
              <table:table-cell office:value-type="float" office:value="2400339.71720554">
                <text:p>2400339.717205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7379920482635">
                <text:p>21.7379920482635</text:p>
              </table:table-cell>
              <table:table-cell office:value-type="float" office:value="2400423.44025113">
                <text:p>2400423.440251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7653117179871">
                <text:p>21.7653117179871</text:p>
              </table:table-cell>
              <table:table-cell office:value-type="float" office:value="2402371.64886069">
                <text:p>2402371.648860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926235198975">
                <text:p>21.7926235198975</text:p>
              </table:table-cell>
              <table:table-cell office:value-type="float" office:value="2403063.70906297">
                <text:p>2403063.7090629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8199408054352">
                <text:p>21.8199408054352</text:p>
              </table:table-cell>
              <table:table-cell office:value-type="float" office:value="2402581.32197561">
                <text:p>2402581.3219756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8472871780396">
                <text:p>21.8472871780396</text:p>
              </table:table-cell>
              <table:table-cell office:value-type="float" office:value="2400025.80779257">
                <text:p>2400025.807792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746387958527">
                <text:p>21.8746387958527</text:p>
              </table:table-cell>
              <table:table-cell office:value-type="float" office:value="2399565.55580931">
                <text:p>2399565.555809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9019525051117">
                <text:p>21.9019525051117</text:p>
              </table:table-cell>
              <table:table-cell office:value-type="float" office:value="2402895.90028107">
                <text:p>2402895.9002810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9292922019959">
                <text:p>21.9292922019959</text:p>
              </table:table-cell>
              <table:table-cell office:value-type="float" office:value="2400611.83845959">
                <text:p>2400611.838459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5663189888">
                <text:p>21.95663189888</text:p>
              </table:table-cell>
              <table:table-cell office:value-type="float" office:value="2400611.83845959">
                <text:p>2400611.838459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.9839589595795">
                <text:p>21.9839589595795</text:p>
              </table:table-cell>
              <table:table-cell office:value-type="float" office:value="2401721.89471113">
                <text:p>2401721.894711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.0113167762756">
                <text:p>22.0113167762756</text:p>
              </table:table-cell>
              <table:table-cell office:value-type="float" office:value="2399021.84918124">
                <text:p>2399021.849181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386896133423">
                <text:p>22.0386896133423</text:p>
              </table:table-cell>
              <table:table-cell office:value-type="float" office:value="2397705.42747147">
                <text:p>2397705.427471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0659921169281">
                <text:p>22.0659921169281</text:p>
              </table:table-cell>
              <table:table-cell office:value-type="float" office:value="2403882.11263153">
                <text:p>2403882.1126315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0933074951172">
                <text:p>22.0933074951172</text:p>
              </table:table-cell>
              <table:table-cell office:value-type="float" office:value="2402749.08682104">
                <text:p>2402749.0868210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205992698669">
                <text:p>22.1205992698669</text:p>
              </table:table-cell>
              <table:table-cell office:value-type="float" office:value="2404827.1173932">
                <text:p>2404827.11739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147908449173">
                <text:p>22.147908449173</text:p>
              </table:table-cell>
              <table:table-cell office:value-type="float" office:value="2403294.48441197">
                <text:p>2403294.484411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1752481460571">
                <text:p>22.1752481460571</text:p>
              </table:table-cell>
              <table:table-cell office:value-type="float" office:value="2400611.83845959">
                <text:p>2400611.838459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025620937347">
                <text:p>22.2025620937347</text:p>
              </table:table-cell>
              <table:table-cell office:value-type="float" office:value="2402874.9258312">
                <text:p>2402874.92583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2298722267151">
                <text:p>22.2298722267151</text:p>
              </table:table-cell>
              <table:table-cell office:value-type="float" office:value="2403210.56097497">
                <text:p>2403210.5609749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2570962905884">
                <text:p>22.2570962905884</text:p>
              </table:table-cell>
              <table:table-cell office:value-type="float" office:value="2410808.33138914">
                <text:p>2410808.3313891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2843544483185">
                <text:p>22.2843544483185</text:p>
              </table:table-cell>
              <table:table-cell office:value-type="float" office:value="2407792.94954036">
                <text:p>2407792.949540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3117172718048">
                <text:p>22.3117172718048</text:p>
              </table:table-cell>
              <table:table-cell office:value-type="float" office:value="2398582.88136066">
                <text:p>2398582.881360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3389658927917">
                <text:p>22.3389658927917</text:p>
              </table:table-cell>
              <table:table-cell office:value-type="float" office:value="2408635.65284498">
                <text:p>2408635.6528449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3662419319153">
                <text:p>22.3662419319153</text:p>
              </table:table-cell>
              <table:table-cell office:value-type="float" office:value="2406214.46914444">
                <text:p>2406214.4691444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3936109542847">
                <text:p>22.3936109542847</text:p>
              </table:table-cell>
              <table:table-cell office:value-type="float" office:value="2398039.61991045">
                <text:p>2398039.619910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4209949970245">
                <text:p>22.4209949970245</text:p>
              </table:table-cell>
              <table:table-cell office:value-type="float" office:value="2396724.27564711">
                <text:p>2396724.275647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4483315944672">
                <text:p>22.4483315944672</text:p>
              </table:table-cell>
              <table:table-cell office:value-type="float" office:value="2400884.02142022">
                <text:p>2400884.021420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4756526947021">
                <text:p>22.4756526947021</text:p>
              </table:table-cell>
              <table:table-cell office:value-type="float" office:value="2402245.86255705">
                <text:p>2402245.862557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5029277801514">
                <text:p>22.5029277801514</text:p>
              </table:table-cell>
              <table:table-cell office:value-type="float" office:value="2406298.60251748">
                <text:p>2406298.6025174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5301971435547">
                <text:p>22.5301971435547</text:p>
              </table:table-cell>
              <table:table-cell office:value-type="float" office:value="2406803.5263342">
                <text:p>2406803.52633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5574707984924">
                <text:p>22.5574707984924</text:p>
              </table:table-cell>
              <table:table-cell office:value-type="float" office:value="2406424.81360911">
                <text:p>2406424.813609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5847184658051">
                <text:p>22.5847184658051</text:p>
              </table:table-cell>
              <table:table-cell office:value-type="float" office:value="2408719.95561972">
                <text:p>2408719.9556197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6090290546417">
                <text:p>22.6090290546417</text:p>
              </table:table-cell>
              <table:table-cell office:value-type="float" office:value="2699728.93050625">
                <text:p>2699728.930506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6333825588226">
                <text:p>22.6333825588226</text:p>
              </table:table-cell>
              <table:table-cell office:value-type="float" office:value="2694971.51261919">
                <text:p>2694971.512619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6577842235565">
                <text:p>22.6577842235565</text:p>
              </table:table-cell>
              <table:table-cell office:value-type="float" office:value="2689652.55919021">
                <text:p>2689652.559190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6820917129517">
                <text:p>22.6820917129517</text:p>
              </table:table-cell>
              <table:table-cell office:value-type="float" office:value="2700073.17222642">
                <text:p>2700073.172226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7064135074615">
                <text:p>22.7064135074615</text:p>
              </table:table-cell>
              <table:table-cell office:value-type="float" office:value="2698485.09629165">
                <text:p>2698485.096291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7308020591736">
                <text:p>22.7308020591736</text:p>
              </table:table-cell>
              <table:table-cell office:value-type="float" office:value="2691098.70790768">
                <text:p>2691098.7079076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7551867961884">
                <text:p>22.7551867961884</text:p>
              </table:table-cell>
              <table:table-cell office:value-type="float" office:value="2691519.69776196">
                <text:p>2691519.6977619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.7794587612152">
                <text:p>22.7794587612152</text:p>
              </table:table-cell>
              <table:table-cell office:value-type="float" office:value="2704024.99045224">
                <text:p>2704024.9904522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.8037278652191">
                <text:p>22.8037278652191</text:p>
              </table:table-cell>
              <table:table-cell office:value-type="float" office:value="2704343.76108142">
                <text:p>2704343.761081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.8280074596405">
                <text:p>22.8280074596405</text:p>
              </table:table-cell>
              <table:table-cell office:value-type="float" office:value="2703175.30272202">
                <text:p>2703175.3027220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.8523104190826">
                <text:p>22.8523104190826</text:p>
              </table:table-cell>
              <table:table-cell office:value-type="float" office:value="2700576.45268507">
                <text:p>2700576.4526850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.8766105175018">
                <text:p>22.8766105175018</text:p>
              </table:table-cell>
              <table:table-cell office:value-type="float" office:value="2700894.41070623">
                <text:p>2700894.410706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.9009194374084">
                <text:p>22.9009194374084</text:p>
              </table:table-cell>
              <table:table-cell office:value-type="float" office:value="2699914.28052452">
                <text:p>2699914.280524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.9252562522888">
                <text:p>22.9252562522888</text:p>
              </table:table-cell>
              <table:table-cell office:value-type="float" office:value="2696819.62584741">
                <text:p>2696819.6258474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.9496183395386">
                <text:p>22.9496183395386</text:p>
              </table:table-cell>
              <table:table-cell office:value-type="float" office:value="2694022.04035936">
                <text:p>2694022.040359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.9739651679993">
                <text:p>22.9739651679993</text:p>
              </table:table-cell>
              <table:table-cell office:value-type="float" office:value="2695710.45386709">
                <text:p>2695710.453867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.998316526413">
                <text:p>22.998316526413</text:p>
              </table:table-cell>
              <table:table-cell office:value-type="float" office:value="2695208.98526489">
                <text:p>2695208.985264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0226514339447">
                <text:p>23.0226514339447</text:p>
              </table:table-cell>
              <table:table-cell office:value-type="float" office:value="2697031.00019595">
                <text:p>2697031.000195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0469424724579">
                <text:p>23.0469424724579</text:p>
              </table:table-cell>
              <table:table-cell office:value-type="float" office:value="2701901.77189745">
                <text:p>2701901.7718974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0712463855743">
                <text:p>23.0712463855743</text:p>
              </table:table-cell>
              <table:table-cell office:value-type="float" office:value="2700470.48331339">
                <text:p>2700470.4833133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0954678058624">
                <text:p>23.0954678058624</text:p>
              </table:table-cell>
              <table:table-cell office:value-type="float" office:value="2709667.69162926">
                <text:p>2709667.6916292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1197855472565">
                <text:p>23.1197855472565</text:p>
              </table:table-cell>
              <table:table-cell office:value-type="float" office:value="2698934.86144555">
                <text:p>2698934.861445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1440868377686">
                <text:p>23.1440868377686</text:p>
              </table:table-cell>
              <table:table-cell office:value-type="float" office:value="2700761.91909896">
                <text:p>2700761.919098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1684143543243">
                <text:p>23.1684143543243</text:p>
              </table:table-cell>
              <table:table-cell office:value-type="float" office:value="2697850.38885894">
                <text:p>2697850.3888589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1927711963654">
                <text:p>23.1927711963654</text:p>
              </table:table-cell>
              <table:table-cell office:value-type="float" office:value="2694602.19389193">
                <text:p>2694602.1938919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2170917987823">
                <text:p>23.2170917987823</text:p>
              </table:table-cell>
              <table:table-cell office:value-type="float" office:value="2698617.36459885">
                <text:p>2698617.3645988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2414107322693">
                <text:p>23.2414107322693</text:p>
              </table:table-cell>
              <table:table-cell office:value-type="float" office:value="2698802.5620141">
                <text:p>2698802.562014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2657866477966">
                <text:p>23.2657866477966</text:p>
              </table:table-cell>
              <table:table-cell office:value-type="float" office:value="2692493.74147105">
                <text:p>2692493.741471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2901031970978">
                <text:p>23.2901031970978</text:p>
              </table:table-cell>
              <table:table-cell office:value-type="float" office:value="2699067.17384867">
                <text:p>2699067.173848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314444065094">
                <text:p>23.314444065094</text:p>
              </table:table-cell>
              <table:table-cell office:value-type="float" office:value="2696370.56534728">
                <text:p>2696370.565347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3387875556946">
                <text:p>23.3387875556946</text:p>
              </table:table-cell>
              <table:table-cell office:value-type="float" office:value="2696080.07647105">
                <text:p>2696080.0764710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3630650043488">
                <text:p>23.3630650043488</text:p>
              </table:table-cell>
              <table:table-cell office:value-type="float" office:value="2703414.22341815">
                <text:p>2703414.223418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3874373435974">
                <text:p>23.3874373435974</text:p>
              </table:table-cell>
              <table:table-cell office:value-type="float" office:value="2692888.82492541">
                <text:p>2692888.824925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411792755127">
                <text:p>23.411792755127</text:p>
              </table:table-cell>
              <table:table-cell office:value-type="float" office:value="2694760.46095111">
                <text:p>2694760.460951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4361040592194">
                <text:p>23.4361040592194</text:p>
              </table:table-cell>
              <table:table-cell office:value-type="float" office:value="2699649.50257431">
                <text:p>2699649.502574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4603805541992">
                <text:p>23.4603805541992</text:p>
              </table:table-cell>
              <table:table-cell office:value-type="float" office:value="2703520.42395137">
                <text:p>2703520.4239513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4846711158752">
                <text:p>23.4846711158752</text:p>
              </table:table-cell>
              <table:table-cell office:value-type="float" office:value="2701954.81172337">
                <text:p>2701954.811723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3.5090260505676">
                <text:p>23.5090260505676</text:p>
              </table:table-cell>
              <table:table-cell office:value-type="float" office:value="2694813.22076905">
                <text:p>2694813.220769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.5333743095398">
                <text:p>23.5333743095398</text:p>
              </table:table-cell>
              <table:table-cell office:value-type="float" office:value="2695552.07520269">
                <text:p>2695552.075202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.5577375888824">
                <text:p>23.5577375888824</text:p>
              </table:table-cell>
              <table:table-cell office:value-type="float" office:value="2693890.22212219">
                <text:p>2693890.222122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.5821239948273">
                <text:p>23.5821239948273</text:p>
              </table:table-cell>
              <table:table-cell office:value-type="float" office:value="2691335.49849439">
                <text:p>2691335.498494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.6043903827667">
                <text:p>23.6043903827667</text:p>
              </table:table-cell>
              <table:table-cell office:value-type="float" office:value="2947581.80709268">
                <text:p>2947581.807092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3.6266634464264">
                <text:p>23.6266634464264</text:p>
              </table:table-cell>
              <table:table-cell office:value-type="float" office:value="2946698.35290088">
                <text:p>2946698.3529008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3.6490051746368">
                <text:p>23.6490051746368</text:p>
              </table:table-cell>
              <table:table-cell office:value-type="float" office:value="2937642.03833184">
                <text:p>2937642.0383318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.6713473796844">
                <text:p>23.6713473796844</text:p>
              </table:table-cell>
              <table:table-cell office:value-type="float" office:value="2937579.34188454">
                <text:p>2937579.341884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3.6936738491058">
                <text:p>23.6936738491058</text:p>
              </table:table-cell>
              <table:table-cell office:value-type="float" office:value="2939649.73866986">
                <text:p>2939649.7386698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.7160050868988">
                <text:p>23.7160050868988</text:p>
              </table:table-cell>
              <table:table-cell office:value-type="float" office:value="2939022.03758114">
                <text:p>2939022.0375811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3.7383279800415">
                <text:p>23.7383279800415</text:p>
              </table:table-cell>
              <table:table-cell office:value-type="float" office:value="2940120.69046983">
                <text:p>2940120.690469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.7608058452606">
                <text:p>23.7608058452606</text:p>
              </table:table-cell>
              <table:table-cell office:value-type="float" office:value="2919850.2331166">
                <text:p>2919850.233116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.7831885814667">
                <text:p>23.7831885814667</text:p>
              </table:table-cell>
              <table:table-cell office:value-type="float" office:value="2932259.90762676">
                <text:p>2932259.9076267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.8055429458618">
                <text:p>23.8055429458618</text:p>
              </table:table-cell>
              <table:table-cell office:value-type="float" office:value="2935981.48620429">
                <text:p>2935981.4862042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.8278725147247">
                <text:p>23.8278725147247</text:p>
              </table:table-cell>
              <table:table-cell office:value-type="float" office:value="2939241.70246751">
                <text:p>2939241.7024675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.8501927852631">
                <text:p>23.8501927852631</text:p>
              </table:table-cell>
              <table:table-cell office:value-type="float" office:value="2940466.15103933">
                <text:p>2940466.151039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.8725283145905">
                <text:p>23.8725283145905</text:p>
              </table:table-cell>
              <table:table-cell office:value-type="float" office:value="2938457.33575287">
                <text:p>2938457.335752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.8948736190796">
                <text:p>23.8948736190796</text:p>
              </table:table-cell>
              <table:table-cell office:value-type="float" office:value="2937171.88020016">
                <text:p>2937171.880200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.9171688556671">
                <text:p>23.9171688556671</text:p>
              </table:table-cell>
              <table:table-cell office:value-type="float" office:value="2943767.81974699">
                <text:p>2943767.8197469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.9395229816437">
                <text:p>23.9395229816437</text:p>
              </table:table-cell>
              <table:table-cell office:value-type="float" office:value="2936012.8">
                <text:p>2936012.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.961820602417">
                <text:p>23.961820602417</text:p>
              </table:table-cell>
              <table:table-cell office:value-type="float" office:value="2943453.05569753">
                <text:p>2943453.055697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.9841547012329">
                <text:p>23.9841547012329</text:p>
              </table:table-cell>
              <table:table-cell office:value-type="float" office:value="2938645.54558265">
                <text:p>2938645.545582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00648021698">
                <text:p>24.00648021698</text:p>
              </table:table-cell>
              <table:table-cell office:value-type="float" office:value="2939775.31106365">
                <text:p>2939775.311063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0288107395172">
                <text:p>24.0288107395172</text:p>
              </table:table-cell>
              <table:table-cell office:value-type="float" office:value="2939116.17565475">
                <text:p>2939116.175654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0511708259582">
                <text:p>24.0511708259582</text:p>
              </table:table-cell>
              <table:table-cell office:value-type="float" office:value="2935230.15544064">
                <text:p>2935230.1554406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0734930038452">
                <text:p>24.0734930038452</text:p>
              </table:table-cell>
              <table:table-cell office:value-type="float" office:value="2940214.89893833">
                <text:p>2940214.898938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0958087444305">
                <text:p>24.0958087444305</text:p>
              </table:table-cell>
              <table:table-cell office:value-type="float" office:value="2941063.04691289">
                <text:p>2941063.0469128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1181378364563">
                <text:p>24.1181378364563</text:p>
              </table:table-cell>
              <table:table-cell office:value-type="float" office:value="2939304.46989483">
                <text:p>2939304.469894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1404881477356">
                <text:p>24.1404881477356</text:p>
              </table:table-cell>
              <table:table-cell office:value-type="float" office:value="2936513.91158901">
                <text:p>2936513.911589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1628398895264">
                <text:p>24.1628398895264</text:p>
              </table:table-cell>
              <table:table-cell office:value-type="float" office:value="2936325.97469867">
                <text:p>2936325.974698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4.1851608753204">
                <text:p>24.1851608753204</text:p>
              </table:table-cell>
              <table:table-cell office:value-type="float" office:value="2940371.92646949">
                <text:p>2940371.926469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4.2074739933014">
                <text:p>24.2074739933014</text:p>
              </table:table-cell>
              <table:table-cell office:value-type="float" office:value="2941408.72898235">
                <text:p>2941408.728982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4.2297925949097">
                <text:p>24.2297925949097</text:p>
              </table:table-cell>
              <table:table-cell office:value-type="float" office:value="2940686.03185523">
                <text:p>2940686.031855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.2520763874054">
                <text:p>24.2520763874054</text:p>
              </table:table-cell>
              <table:table-cell office:value-type="float" office:value="2945279.62475793">
                <text:p>2945279.624757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.2743420600891">
                <text:p>24.2743420600891</text:p>
              </table:table-cell>
              <table:table-cell office:value-type="float" office:value="2947676.49431946">
                <text:p>2947676.494319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.2966239452362">
                <text:p>24.2966239452362</text:p>
              </table:table-cell>
              <table:table-cell office:value-type="float" office:value="2945531.74324021">
                <text:p>2945531.7432402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.3188669681549">
                <text:p>24.3188669681549</text:p>
              </table:table-cell>
              <table:table-cell office:value-type="float" office:value="2950678.07284498">
                <text:p>2950678.072844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.3411507606506">
                <text:p>24.3411507606506</text:p>
              </table:table-cell>
              <table:table-cell office:value-type="float" office:value="2945279.62475793">
                <text:p>2945279.624757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.363400220871">
                <text:p>24.363400220871</text:p>
              </table:table-cell>
              <table:table-cell office:value-type="float" office:value="2949824.37102046">
                <text:p>2949824.371020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.3856859207153">
                <text:p>24.3856859207153</text:p>
              </table:table-cell>
              <table:table-cell office:value-type="float" office:value="2945027.54943139">
                <text:p>2945027.549431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.4079701900482">
                <text:p>24.4079701900482</text:p>
              </table:table-cell>
              <table:table-cell office:value-type="float" office:value="2945216.60188088">
                <text:p>2945216.601880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.4302532672882">
                <text:p>24.4302532672882</text:p>
              </table:table-cell>
              <table:table-cell office:value-type="float" office:value="2945374.16413088">
                <text:p>2945374.164130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.4525446891785">
                <text:p>24.4525446891785</text:p>
              </table:table-cell>
              <table:table-cell office:value-type="float" office:value="2944271.58227537">
                <text:p>2944271.5822753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.4749095439911">
                <text:p>24.4749095439911</text:p>
              </table:table-cell>
              <table:table-cell office:value-type="float" office:value="2934604.34015244">
                <text:p>2934604.3401524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.4972643852234">
                <text:p>24.4972643852234</text:p>
              </table:table-cell>
              <table:table-cell office:value-type="float" office:value="2935918.86061666">
                <text:p>2935918.8606166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.5195984840393">
                <text:p>24.5195984840393</text:p>
              </table:table-cell>
              <table:table-cell office:value-type="float" office:value="2938645.54558265">
                <text:p>2938645.5455826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.5419495105743">
                <text:p>24.5419495105743</text:p>
              </table:table-cell>
              <table:table-cell office:value-type="float" office:value="2936419.94013675">
                <text:p>2936419.9401367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.5642001628876">
                <text:p>24.5642001628876</text:p>
              </table:table-cell>
              <table:table-cell office:value-type="float" office:value="2949666.33229754">
                <text:p>2949666.3322975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.5865523815155">
                <text:p>24.5865523815155</text:p>
              </table:table-cell>
              <table:table-cell office:value-type="float" office:value="2936263.3344142">
                <text:p>2936263.334414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4.6088755130768">
                <text:p>24.6088755130768</text:p>
              </table:table-cell>
              <table:table-cell office:value-type="float" office:value="2940089.28898857">
                <text:p>2940089.288988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.6312282085419">
                <text:p>24.6312282085419</text:p>
              </table:table-cell>
              <table:table-cell office:value-type="float" office:value="2936200.69680227">
                <text:p>2936200.6968022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.6535894870758">
                <text:p>24.6535894870758</text:p>
              </table:table-cell>
              <table:table-cell office:value-type="float" office:value="2935073.67659665">
                <text:p>2935073.6765966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.6759448051453">
                <text:p>24.6759448051453</text:p>
              </table:table-cell>
              <table:table-cell office:value-type="float" office:value="2935856.23770063">
                <text:p>2935856.2377006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.6982746124268">
                <text:p>24.6982746124268</text:p>
              </table:table-cell>
              <table:table-cell office:value-type="float" office:value="2939210.31975912">
                <text:p>2939210.319759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.7206275463104">
                <text:p>24.7206275463104</text:p>
              </table:table-cell>
              <table:table-cell office:value-type="float" office:value="2936169.37899845">
                <text:p>2936169.3789984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.7429776191711">
                <text:p>24.7429776191711</text:p>
              </table:table-cell>
              <table:table-cell office:value-type="float" office:value="2936545.23674301">
                <text:p>2936545.236743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.765293598175">
                <text:p>24.765293598175</text:p>
              </table:table-cell>
              <table:table-cell office:value-type="float" office:value="2941031.62529915">
                <text:p>2941031.6252991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4.787627696991">
                <text:p>24.787627696991</text:p>
              </table:table-cell>
              <table:table-cell office:value-type="float" office:value="2938645.54558265">
                <text:p>2938645.545582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4.810094833374">
                <text:p>24.810094833374</text:p>
              </table:table-cell>
              <table:table-cell office:value-type="float" office:value="2921244.56276928">
                <text:p>2921244.5627692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.8324360847473">
                <text:p>24.8324360847473</text:p>
              </table:table-cell>
              <table:table-cell office:value-type="float" office:value="2937704.73745545">
                <text:p>2937704.7374554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.8547728061676">
                <text:p>24.8547728061676</text:p>
              </table:table-cell>
              <table:table-cell office:value-type="float" office:value="2938300.51264316">
                <text:p>2938300.512643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.8770673274994">
                <text:p>24.8770673274994</text:p>
              </table:table-cell>
              <table:table-cell office:value-type="float" office:value="2943862.26208962">
                <text:p>2943862.262089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.8994140625">
                <text:p>24.8994140625</text:p>
              </table:table-cell>
              <table:table-cell office:value-type="float" office:value="2936983.8590831">
                <text:p>2936983.859083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.9217398166657">
                <text:p>24.9217398166657</text:p>
              </table:table-cell>
              <table:table-cell office:value-type="float" office:value="2939743.91695945">
                <text:p>2939743.916959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4.9440615177155">
                <text:p>24.9440615177155</text:p>
              </table:table-cell>
              <table:table-cell office:value-type="float" office:value="2940277.70793814">
                <text:p>2940277.7079381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4.9663817882538">
                <text:p>24.9663817882538</text:p>
              </table:table-cell>
              <table:table-cell office:value-type="float" office:value="2940466.15103933">
                <text:p>2940466.151039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4.9887011051178">
                <text:p>24.9887011051178</text:p>
              </table:table-cell>
              <table:table-cell office:value-type="float" office:value="2940591.79319333">
                <text:p>2940591.79319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.0110800266266">
                <text:p>25.0110800266266</text:p>
              </table:table-cell>
              <table:table-cell office:value-type="float" office:value="2932759.73885622">
                <text:p>2932759.738856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5.0334391593933">
                <text:p>25.0334391593933</text:p>
              </table:table-cell>
              <table:table-cell office:value-type="float" office:value="2935355.35052942">
                <text:p>2935355.3505294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.0557882785797">
                <text:p>25.0557882785797</text:p>
              </table:table-cell>
              <table:table-cell office:value-type="float" office:value="2936670.5440425">
                <text:p>2936670.54404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5.0781781673431">
                <text:p>25.0781781673431</text:p>
              </table:table-cell>
              <table:table-cell office:value-type="float" office:value="2931323.18313279">
                <text:p>2931323.1831327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5.1005296707153">
                <text:p>25.1005296707153</text:p>
              </table:table-cell>
              <table:table-cell office:value-type="float" office:value="2936357.29584316">
                <text:p>2936357.295843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.1228692531586">
                <text:p>25.1228692531586</text:p>
              </table:table-cell>
              <table:table-cell office:value-type="float" office:value="2937924.20546644">
                <text:p>2937924.205466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5.1451072692871">
                <text:p>25.1451072692871</text:p>
              </table:table-cell>
              <table:table-cell office:value-type="float" office:value="2951342.40485457">
                <text:p>2951342.404854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5.1674218177795">
                <text:p>25.1674218177795</text:p>
              </table:table-cell>
              <table:table-cell office:value-type="float" office:value="2941220.16505332">
                <text:p>2941220.165053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.1897366046906">
                <text:p>25.1897366046906</text:p>
              </table:table-cell>
              <table:table-cell office:value-type="float" office:value="2941188.74008227">
                <text:p>2941188.7400822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.212039232254">
                <text:p>25.212039232254</text:p>
              </table:table-cell>
              <table:table-cell office:value-type="float" office:value="2942792.27024716">
                <text:p>2942792.270247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.234344959259">
                <text:p>25.234344959259</text:p>
              </table:table-cell>
              <table:table-cell office:value-type="float" office:value="2942383.36124502">
                <text:p>2942383.3612450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.2566885948181">
                <text:p>25.2566885948181</text:p>
              </table:table-cell>
              <table:table-cell office:value-type="float" office:value="2937391.26859875">
                <text:p>2937391.268598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.2790455818176">
                <text:p>25.2790455818176</text:p>
              </table:table-cell>
              <table:table-cell office:value-type="float" office:value="2935637.0785309">
                <text:p>2935637.078530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.3014376163483">
                <text:p>25.3014376163483</text:p>
              </table:table-cell>
              <table:table-cell office:value-type="float" office:value="2931042.28247745">
                <text:p>2931042.282477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.3237986564636">
                <text:p>25.3237986564636</text:p>
              </table:table-cell>
              <table:table-cell office:value-type="float" office:value="2935104.97103072">
                <text:p>2935104.9710307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.3460993766785">
                <text:p>25.3460993766785</text:p>
              </table:table-cell>
              <table:table-cell office:value-type="float" office:value="2943043.96305166">
                <text:p>2943043.963051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.3684179782867">
                <text:p>25.3684179782867</text:p>
              </table:table-cell>
              <table:table-cell office:value-type="float" office:value="2940686.03185523">
                <text:p>2940686.0318552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.3907299041748">
                <text:p>25.3907299041748</text:p>
              </table:table-cell>
              <table:table-cell office:value-type="float" office:value="2941565.88406014">
                <text:p>2941565.884060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.4130387306213">
                <text:p>25.4130387306213</text:p>
              </table:table-cell>
              <table:table-cell office:value-type="float" office:value="2941974.56586513">
                <text:p>2941974.565865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.4353785514832">
                <text:p>25.4353785514832</text:p>
              </table:table-cell>
              <table:table-cell office:value-type="float" office:value="2937892.85088581">
                <text:p>2937892.8508858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.4576978683472">
                <text:p>25.4576978683472</text:p>
              </table:table-cell>
              <table:table-cell office:value-type="float" office:value="2940591.79319333">
                <text:p>2940591.7931933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.4800500869751">
                <text:p>25.4800500869751</text:p>
              </table:table-cell>
              <table:table-cell office:value-type="float" office:value="2936263.3344142">
                <text:p>2936263.334414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.5023865699768">
                <text:p>25.5023865699768</text:p>
              </table:table-cell>
              <table:table-cell office:value-type="float" office:value="2938331.87592597">
                <text:p>2938331.8759259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.5247304439545">
                <text:p>25.5247304439545</text:p>
              </table:table-cell>
              <table:table-cell office:value-type="float" office:value="2937359.9253924">
                <text:p>2937359.92539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.547091960907">
                <text:p>25.547091960907</text:p>
              </table:table-cell>
              <table:table-cell office:value-type="float" office:value="2935042.38282991">
                <text:p>2935042.382829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.5694262981415">
                <text:p>25.5694262981415</text:p>
              </table:table-cell>
              <table:table-cell office:value-type="float" office:value="2938614.1756034">
                <text:p>2938614.175603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.5917658805847">
                <text:p>25.5917658805847</text:p>
              </table:table-cell>
              <table:table-cell office:value-type="float" office:value="2937924.20546644">
                <text:p>2937924.205466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.6121180057526">
                <text:p>25.6121180057526</text:p>
              </table:table-cell>
              <table:table-cell office:value-type="float" office:value="3224822.9341518">
                <text:p>3224822.93415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5.6324315071106">
                <text:p>25.6324315071106</text:p>
              </table:table-cell>
              <table:table-cell office:value-type="float" office:value="3230954.56776329">
                <text:p>3230954.567763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5.6527574062347">
                <text:p>25.6527574062347</text:p>
              </table:table-cell>
              <table:table-cell office:value-type="float" office:value="3228983.84957714">
                <text:p>3228983.849577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5.6730754375458">
                <text:p>25.6730754375458</text:p>
              </table:table-cell>
              <table:table-cell office:value-type="float" office:value="3230234.21882187">
                <text:p>3230234.2188218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5.6933934688568">
                <text:p>25.6933934688568</text:p>
              </table:table-cell>
              <table:table-cell office:value-type="float" office:value="3230234.21882187">
                <text:p>3230234.2188218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5.7137529850006">
                <text:p>25.7137529850006</text:p>
              </table:table-cell>
              <table:table-cell office:value-type="float" office:value="3223652.24872942">
                <text:p>3223652.248729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5.7340235710144">
                <text:p>25.7340235710144</text:p>
              </table:table-cell>
              <table:table-cell office:value-type="float" office:value="3237794.89923666">
                <text:p>3237794.8992366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5.7543604373932">
                <text:p>25.7543604373932</text:p>
              </table:table-cell>
              <table:table-cell office:value-type="float" office:value="3227242.52485961">
                <text:p>3227242.5248596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5.7747774124145">
                <text:p>25.7747774124145</text:p>
              </table:table-cell>
              <table:table-cell office:value-type="float" office:value="3214580.02134641">
                <text:p>3214580.0213464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5.7951653003693">
                <text:p>25.7951653003693</text:p>
              </table:table-cell>
              <table:table-cell office:value-type="float" office:value="3219166.21014349">
                <text:p>3219166.2101434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5.8155279159546">
                <text:p>25.8155279159546</text:p>
              </table:table-cell>
              <table:table-cell office:value-type="float" office:value="3223161.56905172">
                <text:p>3223161.569051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5.8357980251312">
                <text:p>25.8357980251312</text:p>
              </table:table-cell>
              <table:table-cell office:value-type="float" office:value="3237871.06562063">
                <text:p>3237871.065620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5.8561325073242">
                <text:p>25.8561325073242</text:p>
              </table:table-cell>
              <table:table-cell office:value-type="float" office:value="3227620.91392794">
                <text:p>3227620.9139279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5.876485824585">
                <text:p>25.876485824585</text:p>
              </table:table-cell>
              <table:table-cell office:value-type="float" office:value="3224634.05641458">
                <text:p>3224634.0564145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.8967800140381">
                <text:p>25.8967800140381</text:p>
              </table:table-cell>
              <table:table-cell office:value-type="float" office:value="3234029.13684211">
                <text:p>3234029.1368421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.9170694351196">
                <text:p>25.9170694351196</text:p>
              </table:table-cell>
              <table:table-cell office:value-type="float" office:value="3234789.1906933">
                <text:p>3234789.19069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.9374194145203">
                <text:p>25.9374194145203</text:p>
              </table:table-cell>
              <table:table-cell office:value-type="float" office:value="3225162.96984324">
                <text:p>3225162.969843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.9576926231384">
                <text:p>25.9576926231384</text:p>
              </table:table-cell>
              <table:table-cell office:value-type="float" office:value="3237376.0481701">
                <text:p>3237376.048170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5.9780037403107">
                <text:p>25.9780037403107</text:p>
              </table:table-cell>
              <table:table-cell office:value-type="float" office:value="3231333.82784566">
                <text:p>3231333.8278456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5.9983727931976">
                <text:p>25.9983727931976</text:p>
              </table:table-cell>
              <table:table-cell office:value-type="float" office:value="3222142.94224782">
                <text:p>3222142.942247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.0187518596649">
                <text:p>26.0187518596649</text:p>
              </table:table-cell>
              <table:table-cell office:value-type="float" office:value="3220559.690767">
                <text:p>3220559.6907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.0391864776611">
                <text:p>26.0391864776611</text:p>
              </table:table-cell>
              <table:table-cell office:value-type="float" office:value="3211804.59611009">
                <text:p>3211804.596110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.0595617294312">
                <text:p>26.0595617294312</text:p>
              </table:table-cell>
              <table:table-cell office:value-type="float" office:value="3221162.65069038">
                <text:p>3221162.650690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6.0799124240875">
                <text:p>26.0799124240875</text:p>
              </table:table-cell>
              <table:table-cell office:value-type="float" office:value="3225049.61664538">
                <text:p>3225049.616645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6.1002380847931">
                <text:p>26.1002380847931</text:p>
              </table:table-cell>
              <table:table-cell office:value-type="float" office:value="3229021.72533196">
                <text:p>3229021.7253319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.1205396652222">
                <text:p>26.1205396652222</text:p>
              </table:table-cell>
              <table:table-cell office:value-type="float" office:value="3232851.75896936">
                <text:p>3232851.7589693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.1407837867737">
                <text:p>26.1407837867737</text:p>
              </table:table-cell>
              <table:table-cell office:value-type="float" office:value="3242027.56009893">
                <text:p>3242027.5600989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.161022901535">
                <text:p>26.161022901535</text:p>
              </table:table-cell>
              <table:table-cell office:value-type="float" office:value="3242829.57895605">
                <text:p>3242829.5789560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.1812794208527">
                <text:p>26.1812794208527</text:p>
              </table:table-cell>
              <table:table-cell office:value-type="float" office:value="3240043.31498788">
                <text:p>3240043.314987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.2015242576599">
                <text:p>26.2015242576599</text:p>
              </table:table-cell>
              <table:table-cell office:value-type="float" office:value="3241913.01835997">
                <text:p>3241913.018359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6.2217681407928">
                <text:p>26.2217681407928</text:p>
              </table:table-cell>
              <table:table-cell office:value-type="float" office:value="3242065.74247724">
                <text:p>3242065.7424772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6.2419867515564">
                <text:p>26.2419867515564</text:p>
              </table:table-cell>
              <table:table-cell office:value-type="float" office:value="3246118.18129076">
                <text:p>3246118.181290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6.262232542038">
                <text:p>26.262232542038</text:p>
              </table:table-cell>
              <table:table-cell office:value-type="float" office:value="3241760.30863078">
                <text:p>3241760.308630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6.2825036048889">
                <text:p>26.2825036048889</text:p>
              </table:table-cell>
              <table:table-cell office:value-type="float" office:value="3237718.73643602">
                <text:p>3237718.7364360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6.3028028011322">
                <text:p>26.3028028011322</text:p>
              </table:table-cell>
              <table:table-cell office:value-type="float" office:value="3233231.46460577">
                <text:p>3233231.464605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6.3230497837067">
                <text:p>26.3230497837067</text:p>
              </table:table-cell>
              <table:table-cell office:value-type="float" office:value="3241569.44169944">
                <text:p>3241569.4416994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.3433346748352">
                <text:p>26.3433346748352</text:p>
              </table:table-cell>
              <table:table-cell office:value-type="float" office:value="3235511.5728306">
                <text:p>3235511.57283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6.3635580539703">
                <text:p>26.3635580539703</text:p>
              </table:table-cell>
              <table:table-cell office:value-type="float" office:value="3245352.79497306">
                <text:p>3245352.7949730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6.3839118480682">
                <text:p>26.3839118480682</text:p>
              </table:table-cell>
              <table:table-cell office:value-type="float" office:value="3224558.51151458">
                <text:p>3224558.5115145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6.4042279720306">
                <text:p>26.4042279720306</text:p>
              </table:table-cell>
              <table:table-cell office:value-type="float" office:value="3230537.48448575">
                <text:p>3230537.4844857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6.4245495796204">
                <text:p>26.4245495796204</text:p>
              </table:table-cell>
              <table:table-cell office:value-type="float" office:value="3229665.74914061">
                <text:p>3229665.7491406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6.444874048233">
                <text:p>26.444874048233</text:p>
              </table:table-cell>
              <table:table-cell office:value-type="float" office:value="3229211.11743522">
                <text:p>3229211.117435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6.4652075767517">
                <text:p>26.4652075767517</text:p>
              </table:table-cell>
              <table:table-cell office:value-type="float" office:value="3227772.29440113">
                <text:p>3227772.294401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6.4855432510376">
                <text:p>26.4855432510376</text:p>
              </table:table-cell>
              <table:table-cell office:value-type="float" office:value="3227431.70830305">
                <text:p>3227431.7083030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6.5058424472809">
                <text:p>26.5058424472809</text:p>
              </table:table-cell>
              <table:table-cell office:value-type="float" office:value="3233231.46460577">
                <text:p>3233231.4646057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6.5261969566345">
                <text:p>26.5261969566345</text:p>
              </table:table-cell>
              <table:table-cell office:value-type="float" office:value="3224445.20080119">
                <text:p>3224445.200801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6.5465657711029">
                <text:p>26.5465657711029</text:p>
              </table:table-cell>
              <table:table-cell office:value-type="float" office:value="3222180.65768497">
                <text:p>3222180.657684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6.5668497085571">
                <text:p>26.5668497085571</text:p>
              </table:table-cell>
              <table:table-cell office:value-type="float" office:value="3235663.69439449">
                <text:p>3235663.694394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6.5871295928955">
                <text:p>26.5871295928955</text:p>
              </table:table-cell>
              <table:table-cell office:value-type="float" office:value="3236310.37065601">
                <text:p>3236310.370656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6.6065108776093">
                <text:p>26.6065108776093</text:p>
              </table:table-cell>
              <table:table-cell office:value-type="float" office:value="3386359.62318092">
                <text:p>3386359.623180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6.6258437633514">
                <text:p>26.6258437633514</text:p>
              </table:table-cell>
              <table:table-cell office:value-type="float" office:value="3394837.21546961">
                <text:p>3394837.215469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6.6451652050018">
                <text:p>26.6451652050018</text:p>
              </table:table-cell>
              <table:table-cell office:value-type="float" office:value="3396847.97788746">
                <text:p>3396847.977887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6.6644599437714">
                <text:p>26.6644599437714</text:p>
              </table:table-cell>
              <table:table-cell office:value-type="float" office:value="3401549.0328193">
                <text:p>3401549.032819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6.6838028430939">
                <text:p>26.6838028430939</text:p>
              </table:table-cell>
              <table:table-cell office:value-type="float" office:value="3393079.75012942">
                <text:p>3393079.7501294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6.7030947208405">
                <text:p>26.7030947208405</text:p>
              </table:table-cell>
              <table:table-cell office:value-type="float" office:value="3402053.48914924">
                <text:p>3402053.4891492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6.7224295139313">
                <text:p>26.7224295139313</text:p>
              </table:table-cell>
              <table:table-cell office:value-type="float" office:value="3394502.31981849">
                <text:p>3394502.3198184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6.7417705059052">
                <text:p>26.7417705059052</text:p>
              </table:table-cell>
              <table:table-cell office:value-type="float" office:value="3393414.36512906">
                <text:p>3393414.3651290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6.7611134052277">
                <text:p>26.7611134052277</text:p>
              </table:table-cell>
              <table:table-cell office:value-type="float" office:value="3393079.75012942">
                <text:p>3393079.750129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6.780473947525">
                <text:p>26.780473947525</text:p>
              </table:table-cell>
              <table:table-cell office:value-type="float" office:value="3389987.68691197">
                <text:p>3389987.6869119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6.7998247146606">
                <text:p>26.7998247146606</text:p>
              </table:table-cell>
              <table:table-cell office:value-type="float" office:value="3391700.16051649">
                <text:p>3391700.1605164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6.8191740512848">
                <text:p>26.8191740512848</text:p>
              </table:table-cell>
              <table:table-cell office:value-type="float" office:value="3391950.91154183">
                <text:p>3391950.9115418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6.8385307788849">
                <text:p>26.8385307788849</text:p>
              </table:table-cell>
              <table:table-cell office:value-type="float" office:value="3390655.76351185">
                <text:p>3390655.7635118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6.8578455448151">
                <text:p>26.8578455448151</text:p>
              </table:table-cell>
              <table:table-cell office:value-type="float" office:value="3398022.02300894">
                <text:p>3398022.0230089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6.8771774768829">
                <text:p>26.8771774768829</text:p>
              </table:table-cell>
              <table:table-cell office:value-type="float" office:value="3395004.68807656">
                <text:p>3395004.688076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6.8964776992798">
                <text:p>26.8964776992798</text:p>
              </table:table-cell>
              <table:table-cell office:value-type="float" office:value="3400582.57622512">
                <text:p>3400582.5762251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6.915768623352">
                <text:p>26.915768623352</text:p>
              </table:table-cell>
              <table:table-cell office:value-type="float" office:value="3402221.67451058">
                <text:p>3402221.674510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6.9351694583893">
                <text:p>26.9351694583893</text:p>
              </table:table-cell>
              <table:table-cell office:value-type="float" office:value="3382947.17078146">
                <text:p>3382947.170781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6.9545328617096">
                <text:p>26.9545328617096</text:p>
              </table:table-cell>
              <table:table-cell office:value-type="float" office:value="3389486.80220646">
                <text:p>3389486.802206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.9738955497742">
                <text:p>26.9738955497742</text:p>
              </table:table-cell>
              <table:table-cell office:value-type="float" office:value="3389612.00950587">
                <text:p>3389612.0095058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.9932408332825">
                <text:p>26.9932408332825</text:p>
              </table:table-cell>
              <table:table-cell office:value-type="float" office:value="3392661.5741681">
                <text:p>3392661.574168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7.0125858783722">
                <text:p>27.0125858783722</text:p>
              </table:table-cell>
              <table:table-cell office:value-type="float" office:value="3392703.3871258">
                <text:p>3392703.38712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7.0319559574127">
                <text:p>27.0319559574127</text:p>
              </table:table-cell>
              <table:table-cell office:value-type="float" office:value="3388318.64664467">
                <text:p>3388318.646644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7.0512888431549">
                <text:p>27.0512888431549</text:p>
              </table:table-cell>
              <table:table-cell office:value-type="float" office:value="3394837.21546961">
                <text:p>3394837.2154696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7.0706212520599">
                <text:p>27.0706212520599</text:p>
              </table:table-cell>
              <table:table-cell office:value-type="float" office:value="3394920.94970772">
                <text:p>3394920.949707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7.0899758338928">
                <text:p>27.0899758338928</text:p>
              </table:table-cell>
              <table:table-cell office:value-type="float" office:value="3391031.67232905">
                <text:p>3391031.672329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7.1093237400055">
                <text:p>27.1093237400055</text:p>
              </table:table-cell>
              <table:table-cell office:value-type="float" office:value="3392201.69964634">
                <text:p>3392201.699646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7.1285984516144">
                <text:p>27.1285984516144</text:p>
              </table:table-cell>
              <table:table-cell office:value-type="float" office:value="3405083.37202513">
                <text:p>3405083.372025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7.1479303836823">
                <text:p>27.1479303836823</text:p>
              </table:table-cell>
              <table:table-cell office:value-type="float" office:value="3395004.68807656">
                <text:p>3395004.688076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7.1672759056091">
                <text:p>27.1672759056091</text:p>
              </table:table-cell>
              <table:table-cell office:value-type="float" office:value="3392619.76224104">
                <text:p>3392619.7622410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7.1866419315338">
                <text:p>27.1866419315338</text:p>
              </table:table-cell>
              <table:table-cell office:value-type="float" office:value="3389027.78790304">
                <text:p>3389027.7879030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7.206006526947">
                <text:p>27.206006526947</text:p>
              </table:table-cell>
              <table:table-cell office:value-type="float" office:value="3389278.14392829">
                <text:p>3389278.143928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7.2253391742706">
                <text:p>27.2253391742706</text:p>
              </table:table-cell>
              <table:table-cell office:value-type="float" office:value="3394879.08207234">
                <text:p>3394879.0820723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7.24467420578">
                <text:p>27.24467420578</text:p>
              </table:table-cell>
              <table:table-cell office:value-type="float" office:value="3394460.46250786">
                <text:p>3394460.4625078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7.2640254497528">
                <text:p>27.2640254497528</text:p>
              </table:table-cell>
              <table:table-cell office:value-type="float" office:value="3391616.58507978">
                <text:p>3391616.585079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7.2833702564239">
                <text:p>27.2833702564239</text:p>
              </table:table-cell>
              <table:table-cell office:value-type="float" office:value="3392745.20111415">
                <text:p>3392745.201114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.3027009963989">
                <text:p>27.3027009963989</text:p>
              </table:table-cell>
              <table:table-cell office:value-type="float" office:value="3395214.05207267">
                <text:p>3395214.052072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.3220608234406">
                <text:p>27.3220608234406</text:p>
              </table:table-cell>
              <table:table-cell office:value-type="float" office:value="3390112.93122006">
                <text:p>3390112.9312200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7.3413999080658">
                <text:p>27.3413999080658</text:p>
              </table:table-cell>
              <table:table-cell office:value-type="float" office:value="3393749.0461326">
                <text:p>3393749.04613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.3607521057129">
                <text:p>27.3607521057129</text:p>
              </table:table-cell>
              <table:table-cell office:value-type="float" office:value="3391449.44656211">
                <text:p>3391449.446562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.3800926208496">
                <text:p>27.3800926208496</text:p>
              </table:table-cell>
              <table:table-cell office:value-type="float" office:value="3393498.02919132">
                <text:p>3393498.029191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7.3994071483612">
                <text:p>27.3994071483612</text:p>
              </table:table-cell>
              <table:table-cell office:value-type="float" office:value="3398063.96820185">
                <text:p>3398063.9682018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7.4187378883362">
                <text:p>27.4187378883362</text:p>
              </table:table-cell>
              <table:table-cell office:value-type="float" office:value="3395214.05207267">
                <text:p>3395214.052072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7.43812251091">
                <text:p>27.43812251091</text:p>
              </table:table-cell>
              <table:table-cell office:value-type="float" office:value="3385776.52208351">
                <text:p>3385776.5220835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.4574959278107">
                <text:p>27.4574959278107</text:p>
              </table:table-cell>
              <table:table-cell office:value-type="float" office:value="3387734.87075734">
                <text:p>3387734.870757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7.4768514633179">
                <text:p>27.4768514633179</text:p>
              </table:table-cell>
              <table:table-cell office:value-type="float" office:value="3390864.59145388">
                <text:p>3390864.5914538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.4961574077606">
                <text:p>27.4961574077606</text:p>
              </table:table-cell>
              <table:table-cell office:value-type="float" office:value="3399574.68512504">
                <text:p>3399574.6851250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.5154979228973">
                <text:p>27.5154979228973</text:p>
              </table:table-cell>
              <table:table-cell office:value-type="float" office:value="3393498.02919132">
                <text:p>3393498.0291913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.5348124504089">
                <text:p>27.5348124504089</text:p>
              </table:table-cell>
              <table:table-cell office:value-type="float" office:value="3398063.96820185">
                <text:p>3398063.9682018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.5541143417358">
                <text:p>27.5541143417358</text:p>
              </table:table-cell>
              <table:table-cell office:value-type="float" office:value="3400288.54625855">
                <text:p>3400288.546258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7.5734992027283">
                <text:p>27.5734992027283</text:p>
              </table:table-cell>
              <table:table-cell office:value-type="float" office:value="3385734.87968908">
                <text:p>3385734.879689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5947911739349">
                <text:p>30.5947911739349</text:p>
              </table:table-cell>
              <table:table-cell office:value-type="float" office:value="21723.1570551546">
                <text:p>21723.1570551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